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  <manifest:file-entry manifest:media-type="" manifest:full-path="Object 34/Pictures/2000000D000000DD000000DD07B12F7F.svm"/>
  <manifest:file-entry manifest:media-type="" manifest:full-path="Object 34/Pictures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meta.xml"/>
  <manifest:file-entry manifest:media-type="application/vnd.oasis.opendocument.chart" manifest:full-path="Object 34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95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4.20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789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4.128cm"/>
    </style:style>
    <style:style style:name="co8" style:family="table-column">
      <style:table-column-properties fo:break-before="auto" style:column-width="2.732cm"/>
    </style:style>
    <style:style style:name="co9" style:family="table-column">
      <style:table-column-properties fo:break-before="auto" style:column-width="3.143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2.925cm"/>
    </style:style>
    <style:style style:name="co12" style:family="table-column">
      <style:table-column-properties fo:break-before="auto" style:column-width="2.706cm"/>
    </style:style>
    <style:style style:name="co13" style:family="table-column">
      <style:table-column-properties fo:break-before="auto" style:column-width="2.787cm"/>
    </style:style>
    <style:style style:name="co14" style:family="table-column">
      <style:table-column-properties fo:break-before="auto" style:column-width="2.979cm"/>
    </style:style>
    <style:style style:name="co15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3.034cm"/>
    </style:style>
    <style:style style:name="co17" style:family="table-column">
      <style:table-column-properties fo:break-before="auto" style:column-width="2.842cm"/>
    </style:style>
    <style:style style:name="co18" style:family="table-column">
      <style:table-column-properties fo:break-before="auto" style:column-width="2.815cm"/>
    </style:style>
    <style:style style:name="co19" style:family="table-column">
      <style:table-column-properties fo:break-before="auto" style:column-width="3.115cm"/>
    </style:style>
    <style:style style:name="co20" style:family="table-column">
      <style:table-column-properties fo:break-before="auto" style:column-width="2.542cm"/>
    </style:style>
    <style:style style:name="co21" style:family="table-column">
      <style:table-column-properties fo:break-before="auto" style:column-width="4.318cm"/>
    </style:style>
    <style:style style:name="co22" style:family="table-column">
      <style:table-column-properties fo:break-before="auto" style:column-width="4.129cm"/>
    </style:style>
    <style:style style:name="co23" style:family="table-column">
      <style:table-column-properties fo:break-before="auto" style:column-width="3.341cm"/>
    </style:style>
    <style:style style:name="co24" style:family="table-column">
      <style:table-column-properties fo:break-before="auto" style:column-width="3.762cm"/>
    </style:style>
    <style:style style:name="co25" style:family="table-column">
      <style:table-column-properties fo:break-before="auto" style:column-width="1.173cm"/>
    </style:style>
    <style:style style:name="co26" style:family="table-column">
      <style:table-column-properties fo:break-before="auto" style:column-width="0.988cm"/>
    </style:style>
    <style:style style:name="co27" style:family="table-column">
      <style:table-column-properties fo:break-before="auto" style:column-width="1.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60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DejaVu LGC Sans" style:font-name-complex="DejaVu LGC Sans"/>
    </style:style>
    <style:style style:name="ce5" style:family="table-cell" style:parent-style-name="Defaul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6" style:family="table-cell" style:parent-style-name="Default" style:data-style-name="N109"/>
    <style:style style:name="gr1" style:family="graphic">
      <style:graphic-properties draw:ole-draw-aspect="1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10x10" table:style-name="ta1" table:print="false">
        <table:shapes>
          <draw:frame draw:z-index="0" draw:style-name="gr1" svg:width="18.81cm" svg:height="10.402cm" svg:x="15.894cm" svg:y="0.109cm">
            <draw:object draw:notify-on-update-of-ranges="10x10.A2:10x10.A55 10x10.B2:10x10.B5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5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16">
            <text:p>0.16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110271757825937">
            <text:p>1.10E-004</text:p>
          </table:table-cell>
          <table:table-cell table:formula="of:=( [.B2] - ([.$D$2]*[.A2] + [.$D$3]) )^2" office:value-type="float" office:value="0.0000426437004358403">
            <text:p>4.26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17">
            <text:p>0.1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0112257768604507">
            <text:p>1.12E-003</text:p>
          </table:table-cell>
          <table:table-cell table:formula="of:=( [.B3] - ([.$D$2]*[.A3] + [.$D$3]) )^2" office:value-type="float" office:value="0.000012039411936817">
            <text:p>1.20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17">
            <text:p>0.1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117136136085433">
            <text:p>1.17E-005</text:p>
          </table:table-cell>
          <table:table-cell table:formula="of:=( [.B4] - ([.$D$2]*[.A4] + [.$D$3]) )^2" office:value-type="float" office:value="0.000012039411936817">
            <text:p>1.20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22">
            <text:p>0.2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142096576717594">
            <text:p>1.42E-003</text:p>
          </table:table-cell>
          <table:table-cell table:formula="of:=( [.B5] - ([.$D$2]*[.A5] + [.$D$3]) )^2" office:value-type="float" office:value="0.00000277586701066105">
            <text:p>2.78E-006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22">
            <text:p>0.22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277586701066105">
            <text:p>2.78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22">
            <text:p>0.22</text:p>
          </table:table-cell>
          <table:table-cell office:value-type="string">
            <text:p>sum d_i^2</text:p>
          </table:table-cell>
          <table:table-cell table:formula="of:=SUM([.E2:.E55])" office:value-type="float" office:value="0.000958812062836831">
            <text:p>9.59E-004</text:p>
          </table:table-cell>
          <table:table-cell table:formula="of:=( [.B7] - ([.$D$2]*[.A7] + [.$D$3]) )^2" office:value-type="float" office:value="0.00000277586701066105">
            <text:p>2.78E-006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28">
            <text:p>0.2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102273814840867">
            <text:p>1.02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28">
            <text:p>0.28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102273814840867">
            <text:p>1.02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28">
            <text:p>0.28</text:p>
          </table:table-cell>
          <table:table-cell table:number-columns-repeated="2"/>
          <table:table-cell table:formula="of:=( [.B10] - ([.$D$2]*[.A10] + [.$D$3]) )^2" office:value-type="float" office:value="0.0000102273814840867">
            <text:p>1.02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33">
            <text:p>0.33</text:p>
          </table:table-cell>
          <table:table-cell table:number-columns-repeated="2"/>
          <table:table-cell table:formula="of:=( [.B11] - ([.$D$2]*[.A11] + [.$D$3]) )^2" office:value-type="float" office:value="0.0000037552671332629">
            <text:p>3.76E-006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33">
            <text:p>0.33</text:p>
          </table:table-cell>
          <table:table-cell table:number-columns-repeated="2"/>
          <table:table-cell table:formula="of:=( [.B12] - ([.$D$2]*[.A12] + [.$D$3]) )^2" office:value-type="float" office:value="0.0000037552671332629">
            <text:p>3.76E-006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33">
            <text:p>0.33</text:p>
          </table:table-cell>
          <table:table-cell table:number-columns-repeated="2"/>
          <table:table-cell table:formula="of:=( [.B13] - ([.$D$2]*[.A13] + [.$D$3]) )^2" office:value-type="float" office:value="0.0000037552671332629">
            <text:p>3.76E-006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39">
            <text:p>0.39</text:p>
          </table:table-cell>
          <table:table-cell table:number-columns-repeated="2"/>
          <table:table-cell table:formula="of:=( [.B14] - ([.$D$2]*[.A14] + [.$D$3]) )^2" office:value-type="float" office:value="0.00000856305566327288">
            <text:p>8.56E-006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38">
            <text:p>0.38</text:p>
          </table:table-cell>
          <table:table-cell table:number-columns-repeated="2"/>
          <table:table-cell table:formula="of:=( [.B15] - ([.$D$2]*[.A15] + [.$D$3]) )^2" office:value-type="float" office:value="0.0000500376571997926">
            <text:p>5.00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39">
            <text:p>0.39</text:p>
          </table:table-cell>
          <table:table-cell table:number-columns-repeated="2"/>
          <table:table-cell table:formula="of:=( [.B16] - ([.$D$2]*[.A16] + [.$D$3]) )^2" office:value-type="float" office:value="0.00000856305566327288">
            <text:p>8.56E-006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44">
            <text:p>0.44</text:p>
          </table:table-cell>
          <table:table-cell table:number-columns-repeated="2"/>
          <table:table-cell table:formula="of:=( [.B17] - ([.$D$2]*[.A17] + [.$D$3]) )^2" office:value-type="float" office:value="0.00000488237188778164">
            <text:p>4.88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44">
            <text:p>0.44</text:p>
          </table:table-cell>
          <table:table-cell table:number-columns-repeated="2"/>
          <table:table-cell table:formula="of:=( [.B18] - ([.$D$2]*[.A18] + [.$D$3]) )^2" office:value-type="float" office:value="0.00000488237188778164">
            <text:p>4.88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44">
            <text:p>0.44</text:p>
          </table:table-cell>
          <table:table-cell table:number-columns-repeated="2"/>
          <table:table-cell table:formula="of:=( [.B19] - ([.$D$2]*[.A19] + [.$D$3]) )^2" office:value-type="float" office:value="0.00000488237188778164">
            <text:p>4.88E-006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5">
            <text:p>0.5</text:p>
          </table:table-cell>
          <table:table-cell table:number-columns-repeated="2"/>
          <table:table-cell table:formula="of:=( [.B20] - ([.$D$2]*[.A20] + [.$D$3]) )^2" office:value-type="float" office:value="0.00000704643447437548">
            <text:p>7.05E-006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5">
            <text:p>0.5</text:p>
          </table:table-cell>
          <table:table-cell table:number-columns-repeated="2"/>
          <table:table-cell table:formula="of:=( [.B21] - ([.$D$2]*[.A21] + [.$D$3]) )^2" office:value-type="float" office:value="0.00000704643447437548">
            <text:p>7.05E-006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5">
            <text:p>0.5</text:p>
          </table:table-cell>
          <table:table-cell table:number-columns-repeated="2"/>
          <table:table-cell table:formula="of:=( [.B22] - ([.$D$2]*[.A22] + [.$D$3]) )^2" office:value-type="float" office:value="0.00000704643447437548">
            <text:p>7.05E-006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55">
            <text:p>0.55</text:p>
          </table:table-cell>
          <table:table-cell table:number-columns-repeated="2"/>
          <table:table-cell table:formula="of:=( [.B23] - ([.$D$2]*[.A23] + [.$D$3]) )^2" office:value-type="float" office:value="0.00000615718127421635">
            <text:p>6.16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55">
            <text:p>0.55</text:p>
          </table:table-cell>
          <table:table-cell table:number-columns-repeated="2"/>
          <table:table-cell table:formula="of:=( [.B24] - ([.$D$2]*[.A24] + [.$D$3]) )^2" office:value-type="float" office:value="0.00000615718127421635">
            <text:p>6.16E-006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55">
            <text:p>0.55</text:p>
          </table:table-cell>
          <table:table-cell table:number-columns-repeated="2"/>
          <table:table-cell table:formula="of:=( [.B25] - ([.$D$2]*[.A25] + [.$D$3]) )^2" office:value-type="float" office:value="0.00000615718127421635">
            <text:p>6.16E-006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0.61">
            <text:p>0.61</text:p>
          </table:table-cell>
          <table:table-cell table:number-columns-repeated="2"/>
          <table:table-cell table:formula="of:=( [.B26] - ([.$D$2]*[.A26] + [.$D$3]) )^2" office:value-type="float" office:value="0.00000567751791739455">
            <text:p>5.68E-006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0.62">
            <text:p>0.62</text:p>
          </table:table-cell>
          <table:table-cell table:number-columns-repeated="2"/>
          <table:table-cell table:formula="of:=( [.B27] - ([.$D$2]*[.A27] + [.$D$3]) )^2" office:value-type="float" office:value="0.000153332603343379">
            <text:p>1.53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0.61">
            <text:p>0.61</text:p>
          </table:table-cell>
          <table:table-cell table:number-columns-repeated="2"/>
          <table:table-cell table:formula="of:=( [.B28] - ([.$D$2]*[.A28] + [.$D$3]) )^2" office:value-type="float" office:value="0.00000567751791739455">
            <text:p>5.68E-006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66">
            <text:p>0.66</text:p>
          </table:table-cell>
          <table:table-cell table:number-columns-repeated="2"/>
          <table:table-cell table:formula="of:=( [.B29] - ([.$D$2]*[.A29] + [.$D$3]) )^2" office:value-type="float" office:value="0.00000757969529256746">
            <text:p>7.58E-006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66">
            <text:p>0.66</text:p>
          </table:table-cell>
          <table:table-cell table:number-columns-repeated="2"/>
          <table:table-cell table:formula="of:=( [.B30] - ([.$D$2]*[.A30] + [.$D$3]) )^2" office:value-type="float" office:value="0.00000757969529256746">
            <text:p>7.58E-006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66">
            <text:p>0.66</text:p>
          </table:table-cell>
          <table:table-cell table:number-columns-repeated="2"/>
          <table:table-cell table:formula="of:=( [.B31] - ([.$D$2]*[.A31] + [.$D$3]) )^2" office:value-type="float" office:value="0.00000757969529256746">
            <text:p>7.58E-006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0.72">
            <text:p>0.72</text:p>
          </table:table-cell>
          <table:table-cell table:number-columns-repeated="2"/>
          <table:table-cell table:formula="of:=( [.B32] - ([.$D$2]*[.A32] + [.$D$3]) )^2" office:value-type="float" office:value="0.00000445630599232983">
            <text:p>4.46E-006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0.72">
            <text:p>0.72</text:p>
          </table:table-cell>
          <table:table-cell table:number-columns-repeated="2"/>
          <table:table-cell table:formula="of:=( [.B33] - ([.$D$2]*[.A33] + [.$D$3]) )^2" office:value-type="float" office:value="0.00000445630599232983">
            <text:p>4.46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0.73">
            <text:p>0.73</text:p>
          </table:table-cell>
          <table:table-cell table:number-columns-repeated="2"/>
          <table:table-cell table:formula="of:=( [.B34] - ([.$D$2]*[.A34] + [.$D$3]) )^2" office:value-type="float" office:value="0.000146676234899565">
            <text:p>1.47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77">
            <text:p>0.77</text:p>
          </table:table-cell>
          <table:table-cell table:number-columns-repeated="2"/>
          <table:table-cell table:formula="of:=( [.B35] - ([.$D$2]*[.A35] + [.$D$3]) )^2" office:value-type="float" office:value="0.00000914991394283564">
            <text:p>9.15E-006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77">
            <text:p>0.77</text:p>
          </table:table-cell>
          <table:table-cell table:number-columns-repeated="2"/>
          <table:table-cell table:formula="of:=( [.B36] - ([.$D$2]*[.A36] + [.$D$3]) )^2" office:value-type="float" office:value="0.00000914991394283564">
            <text:p>9.15E-006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77">
            <text:p>0.77</text:p>
          </table:table-cell>
          <table:table-cell table:number-columns-repeated="2"/>
          <table:table-cell table:formula="of:=( [.B37] - ([.$D$2]*[.A37] + [.$D$3]) )^2" office:value-type="float" office:value="0.00000914991394283564">
            <text:p>9.15E-006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0.83">
            <text:p>0.83</text:p>
          </table:table-cell>
          <table:table-cell table:number-columns-repeated="2"/>
          <table:table-cell table:formula="of:=( [.B38] - ([.$D$2]*[.A38] + [.$D$3]) )^2" office:value-type="float" office:value="0.00000338279869918246">
            <text:p>3.38E-006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0.82">
            <text:p>0.82</text:p>
          </table:table-cell>
          <table:table-cell table:number-columns-repeated="2"/>
          <table:table-cell table:formula="of:=( [.B39] - ([.$D$2]*[.A39] + [.$D$3]) )^2" office:value-type="float" office:value="0.0000665980263106931">
            <text:p>6.66E-005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0.83">
            <text:p>0.83</text:p>
          </table:table-cell>
          <table:table-cell table:number-columns-repeated="2"/>
          <table:table-cell table:formula="of:=( [.B40] - ([.$D$2]*[.A40] + [.$D$3]) )^2" office:value-type="float" office:value="0.00000338279869918246">
            <text:p>3.38E-006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88">
            <text:p>0.88</text:p>
          </table:table-cell>
          <table:table-cell table:number-columns-repeated="2"/>
          <table:table-cell table:formula="of:=( [.B41] - ([.$D$2]*[.A41] + [.$D$3]) )^2" office:value-type="float" office:value="0.0000108678372250203">
            <text:p>1.09E-005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88">
            <text:p>0.88</text:p>
          </table:table-cell>
          <table:table-cell table:number-columns-repeated="2"/>
          <table:table-cell table:formula="of:=( [.B42] - ([.$D$2]*[.A42] + [.$D$3]) )^2" office:value-type="float" office:value="0.0000108678372250203">
            <text:p>1.09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88">
            <text:p>0.88</text:p>
          </table:table-cell>
          <table:table-cell table:number-columns-repeated="2"/>
          <table:table-cell table:formula="of:=( [.B43] - ([.$D$2]*[.A43] + [.$D$3]) )^2" office:value-type="float" office:value="0.0000108678372250203">
            <text:p>1.09E-005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0.94">
            <text:p>0.94</text:p>
          </table:table-cell>
          <table:table-cell table:number-columns-repeated="2"/>
          <table:table-cell table:formula="of:=( [.B44] - ([.$D$2]*[.A44] + [.$D$3]) )^2" office:value-type="float" office:value="0.00000245699603795066">
            <text:p>2.46E-006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0.94">
            <text:p>0.94</text:p>
          </table:table-cell>
          <table:table-cell table:number-columns-repeated="2"/>
          <table:table-cell table:formula="of:=( [.B45] - ([.$D$2]*[.A45] + [.$D$3]) )^2" office:value-type="float" office:value="0.00000245699603795066">
            <text:p>2.46E-006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0.94">
            <text:p>0.94</text:p>
          </table:table-cell>
          <table:table-cell table:number-columns-repeated="2"/>
          <table:table-cell table:formula="of:=( [.B46] - ([.$D$2]*[.A46] + [.$D$3]) )^2" office:value-type="float" office:value="0.00000245699603795066">
            <text:p>2.46E-006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99">
            <text:p>0.99</text:p>
          </table:table-cell>
          <table:table-cell table:number-columns-repeated="2"/>
          <table:table-cell table:formula="of:=( [.B47] - ([.$D$2]*[.A47] + [.$D$3]) )^2" office:value-type="float" office:value="0.0000127334651391208">
            <text:p>1.27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99">
            <text:p>0.99</text:p>
          </table:table-cell>
          <table:table-cell table:number-columns-repeated="2"/>
          <table:table-cell table:formula="of:=( [.B48] - ([.$D$2]*[.A48] + [.$D$3]) )^2" office:value-type="float" office:value="0.0000127334651391208">
            <text:p>1.27E-005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99">
            <text:p>0.99</text:p>
          </table:table-cell>
          <table:table-cell table:number-columns-repeated="2"/>
          <table:table-cell table:formula="of:=( [.B49] - ([.$D$2]*[.A49] + [.$D$3]) )^2" office:value-type="float" office:value="0.0000127334651391208">
            <text:p>1.27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.05">
            <text:p>1.05</text:p>
          </table:table-cell>
          <table:table-cell table:number-columns-repeated="2"/>
          <table:table-cell table:formula="of:=( [.B50] - ([.$D$2]*[.A50] + [.$D$3]) )^2" office:value-type="float" office:value="0.00000167889800863567">
            <text:p>1.68E-006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.06">
            <text:p>1.06</text:p>
          </table:table-cell>
          <table:table-cell table:number-columns-repeated="2"/>
          <table:table-cell table:formula="of:=( [.B51] - ([.$D$2]*[.A51] + [.$D$3]) )^2" office:value-type="float" office:value="0.000127593357359629">
            <text:p>1.28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.05">
            <text:p>1.05</text:p>
          </table:table-cell>
          <table:table-cell table:number-columns-repeated="2"/>
          <table:table-cell table:formula="of:=( [.B52] - ([.$D$2]*[.A52] + [.$D$3]) )^2" office:value-type="float" office:value="0.00000167889800863567">
            <text:p>1.68E-006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.1">
            <text:p>1.1</text:p>
          </table:table-cell>
          <table:table-cell table:number-columns-repeated="2"/>
          <table:table-cell table:formula="of:=( [.B53] - ([.$D$2]*[.A53] + [.$D$3]) )^2" office:value-type="float" office:value="0.0000147467976851376">
            <text:p>1.47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.1">
            <text:p>1.1</text:p>
          </table:table-cell>
          <table:table-cell table:number-columns-repeated="2"/>
          <table:table-cell table:formula="of:=( [.B54] - ([.$D$2]*[.A54] + [.$D$3]) )^2" office:value-type="float" office:value="0.0000147467976851376">
            <text:p>1.47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.11">
            <text:p>1.11</text:p>
          </table:table-cell>
          <table:table-cell table:number-columns-repeated="2"/>
          <table:table-cell table:formula="of:=( [.B55] - ([.$D$2]*[.A55] + [.$D$3]) )^2" office:value-type="float" office:value="0.0000379436787767559">
            <text:p>3.79E-005</text:p>
          </table:table-cell>
          <table:table-cell table:formula="of:=([.A55] - [.$D$6])^2" office:value-type="float" office:value="18062500">
            <text:p>18062500</text:p>
          </table:table-cell>
        </table:table-row>
        <table:table-row table:style-name="ro1" table:number-rows-repeated="6548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5x15" table:style-name="ta1" table:print="false">
        <table:shapes>
          <draw:frame draw:z-index="0" draw:style-name="gr1" svg:width="18.821cm" svg:height="10.398cm" svg:x="16.316cm" svg:y="0.343cm">
            <draw:object draw:notify-on-update-of-ranges="15x15.A2:15x15.A55 15x15.B2:15x15.B5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ce2"/>
        <table:table-column table:style-name="co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7">
            <text:p>0.37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24140350877193">
            <text:p>2.41E-004</text:p>
          </table:table-cell>
          <table:table-cell table:formula="of:=( [.B2] - ([.$D$2]*[.A2] + [.$D$3]) )^2" office:value-type="float" office:value="0.0000051130642286869">
            <text:p>5.11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7">
            <text:p>0.3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0563352826510788">
            <text:p>5.63E-003</text:p>
          </table:table-cell>
          <table:table-cell table:formula="of:=( [.B3] - ([.$D$2]*[.A3] + [.$D$3]) )^2" office:value-type="float" office:value="0.0000051130642286869">
            <text:p>5.11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7">
            <text:p>0.3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127919424296939">
            <text:p>1.28E-005</text:p>
          </table:table-cell>
          <table:table-cell table:formula="of:=( [.B4] - ([.$D$2]*[.A4] + [.$D$3]) )^2" office:value-type="float" office:value="0.0000051130642286869">
            <text:p>5.11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49">
            <text:p>0.4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155177666736617">
            <text:p>1.55E-003</text:p>
          </table:table-cell>
          <table:table-cell table:formula="of:=( [.B5] - ([.$D$2]*[.A5] + [.$D$3]) )^2" office:value-type="float" office:value="0.00000243189737392895">
            <text:p>2.43E-006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49">
            <text:p>0.49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243189737392895">
            <text:p>2.43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49">
            <text:p>0.49</text:p>
          </table:table-cell>
          <table:table-cell office:value-type="string">
            <text:p>sum d_i^2</text:p>
          </table:table-cell>
          <table:table-cell table:formula="of:=SUM([.E2:.E55])" office:value-type="float" office:value="0.00114346978557504">
            <text:p>1.14E-003</text:p>
          </table:table-cell>
          <table:table-cell table:formula="of:=( [.B7] - ([.$D$2]*[.A7] + [.$D$3]) )^2" office:value-type="float" office:value="0.00000243189737392895">
            <text:p>2.43E-006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61">
            <text:p>0.61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00735648955613117">
            <text:p>7.36E-007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61">
            <text:p>0.61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0735648955613117">
            <text:p>7.36E-007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61">
            <text:p>0.61</text:p>
          </table:table-cell>
          <table:table-cell table:number-columns-repeated="2"/>
          <table:table-cell table:formula="of:=( [.B10] - ([.$D$2]*[.A10] + [.$D$3]) )^2" office:value-type="float" office:value="0.000000735648955613117">
            <text:p>7.36E-007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73">
            <text:p>0.73</text:p>
          </table:table-cell>
          <table:table-cell table:number-columns-repeated="2"/>
          <table:table-cell table:formula="of:=( [.B11] - ([.$D$2]*[.A11] + [.$D$3]) )^2" office:value-type="float" office:value="0.0000000243189737391475">
            <text:p>2.43E-008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73">
            <text:p>0.73</text:p>
          </table:table-cell>
          <table:table-cell table:number-columns-repeated="2"/>
          <table:table-cell table:formula="of:=( [.B12] - ([.$D$2]*[.A12] + [.$D$3]) )^2" office:value-type="float" office:value="0.0000000243189737391475">
            <text:p>2.43E-008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73">
            <text:p>0.73</text:p>
          </table:table-cell>
          <table:table-cell table:number-columns-repeated="2"/>
          <table:table-cell table:formula="of:=( [.B13] - ([.$D$2]*[.A13] + [.$D$3]) )^2" office:value-type="float" office:value="0.0000000243189737391475">
            <text:p>2.43E-008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85">
            <text:p>0.85</text:p>
          </table:table-cell>
          <table:table-cell table:number-columns-repeated="2"/>
          <table:table-cell table:formula="of:=( [.B14] - ([.$D$2]*[.A14] + [.$D$3]) )^2" office:value-type="float" office:value="0.000000297907428307163">
            <text:p>2.98E-007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85">
            <text:p>0.85</text:p>
          </table:table-cell>
          <table:table-cell table:number-columns-repeated="2"/>
          <table:table-cell table:formula="of:=( [.B15] - ([.$D$2]*[.A15] + [.$D$3]) )^2" office:value-type="float" office:value="0.000000297907428307163">
            <text:p>2.98E-007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85">
            <text:p>0.85</text:p>
          </table:table-cell>
          <table:table-cell table:number-columns-repeated="2"/>
          <table:table-cell table:formula="of:=( [.B16] - ([.$D$2]*[.A16] + [.$D$3]) )^2" office:value-type="float" office:value="0.000000297907428307163">
            <text:p>2.98E-007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97">
            <text:p>0.97</text:p>
          </table:table-cell>
          <table:table-cell table:number-columns-repeated="2"/>
          <table:table-cell table:formula="of:=( [.B17] - ([.$D$2]*[.A17] + [.$D$3]) )^2" office:value-type="float" office:value="0.00000155641431931708">
            <text:p>1.56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97">
            <text:p>0.97</text:p>
          </table:table-cell>
          <table:table-cell table:number-columns-repeated="2"/>
          <table:table-cell table:formula="of:=( [.B18] - ([.$D$2]*[.A18] + [.$D$3]) )^2" office:value-type="float" office:value="0.00000155641431931708">
            <text:p>1.56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97">
            <text:p>0.97</text:p>
          </table:table-cell>
          <table:table-cell table:number-columns-repeated="2"/>
          <table:table-cell table:formula="of:=( [.B19] - ([.$D$2]*[.A19] + [.$D$3]) )^2" office:value-type="float" office:value="0.00000155641431931708">
            <text:p>1.56E-006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09">
            <text:p>1.09</text:p>
          </table:table-cell>
          <table:table-cell table:number-columns-repeated="2"/>
          <table:table-cell table:formula="of:=( [.B20] - ([.$D$2]*[.A20] + [.$D$3]) )^2" office:value-type="float" office:value="0.00000379983964676885">
            <text:p>3.80E-006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09">
            <text:p>1.09</text:p>
          </table:table-cell>
          <table:table-cell table:number-columns-repeated="2"/>
          <table:table-cell table:formula="of:=( [.B21] - ([.$D$2]*[.A21] + [.$D$3]) )^2" office:value-type="float" office:value="0.00000379983964676885">
            <text:p>3.80E-006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09">
            <text:p>1.09</text:p>
          </table:table-cell>
          <table:table-cell table:number-columns-repeated="2"/>
          <table:table-cell table:formula="of:=( [.B22] - ([.$D$2]*[.A22] + [.$D$3]) )^2" office:value-type="float" office:value="0.00000379983964676885">
            <text:p>3.80E-006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.21">
            <text:p>1.21</text:p>
          </table:table-cell>
          <table:table-cell table:number-columns-repeated="2"/>
          <table:table-cell table:formula="of:=( [.B23] - ([.$D$2]*[.A23] + [.$D$3]) )^2" office:value-type="float" office:value="0.00000702818341066249">
            <text:p>7.03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.21">
            <text:p>1.21</text:p>
          </table:table-cell>
          <table:table-cell table:number-columns-repeated="2"/>
          <table:table-cell table:formula="of:=( [.B24] - ([.$D$2]*[.A24] + [.$D$3]) )^2" office:value-type="float" office:value="0.00000702818341066249">
            <text:p>7.03E-006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.21">
            <text:p>1.21</text:p>
          </table:table-cell>
          <table:table-cell table:number-columns-repeated="2"/>
          <table:table-cell table:formula="of:=( [.B25] - ([.$D$2]*[.A25] + [.$D$3]) )^2" office:value-type="float" office:value="0.00000702818341066249">
            <text:p>7.03E-006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.33">
            <text:p>1.33</text:p>
          </table:table-cell>
          <table:table-cell table:number-columns-repeated="2"/>
          <table:table-cell table:formula="of:=( [.B26] - ([.$D$2]*[.A26] + [.$D$3]) )^2" office:value-type="float" office:value="0.000011241445610998">
            <text:p>1.12E-005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.33">
            <text:p>1.33</text:p>
          </table:table-cell>
          <table:table-cell table:number-columns-repeated="2"/>
          <table:table-cell table:formula="of:=( [.B27] - ([.$D$2]*[.A27] + [.$D$3]) )^2" office:value-type="float" office:value="0.000011241445610998">
            <text:p>1.1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.33">
            <text:p>1.33</text:p>
          </table:table-cell>
          <table:table-cell table:number-columns-repeated="2"/>
          <table:table-cell table:formula="of:=( [.B28] - ([.$D$2]*[.A28] + [.$D$3]) )^2" office:value-type="float" office:value="0.000011241445610998">
            <text:p>1.12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.46">
            <text:p>1.46</text:p>
          </table:table-cell>
          <table:table-cell table:number-columns-repeated="2"/>
          <table:table-cell table:formula="of:=( [.B29] - ([.$D$2]*[.A29] + [.$D$3]) )^2" office:value-type="float" office:value="0.0000353480083140448">
            <text:p>3.53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.45">
            <text:p>1.45</text:p>
          </table:table-cell>
          <table:table-cell table:number-columns-repeated="2"/>
          <table:table-cell table:formula="of:=( [.B30] - ([.$D$2]*[.A30] + [.$D$3]) )^2" office:value-type="float" office:value="0.0000164396262477754">
            <text:p>1.64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.45">
            <text:p>1.45</text:p>
          </table:table-cell>
          <table:table-cell table:number-columns-repeated="2"/>
          <table:table-cell table:formula="of:=( [.B31] - ([.$D$2]*[.A31] + [.$D$3]) )^2" office:value-type="float" office:value="0.0000164396262477754">
            <text:p>1.64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.58">
            <text:p>1.58</text:p>
          </table:table-cell>
          <table:table-cell table:number-columns-repeated="2"/>
          <table:table-cell table:formula="of:=( [.B32] - ([.$D$2]*[.A32] + [.$D$3]) )^2" office:value-type="float" office:value="0.0000274960196679666">
            <text:p>2.75E-005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.59">
            <text:p>1.59</text:p>
          </table:table-cell>
          <table:table-cell table:number-columns-repeated="2"/>
          <table:table-cell table:formula="of:=( [.B33] - ([.$D$2]*[.A33] + [.$D$3]) )^2" office:value-type="float" office:value="0.000232369314014932">
            <text:p>2.32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.57">
            <text:p>1.57</text:p>
          </table:table-cell>
          <table:table-cell table:number-columns-repeated="2"/>
          <table:table-cell table:formula="of:=( [.B34] - ([.$D$2]*[.A34] + [.$D$3]) )^2" office:value-type="float" office:value="0.0000226227253209946">
            <text:p>2.26E-005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.69">
            <text:p>1.69</text:p>
          </table:table-cell>
          <table:table-cell table:number-columns-repeated="2"/>
          <table:table-cell table:formula="of:=( [.B35] - ([.$D$2]*[.A35] + [.$D$3]) )^2" office:value-type="float" office:value="0.0000297907428306581">
            <text:p>2.98E-005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.7">
            <text:p>1.7</text:p>
          </table:table-cell>
          <table:table-cell table:number-columns-repeated="2"/>
          <table:table-cell table:formula="of:=( [.B36] - ([.$D$2]*[.A36] + [.$D$3]) )^2" office:value-type="float" office:value="0.0000206289494583303">
            <text:p>2.06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.7">
            <text:p>1.7</text:p>
          </table:table-cell>
          <table:table-cell table:number-columns-repeated="2"/>
          <table:table-cell table:formula="of:=( [.B37] - ([.$D$2]*[.A37] + [.$D$3]) )^2" office:value-type="float" office:value="0.0000206289494583303">
            <text:p>2.06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.82">
            <text:p>1.82</text:p>
          </table:table-cell>
          <table:table-cell table:number-columns-repeated="2"/>
          <table:table-cell table:formula="of:=( [.B38] - ([.$D$2]*[.A38] + [.$D$3]) )^2" office:value-type="float" office:value="0.0000147467976851359">
            <text:p>1.47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.81">
            <text:p>1.81</text:p>
          </table:table-cell>
          <table:table-cell table:number-columns-repeated="2"/>
          <table:table-cell table:formula="of:=( [.B39] - ([.$D$2]*[.A39] + [.$D$3]) )^2" office:value-type="float" office:value="0.0000379436787767587">
            <text:p>3.79E-005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.81">
            <text:p>1.81</text:p>
          </table:table-cell>
          <table:table-cell table:number-columns-repeated="2"/>
          <table:table-cell table:formula="of:=( [.B40] - ([.$D$2]*[.A40] + [.$D$3]) )^2" office:value-type="float" office:value="0.0000379436787767587">
            <text:p>3.79E-005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.94">
            <text:p>1.94</text:p>
          </table:table-cell>
          <table:table-cell table:number-columns-repeated="2"/>
          <table:table-cell table:formula="of:=( [.B41] - ([.$D$2]*[.A41] + [.$D$3]) )^2" office:value-type="float" office:value="0.00000984956434838188">
            <text:p>9.85E-006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.93">
            <text:p>1.93</text:p>
          </table:table-cell>
          <table:table-cell table:number-columns-repeated="2"/>
          <table:table-cell table:formula="of:=( [.B42] - ([.$D$2]*[.A42] + [.$D$3]) )^2" office:value-type="float" office:value="0.0000470815331593035">
            <text:p>4.71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.93">
            <text:p>1.93</text:p>
          </table:table-cell>
          <table:table-cell table:number-columns-repeated="2"/>
          <table:table-cell table:formula="of:=( [.B43] - ([.$D$2]*[.A43] + [.$D$3]) )^2" office:value-type="float" office:value="0.0000470815331593035">
            <text:p>4.71E-005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.06">
            <text:p>2.06</text:p>
          </table:table-cell>
          <table:table-cell table:number-columns-repeated="2"/>
          <table:table-cell table:formula="of:=( [.B44] - ([.$D$2]*[.A44] + [.$D$3]) )^2" office:value-type="float" office:value="0.00000593724944807147">
            <text:p>5.94E-006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.06">
            <text:p>2.06</text:p>
          </table:table-cell>
          <table:table-cell table:number-columns-repeated="2"/>
          <table:table-cell table:formula="of:=( [.B45] - ([.$D$2]*[.A45] + [.$D$3]) )^2" office:value-type="float" office:value="0.00000593724944807147">
            <text:p>5.94E-006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.07">
            <text:p>2.07</text:p>
          </table:table-cell>
          <table:table-cell table:number-columns-repeated="2"/>
          <table:table-cell table:formula="of:=( [.B46] - ([.$D$2]*[.A46] + [.$D$3]) )^2" office:value-type="float" office:value="0.000154670192917844">
            <text:p>1.55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.17">
            <text:p>2.17</text:p>
          </table:table-cell>
          <table:table-cell table:number-columns-repeated="2"/>
          <table:table-cell table:formula="of:=( [.B47] - ([.$D$2]*[.A47] + [.$D$3]) )^2" office:value-type="float" office:value="0.0000683119972337224">
            <text:p>6.83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.18">
            <text:p>2.18</text:p>
          </table:table-cell>
          <table:table-cell table:number-columns-repeated="2"/>
          <table:table-cell table:formula="of:=( [.B48] - ([.$D$2]*[.A48] + [.$D$3]) )^2" office:value-type="float" office:value="0.00000300985298420368">
            <text:p>3.01E-006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.18">
            <text:p>2.18</text:p>
          </table:table-cell>
          <table:table-cell table:number-columns-repeated="2"/>
          <table:table-cell table:formula="of:=( [.B49] - ([.$D$2]*[.A49] + [.$D$3]) )^2" office:value-type="float" office:value="0.00000300985298420368">
            <text:p>3.01E-006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.3">
            <text:p>2.3</text:p>
          </table:table-cell>
          <table:table-cell table:number-columns-repeated="2"/>
          <table:table-cell table:formula="of:=( [.B50] - ([.$D$2]*[.A50] + [.$D$3]) )^2" office:value-type="float" office:value="0.00000106737495677622">
            <text:p>1.07E-006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.3">
            <text:p>2.3</text:p>
          </table:table-cell>
          <table:table-cell table:number-columns-repeated="2"/>
          <table:table-cell table:formula="of:=( [.B51] - ([.$D$2]*[.A51] + [.$D$3]) )^2" office:value-type="float" office:value="0.00000106737495677622">
            <text:p>1.07E-006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.29">
            <text:p>2.29</text:p>
          </table:table-cell>
          <table:table-cell table:number-columns-repeated="2"/>
          <table:table-cell table:formula="of:=( [.B52] - ([.$D$2]*[.A52] + [.$D$3]) )^2" office:value-type="float" office:value="0.0000804046069255891">
            <text:p>8.04E-005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.42">
            <text:p>2.42</text:p>
          </table:table-cell>
          <table:table-cell table:number-columns-repeated="2"/>
          <table:table-cell table:formula="of:=( [.B53] - ([.$D$2]*[.A53] + [.$D$3]) )^2" office:value-type="float" office:value="0.000000109815365791546">
            <text:p>1.10E-007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.42">
            <text:p>2.42</text:p>
          </table:table-cell>
          <table:table-cell table:number-columns-repeated="2"/>
          <table:table-cell table:formula="of:=( [.B54] - ([.$D$2]*[.A54] + [.$D$3]) )^2" office:value-type="float" office:value="0.000000109815365791546">
            <text:p>1.10E-007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.43">
            <text:p>2.43</text:p>
          </table:table-cell>
          <table:table-cell table:number-columns-repeated="2"/>
          <table:table-cell table:formula="of:=( [.B55] - ([.$D$2]*[.A55] + [.$D$3]) )^2" office:value-type="float" office:value="0.000106737495677687">
            <text:p>1.07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20x20" table:style-name="ta1" table:print="false">
        <table:shapes>
          <draw:frame draw:z-index="0" draw:style-name="gr1" svg:width="18.821cm" svg:height="10.398cm" svg:x="13.297cm" svg:y="0.448cm">
            <draw:object draw:notify-on-update-of-ranges="20x20.A2:20x20.A55 20x20.B2:20x20.B5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64">
            <text:p>0.64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423770209838321">
            <text:p>4.24E-004</text:p>
          </table:table-cell>
          <table:table-cell table:formula="of:=( [.B2] - ([.$D$2]*[.A2] + [.$D$3]) )^2" office:value-type="float" office:value="0.0000104708381306283">
            <text:p>1.05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64">
            <text:p>0.6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0758055268891145">
            <text:p>7.58E-003</text:p>
          </table:table-cell>
          <table:table-cell table:formula="of:=( [.B3] - ([.$D$2]*[.A3] + [.$D$3]) )^2" office:value-type="float" office:value="0.0000104708381306283">
            <text:p>1.05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64">
            <text:p>0.64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245310757686809">
            <text:p>2.45E-005</text:p>
          </table:table-cell>
          <table:table-cell table:formula="of:=( [.B4] - ([.$D$2]*[.A4] + [.$D$3]) )^2" office:value-type="float" office:value="0.0000104708381306283">
            <text:p>1.05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85">
            <text:p>0.8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297583820537424">
            <text:p>2.98E-003</text:p>
          </table:table-cell>
          <table:table-cell table:formula="of:=( [.B5] - ([.$D$2]*[.A5] + [.$D$3]) )^2" office:value-type="float" office:value="0.0000262243579687675">
            <text:p>2.62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87">
            <text:p>0.8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221385463346609">
            <text:p>2.21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85">
            <text:p>0.85</text:p>
          </table:table-cell>
          <table:table-cell office:value-type="string">
            <text:p>sum d_i^2</text:p>
          </table:table-cell>
          <table:table-cell table:formula="of:=SUM([.E2:.E55])" office:value-type="float" office:value="0.00420518289187018">
            <text:p>4.21E-003</text:p>
          </table:table-cell>
          <table:table-cell table:formula="of:=( [.B7] - ([.$D$2]*[.A7] + [.$D$3]) )^2" office:value-type="float" office:value="0.0000262243579687675">
            <text:p>2.62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07">
            <text:p>1.0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0896357322510271">
            <text:p>8.96E-006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07">
            <text:p>1.07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896357322510271">
            <text:p>8.96E-006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07">
            <text:p>1.07</text:p>
          </table:table-cell>
          <table:table-cell table:number-columns-repeated="2"/>
          <table:table-cell table:formula="of:=( [.B10] - ([.$D$2]*[.A10] + [.$D$3]) )^2" office:value-type="float" office:value="0.00000896357322510271">
            <text:p>8.96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28">
            <text:p>1.28</text:p>
          </table:table-cell>
          <table:table-cell table:number-columns-repeated="2"/>
          <table:table-cell table:formula="of:=( [.B11] - ([.$D$2]*[.A11] + [.$D$3]) )^2" office:value-type="float" office:value="0.00000122947690500285">
            <text:p>1.23E-006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28">
            <text:p>1.28</text:p>
          </table:table-cell>
          <table:table-cell table:number-columns-repeated="2"/>
          <table:table-cell table:formula="of:=( [.B12] - ([.$D$2]*[.A12] + [.$D$3]) )^2" office:value-type="float" office:value="0.00000122947690500285">
            <text:p>1.23E-006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28">
            <text:p>1.28</text:p>
          </table:table-cell>
          <table:table-cell table:number-columns-repeated="2"/>
          <table:table-cell table:formula="of:=( [.B13] - ([.$D$2]*[.A13] + [.$D$3]) )^2" office:value-type="float" office:value="0.00000122947690500285">
            <text:p>1.23E-006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.49">
            <text:p>1.49</text:p>
          </table:table-cell>
          <table:table-cell table:number-columns-repeated="2"/>
          <table:table-cell table:formula="of:=( [.B14] - ([.$D$2]*[.A14] + [.$D$3]) )^2" office:value-type="float" office:value="0.000000602621697391357">
            <text:p>6.03E-007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.49">
            <text:p>1.49</text:p>
          </table:table-cell>
          <table:table-cell table:number-columns-repeated="2"/>
          <table:table-cell table:formula="of:=( [.B15] - ([.$D$2]*[.A15] + [.$D$3]) )^2" office:value-type="float" office:value="0.000000602621697391357">
            <text:p>6.03E-007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.49">
            <text:p>1.49</text:p>
          </table:table-cell>
          <table:table-cell table:number-columns-repeated="2"/>
          <table:table-cell table:formula="of:=( [.B16] - ([.$D$2]*[.A16] + [.$D$3]) )^2" office:value-type="float" office:value="0.000000602621697391357">
            <text:p>6.03E-007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.7">
            <text:p>1.7</text:p>
          </table:table-cell>
          <table:table-cell table:number-columns-repeated="2"/>
          <table:table-cell table:formula="of:=( [.B17] - ([.$D$2]*[.A17] + [.$D$3]) )^2" office:value-type="float" office:value="0.00000708300760226572">
            <text:p>7.08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.71">
            <text:p>1.71</text:p>
          </table:table-cell>
          <table:table-cell table:number-columns-repeated="2"/>
          <table:table-cell table:formula="of:=( [.B18] - ([.$D$2]*[.A18] + [.$D$3]) )^2" office:value-type="float" office:value="0.0000538551667583369">
            <text:p>5.39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.7">
            <text:p>1.7</text:p>
          </table:table-cell>
          <table:table-cell table:number-columns-repeated="2"/>
          <table:table-cell table:formula="of:=( [.B19] - ([.$D$2]*[.A19] + [.$D$3]) )^2" office:value-type="float" office:value="0.00000708300760226572">
            <text:p>7.08E-006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92">
            <text:p>1.92</text:p>
          </table:table-cell>
          <table:table-cell table:number-columns-repeated="2"/>
          <table:table-cell table:formula="of:=( [.B20] - ([.$D$2]*[.A20] + [.$D$3]) )^2" office:value-type="float" office:value="0.0000297406953924848">
            <text:p>2.97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91">
            <text:p>1.91</text:p>
          </table:table-cell>
          <table:table-cell table:number-columns-repeated="2"/>
          <table:table-cell table:formula="of:=( [.B21] - ([.$D$2]*[.A21] + [.$D$3]) )^2" office:value-type="float" office:value="0.0000206706346196295">
            <text:p>2.07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91">
            <text:p>1.91</text:p>
          </table:table-cell>
          <table:table-cell table:number-columns-repeated="2"/>
          <table:table-cell table:formula="of:=( [.B22] - ([.$D$2]*[.A22] + [.$D$3]) )^2" office:value-type="float" office:value="0.0000206706346196295">
            <text:p>2.07E-005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.13">
            <text:p>2.13</text:p>
          </table:table-cell>
          <table:table-cell table:number-columns-repeated="2"/>
          <table:table-cell table:formula="of:=( [.B23] - ([.$D$2]*[.A23] + [.$D$3]) )^2" office:value-type="float" office:value="0.0000127334651391247">
            <text:p>1.27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.12">
            <text:p>2.12</text:p>
          </table:table-cell>
          <table:table-cell table:number-columns-repeated="2"/>
          <table:table-cell table:formula="of:=( [.B24] - ([.$D$2]*[.A24] + [.$D$3]) )^2" office:value-type="float" office:value="0.0000413655027494763">
            <text:p>4.14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.13">
            <text:p>2.13</text:p>
          </table:table-cell>
          <table:table-cell table:number-columns-repeated="2"/>
          <table:table-cell table:formula="of:=( [.B25] - ([.$D$2]*[.A25] + [.$D$3]) )^2" office:value-type="float" office:value="0.0000127334651391247">
            <text:p>1.27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.33">
            <text:p>2.33</text:p>
          </table:table-cell>
          <table:table-cell table:number-columns-repeated="2"/>
          <table:table-cell table:formula="of:=( [.B26] - ([.$D$2]*[.A26] + [.$D$3]) )^2" office:value-type="float" office:value="0.0000691676119918195">
            <text:p>6.92E-005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.33">
            <text:p>2.33</text:p>
          </table:table-cell>
          <table:table-cell table:number-columns-repeated="2"/>
          <table:table-cell table:formula="of:=( [.B27] - ([.$D$2]*[.A27] + [.$D$3]) )^2" office:value-type="float" office:value="0.0000691676119918195">
            <text:p>6.9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.33">
            <text:p>2.33</text:p>
          </table:table-cell>
          <table:table-cell table:number-columns-repeated="2"/>
          <table:table-cell table:formula="of:=( [.B28] - ([.$D$2]*[.A28] + [.$D$3]) )^2" office:value-type="float" office:value="0.0000691676119918195">
            <text:p>6.92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.55">
            <text:p>2.55</text:p>
          </table:table-cell>
          <table:table-cell table:number-columns-repeated="2"/>
          <table:table-cell table:formula="of:=( [.B29] - ([.$D$2]*[.A29] + [.$D$3]) )^2" office:value-type="float" office:value="0.0000000407279698609022">
            <text:p>4.07E-008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.54">
            <text:p>2.54</text:p>
          </table:table-cell>
          <table:table-cell table:number-columns-repeated="2"/>
          <table:table-cell table:formula="of:=( [.B30] - ([.$D$2]*[.A30] + [.$D$3]) )^2" office:value-type="float" office:value="0.000104076962346644">
            <text:p>1.04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.59">
            <text:p>2.59</text:p>
          </table:table-cell>
          <table:table-cell table:number-columns-repeated="2"/>
          <table:table-cell table:formula="of:=( [.B31] - ([.$D$2]*[.A31] + [.$D$3]) )^2" office:value-type="float" office:value="0.00158389579046271">
            <text:p>1.58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.76">
            <text:p>2.76</text:p>
          </table:table-cell>
          <table:table-cell table:number-columns-repeated="2"/>
          <table:table-cell table:formula="of:=( [.B32] - ([.$D$2]*[.A32] + [.$D$3]) )^2" office:value-type="float" office:value="0.00000435522105396114">
            <text:p>4.36E-006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.76">
            <text:p>2.76</text:p>
          </table:table-cell>
          <table:table-cell table:number-columns-repeated="2"/>
          <table:table-cell table:formula="of:=( [.B33] - ([.$D$2]*[.A33] + [.$D$3]) )^2" office:value-type="float" office:value="0.00000435522105396114">
            <text:p>4.36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.76">
            <text:p>2.76</text:p>
          </table:table-cell>
          <table:table-cell table:number-columns-repeated="2"/>
          <table:table-cell table:formula="of:=( [.B34] - ([.$D$2]*[.A34] + [.$D$3]) )^2" office:value-type="float" office:value="0.00000435522105396114">
            <text:p>4.36E-006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35] - ([.$D$2]*[.A35] + [.$D$3]) )^2" office:value-type="float" office:value="0.0000157769552505484">
            <text:p>1.58E-005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36] - ([.$D$2]*[.A36] + [.$D$3]) )^2" office:value-type="float" office:value="0.0000157769552505484">
            <text:p>1.58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37] - ([.$D$2]*[.A37] + [.$D$3]) )^2" office:value-type="float" office:value="0.0000157769552505484">
            <text:p>1.58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.18">
            <text:p>3.18</text:p>
          </table:table-cell>
          <table:table-cell table:number-columns-repeated="2"/>
          <table:table-cell table:formula="of:=( [.B38] - ([.$D$2]*[.A38] + [.$D$3]) )^2" office:value-type="float" office:value="0.0000343059305596175">
            <text:p>3.43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.18">
            <text:p>3.18</text:p>
          </table:table-cell>
          <table:table-cell table:number-columns-repeated="2"/>
          <table:table-cell table:formula="of:=( [.B39] - ([.$D$2]*[.A39] + [.$D$3]) )^2" office:value-type="float" office:value="0.0000343059305596175">
            <text:p>3.43E-005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.19">
            <text:p>3.19</text:p>
          </table:table-cell>
          <table:table-cell table:number-columns-repeated="2"/>
          <table:table-cell table:formula="of:=( [.B40] - ([.$D$2]*[.A40] + [.$D$3]) )^2" office:value-type="float" office:value="0.0000171634010332008">
            <text:p>1.72E-005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.4">
            <text:p>3.4</text:p>
          </table:table-cell>
          <table:table-cell table:number-columns-repeated="2"/>
          <table:table-cell table:formula="of:=( [.B41] - ([.$D$2]*[.A41] + [.$D$3]) )^2" office:value-type="float" office:value="0.00000509751907154909">
            <text:p>5.10E-006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.4">
            <text:p>3.4</text:p>
          </table:table-cell>
          <table:table-cell table:number-columns-repeated="2"/>
          <table:table-cell table:formula="of:=( [.B42] - ([.$D$2]*[.A42] + [.$D$3]) )^2" office:value-type="float" office:value="0.00000509751907154909">
            <text:p>5.10E-006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.4">
            <text:p>3.4</text:p>
          </table:table-cell>
          <table:table-cell table:number-columns-repeated="2"/>
          <table:table-cell table:formula="of:=( [.B43] - ([.$D$2]*[.A43] + [.$D$3]) )^2" office:value-type="float" office:value="0.00000509751907154909">
            <text:p>5.10E-006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.64">
            <text:p>3.64</text:p>
          </table:table-cell>
          <table:table-cell table:number-columns-repeated="2"/>
          <table:table-cell table:formula="of:=( [.B44] - ([.$D$2]*[.A44] + [.$D$3]) )^2" office:value-type="float" office:value="0.000922498699343869">
            <text:p>9.22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.6">
            <text:p>3.6</text:p>
          </table:table-cell>
          <table:table-cell table:number-columns-repeated="2"/>
          <table:table-cell table:formula="of:=( [.B45] - ([.$D$2]*[.A45] + [.$D$3]) )^2" office:value-type="float" office:value="0.0000926856045152239">
            <text:p>9.27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.61">
            <text:p>3.61</text:p>
          </table:table-cell>
          <table:table-cell table:number-columns-repeated="2"/>
          <table:table-cell table:formula="of:=( [.B46] - ([.$D$2]*[.A46] + [.$D$3]) )^2" office:value-type="float" office:value="0.000000138878222384473">
            <text:p>1.39E-007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.82">
            <text:p>3.82</text:p>
          </table:table-cell>
          <table:table-cell table:number-columns-repeated="2"/>
          <table:table-cell table:formula="of:=( [.B47] - ([.$D$2]*[.A47] + [.$D$3]) )^2" office:value-type="float" office:value="0.00000228747848570689">
            <text:p>2.29E-006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.82">
            <text:p>3.82</text:p>
          </table:table-cell>
          <table:table-cell table:number-columns-repeated="2"/>
          <table:table-cell table:formula="of:=( [.B48] - ([.$D$2]*[.A48] + [.$D$3]) )^2" office:value-type="float" office:value="0.00000228747848570689">
            <text:p>2.29E-006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.82">
            <text:p>3.82</text:p>
          </table:table-cell>
          <table:table-cell table:number-columns-repeated="2"/>
          <table:table-cell table:formula="of:=( [.B49] - ([.$D$2]*[.A49] + [.$D$3]) )^2" office:value-type="float" office:value="0.00000228747848570689">
            <text:p>2.29E-006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.02">
            <text:p>4.02</text:p>
          </table:table-cell>
          <table:table-cell table:number-columns-repeated="2"/>
          <table:table-cell table:formula="of:=( [.B50] - ([.$D$2]*[.A50] + [.$D$3]) )^2" office:value-type="float" office:value="0.000179494242920802">
            <text:p>1.79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.04">
            <text:p>4.04</text:p>
          </table:table-cell>
          <table:table-cell table:number-columns-repeated="2"/>
          <table:table-cell table:formula="of:=( [.B51] - ([.$D$2]*[.A51] + [.$D$3]) )^2" office:value-type="float" office:value="0.0000435923968022457">
            <text:p>4.36E-005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.05">
            <text:p>4.05</text:p>
          </table:table-cell>
          <table:table-cell table:number-columns-repeated="2"/>
          <table:table-cell table:formula="of:=( [.B52] - ([.$D$2]*[.A52] + [.$D$3]) )^2" office:value-type="float" office:value="0.000275641473742966">
            <text:p>2.76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.24">
            <text:p>4.24</text:p>
          </table:table-cell>
          <table:table-cell table:number-columns-repeated="2"/>
          <table:table-cell table:formula="of:=( [.B53] - ([.$D$2]*[.A53] + [.$D$3]) )^2" office:value-type="float" office:value="0.0000279064023498082">
            <text:p>2.79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.24">
            <text:p>4.24</text:p>
          </table:table-cell>
          <table:table-cell table:number-columns-repeated="2"/>
          <table:table-cell table:formula="of:=( [.B54] - ([.$D$2]*[.A54] + [.$D$3]) )^2" office:value-type="float" office:value="0.0000279064023498082">
            <text:p>2.79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.24">
            <text:p>4.24</text:p>
          </table:table-cell>
          <table:table-cell table:number-columns-repeated="2"/>
          <table:table-cell table:formula="of:=( [.B55] - ([.$D$2]*[.A55] + [.$D$3]) )^2" office:value-type="float" office:value="0.0000279064023498082">
            <text:p>2.79E-005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25x25" table:style-name="ta1" table:print="false">
        <table:shapes>
          <draw:frame draw:z-index="0" draw:style-name="gr1" svg:width="18.821cm" svg:height="10.398cm" svg:x="14.175cm" svg:y="0.448cm">
            <draw:object draw:notify-on-update-of-ranges="25x25.A2:25x25.A55 25x25.B2:25x25.B5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9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656360509115927">
            <text:p>6.56E-004</text:p>
          </table:table-cell>
          <table:table-cell table:formula="of:=( [.B2] - ([.$D$2]*[.A2] + [.$D$3]) )^2" office:value-type="float" office:value="0.00000146065836021741">
            <text:p>1.46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166678133241605">
            <text:p>1.67E-002</text:p>
          </table:table-cell>
          <table:table-cell table:formula="of:=( [.B3] - ([.$D$2]*[.A3] + [.$D$3]) )^2" office:value-type="float" office:value="0.00000146065836021741">
            <text:p>1.46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352989676973656">
            <text:p>3.53E-005</text:p>
          </table:table-cell>
          <table:table-cell table:formula="of:=( [.B4] - ([.$D$2]*[.A4] + [.$D$3]) )^2" office:value-type="float" office:value="0.00000146065836021741">
            <text:p>1.46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32">
            <text:p>1.3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428207950089994">
            <text:p>4.28E-003</text:p>
          </table:table-cell>
          <table:table-cell table:formula="of:=( [.B5] - ([.$D$2]*[.A5] + [.$D$3]) )^2" office:value-type="float" office:value="0.0000881501579872126">
            <text:p>8.82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33">
            <text:p>1.33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0373526866923738">
            <text:p>3.74E-007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33">
            <text:p>1.33</text:p>
          </table:table-cell>
          <table:table-cell office:value-type="string">
            <text:p>sum d_i^2</text:p>
          </table:table-cell>
          <table:table-cell table:formula="of:=SUM([.E2:.E55])" office:value-type="float" office:value="0.0087071436761839">
            <text:p>8.71E-003</text:p>
          </table:table-cell>
          <table:table-cell table:formula="of:=( [.B7] - ([.$D$2]*[.A7] + [.$D$3]) )^2" office:value-type="float" office:value="0.000000373526866923738">
            <text:p>3.74E-007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65">
            <text:p>1.6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572910646008128">
            <text:p>5.73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65">
            <text:p>1.65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572910646008128">
            <text:p>5.73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65">
            <text:p>1.65</text:p>
          </table:table-cell>
          <table:table-cell table:number-columns-repeated="2"/>
          <table:table-cell table:formula="of:=( [.B10] - ([.$D$2]*[.A10] + [.$D$3]) )^2" office:value-type="float" office:value="0.0000572910646008128">
            <text:p>5.73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98">
            <text:p>1.98</text:p>
          </table:table-cell>
          <table:table-cell table:number-columns-repeated="2"/>
          <table:table-cell table:formula="of:=( [.B11] - ([.$D$2]*[.A11] + [.$D$3]) )^2" office:value-type="float" office:value="0.0000330549181620387">
            <text:p>3.31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98">
            <text:p>1.98</text:p>
          </table:table-cell>
          <table:table-cell table:number-columns-repeated="2"/>
          <table:table-cell table:formula="of:=( [.B12] - ([.$D$2]*[.A12] + [.$D$3]) )^2" office:value-type="float" office:value="0.0000330549181620387">
            <text:p>3.31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98">
            <text:p>1.98</text:p>
          </table:table-cell>
          <table:table-cell table:number-columns-repeated="2"/>
          <table:table-cell table:formula="of:=( [.B13] - ([.$D$2]*[.A13] + [.$D$3]) )^2" office:value-type="float" office:value="0.0000330549181620387">
            <text:p>3.31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.31">
            <text:p>2.31</text:p>
          </table:table-cell>
          <table:table-cell table:number-columns-repeated="2"/>
          <table:table-cell table:formula="of:=( [.B14] - ([.$D$2]*[.A14] + [.$D$3]) )^2" office:value-type="float" office:value="0.0000154417186708903">
            <text:p>1.54E-005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.31">
            <text:p>2.31</text:p>
          </table:table-cell>
          <table:table-cell table:number-columns-repeated="2"/>
          <table:table-cell table:formula="of:=( [.B15] - ([.$D$2]*[.A15] + [.$D$3]) )^2" office:value-type="float" office:value="0.0000154417186708903">
            <text:p>1.54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.31">
            <text:p>2.31</text:p>
          </table:table-cell>
          <table:table-cell table:number-columns-repeated="2"/>
          <table:table-cell table:formula="of:=( [.B16] - ([.$D$2]*[.A16] + [.$D$3]) )^2" office:value-type="float" office:value="0.0000154417186708903">
            <text:p>1.54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.64">
            <text:p>2.64</text:p>
          </table:table-cell>
          <table:table-cell table:number-columns-repeated="2"/>
          <table:table-cell table:formula="of:=( [.B17] - ([.$D$2]*[.A17] + [.$D$3]) )^2" office:value-type="float" office:value="0.00000445146612736848">
            <text:p>4.45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.67">
            <text:p>2.67</text:p>
          </table:table-cell>
          <table:table-cell table:number-columns-repeated="2"/>
          <table:table-cell table:formula="of:=( [.B18] - ([.$D$2]*[.A18] + [.$D$3]) )^2" office:value-type="float" office:value="0.000777860478855252">
            <text:p>7.78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.64">
            <text:p>2.64</text:p>
          </table:table-cell>
          <table:table-cell table:number-columns-repeated="2"/>
          <table:table-cell table:formula="of:=( [.B19] - ([.$D$2]*[.A19] + [.$D$3]) )^2" office:value-type="float" office:value="0.00000445146612736848">
            <text:p>4.45E-006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.98">
            <text:p>2.98</text:p>
          </table:table-cell>
          <table:table-cell table:number-columns-repeated="2"/>
          <table:table-cell table:formula="of:=( [.B20] - ([.$D$2]*[.A20] + [.$D$3]) )^2" office:value-type="float" office:value="0.0000942820736148332">
            <text:p>9.43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21] - ([.$D$2]*[.A21] + [.$D$3]) )^2" office:value-type="float" office:value="0.0000000841605314706698">
            <text:p>8.42E-008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22] - ([.$D$2]*[.A22] + [.$D$3]) )^2" office:value-type="float" office:value="0.0000000841605314706698">
            <text:p>8.42E-008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.3">
            <text:p>3.3</text:p>
          </table:table-cell>
          <table:table-cell table:number-columns-repeated="2"/>
          <table:table-cell table:formula="of:=( [.B23] - ([.$D$2]*[.A23] + [.$D$3]) )^2" office:value-type="float" office:value="0.00000233980188319826">
            <text:p>2.34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.29">
            <text:p>3.29</text:p>
          </table:table-cell>
          <table:table-cell table:number-columns-repeated="2"/>
          <table:table-cell table:formula="of:=( [.B24] - ([.$D$2]*[.A24] + [.$D$3]) )^2" office:value-type="float" office:value="0.000071746979959101">
            <text:p>7.17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.29">
            <text:p>3.29</text:p>
          </table:table-cell>
          <table:table-cell table:number-columns-repeated="2"/>
          <table:table-cell table:formula="of:=( [.B25] - ([.$D$2]*[.A25] + [.$D$3]) )^2" office:value-type="float" office:value="0.000071746979959101">
            <text:p>7.17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.64">
            <text:p>3.64</text:p>
          </table:table-cell>
          <table:table-cell table:number-columns-repeated="2"/>
          <table:table-cell table:formula="of:=( [.B26] - ([.$D$2]*[.A26] + [.$D$3]) )^2" office:value-type="float" office:value="0.000178206120947377">
            <text:p>1.78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.62">
            <text:p>3.62</text:p>
          </table:table-cell>
          <table:table-cell table:number-columns-repeated="2"/>
          <table:table-cell table:formula="of:=( [.B27] - ([.$D$2]*[.A27] + [.$D$3]) )^2" office:value-type="float" office:value="0.000044230659417727">
            <text:p>4.4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.62">
            <text:p>3.62</text:p>
          </table:table-cell>
          <table:table-cell table:number-columns-repeated="2"/>
          <table:table-cell table:formula="of:=( [.B28] - ([.$D$2]*[.A28] + [.$D$3]) )^2" office:value-type="float" office:value="0.000044230659417727">
            <text:p>4.42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.01">
            <text:p>4.01</text:p>
          </table:table-cell>
          <table:table-cell table:number-columns-repeated="2"/>
          <table:table-cell table:formula="of:=( [.B29] - ([.$D$2]*[.A29] + [.$D$3]) )^2" office:value-type="float" office:value="0.00304363312345729">
            <text:p>3.04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.95">
            <text:p>3.95</text:p>
          </table:table-cell>
          <table:table-cell table:number-columns-repeated="2"/>
          <table:table-cell table:formula="of:=( [.B30] - ([.$D$2]*[.A30] + [.$D$3]) )^2" office:value-type="float" office:value="0.0000233372858239727">
            <text:p>2.33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.94">
            <text:p>3.94</text:p>
          </table:table-cell>
          <table:table-cell table:number-columns-repeated="2"/>
          <table:table-cell table:formula="of:=( [.B31] - ([.$D$2]*[.A31] + [.$D$3]) )^2" office:value-type="float" office:value="0.000219954646218419">
            <text:p>2.20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.31">
            <text:p>4.31</text:p>
          </table:table-cell>
          <table:table-cell table:number-columns-repeated="2"/>
          <table:table-cell table:formula="of:=( [.B32] - ([.$D$2]*[.A32] + [.$D$3]) )^2" office:value-type="float" office:value="0.000728399504516722">
            <text:p>7.28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.28">
            <text:p>4.28</text:p>
          </table:table-cell>
          <table:table-cell table:number-columns-repeated="2"/>
          <table:table-cell table:formula="of:=( [.B33] - ([.$D$2]*[.A33] + [.$D$3]) )^2" office:value-type="float" office:value="0.00000906685917784295">
            <text:p>9.07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.28">
            <text:p>4.28</text:p>
          </table:table-cell>
          <table:table-cell table:number-columns-repeated="2"/>
          <table:table-cell table:formula="of:=( [.B34] - ([.$D$2]*[.A34] + [.$D$3]) )^2" office:value-type="float" office:value="0.00000906685917784295">
            <text:p>9.07E-006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.64">
            <text:p>4.64</text:p>
          </table:table-cell>
          <table:table-cell table:number-columns-repeated="2"/>
          <table:table-cell table:formula="of:=( [.B35] - ([.$D$2]*[.A35] + [.$D$3]) )^2" office:value-type="float" office:value="0.000829936751340403">
            <text:p>8.30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.61">
            <text:p>4.61</text:p>
          </table:table-cell>
          <table:table-cell table:number-columns-repeated="2"/>
          <table:table-cell table:formula="of:=( [.B36] - ([.$D$2]*[.A36] + [.$D$3]) )^2" office:value-type="float" office:value="0.00000141937947934586">
            <text:p>1.42E-006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.64">
            <text:p>4.64</text:p>
          </table:table-cell>
          <table:table-cell table:number-columns-repeated="2"/>
          <table:table-cell table:formula="of:=( [.B37] - ([.$D$2]*[.A37] + [.$D$3]) )^2" office:value-type="float" office:value="0.000829936751340403">
            <text:p>8.30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.93">
            <text:p>4.93</text:p>
          </table:table-cell>
          <table:table-cell table:number-columns-repeated="2"/>
          <table:table-cell table:formula="of:=( [.B38] - ([.$D$2]*[.A38] + [.$D$3]) )^2" office:value-type="float" office:value="0.0000878274806007273">
            <text:p>8.78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.95">
            <text:p>4.95</text:p>
          </table:table-cell>
          <table:table-cell table:number-columns-repeated="2"/>
          <table:table-cell table:formula="of:=( [.B39] - ([.$D$2]*[.A39] + [.$D$3]) )^2" office:value-type="float" office:value="0.000112962212856226">
            <text:p>1.13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.94">
            <text:p>4.94</text:p>
          </table:table-cell>
          <table:table-cell table:number-columns-repeated="2"/>
          <table:table-cell table:formula="of:=( [.B40] - ([.$D$2]*[.A40] + [.$D$3]) )^2" office:value-type="float" office:value="0.000000394846728472804">
            <text:p>3.95E-007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.26">
            <text:p>5.26</text:p>
          </table:table-cell>
          <table:table-cell table:number-columns-repeated="2"/>
          <table:table-cell table:formula="of:=( [.B41] - ([.$D$2]*[.A41] + [.$D$3]) )^2" office:value-type="float" office:value="0.0000570309859567492">
            <text:p>5.70E-005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.27">
            <text:p>5.27</text:p>
          </table:table-cell>
          <table:table-cell table:number-columns-repeated="2"/>
          <table:table-cell table:formula="of:=( [.B42] - ([.$D$2]*[.A42] + [.$D$3]) )^2" office:value-type="float" office:value="0.00000599326092521944">
            <text:p>5.99E-006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.27">
            <text:p>5.27</text:p>
          </table:table-cell>
          <table:table-cell table:number-columns-repeated="2"/>
          <table:table-cell table:formula="of:=( [.B43] - ([.$D$2]*[.A43] + [.$D$3]) )^2" office:value-type="float" office:value="0.00000599326092521944">
            <text:p>5.99E-006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.6">
            <text:p>5.6</text:p>
          </table:table-cell>
          <table:table-cell table:number-columns-repeated="2"/>
          <table:table-cell table:formula="of:=( [.B44] - ([.$D$2]*[.A44] + [.$D$3]) )^2" office:value-type="float" office:value="0.0000182146220695912">
            <text:p>1.82E-005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.6">
            <text:p>5.6</text:p>
          </table:table-cell>
          <table:table-cell table:number-columns-repeated="2"/>
          <table:table-cell table:formula="of:=( [.B45] - ([.$D$2]*[.A45] + [.$D$3]) )^2" office:value-type="float" office:value="0.0000182146220695912">
            <text:p>1.82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.58">
            <text:p>5.58</text:p>
          </table:table-cell>
          <table:table-cell table:number-columns-repeated="2"/>
          <table:table-cell table:formula="of:=( [.B46] - ([.$D$2]*[.A46] + [.$D$3]) )^2" office:value-type="float" office:value="0.00024750025445119">
            <text:p>2.48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.91">
            <text:p>5.91</text:p>
          </table:table-cell>
          <table:table-cell table:number-columns-repeated="2"/>
          <table:table-cell table:formula="of:=( [.B47] - ([.$D$2]*[.A47] + [.$D$3]) )^2" office:value-type="float" office:value="0.000193554744861734">
            <text:p>1.94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.93">
            <text:p>5.93</text:p>
          </table:table-cell>
          <table:table-cell table:number-columns-repeated="2"/>
          <table:table-cell table:formula="of:=( [.B48] - ([.$D$2]*[.A48] + [.$D$3]) )^2" office:value-type="float" office:value="0.0000370589301615871">
            <text:p>3.71E-005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.92">
            <text:p>5.92</text:p>
          </table:table-cell>
          <table:table-cell table:number-columns-repeated="2"/>
          <table:table-cell table:formula="of:=( [.B49] - ([.$D$2]*[.A49] + [.$D$3]) )^2" office:value-type="float" office:value="0.0000153068375116649">
            <text:p>1.53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.24">
            <text:p>6.24</text:p>
          </table:table-cell>
          <table:table-cell table:number-columns-repeated="2"/>
          <table:table-cell table:formula="of:=( [.B50] - ([.$D$2]*[.A50] + [.$D$3]) )^2" office:value-type="float" office:value="0.000146232182219902">
            <text:p>1.46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.24">
            <text:p>6.24</text:p>
          </table:table-cell>
          <table:table-cell table:number-columns-repeated="2"/>
          <table:table-cell table:formula="of:=( [.B51] - ([.$D$2]*[.A51] + [.$D$3]) )^2" office:value-type="float" office:value="0.000146232182219902">
            <text:p>1.46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.25">
            <text:p>6.25</text:p>
          </table:table-cell>
          <table:table-cell table:number-columns-repeated="2"/>
          <table:table-cell table:formula="of:=( [.B52] - ([.$D$2]*[.A52] + [.$D$3]) )^2" office:value-type="float" office:value="0.00000437918371055883">
            <text:p>4.38E-006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.57">
            <text:p>6.57</text:p>
          </table:table-cell>
          <table:table-cell table:number-columns-repeated="2"/>
          <table:table-cell table:formula="of:=( [.B53] - ([.$D$2]*[.A53] + [.$D$3]) )^2" office:value-type="float" office:value="0.000105532566525658">
            <text:p>1.06E-004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.58">
            <text:p>6.58</text:p>
          </table:table-cell>
          <table:table-cell table:number-columns-repeated="2"/>
          <table:table-cell table:formula="of:=( [.B54] - ([.$D$2]*[.A54] + [.$D$3]) )^2" office:value-type="float" office:value="0.0000000744768570758212">
            <text:p>7.45E-008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.57">
            <text:p>6.57</text:p>
          </table:table-cell>
          <table:table-cell table:number-columns-repeated="2"/>
          <table:table-cell table:formula="of:=( [.B55] - ([.$D$2]*[.A55] + [.$D$3]) )^2" office:value-type="float" office:value="0.000105532566525658">
            <text:p>1.06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30x30" table:style-name="ta1" table:print="false">
        <table:shapes>
          <draw:frame draw:z-index="0" draw:style-name="gr1" svg:width="18.821cm" svg:height="10.398cm" svg:x="13.847cm" svg:y="0.002cm">
            <draw:object draw:notify-on-update-of-ranges="30x30.A2:30x30.A55 30x30.B2:30x30.B5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43">
            <text:p>1.43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938802889576883">
            <text:p>9.39E-004</text:p>
          </table:table-cell>
          <table:table-cell table:formula="of:=( [.B2] - ([.$D$2]*[.A2] + [.$D$3]) )^2" office:value-type="float" office:value="0.00000821107349269836">
            <text:p>8.21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43">
            <text:p>1.43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246611627106983">
            <text:p>2.47E-002</text:p>
          </table:table-cell>
          <table:table-cell table:formula="of:=( [.B3] - ([.$D$2]*[.A3] + [.$D$3]) )^2" office:value-type="float" office:value="0.00000821107349269836">
            <text:p>8.21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43">
            <text:p>1.43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293328968708702">
            <text:p>2.93E-005</text:p>
          </table:table-cell>
          <table:table-cell table:formula="of:=( [.B4] - ([.$D$2]*[.A4] + [.$D$3]) )^2" office:value-type="float" office:value="0.00000821107349269836">
            <text:p>8.21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91">
            <text:p>1.91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355834191723798">
            <text:p>3.56E-003</text:p>
          </table:table-cell>
          <table:table-cell table:formula="of:=( [.B5] - ([.$D$2]*[.A5] + [.$D$3]) )^2" office:value-type="float" office:value="0.0000598001881275647">
            <text:p>5.98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9">
            <text:p>1.9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51390254168649">
            <text:p>5.14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9">
            <text:p>1.9</text:p>
          </table:table-cell>
          <table:table-cell office:value-type="string">
            <text:p>sum d_i^2</text:p>
          </table:table-cell>
          <table:table-cell table:formula="of:=SUM([.E2:.E55])" office:value-type="float" office:value="0.00601259029927758">
            <text:p>6.01E-003</text:p>
          </table:table-cell>
          <table:table-cell table:formula="of:=( [.B7] - ([.$D$2]*[.A7] + [.$D$3]) )^2" office:value-type="float" office:value="0.0000051390254168649">
            <text:p>5.14E-006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.38">
            <text:p>2.3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694157809654616">
            <text:p>6.94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.37">
            <text:p>2.37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278351402359683">
            <text:p>2.78E-006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.37">
            <text:p>2.37</text:p>
          </table:table-cell>
          <table:table-cell table:number-columns-repeated="2"/>
          <table:table-cell table:formula="of:=( [.B10] - ([.$D$2]*[.A10] + [.$D$3]) )^2" office:value-type="float" office:value="0.00000278351402359683">
            <text:p>2.78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.86">
            <text:p>2.86</text:p>
          </table:table-cell>
          <table:table-cell table:number-columns-repeated="2"/>
          <table:table-cell table:formula="of:=( [.B11] - ([.$D$2]*[.A11] + [.$D$3]) )^2" office:value-type="float" office:value="0.000358351281658961">
            <text:p>3.58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.85">
            <text:p>2.85</text:p>
          </table:table-cell>
          <table:table-cell table:number-columns-repeated="2"/>
          <table:table-cell table:formula="of:=( [.B12] - ([.$D$2]*[.A12] + [.$D$3]) )^2" office:value-type="float" office:value="0.0000797479104859333">
            <text:p>7.97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.84">
            <text:p>2.84</text:p>
          </table:table-cell>
          <table:table-cell table:number-columns-repeated="2"/>
          <table:table-cell table:formula="of:=( [.B13] - ([.$D$2]*[.A13] + [.$D$3]) )^2" office:value-type="float" office:value="0.00000114453931289765">
            <text:p>1.14E-006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.31">
            <text:p>3.31</text:p>
          </table:table-cell>
          <table:table-cell table:number-columns-repeated="2"/>
          <table:table-cell table:formula="of:=( [.B14] - ([.$D$2]*[.A14] + [.$D$3]) )^2" office:value-type="float" office:value="0.000000222101284765325">
            <text:p>2.22E-007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.3">
            <text:p>3.3</text:p>
          </table:table-cell>
          <table:table-cell table:number-columns-repeated="2"/>
          <table:table-cell table:formula="of:=( [.B15] - ([.$D$2]*[.A15] + [.$D$3]) )^2" office:value-type="float" office:value="0.000109647625880575">
            <text:p>1.10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.31">
            <text:p>3.31</text:p>
          </table:table-cell>
          <table:table-cell table:number-columns-repeated="2"/>
          <table:table-cell table:formula="of:=( [.B16] - ([.$D$2]*[.A16] + [.$D$3]) )^2" office:value-type="float" office:value="0.000000222101284765325">
            <text:p>2.22E-007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.78">
            <text:p>3.78</text:p>
          </table:table-cell>
          <table:table-cell table:number-columns-repeated="2"/>
          <table:table-cell table:formula="of:=( [.B17] - ([.$D$2]*[.A17] + [.$D$3]) )^2" office:value-type="float" office:value="0.0000000161999391999859">
            <text:p>1.62E-008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.78">
            <text:p>3.78</text:p>
          </table:table-cell>
          <table:table-cell table:number-columns-repeated="2"/>
          <table:table-cell table:formula="of:=( [.B18] - ([.$D$2]*[.A18] + [.$D$3]) )^2" office:value-type="float" office:value="0.0000000161999391999859">
            <text:p>1.62E-008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.77">
            <text:p>3.77</text:p>
          </table:table-cell>
          <table:table-cell table:number-columns-repeated="2"/>
          <table:table-cell table:formula="of:=( [.B19] - ([.$D$2]*[.A19] + [.$D$3]) )^2" office:value-type="float" office:value="0.0000974706203038377">
            <text:p>9.75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.25">
            <text:p>4.25</text:p>
          </table:table-cell>
          <table:table-cell table:number-columns-repeated="2"/>
          <table:table-cell table:formula="of:=( [.B20] - ([.$D$2]*[.A20] + [.$D$3]) )^2" office:value-type="float" office:value="0.000000526835276202579">
            <text:p>5.27E-007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.24">
            <text:p>4.24</text:p>
          </table:table-cell>
          <table:table-cell table:number-columns-repeated="2"/>
          <table:table-cell table:formula="of:=( [.B21] - ([.$D$2]*[.A21] + [.$D$3]) )^2" office:value-type="float" office:value="0.0000860101514096597">
            <text:p>8.60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.25">
            <text:p>4.25</text:p>
          </table:table-cell>
          <table:table-cell table:number-columns-repeated="2"/>
          <table:table-cell table:formula="of:=( [.B22] - ([.$D$2]*[.A22] + [.$D$3]) )^2" office:value-type="float" office:value="0.000000526835276202579">
            <text:p>5.27E-007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.71">
            <text:p>4.71</text:p>
          </table:table-cell>
          <table:table-cell table:number-columns-repeated="2"/>
          <table:table-cell table:formula="of:=( [.B23] - ([.$D$2]*[.A23] + [.$D$3]) )^2" office:value-type="float" office:value="0.0000752662191980738">
            <text:p>7.53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.71">
            <text:p>4.71</text:p>
          </table:table-cell>
          <table:table-cell table:number-columns-repeated="2"/>
          <table:table-cell table:formula="of:=( [.B24] - ([.$D$2]*[.A24] + [.$D$3]) )^2" office:value-type="float" office:value="0.0000752662191980738">
            <text:p>7.53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.73">
            <text:p>4.73</text:p>
          </table:table-cell>
          <table:table-cell table:number-columns-repeated="2"/>
          <table:table-cell table:formula="of:=( [.B25] - ([.$D$2]*[.A25] + [.$D$3]) )^2" office:value-type="float" office:value="0.000128241795393479">
            <text:p>1.28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.19">
            <text:p>5.19</text:p>
          </table:table-cell>
          <table:table-cell table:number-columns-repeated="2"/>
          <table:table-cell table:formula="of:=( [.B26] - ([.$D$2]*[.A26] + [.$D$3]) )^2" office:value-type="float" office:value="0.00000369771599790814">
            <text:p>3.70E-006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.18">
            <text:p>5.18</text:p>
          </table:table-cell>
          <table:table-cell table:number-columns-repeated="2"/>
          <table:table-cell table:formula="of:=( [.B27] - ([.$D$2]*[.A27] + [.$D$3]) )^2" office:value-type="float" office:value="0.0000652388236690537">
            <text:p>6.5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.18">
            <text:p>5.18</text:p>
          </table:table-cell>
          <table:table-cell table:number-columns-repeated="2"/>
          <table:table-cell table:formula="of:=( [.B28] - ([.$D$2]*[.A28] + [.$D$3]) )^2" office:value-type="float" office:value="0.0000652388236690537">
            <text:p>6.52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.66">
            <text:p>5.66</text:p>
          </table:table-cell>
          <table:table-cell table:number-columns-repeated="2"/>
          <table:table-cell table:formula="of:=( [.B29] - ([.$D$2]*[.A29] + [.$D$3]) )^2" office:value-type="float" office:value="0.00000635796138261347">
            <text:p>6.36E-006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.65">
            <text:p>5.65</text:p>
          </table:table-cell>
          <table:table-cell table:number-columns-repeated="2"/>
          <table:table-cell table:formula="of:=( [.B30] - ([.$D$2]*[.A30] + [.$D$3]) )^2" office:value-type="float" office:value="0.0000559279648225728">
            <text:p>5.59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.65">
            <text:p>5.65</text:p>
          </table:table-cell>
          <table:table-cell table:number-columns-repeated="2"/>
          <table:table-cell table:formula="of:=( [.B31] - ([.$D$2]*[.A31] + [.$D$3]) )^2" office:value-type="float" office:value="0.0000559279648225728">
            <text:p>5.59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.13">
            <text:p>6.13</text:p>
          </table:table-cell>
          <table:table-cell table:number-columns-repeated="2"/>
          <table:table-cell table:formula="of:=( [.B32] - ([.$D$2]*[.A32] + [.$D$3]) )^2" office:value-type="float" office:value="0.00000973474344988118">
            <text:p>9.73E-006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.12">
            <text:p>6.12</text:p>
          </table:table-cell>
          <table:table-cell table:number-columns-repeated="2"/>
          <table:table-cell table:formula="of:=( [.B33] - ([.$D$2]*[.A33] + [.$D$3]) )^2" office:value-type="float" office:value="0.0000473336426586865">
            <text:p>4.73E-005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.17">
            <text:p>6.17</text:p>
          </table:table-cell>
          <table:table-cell table:number-columns-repeated="2"/>
          <table:table-cell table:formula="of:=( [.B34] - ([.$D$2]*[.A34] + [.$D$3]) )^2" office:value-type="float" office:value="0.00185933914661465">
            <text:p>1.86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.6">
            <text:p>6.6</text:p>
          </table:table-cell>
          <table:table-cell table:number-columns-repeated="2"/>
          <table:table-cell table:formula="of:=( [.B35] - ([.$D$2]*[.A35] + [.$D$3]) )^2" office:value-type="float" office:value="0.0000138280621997147">
            <text:p>1.38E-005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.63">
            <text:p>6.63</text:p>
          </table:table-cell>
          <table:table-cell table:number-columns-repeated="2"/>
          <table:table-cell table:formula="of:=( [.B36] - ([.$D$2]*[.A36] + [.$D$3]) )^2" office:value-type="float" office:value="0.00113694467726677">
            <text:p>1.14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.59">
            <text:p>6.59</text:p>
          </table:table-cell>
          <table:table-cell table:number-columns-repeated="2"/>
          <table:table-cell table:formula="of:=( [.B37] - ([.$D$2]*[.A37] + [.$D$3]) )^2" office:value-type="float" office:value="0.0000394558571773659">
            <text:p>3.95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.06">
            <text:p>7.06</text:p>
          </table:table-cell>
          <table:table-cell table:number-columns-repeated="2"/>
          <table:table-cell table:formula="of:=( [.B38] - ([.$D$2]*[.A38] + [.$D$3]) )^2" office:value-type="float" office:value="0.0000322946083786011">
            <text:p>3.23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.06">
            <text:p>7.06</text:p>
          </table:table-cell>
          <table:table-cell table:number-columns-repeated="2"/>
          <table:table-cell table:formula="of:=( [.B39] - ([.$D$2]*[.A39] + [.$D$3]) )^2" office:value-type="float" office:value="0.0000322946083786011">
            <text:p>3.23E-005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.06">
            <text:p>7.06</text:p>
          </table:table-cell>
          <table:table-cell table:number-columns-repeated="2"/>
          <table:table-cell table:formula="of:=( [.B40] - ([.$D$2]*[.A40] + [.$D$3]) )^2" office:value-type="float" office:value="0.0000322946083786011">
            <text:p>3.23E-005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.53">
            <text:p>7.53</text:p>
          </table:table-cell>
          <table:table-cell table:number-columns-repeated="2"/>
          <table:table-cell table:formula="of:=( [.B41] - ([.$D$2]*[.A41] + [.$D$3]) )^2" office:value-type="float" office:value="0.0000258498962624042">
            <text:p>2.58E-005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.53">
            <text:p>7.53</text:p>
          </table:table-cell>
          <table:table-cell table:number-columns-repeated="2"/>
          <table:table-cell table:formula="of:=( [.B42] - ([.$D$2]*[.A42] + [.$D$3]) )^2" office:value-type="float" office:value="0.0000258498962624042">
            <text:p>2.58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.53">
            <text:p>7.53</text:p>
          </table:table-cell>
          <table:table-cell table:number-columns-repeated="2"/>
          <table:table-cell table:formula="of:=( [.B43] - ([.$D$2]*[.A43] + [.$D$3]) )^2" office:value-type="float" office:value="0.0000258498962624042">
            <text:p>2.58E-005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.99">
            <text:p>7.99</text:p>
          </table:table-cell>
          <table:table-cell table:number-columns-repeated="2"/>
          <table:table-cell table:formula="of:=( [.B44] - ([.$D$2]*[.A44] + [.$D$3]) )^2" office:value-type="float" office:value="0.000209836203112928">
            <text:p>2.10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.01">
            <text:p>8.01</text:p>
          </table:table-cell>
          <table:table-cell table:number-columns-repeated="2"/>
          <table:table-cell table:formula="of:=( [.B45] - ([.$D$2]*[.A45] + [.$D$3]) )^2" office:value-type="float" office:value="0.0000304072385446297">
            <text:p>3.04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( [.B46] - ([.$D$2]*[.A46] + [.$D$3]) )^2" office:value-type="float" office:value="0.0000201217208287832">
            <text:p>2.01E-005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.47">
            <text:p>8.47</text:p>
          </table:table-cell>
          <table:table-cell table:number-columns-repeated="2"/>
          <table:table-cell table:formula="of:=( [.B47] - ([.$D$2]*[.A47] + [.$D$3]) )^2" office:value-type="float" office:value="0.0000151100820777072">
            <text:p>1.51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.49">
            <text:p>8.49</text:p>
          </table:table-cell>
          <table:table-cell table:number-columns-repeated="2"/>
          <table:table-cell table:formula="of:=( [.B48] - ([.$D$2]*[.A48] + [.$D$3]) )^2" office:value-type="float" office:value="0.000259623325971806">
            <text:p>2.60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.47">
            <text:p>8.47</text:p>
          </table:table-cell>
          <table:table-cell table:number-columns-repeated="2"/>
          <table:table-cell table:formula="of:=( [.B49] - ([.$D$2]*[.A49] + [.$D$3]) )^2" office:value-type="float" office:value="0.0000151100820777072">
            <text:p>1.51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.93">
            <text:p>8.93</text:p>
          </table:table-cell>
          <table:table-cell table:number-columns-repeated="2"/>
          <table:table-cell table:formula="of:=( [.B50] - ([.$D$2]*[.A50] + [.$D$3]) )^2" office:value-type="float" office:value="0.000176587253831028">
            <text:p>1.77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.95">
            <text:p>8.95</text:p>
          </table:table-cell>
          <table:table-cell table:number-columns-repeated="2"/>
          <table:table-cell table:formula="of:=( [.B51] - ([.$D$2]*[.A51] + [.$D$3]) )^2" office:value-type="float" office:value="0.0000450427061874171">
            <text:p>4.50E-005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.94">
            <text:p>8.94</text:p>
          </table:table-cell>
          <table:table-cell table:number-columns-repeated="2"/>
          <table:table-cell table:formula="of:=( [.B52] - ([.$D$2]*[.A52] + [.$D$3]) )^2" office:value-type="float" office:value="0.0000108149800092269">
            <text:p>1.08E-005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.42">
            <text:p>9.42</text:p>
          </table:table-cell>
          <table:table-cell table:number-columns-repeated="2"/>
          <table:table-cell table:formula="of:=( [.B53] - ([.$D$2]*[.A53] + [.$D$3]) )^2" office:value-type="float" office:value="0.0000534352450326627">
            <text:p>5.34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.43">
            <text:p>9.43</text:p>
          </table:table-cell>
          <table:table-cell table:number-columns-repeated="2"/>
          <table:table-cell table:formula="of:=( [.B54] - ([.$D$2]*[.A54] + [.$D$3]) )^2" office:value-type="float" office:value="0.000299634075442016">
            <text:p>3.00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.4">
            <text:p>9.4</text:p>
          </table:table-cell>
          <table:table-cell table:number-columns-repeated="2"/>
          <table:table-cell table:formula="of:=( [.B55] - ([.$D$2]*[.A55] + [.$D$3]) )^2" office:value-type="float" office:value="0.00016103758421393">
            <text:p>1.61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35x35" table:style-name="ta1" table:print="false">
        <table:shapes>
          <draw:frame draw:z-index="0" draw:style-name="gr1" svg:width="18.821cm" svg:height="10.398cm" svg:x="13.82cm" svg:y="0.238cm">
            <draw:object draw:notify-on-update-of-ranges="35x35.A2:35x35.A55 35x35.B2:35x35.B5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94">
            <text:p>1.94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127287925696594">
            <text:p>1.27E-003</text:p>
          </table:table-cell>
          <table:table-cell table:formula="of:=( [.B2] - ([.$D$2]*[.A2] + [.$D$3]) )^2" office:value-type="float" office:value="0.0000239393697585987">
            <text:p>2.39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94">
            <text:p>1.9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355739020754502">
            <text:p>3.56E-002</text:p>
          </table:table-cell>
          <table:table-cell table:formula="of:=( [.B3] - ([.$D$2]*[.A3] + [.$D$3]) )^2" office:value-type="float" office:value="0.0000239393697585987">
            <text:p>2.39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94">
            <text:p>1.94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511987390083422">
            <text:p>5.12E-005</text:p>
          </table:table-cell>
          <table:table-cell table:formula="of:=( [.B4] - ([.$D$2]*[.A4] + [.$D$3]) )^2" office:value-type="float" office:value="0.0000239393697585987">
            <text:p>2.39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57">
            <text:p>2.57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621086352040574">
            <text:p>6.21E-003</text:p>
          </table:table-cell>
          <table:table-cell table:formula="of:=( [.B5] - ([.$D$2]*[.A5] + [.$D$3]) )^2" office:value-type="float" office:value="0.000128423652563386">
            <text:p>1.28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57">
            <text:p>2.5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128423652563386">
            <text:p>1.28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59">
            <text:p>2.59</text:p>
          </table:table-cell>
          <table:table-cell office:value-type="string">
            <text:p>sum d_i^2</text:p>
          </table:table-cell>
          <table:table-cell table:formula="of:=SUM([.E2:.E55])" office:value-type="float" office:value="0.0183176699919733">
            <text:p>1.83E-002</text:p>
          </table:table-cell>
          <table:table-cell table:formula="of:=( [.B7] - ([.$D$2]*[.A7] + [.$D$3]) )^2" office:value-type="float" office:value="0.0000751270122698311">
            <text:p>7.51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.22">
            <text:p>3.22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0496378575315414">
            <text:p>4.96E-006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.22">
            <text:p>3.22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496378575315414">
            <text:p>4.96E-006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.21">
            <text:p>3.21</text:p>
          </table:table-cell>
          <table:table-cell table:number-columns-repeated="2"/>
          <table:table-cell table:formula="of:=( [.B10] - ([.$D$2]*[.A10] + [.$D$3]) )^2" office:value-type="float" office:value="0.0000604046755593752">
            <text:p>6.04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.85">
            <text:p>3.85</text:p>
          </table:table-cell>
          <table:table-cell table:number-columns-repeated="2"/>
          <table:table-cell table:formula="of:=( [.B11] - ([.$D$2]*[.A11] + [.$D$3]) )^2" office:value-type="float" office:value="0.000017738189233883">
            <text:p>1.77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.84">
            <text:p>3.84</text:p>
          </table:table-cell>
          <table:table-cell table:number-columns-repeated="2"/>
          <table:table-cell table:formula="of:=( [.B12] - ([.$D$2]*[.A12] + [.$D$3]) )^2" office:value-type="float" office:value="0.000201971648699551">
            <text:p>2.02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.86">
            <text:p>3.86</text:p>
          </table:table-cell>
          <table:table-cell table:number-columns-repeated="2"/>
          <table:table-cell table:formula="of:=( [.B13] - ([.$D$2]*[.A13] + [.$D$3]) )^2" office:value-type="float" office:value="0.0000335047297682192">
            <text:p>3.35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.48">
            <text:p>4.48</text:p>
          </table:table-cell>
          <table:table-cell table:number-columns-repeated="2"/>
          <table:table-cell table:formula="of:=( [.B14] - ([.$D$2]*[.A14] + [.$D$3]) )^2" office:value-type="float" office:value="0.000113450222712016">
            <text:p>1.13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.48">
            <text:p>4.48</text:p>
          </table:table-cell>
          <table:table-cell table:number-columns-repeated="2"/>
          <table:table-cell table:formula="of:=( [.B15] - ([.$D$2]*[.A15] + [.$D$3]) )^2" office:value-type="float" office:value="0.000113450222712016">
            <text:p>1.13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.51">
            <text:p>4.51</text:p>
          </table:table-cell>
          <table:table-cell table:number-columns-repeated="2"/>
          <table:table-cell table:formula="of:=( [.B16] - ([.$D$2]*[.A16] + [.$D$3]) )^2" office:value-type="float" office:value="0.000374372135336702">
            <text:p>3.74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.11">
            <text:p>5.11</text:p>
          </table:table-cell>
          <table:table-cell table:number-columns-repeated="2"/>
          <table:table-cell table:formula="of:=( [.B17] - ([.$D$2]*[.A17] + [.$D$3]) )^2" office:value-type="float" office:value="0.000292099886187581">
            <text:p>2.92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.13">
            <text:p>5.13</text:p>
          </table:table-cell>
          <table:table-cell table:number-columns-repeated="2"/>
          <table:table-cell table:formula="of:=( [.B18] - ([.$D$2]*[.A18] + [.$D$3]) )^2" office:value-type="float" office:value="0.00000846268861848072">
            <text:p>8.46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.12">
            <text:p>5.12</text:p>
          </table:table-cell>
          <table:table-cell table:number-columns-repeated="2"/>
          <table:table-cell table:formula="of:=( [.B19] - ([.$D$2]*[.A19] + [.$D$3]) )^2" office:value-type="float" office:value="0.0000502812874030352">
            <text:p>5.03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.78">
            <text:p>5.78</text:p>
          </table:table-cell>
          <table:table-cell table:number-columns-repeated="2"/>
          <table:table-cell table:formula="of:=( [.B20] - ([.$D$2]*[.A20] + [.$D$3]) )^2" office:value-type="float" office:value="0.000271242505884566">
            <text:p>2.71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.76">
            <text:p>5.76</text:p>
          </table:table-cell>
          <table:table-cell table:number-columns-repeated="2"/>
          <table:table-cell table:formula="of:=( [.B21] - ([.$D$2]*[.A21] + [.$D$3]) )^2" office:value-type="float" office:value="0.000012464842772571">
            <text:p>1.25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.75">
            <text:p>5.75</text:p>
          </table:table-cell>
          <table:table-cell table:number-columns-repeated="2"/>
          <table:table-cell table:formula="of:=( [.B22] - ([.$D$2]*[.A22] + [.$D$3]) )^2" office:value-type="float" office:value="0.000183076011216575">
            <text:p>1.83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.39">
            <text:p>6.39</text:p>
          </table:table-cell>
          <table:table-cell table:number-columns-repeated="2"/>
          <table:table-cell table:formula="of:=( [.B23] - ([.$D$2]*[.A23] + [.$D$3]) )^2" office:value-type="float" office:value="0.0000994046269240685">
            <text:p>9.94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.39">
            <text:p>6.39</text:p>
          </table:table-cell>
          <table:table-cell table:number-columns-repeated="2"/>
          <table:table-cell table:formula="of:=( [.B24] - ([.$D$2]*[.A24] + [.$D$3]) )^2" office:value-type="float" office:value="0.0000994046269240685">
            <text:p>9.94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.43">
            <text:p>6.43</text:p>
          </table:table-cell>
          <table:table-cell table:number-columns-repeated="2"/>
          <table:table-cell table:formula="of:=( [.B25] - ([.$D$2]*[.A25] + [.$D$3]) )^2" office:value-type="float" office:value="0.00090178967451029">
            <text:p>9.02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.03">
            <text:p>7.03</text:p>
          </table:table-cell>
          <table:table-cell table:number-columns-repeated="2"/>
          <table:table-cell table:formula="of:=( [.B26] - ([.$D$2]*[.A26] + [.$D$3]) )^2" office:value-type="float" office:value="0.0000410857333100905">
            <text:p>4.11E-005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.03">
            <text:p>7.03</text:p>
          </table:table-cell>
          <table:table-cell table:number-columns-repeated="2"/>
          <table:table-cell table:formula="of:=( [.B27] - ([.$D$2]*[.A27] + [.$D$3]) )^2" office:value-type="float" office:value="0.0000410857333100905">
            <text:p>4.11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.02">
            <text:p>7.02</text:p>
          </table:table-cell>
          <table:table-cell table:number-columns-repeated="2"/>
          <table:table-cell table:formula="of:=( [.B28] - ([.$D$2]*[.A28] + [.$D$3]) )^2" office:value-type="float" office:value="0.000269282041072997">
            <text:p>2.69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.67">
            <text:p>7.67</text:p>
          </table:table-cell>
          <table:table-cell table:number-columns-repeated="2"/>
          <table:table-cell table:formula="of:=( [.B29] - ([.$D$2]*[.A29] + [.$D$3]) )^2" office:value-type="float" office:value="0.0000081193303746416">
            <text:p>8.12E-006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.68">
            <text:p>7.68</text:p>
          </table:table-cell>
          <table:table-cell table:number-columns-repeated="2"/>
          <table:table-cell table:formula="of:=( [.B30] - ([.$D$2]*[.A30] + [.$D$3]) )^2" office:value-type="float" office:value="0.0000511304529523148">
            <text:p>5.11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.73">
            <text:p>7.73</text:p>
          </table:table-cell>
          <table:table-cell table:number-columns-repeated="2"/>
          <table:table-cell table:formula="of:=( [.B31] - ([.$D$2]*[.A31] + [.$D$3]) )^2" office:value-type="float" office:value="0.00326618606584076">
            <text:p>3.27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.32">
            <text:p>8.32</text:p>
          </table:table-cell>
          <table:table-cell table:number-columns-repeated="2"/>
          <table:table-cell table:formula="of:=( [.B32] - ([.$D$2]*[.A32] + [.$D$3]) )^2" office:value-type="float" office:value="0.000114723971035954">
            <text:p>1.15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.32">
            <text:p>8.32</text:p>
          </table:table-cell>
          <table:table-cell table:number-columns-repeated="2"/>
          <table:table-cell table:formula="of:=( [.B33] - ([.$D$2]*[.A33] + [.$D$3]) )^2" office:value-type="float" office:value="0.000114723971035954">
            <text:p>1.15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.31">
            <text:p>8.31</text:p>
          </table:table-cell>
          <table:table-cell table:number-columns-repeated="2"/>
          <table:table-cell table:formula="of:=( [.B34] - ([.$D$2]*[.A34] + [.$D$3]) )^2" office:value-type="float" office:value="0.000000505418117721767">
            <text:p>5.05E-007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.95">
            <text:p>8.95</text:p>
          </table:table-cell>
          <table:table-cell table:number-columns-repeated="2"/>
          <table:table-cell table:formula="of:=( [.B35] - ([.$D$2]*[.A35] + [.$D$3]) )^2" office:value-type="float" office:value="0.0000182439965393234">
            <text:p>1.82E-005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.03">
            <text:p>9.03</text:p>
          </table:table-cell>
          <table:table-cell table:number-columns-repeated="2"/>
          <table:table-cell table:formula="of:=( [.B36] - ([.$D$2]*[.A36] + [.$D$3]) )^2" office:value-type="float" office:value="0.00710165186260958">
            <text:p>7.10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.94">
            <text:p>8.94</text:p>
          </table:table-cell>
          <table:table-cell table:number-columns-repeated="2"/>
          <table:table-cell table:formula="of:=( [.B37] - ([.$D$2]*[.A37] + [.$D$3]) )^2" office:value-type="float" office:value="0.0000328180132805409">
            <text:p>3.28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.58">
            <text:p>9.58</text:p>
          </table:table-cell>
          <table:table-cell table:number-columns-repeated="2"/>
          <table:table-cell table:formula="of:=( [.B38] - ([.$D$2]*[.A38] + [.$D$3]) )^2" office:value-type="float" office:value="0.00000470165204011753">
            <text:p>4.70E-006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.58">
            <text:p>9.58</text:p>
          </table:table-cell>
          <table:table-cell table:number-columns-repeated="2"/>
          <table:table-cell table:formula="of:=( [.B39] - ([.$D$2]*[.A39] + [.$D$3]) )^2" office:value-type="float" office:value="0.00000470165204011753">
            <text:p>4.70E-006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.62">
            <text:p>9.62</text:p>
          </table:table-cell>
          <table:table-cell table:number-columns-repeated="2"/>
          <table:table-cell table:formula="of:=( [.B40] - ([.$D$2]*[.A40] + [.$D$3]) )^2" office:value-type="float" office:value="0.00143123530643736">
            <text:p>1.43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.23">
            <text:p>10.23</text:p>
          </table:table-cell>
          <table:table-cell table:number-columns-repeated="2"/>
          <table:table-cell table:formula="of:=( [.B41] - ([.$D$2]*[.A41] + [.$D$3]) )^2" office:value-type="float" office:value="0.000129778625418116">
            <text:p>1.30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.21">
            <text:p>10.21</text:p>
          </table:table-cell>
          <table:table-cell table:number-columns-repeated="2"/>
          <table:table-cell table:formula="of:=( [.B42] - ([.$D$2]*[.A42] + [.$D$3]) )^2" office:value-type="float" office:value="0.000074096937538306">
            <text:p>7.41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.21">
            <text:p>10.21</text:p>
          </table:table-cell>
          <table:table-cell table:number-columns-repeated="2"/>
          <table:table-cell table:formula="of:=( [.B43] - ([.$D$2]*[.A43] + [.$D$3]) )^2" office:value-type="float" office:value="0.000074096937538306">
            <text:p>7.41E-005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.84">
            <text:p>10.84</text:p>
          </table:table-cell>
          <table:table-cell table:number-columns-repeated="2"/>
          <table:table-cell table:formula="of:=( [.B44] - ([.$D$2]*[.A44] + [.$D$3]) )^2" office:value-type="float" office:value="0.000226429853033927">
            <text:p>2.26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.85">
            <text:p>10.85</text:p>
          </table:table-cell>
          <table:table-cell table:number-columns-repeated="2"/>
          <table:table-cell table:formula="of:=( [.B45] - ([.$D$2]*[.A45] + [.$D$3]) )^2" office:value-type="float" office:value="0.0000254781273143866">
            <text:p>2.55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.84">
            <text:p>10.84</text:p>
          </table:table-cell>
          <table:table-cell table:number-columns-repeated="2"/>
          <table:table-cell table:formula="of:=( [.B46] - ([.$D$2]*[.A46] + [.$D$3]) )^2" office:value-type="float" office:value="0.000226429853033927">
            <text:p>2.26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.5">
            <text:p>11.5</text:p>
          </table:table-cell>
          <table:table-cell table:number-columns-repeated="2"/>
          <table:table-cell table:formula="of:=( [.B47] - ([.$D$2]*[.A47] + [.$D$3]) )^2" office:value-type="float" office:value="0.000072467512389976">
            <text:p>7.25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.48">
            <text:p>11.48</text:p>
          </table:table-cell>
          <table:table-cell table:number-columns-repeated="2"/>
          <table:table-cell table:formula="of:=( [.B48] - ([.$D$2]*[.A48] + [.$D$3]) )^2" office:value-type="float" office:value="0.000131956103147983">
            <text:p>1.32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.5">
            <text:p>11.5</text:p>
          </table:table-cell>
          <table:table-cell table:number-columns-repeated="2"/>
          <table:table-cell table:formula="of:=( [.B49] - ([.$D$2]*[.A49] + [.$D$3]) )^2" office:value-type="float" office:value="0.000072467512389976">
            <text:p>7.25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.11">
            <text:p>12.11</text:p>
          </table:table-cell>
          <table:table-cell table:number-columns-repeated="2"/>
          <table:table-cell table:formula="of:=( [.B50] - ([.$D$2]*[.A50] + [.$D$3]) )^2" office:value-type="float" office:value="0.000321371708979004">
            <text:p>3.21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.11">
            <text:p>12.11</text:p>
          </table:table-cell>
          <table:table-cell table:number-columns-repeated="2"/>
          <table:table-cell table:formula="of:=( [.B51] - ([.$D$2]*[.A51] + [.$D$3]) )^2" office:value-type="float" office:value="0.000321371708979004">
            <text:p>3.21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.12">
            <text:p>12.12</text:p>
          </table:table-cell>
          <table:table-cell table:number-columns-repeated="2"/>
          <table:table-cell table:formula="of:=( [.B52] - ([.$D$2]*[.A52] + [.$D$3]) )^2" office:value-type="float" office:value="0.0000628348439405545">
            <text:p>6.28E-005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.77">
            <text:p>12.77</text:p>
          </table:table-cell>
          <table:table-cell table:number-columns-repeated="2"/>
          <table:table-cell table:formula="of:=( [.B53] - ([.$D$2]*[.A53] + [.$D$3]) )^2" office:value-type="float" office:value="0.0000317366407137469">
            <text:p>3.17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.75">
            <text:p>12.75</text:p>
          </table:table-cell>
          <table:table-cell table:number-columns-repeated="2"/>
          <table:table-cell table:formula="of:=( [.B54] - ([.$D$2]*[.A54] + [.$D$3]) )^2" office:value-type="float" office:value="0.000206395510109499">
            <text:p>2.06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.74">
            <text:p>12.74</text:p>
          </table:table-cell>
          <table:table-cell table:number-columns-repeated="2"/>
          <table:table-cell table:formula="of:=( [.B55] - ([.$D$2]*[.A55] + [.$D$3]) )^2" office:value-type="float" office:value="0.000593724944807363">
            <text:p>5.94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40x40" table:style-name="ta1" table:print="false">
        <table:shapes>
          <draw:frame draw:z-index="0" draw:style-name="gr1" svg:width="18.821cm" svg:height="10.398cm" svg:x="14.204cm" svg:y="0.028cm">
            <draw:object draw:notify-on-update-of-ranges="40x40.A2:40x40.A55 40x40.B2:40x40.B5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.52">
            <text:p>2.5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165896112831097">
            <text:p>1.66E-003</text:p>
          </table:table-cell>
          <table:table-cell table:formula="of:=( [.B2] - ([.$D$2]*[.A2] + [.$D$3]) )^2" office:value-type="float" office:value="0.00000593724944808012">
            <text:p>5.94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.52">
            <text:p>2.52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291216603600493">
            <text:p>2.91E-002</text:p>
          </table:table-cell>
          <table:table-cell table:formula="of:=( [.B3] - ([.$D$2]*[.A3] + [.$D$3]) )^2" office:value-type="float" office:value="0.00000593724944808012">
            <text:p>5.94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.52">
            <text:p>2.5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707437965105486">
            <text:p>7.07E-005</text:p>
          </table:table-cell>
          <table:table-cell table:formula="of:=( [.B4] - ([.$D$2]*[.A4] + [.$D$3]) )^2" office:value-type="float" office:value="0.00000593724944808012">
            <text:p>5.94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.35">
            <text:p>3.3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858185325561984">
            <text:p>8.58E-003</text:p>
          </table:table-cell>
          <table:table-cell table:formula="of:=( [.B5] - ([.$D$2]*[.A5] + [.$D$3]) )^2" office:value-type="float" office:value="0.00000873842680933024">
            <text:p>8.74E-006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.35">
            <text:p>3.35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873842680933024">
            <text:p>8.74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.35">
            <text:p>3.35</text:p>
          </table:table-cell>
          <table:table-cell office:value-type="string">
            <text:p>sum d_i^2</text:p>
          </table:table-cell>
          <table:table-cell table:formula="of:=SUM([.E2:.E55])" office:value-type="float" office:value="0.0349726407522072">
            <text:p>3.50E-002</text:p>
          </table:table-cell>
          <table:table-cell table:formula="of:=( [.B7] - ([.$D$2]*[.A7] + [.$D$3]) )^2" office:value-type="float" office:value="0.00000873842680933024">
            <text:p>8.74E-006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.17">
            <text:p>4.1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425688541133649">
            <text:p>4.26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.17">
            <text:p>4.17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425688541133649">
            <text:p>4.26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.18">
            <text:p>4.18</text:p>
          </table:table-cell>
          <table:table-cell table:number-columns-repeated="2"/>
          <table:table-cell table:formula="of:=( [.B10] - ([.$D$2]*[.A10] + [.$D$3]) )^2" office:value-type="float" office:value="0.0000120792313637135">
            <text:p>1.21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.02">
            <text:p>5.02</text:p>
          </table:table-cell>
          <table:table-cell table:number-columns-repeated="2"/>
          <table:table-cell table:formula="of:=( [.B11] - ([.$D$2]*[.A11] + [.$D$3]) )^2" office:value-type="float" office:value="0.000195858757251826">
            <text:p>1.96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( [.B12] - ([.$D$2]*[.A12] + [.$D$3]) )^2" office:value-type="float" office:value="0.0000360605689706141">
            <text:p>3.61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.01">
            <text:p>5.01</text:p>
          </table:table-cell>
          <table:table-cell table:number-columns-repeated="2"/>
          <table:table-cell table:formula="of:=( [.B13] - ([.$D$2]*[.A13] + [.$D$3]) )^2" office:value-type="float" office:value="0.0000159596631112241">
            <text:p>1.60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.85">
            <text:p>5.85</text:p>
          </table:table-cell>
          <table:table-cell table:number-columns-repeated="2"/>
          <table:table-cell table:formula="of:=( [.B14] - ([.$D$2]*[.A14] + [.$D$3]) )^2" office:value-type="float" office:value="0.000210667533082728">
            <text:p>2.11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.83">
            <text:p>5.83</text:p>
          </table:table-cell>
          <table:table-cell table:number-columns-repeated="2"/>
          <table:table-cell table:formula="of:=( [.B15] - ([.$D$2]*[.A15] + [.$D$3]) )^2" office:value-type="float" office:value="0.0000300919110209934">
            <text:p>3.01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.83">
            <text:p>5.83</text:p>
          </table:table-cell>
          <table:table-cell table:number-columns-repeated="2"/>
          <table:table-cell table:formula="of:=( [.B16] - ([.$D$2]*[.A16] + [.$D$3]) )^2" office:value-type="float" office:value="0.0000300919110209934">
            <text:p>3.01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.65">
            <text:p>6.65</text:p>
          </table:table-cell>
          <table:table-cell table:number-columns-repeated="2"/>
          <table:table-cell table:formula="of:=( [.B17] - ([.$D$2]*[.A17] + [.$D$3]) )^2" office:value-type="float" office:value="0.000223986352343361">
            <text:p>2.24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.66">
            <text:p>6.66</text:p>
          </table:table-cell>
          <table:table-cell table:number-columns-repeated="2"/>
          <table:table-cell table:formula="of:=( [.B18] - ([.$D$2]*[.A18] + [.$D$3]) )^2" office:value-type="float" office:value="0.0000246628802645027">
            <text:p>2.47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.67">
            <text:p>6.67</text:p>
          </table:table-cell>
          <table:table-cell table:number-columns-repeated="2"/>
          <table:table-cell table:formula="of:=( [.B19] - ([.$D$2]*[.A19] + [.$D$3]) )^2" office:value-type="float" office:value="0.0000253394081856356">
            <text:p>2.53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.48">
            <text:p>7.48</text:p>
          </table:table-cell>
          <table:table-cell table:number-columns-repeated="2"/>
          <table:table-cell table:formula="of:=( [.B20] - ([.$D$2]*[.A20] + [.$D$3]) )^2" office:value-type="float" office:value="0.000208708231889713">
            <text:p>2.09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.48">
            <text:p>7.48</text:p>
          </table:table-cell>
          <table:table-cell table:number-columns-repeated="2"/>
          <table:table-cell table:formula="of:=( [.B21] - ([.$D$2]*[.A21] + [.$D$3]) )^2" office:value-type="float" office:value="0.000208708231889713">
            <text:p>2.09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.52">
            <text:p>7.52</text:p>
          </table:table-cell>
          <table:table-cell table:number-columns-repeated="2"/>
          <table:table-cell table:formula="of:=( [.B22] - ([.$D$2]*[.A22] + [.$D$3]) )^2" office:value-type="float" office:value="0.000652969211135345">
            <text:p>6.53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.31">
            <text:p>8.31</text:p>
          </table:table-cell>
          <table:table-cell table:number-columns-repeated="2"/>
          <table:table-cell table:formula="of:=( [.B23] - ([.$D$2]*[.A23] + [.$D$3]) )^2" office:value-type="float" office:value="0.000193969738629198">
            <text:p>1.94E-004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.32">
            <text:p>8.32</text:p>
          </table:table-cell>
          <table:table-cell table:number-columns-repeated="2"/>
          <table:table-cell table:formula="of:=( [.B24] - ([.$D$2]*[.A24] + [.$D$3]) )^2" office:value-type="float" office:value="0.0000154237003308974">
            <text:p>1.54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.35">
            <text:p>8.35</text:p>
          </table:table-cell>
          <table:table-cell table:number-columns-repeated="2"/>
          <table:table-cell table:formula="of:=( [.B25] - ([.$D$2]*[.A25] + [.$D$3]) )^2" office:value-type="float" office:value="0.000679785585435946">
            <text:p>6.80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.17">
            <text:p>9.17</text:p>
          </table:table-cell>
          <table:table-cell table:number-columns-repeated="2"/>
          <table:table-cell table:formula="of:=( [.B26] - ([.$D$2]*[.A26] + [.$D$3]) )^2" office:value-type="float" office:value="0.000275298908337696">
            <text:p>2.75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.14">
            <text:p>9.14</text:p>
          </table:table-cell>
          <table:table-cell table:number-columns-repeated="2"/>
          <table:table-cell table:formula="of:=( [.B27] - ([.$D$2]*[.A27] + [.$D$3]) )^2" office:value-type="float" office:value="0.000179770872561837">
            <text:p>1.80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.14">
            <text:p>9.14</text:p>
          </table:table-cell>
          <table:table-cell table:number-columns-repeated="2"/>
          <table:table-cell table:formula="of:=( [.B28] - ([.$D$2]*[.A28] + [.$D$3]) )^2" office:value-type="float" office:value="0.000179770872561837">
            <text:p>1.80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.97">
            <text:p>9.97</text:p>
          </table:table-cell>
          <table:table-cell table:number-columns-repeated="2"/>
          <table:table-cell table:formula="of:=( [.B29] - ([.$D$2]*[.A29] + [.$D$3]) )^2" office:value-type="float" office:value="0.000166111633687607">
            <text:p>1.66E-004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.96">
            <text:p>9.96</text:p>
          </table:table-cell>
          <table:table-cell table:number-columns-repeated="2"/>
          <table:table-cell table:formula="of:=( [.B30] - ([.$D$2]*[.A30] + [.$D$3]) )^2" office:value-type="float" office:value="0.000523880238205376">
            <text:p>5.24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.98">
            <text:p>9.98</text:p>
          </table:table-cell>
          <table:table-cell table:number-columns-repeated="2"/>
          <table:table-cell table:formula="of:=( [.B31] - ([.$D$2]*[.A31] + [.$D$3]) )^2" office:value-type="float" office:value="0.00000834302916982998">
            <text:p>8.34E-006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.79">
            <text:p>10.79</text:p>
          </table:table-cell>
          <table:table-cell table:number-columns-repeated="2"/>
          <table:table-cell table:formula="of:=( [.B32] - ([.$D$2]*[.A32] + [.$D$3]) )^2" office:value-type="float" office:value="0.000500371909634094">
            <text:p>5.00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.82">
            <text:p>10.82</text:p>
          </table:table-cell>
          <table:table-cell table:number-columns-repeated="2"/>
          <table:table-cell table:formula="of:=( [.B33] - ([.$D$2]*[.A33] + [.$D$3]) )^2" office:value-type="float" office:value="0.000058232246751467">
            <text:p>5.82E-005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.8">
            <text:p>10.8</text:p>
          </table:table-cell>
          <table:table-cell table:number-columns-repeated="2"/>
          <table:table-cell table:formula="of:=( [.B34] - ([.$D$2]*[.A34] + [.$D$3]) )^2" office:value-type="float" office:value="0.000152992022006507">
            <text:p>1.53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.62">
            <text:p>11.62</text:p>
          </table:table-cell>
          <table:table-cell table:number-columns-repeated="2"/>
          <table:table-cell table:formula="of:=( [.B35] - ([.$D$2]*[.A35] + [.$D$3]) )^2" office:value-type="float" office:value="0.000477403208255861">
            <text:p>4.77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.72">
            <text:p>11.72</text:p>
          </table:table-cell>
          <table:table-cell table:number-columns-repeated="2"/>
          <table:table-cell table:formula="of:=( [.B36] - ([.$D$2]*[.A36] + [.$D$3]) )^2" office:value-type="float" office:value="0.00610749150088322">
            <text:p>6.11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.62">
            <text:p>11.62</text:p>
          </table:table-cell>
          <table:table-cell table:number-columns-repeated="2"/>
          <table:table-cell table:formula="of:=( [.B37] - ([.$D$2]*[.A37] + [.$D$3]) )^2" office:value-type="float" office:value="0.000477403208255861">
            <text:p>4.77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.45">
            <text:p>12.45</text:p>
          </table:table-cell>
          <table:table-cell table:number-columns-repeated="2"/>
          <table:table-cell table:formula="of:=( [.B38] - ([.$D$2]*[.A38] + [.$D$3]) )^2" office:value-type="float" office:value="0.000454974134070757">
            <text:p>4.55E-004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.44">
            <text:p>12.44</text:p>
          </table:table-cell>
          <table:table-cell table:number-columns-repeated="2"/>
          <table:table-cell table:formula="of:=( [.B39] - ([.$D$2]*[.A39] + [.$D$3]) )^2" office:value-type="float" office:value="0.000981576587917769">
            <text:p>9.82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.45">
            <text:p>12.45</text:p>
          </table:table-cell>
          <table:table-cell table:number-columns-repeated="2"/>
          <table:table-cell table:formula="of:=( [.B40] - ([.$D$2]*[.A40] + [.$D$3]) )^2" office:value-type="float" office:value="0.000454974134070757">
            <text:p>4.55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.28">
            <text:p>13.28</text:p>
          </table:table-cell>
          <table:table-cell table:number-columns-repeated="2"/>
          <table:table-cell table:formula="of:=( [.B41] - ([.$D$2]*[.A41] + [.$D$3]) )^2" office:value-type="float" office:value="0.000433084687078784">
            <text:p>4.33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.34">
            <text:p>13.34</text:p>
          </table:table-cell>
          <table:table-cell table:number-columns-repeated="2"/>
          <table:table-cell table:formula="of:=( [.B42] - ([.$D$2]*[.A42] + [.$D$3]) )^2" office:value-type="float" office:value="0.00153580226533824">
            <text:p>1.54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.3">
            <text:p>13.3</text:p>
          </table:table-cell>
          <table:table-cell table:number-columns-repeated="2"/>
          <table:table-cell table:formula="of:=( [.B43] - ([.$D$2]*[.A43] + [.$D$3]) )^2" office:value-type="float" office:value="0.000000657213165255576">
            <text:p>6.57E-007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.19">
            <text:p>14.19</text:p>
          </table:table-cell>
          <table:table-cell table:number-columns-repeated="2"/>
          <table:table-cell table:formula="of:=( [.B44] - ([.$D$2]*[.A44] + [.$D$3]) )^2" office:value-type="float" office:value="0.00356513470674815">
            <text:p>3.57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.12">
            <text:p>14.12</text:p>
          </table:table-cell>
          <table:table-cell table:number-columns-repeated="2"/>
          <table:table-cell table:formula="of:=( [.B45] - ([.$D$2]*[.A45] + [.$D$3]) )^2" office:value-type="float" office:value="0.000105909847213407">
            <text:p>1.06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.23">
            <text:p>14.23</text:p>
          </table:table-cell>
          <table:table-cell table:number-columns-repeated="2"/>
          <table:table-cell table:formula="of:=( [.B46] - ([.$D$2]*[.A46] + [.$D$3]) )^2" office:value-type="float" office:value="0.00994183462648248">
            <text:p>9.94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.99">
            <text:p>14.99</text:p>
          </table:table-cell>
          <table:table-cell table:number-columns-repeated="2"/>
          <table:table-cell table:formula="of:=( [.B47] - ([.$D$2]*[.A47] + [.$D$3]) )^2" office:value-type="float" office:value="0.000913743158793179">
            <text:p>9.14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.96">
            <text:p>14.96</text:p>
          </table:table-cell>
          <table:table-cell table:number-columns-repeated="2"/>
          <table:table-cell table:formula="of:=( [.B48] - ([.$D$2]*[.A48] + [.$D$3]) )^2" office:value-type="float" office:value="0.0000000520683217494244">
            <text:p>5.21E-008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.95">
            <text:p>14.95</text:p>
          </table:table-cell>
          <table:table-cell table:number-columns-repeated="2"/>
          <table:table-cell table:formula="of:=( [.B49] - ([.$D$2]*[.A49] + [.$D$3]) )^2" office:value-type="float" office:value="0.0000954883714979572">
            <text:p>9.55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.79">
            <text:p>15.79</text:p>
          </table:table-cell>
          <table:table-cell table:number-columns-repeated="2"/>
          <table:table-cell table:formula="of:=( [.B50] - ([.$D$2]*[.A50] + [.$D$3]) )^2" office:value-type="float" office:value="0.000000558936689690192">
            <text:p>5.59E-007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.76">
            <text:p>15.76</text:p>
          </table:table-cell>
          <table:table-cell table:number-columns-repeated="2"/>
          <table:table-cell table:formula="of:=( [.B51] - ([.$D$2]*[.A51] + [.$D$3]) )^2" office:value-type="float" office:value="0.000855701695547506">
            <text:p>8.56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.81">
            <text:p>15.81</text:p>
          </table:table-cell>
          <table:table-cell table:number-columns-repeated="2"/>
          <table:table-cell table:formula="of:=( [.B52] - ([.$D$2]*[.A52] + [.$D$3]) )^2" office:value-type="float" office:value="0.000430463764117844">
            <text:p>4.30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.57">
            <text:p>16.57</text:p>
          </table:table-cell>
          <table:table-cell table:number-columns-repeated="2"/>
          <table:table-cell table:formula="of:=( [.B53] - ([.$D$2]*[.A53] + [.$D$3]) )^2" office:value-type="float" office:value="0.00237489977922876">
            <text:p>2.37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.62">
            <text:p>16.62</text:p>
          </table:table-cell>
          <table:table-cell table:number-columns-repeated="2"/>
          <table:table-cell table:formula="of:=( [.B54] - ([.$D$2]*[.A54] + [.$D$3]) )^2" office:value-type="float" office:value="0.00000160543225077531">
            <text:p>1.61E-006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.59">
            <text:p>16.59</text:p>
          </table:table-cell>
          <table:table-cell table:number-columns-repeated="2"/>
          <table:table-cell table:formula="of:=( [.B55] - ([.$D$2]*[.A55] + [.$D$3]) )^2" office:value-type="float" office:value="0.000825582040437589">
            <text:p>8.26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45x45" table:style-name="ta1" table:print="false">
        <table:shapes>
          <draw:frame draw:z-index="0" draw:style-name="gr1" svg:width="18.821cm" svg:height="10.398cm" svg:x="13.956cm" svg:y="0.002cm">
            <draw:object draw:notify-on-update-of-ranges="45x45.A2:45x45.A55 45x45.B2:45x45.B5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1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19">
            <text:p>3.19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208968008255934">
            <text:p>2.09E-003</text:p>
          </table:table-cell>
          <table:table-cell table:formula="of:=( [.B2] - ([.$D$2]*[.A2] + [.$D$3]) )^2" office:value-type="float" office:value="0.00000972758949575874">
            <text:p>9.73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18">
            <text:p>3.18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585987845430633">
            <text:p>5.86E-002</text:p>
          </table:table-cell>
          <table:table-cell table:formula="of:=( [.B3] - ([.$D$2]*[.A3] + [.$D$3]) )^2" office:value-type="float" office:value="0.000172105757137192">
            <text:p>1.72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19">
            <text:p>3.19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832844084795213">
            <text:p>8.33E-005</text:p>
          </table:table-cell>
          <table:table-cell table:formula="of:=( [.B4] - ([.$D$2]*[.A4] + [.$D$3]) )^2" office:value-type="float" office:value="0.00000972758949575874">
            <text:p>9.73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.23">
            <text:p>4.23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01031412972836">
            <text:p>1.01E-002</text:p>
          </table:table-cell>
          <table:table-cell table:formula="of:=( [.B5] - ([.$D$2]*[.A5] + [.$D$3]) )^2" office:value-type="float" office:value="0.0000633448797181367">
            <text:p>6.33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.23">
            <text:p>4.23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633448797181367">
            <text:p>6.33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.23">
            <text:p>4.23</text:p>
          </table:table-cell>
          <table:table-cell office:value-type="string">
            <text:p>sum d_i^2</text:p>
          </table:table-cell>
          <table:table-cell table:formula="of:=SUM([.E2:.E55])" office:value-type="float" office:value="0.0484706799678928">
            <text:p>4.85E-002</text:p>
          </table:table-cell>
          <table:table-cell table:formula="of:=( [.B7] - ([.$D$2]*[.A7] + [.$D$3]) )^2" office:value-type="float" office:value="0.0000633448797181367">
            <text:p>6.33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.27">
            <text:p>5.2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163814169118338">
            <text:p>1.64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.29">
            <text:p>5.29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518545314618777">
            <text:p>5.19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.27">
            <text:p>5.27</text:p>
          </table:table-cell>
          <table:table-cell table:number-columns-repeated="2"/>
          <table:table-cell table:formula="of:=( [.B10] - ([.$D$2]*[.A10] + [.$D$3]) )^2" office:value-type="float" office:value="0.000163814169118338">
            <text:p>1.64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.32">
            <text:p>6.32</text:p>
          </table:table-cell>
          <table:table-cell table:number-columns-repeated="2"/>
          <table:table-cell table:formula="of:=( [.B11] - ([.$D$2]*[.A11] + [.$D$3]) )^2" office:value-type="float" office:value="0.0000583548132747015">
            <text:p>5.84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.32">
            <text:p>6.32</text:p>
          </table:table-cell>
          <table:table-cell table:number-columns-repeated="2"/>
          <table:table-cell table:formula="of:=( [.B12] - ([.$D$2]*[.A12] + [.$D$3]) )^2" office:value-type="float" office:value="0.0000583548132747015">
            <text:p>5.84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.41">
            <text:p>6.41</text:p>
          </table:table-cell>
          <table:table-cell table:number-columns-repeated="2"/>
          <table:table-cell table:formula="of:=( [.B13] - ([.$D$2]*[.A13] + [.$D$3]) )^2" office:value-type="float" office:value="0.00678332901348024">
            <text:p>6.78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.36">
            <text:p>7.36</text:p>
          </table:table-cell>
          <table:table-cell table:number-columns-repeated="2"/>
          <table:table-cell table:formula="of:=( [.B14] - ([.$D$2]*[.A14] + [.$D$3]) )^2" office:value-type="float" office:value="0.000155727275437128">
            <text:p>1.56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.38">
            <text:p>7.38</text:p>
          </table:table-cell>
          <table:table-cell table:number-columns-repeated="2"/>
          <table:table-cell table:formula="of:=( [.B15] - ([.$D$2]*[.A15] + [.$D$3]) )^2" office:value-type="float" office:value="0.0000565643354071102">
            <text:p>5.66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.36">
            <text:p>7.36</text:p>
          </table:table-cell>
          <table:table-cell table:number-columns-repeated="2"/>
          <table:table-cell table:formula="of:=( [.B16] - ([.$D$2]*[.A16] + [.$D$3]) )^2" office:value-type="float" office:value="0.000155727275437128">
            <text:p>1.56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.43">
            <text:p>8.43</text:p>
          </table:table-cell>
          <table:table-cell table:number-columns-repeated="2"/>
          <table:table-cell table:formula="of:=( [.B17] - ([.$D$2]*[.A17] + [.$D$3]) )^2" office:value-type="float" office:value="0.000160804849952137">
            <text:p>1.61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.41">
            <text:p>8.41</text:p>
          </table:table-cell>
          <table:table-cell table:number-columns-repeated="2"/>
          <table:table-cell table:formula="of:=( [.B18] - ([.$D$2]*[.A18] + [.$D$3]) )^2" office:value-type="float" office:value="0.000053569441168971">
            <text:p>5.36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.41">
            <text:p>8.41</text:p>
          </table:table-cell>
          <table:table-cell table:number-columns-repeated="2"/>
          <table:table-cell table:formula="of:=( [.B19] - ([.$D$2]*[.A19] + [.$D$3]) )^2" office:value-type="float" office:value="0.000053569441168971">
            <text:p>5.36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.45">
            <text:p>9.45</text:p>
          </table:table-cell>
          <table:table-cell table:number-columns-repeated="2"/>
          <table:table-cell table:formula="of:=( [.B20] - ([.$D$2]*[.A20] + [.$D$3]) )^2" office:value-type="float" office:value="0.000147845076093618">
            <text:p>1.48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.46">
            <text:p>9.46</text:p>
          </table:table-cell>
          <table:table-cell table:number-columns-repeated="2"/>
          <table:table-cell table:formula="of:=( [.B21] - ([.$D$2]*[.A21] + [.$D$3]) )^2" office:value-type="float" office:value="0.00000466195489181563">
            <text:p>4.66E-006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.44">
            <text:p>9.44</text:p>
          </table:table-cell>
          <table:table-cell table:number-columns-repeated="2"/>
          <table:table-cell table:formula="of:=( [.B22] - ([.$D$2]*[.A22] + [.$D$3]) )^2" office:value-type="float" office:value="0.000491028197295404">
            <text:p>4.91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.48">
            <text:p>10.48</text:p>
          </table:table-cell>
          <table:table-cell table:number-columns-repeated="2"/>
          <table:table-cell table:formula="of:=( [.B23] - ([.$D$2]*[.A23] + [.$D$3]) )^2" office:value-type="float" office:value="0.000728956656991236">
            <text:p>7.29E-004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.54">
            <text:p>10.54</text:p>
          </table:table-cell>
          <table:table-cell table:number-columns-repeated="2"/>
          <table:table-cell table:formula="of:=( [.B24] - ([.$D$2]*[.A24] + [.$D$3]) )^2" office:value-type="float" office:value="0.0010890529762201">
            <text:p>1.09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.49">
            <text:p>10.49</text:p>
          </table:table-cell>
          <table:table-cell table:number-columns-repeated="2"/>
          <table:table-cell table:formula="of:=( [.B25] - ([.$D$2]*[.A25] + [.$D$3]) )^2" office:value-type="float" office:value="0.000288972710196068">
            <text:p>2.89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.53">
            <text:p>11.53</text:p>
          </table:table-cell>
          <table:table-cell table:number-columns-repeated="2"/>
          <table:table-cell table:formula="of:=( [.B26] - ([.$D$2]*[.A26] + [.$D$3]) )^2" office:value-type="float" office:value="0.0004769523434764">
            <text:p>4.77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.57">
            <text:p>11.57</text:p>
          </table:table-cell>
          <table:table-cell table:number-columns-repeated="2"/>
          <table:table-cell table:formula="of:=( [.B27] - ([.$D$2]*[.A27] + [.$D$3]) )^2" office:value-type="float" office:value="0.000329813253922039">
            <text:p>3.30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.56">
            <text:p>11.56</text:p>
          </table:table-cell>
          <table:table-cell table:number-columns-repeated="2"/>
          <table:table-cell table:formula="of:=( [.B28] - ([.$D$2]*[.A28] + [.$D$3]) )^2" office:value-type="float" office:value="0.0000665980263106224">
            <text:p>6.66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.59">
            <text:p>12.59</text:p>
          </table:table-cell>
          <table:table-cell table:number-columns-repeated="2"/>
          <table:table-cell table:formula="of:=( [.B29] - ([.$D$2]*[.A29] + [.$D$3]) )^2" office:value-type="float" office:value="0.0000446127799704916">
            <text:p>4.46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.58">
            <text:p>12.58</text:p>
          </table:table-cell>
          <table:table-cell table:number-columns-repeated="2"/>
          <table:table-cell table:formula="of:=( [.B30] - ([.$D$2]*[.A30] + [.$D$3]) )^2" office:value-type="float" office:value="0.00027819837795244">
            <text:p>2.78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.59">
            <text:p>12.59</text:p>
          </table:table-cell>
          <table:table-cell table:number-columns-repeated="2"/>
          <table:table-cell table:formula="of:=( [.B31] - ([.$D$2]*[.A31] + [.$D$3]) )^2" office:value-type="float" office:value="0.0000446127799704916">
            <text:p>4.46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.63">
            <text:p>13.63</text:p>
          </table:table-cell>
          <table:table-cell table:number-columns-repeated="2"/>
          <table:table-cell table:formula="of:=( [.B32] - ([.$D$2]*[.A32] + [.$D$3]) )^2" office:value-type="float" office:value="0.000132694760419589">
            <text:p>1.33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.66">
            <text:p>13.66</text:p>
          </table:table-cell>
          <table:table-cell table:number-columns-repeated="2"/>
          <table:table-cell table:formula="of:=( [.B33] - ([.$D$2]*[.A33] + [.$D$3]) )^2" office:value-type="float" office:value="0.000341535489693547">
            <text:p>3.42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.76">
            <text:p>13.76</text:p>
          </table:table-cell>
          <table:table-cell table:number-columns-repeated="2"/>
          <table:table-cell table:formula="of:=( [.B34] - ([.$D$2]*[.A34] + [.$D$3]) )^2" office:value-type="float" office:value="0.0140376712539399">
            <text:p>1.40E-002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.66">
            <text:p>14.66</text:p>
          </table:table-cell>
          <table:table-cell table:number-columns-repeated="2"/>
          <table:table-cell table:formula="of:=( [.B35] - ([.$D$2]*[.A35] + [.$D$3]) )^2" office:value-type="float" office:value="0.000694815989215296">
            <text:p>6.95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.67">
            <text:p>14.67</text:p>
          </table:table-cell>
          <table:table-cell table:number-columns-repeated="2"/>
          <table:table-cell table:formula="of:=( [.B36] - ([.$D$2]*[.A36] + [.$D$3]) )^2" office:value-type="float" office:value="0.000267628740046549">
            <text:p>2.68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.7">
            <text:p>14.7</text:p>
          </table:table-cell>
          <table:table-cell table:number-columns-repeated="2"/>
          <table:table-cell table:formula="of:=( [.B37] - ([.$D$2]*[.A37] + [.$D$3]) )^2" office:value-type="float" office:value="0.000186066992540255">
            <text:p>1.86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5.74">
            <text:p>15.74</text:p>
          </table:table-cell>
          <table:table-cell table:number-columns-repeated="2"/>
          <table:table-cell table:formula="of:=( [.B38] - ([.$D$2]*[.A38] + [.$D$3]) )^2" office:value-type="float" office:value="0.0000774504945648626">
            <text:p>7.75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5.72">
            <text:p>15.72</text:p>
          </table:table-cell>
          <table:table-cell table:number-columns-repeated="2"/>
          <table:table-cell table:formula="of:=( [.B39] - ([.$D$2]*[.A39] + [.$D$3]) )^2" office:value-type="float" office:value="0.000125426644089093">
            <text:p>1.25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5.72">
            <text:p>15.72</text:p>
          </table:table-cell>
          <table:table-cell table:number-columns-repeated="2"/>
          <table:table-cell table:formula="of:=( [.B40] - ([.$D$2]*[.A40] + [.$D$3]) )^2" office:value-type="float" office:value="0.000125426644089093">
            <text:p>1.25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6.76">
            <text:p>16.76</text:p>
          </table:table-cell>
          <table:table-cell table:number-columns-repeated="2"/>
          <table:table-cell table:formula="of:=( [.B41] - ([.$D$2]*[.A41] + [.$D$3]) )^2" office:value-type="float" office:value="0.000257263796478334">
            <text:p>2.57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6.76">
            <text:p>16.76</text:p>
          </table:table-cell>
          <table:table-cell table:number-columns-repeated="2"/>
          <table:table-cell table:formula="of:=( [.B42] - ([.$D$2]*[.A42] + [.$D$3]) )^2" office:value-type="float" office:value="0.000257263796478334">
            <text:p>2.57E-004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6.89">
            <text:p>16.89</text:p>
          </table:table-cell>
          <table:table-cell table:number-columns-repeated="2"/>
          <table:table-cell table:formula="of:=( [.B43] - ([.$D$2]*[.A43] + [.$D$3]) )^2" office:value-type="float" office:value="0.0129870080918557">
            <text:p>1.30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7.87">
            <text:p>17.87</text:p>
          </table:table-cell>
          <table:table-cell table:number-columns-repeated="2"/>
          <table:table-cell table:formula="of:=( [.B44] - ([.$D$2]*[.A44] + [.$D$3]) )^2" office:value-type="float" office:value="0.0024128248664032">
            <text:p>2.41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7.8">
            <text:p>17.8</text:p>
          </table:table-cell>
          <table:table-cell table:number-columns-repeated="2"/>
          <table:table-cell table:formula="of:=( [.B45] - ([.$D$2]*[.A45] + [.$D$3]) )^2" office:value-type="float" office:value="0.000435952948045076">
            <text:p>4.36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7.85">
            <text:p>17.85</text:p>
          </table:table-cell>
          <table:table-cell table:number-columns-repeated="2"/>
          <table:table-cell table:formula="of:=( [.B46] - ([.$D$2]*[.A46] + [.$D$3]) )^2" office:value-type="float" office:value="0.000848004318300899">
            <text:p>8.48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.87">
            <text:p>18.87</text:p>
          </table:table-cell>
          <table:table-cell table:number-columns-repeated="2"/>
          <table:table-cell table:formula="of:=( [.B47] - ([.$D$2]*[.A47] + [.$D$3]) )^2" office:value-type="float" office:value="0.0000183224441631045">
            <text:p>1.83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.84">
            <text:p>18.84</text:p>
          </table:table-cell>
          <table:table-cell table:number-columns-repeated="2"/>
          <table:table-cell table:formula="of:=( [.B48] - ([.$D$2]*[.A48] + [.$D$3]) )^2" office:value-type="float" office:value="0.000661494098789884">
            <text:p>6.61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.85">
            <text:p>18.85</text:p>
          </table:table-cell>
          <table:table-cell table:number-columns-repeated="2"/>
          <table:table-cell table:formula="of:=( [.B49] - ([.$D$2]*[.A49] + [.$D$3]) )^2" office:value-type="float" office:value="0.000247103547247572">
            <text:p>2.47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.91">
            <text:p>19.91</text:p>
          </table:table-cell>
          <table:table-cell table:number-columns-repeated="2"/>
          <table:table-cell table:formula="of:=( [.B50] - ([.$D$2]*[.A50] + [.$D$3]) )^2" office:value-type="float" office:value="0.00000031311730548142">
            <text:p>3.13E-007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.89">
            <text:p>19.89</text:p>
          </table:table-cell>
          <table:table-cell table:number-columns-repeated="2"/>
          <table:table-cell table:formula="of:=( [.B51] - ([.$D$2]*[.A51] + [.$D$3]) )^2" office:value-type="float" office:value="0.000422695871576783">
            <text:p>4.23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.88">
            <text:p>19.88</text:p>
          </table:table-cell>
          <table:table-cell table:number-columns-repeated="2"/>
          <table:table-cell table:formula="of:=( [.B52] - ([.$D$2]*[.A52] + [.$D$3]) )^2" office:value-type="float" office:value="0.00093388724871253">
            <text:p>9.34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.94">
            <text:p>20.94</text:p>
          </table:table-cell>
          <table:table-cell table:number-columns-repeated="2"/>
          <table:table-cell table:formula="of:=( [.B53] - ([.$D$2]*[.A53] + [.$D$3]) )^2" office:value-type="float" office:value="0.000237147992354714">
            <text:p>2.37E-004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.94">
            <text:p>20.94</text:p>
          </table:table-cell>
          <table:table-cell table:number-columns-repeated="2"/>
          <table:table-cell table:formula="of:=( [.B54] - ([.$D$2]*[.A54] + [.$D$3]) )^2" office:value-type="float" office:value="0.000237147992354714">
            <text:p>2.37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.94">
            <text:p>20.94</text:p>
          </table:table-cell>
          <table:table-cell table:number-columns-repeated="2"/>
          <table:table-cell table:formula="of:=( [.B55] - ([.$D$2]*[.A55] + [.$D$3]) )^2" office:value-type="float" office:value="0.000237147992354714">
            <text:p>2.37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50x50" table:style-name="ta1" table:print="false">
        <table:shapes>
          <draw:frame draw:z-index="0" draw:style-name="gr1" svg:width="18.821cm" svg:height="10.398cm" svg:x="13.791cm" svg:y="0.002cm">
            <draw:object draw:notify-on-update-of-ranges="50x50.A2:50x50.A55 50x50.B2:50x50.B5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92">
            <text:p>3.9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257398004815962">
            <text:p>2.57E-003</text:p>
          </table:table-cell>
          <table:table-cell table:formula="of:=( [.B2] - ([.$D$2]*[.A2] + [.$D$3]) )^2" office:value-type="float" office:value="0.00000403124988127357">
            <text:p>4.03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95">
            <text:p>3.95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570221304896172">
            <text:p>5.70E-002</text:p>
          </table:table-cell>
          <table:table-cell table:formula="of:=( [.B3] - ([.$D$2]*[.A3] + [.$D$3]) )^2" office:value-type="float" office:value="0.00102449908613888">
            <text:p>1.02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92">
            <text:p>3.9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454237065586785">
            <text:p>4.54E-005</text:p>
          </table:table-cell>
          <table:table-cell table:formula="of:=( [.B4] - ([.$D$2]*[.A4] + [.$D$3]) )^2" office:value-type="float" office:value="0.00000403124988127357">
            <text:p>4.03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.21">
            <text:p>5.21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551030059511705">
            <text:p>5.51E-003</text:p>
          </table:table-cell>
          <table:table-cell table:formula="of:=( [.B5] - ([.$D$2]*[.A5] + [.$D$3]) )^2" office:value-type="float" office:value="0.0000251780477978486">
            <text:p>2.52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.21">
            <text:p>5.2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251780477978486">
            <text:p>2.52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.21">
            <text:p>5.21</text:p>
          </table:table-cell>
          <table:table-cell office:value-type="string">
            <text:p>sum d_i^2</text:p>
          </table:table-cell>
          <table:table-cell table:formula="of:=SUM([.E2:.E55])" office:value-type="float" office:value="0.0144183923861937">
            <text:p>1.44E-002</text:p>
          </table:table-cell>
          <table:table-cell table:formula="of:=( [.B7] - ([.$D$2]*[.A7] + [.$D$3]) )^2" office:value-type="float" office:value="0.0000251780477978486">
            <text:p>2.52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.5">
            <text:p>6.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644447557946963">
            <text:p>6.44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.49">
            <text:p>6.49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388977356780062">
            <text:p>3.89E-006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.49">
            <text:p>6.49</text:p>
          </table:table-cell>
          <table:table-cell table:number-columns-repeated="2"/>
          <table:table-cell table:formula="of:=( [.B10] - ([.$D$2]*[.A10] + [.$D$3]) )^2" office:value-type="float" office:value="0.00000388977356780062">
            <text:p>3.89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.78">
            <text:p>7.78</text:p>
          </table:table-cell>
          <table:table-cell table:number-columns-repeated="2"/>
          <table:table-cell table:formula="of:=( [.B11] - ([.$D$2]*[.A11] + [.$D$3]) )^2" office:value-type="float" office:value="0.0000010768732410789">
            <text:p>1.08E-006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.78">
            <text:p>7.78</text:p>
          </table:table-cell>
          <table:table-cell table:number-columns-repeated="2"/>
          <table:table-cell table:formula="of:=( [.B12] - ([.$D$2]*[.A12] + [.$D$3]) )^2" office:value-type="float" office:value="0.0000010768732410789">
            <text:p>1.08E-006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.78">
            <text:p>7.78</text:p>
          </table:table-cell>
          <table:table-cell table:number-columns-repeated="2"/>
          <table:table-cell table:formula="of:=( [.B13] - ([.$D$2]*[.A13] + [.$D$3]) )^2" office:value-type="float" office:value="0.0000010768732410789">
            <text:p>1.08E-006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9.06">
            <text:p>9.06</text:p>
          </table:table-cell>
          <table:table-cell table:number-columns-repeated="2"/>
          <table:table-cell table:formula="of:=( [.B14] - ([.$D$2]*[.A14] + [.$D$3]) )^2" office:value-type="float" office:value="0.0000354298639600293">
            <text:p>3.54E-005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9.06">
            <text:p>9.06</text:p>
          </table:table-cell>
          <table:table-cell table:number-columns-repeated="2"/>
          <table:table-cell table:formula="of:=( [.B15] - ([.$D$2]*[.A15] + [.$D$3]) )^2" office:value-type="float" office:value="0.0000354298639600293">
            <text:p>3.54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9.07">
            <text:p>9.07</text:p>
          </table:table-cell>
          <table:table-cell table:number-columns-repeated="2"/>
          <table:table-cell table:formula="of:=( [.B16] - ([.$D$2]*[.A16] + [.$D$3]) )^2" office:value-type="float" office:value="0.0000163838829946388">
            <text:p>1.64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.35">
            <text:p>10.35</text:p>
          </table:table-cell>
          <table:table-cell table:number-columns-repeated="2"/>
          <table:table-cell table:formula="of:=( [.B17] - ([.$D$2]*[.A17] + [.$D$3]) )^2" office:value-type="float" office:value="0.00000865726539002313">
            <text:p>8.66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.37">
            <text:p>10.37</text:p>
          </table:table-cell>
          <table:table-cell table:number-columns-repeated="2"/>
          <table:table-cell table:formula="of:=( [.B18] - ([.$D$2]*[.A18] + [.$D$3]) )^2" office:value-type="float" office:value="0.000290964340266886">
            <text:p>2.91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.34">
            <text:p>10.34</text:p>
          </table:table-cell>
          <table:table-cell table:number-columns-repeated="2"/>
          <table:table-cell table:formula="of:=( [.B19] - ([.$D$2]*[.A19] + [.$D$3]) )^2" office:value-type="float" office:value="0.000167503727951579">
            <text:p>1.68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.63">
            <text:p>11.63</text:p>
          </table:table-cell>
          <table:table-cell table:number-columns-repeated="2"/>
          <table:table-cell table:formula="of:=( [.B20] - ([.$D$2]*[.A20] + [.$D$3]) )^2" office:value-type="float" office:value="0.0000986515210579753">
            <text:p>9.87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.63">
            <text:p>11.63</text:p>
          </table:table-cell>
          <table:table-cell table:number-columns-repeated="2"/>
          <table:table-cell table:formula="of:=( [.B21] - ([.$D$2]*[.A21] + [.$D$3]) )^2" office:value-type="float" office:value="0.0000986515210579753">
            <text:p>9.87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.63">
            <text:p>11.63</text:p>
          </table:table-cell>
          <table:table-cell table:number-columns-repeated="2"/>
          <table:table-cell table:formula="of:=( [.B22] - ([.$D$2]*[.A22] + [.$D$3]) )^2" office:value-type="float" office:value="0.0000986515210579753">
            <text:p>9.87E-005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.92">
            <text:p>12.92</text:p>
          </table:table-cell>
          <table:table-cell table:number-columns-repeated="2"/>
          <table:table-cell table:formula="of:=( [.B23] - ([.$D$2]*[.A23] + [.$D$3]) )^2" office:value-type="float" office:value="0.0000479192242446813">
            <text:p>4.79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.93">
            <text:p>12.93</text:p>
          </table:table-cell>
          <table:table-cell table:number-columns-repeated="2"/>
          <table:table-cell table:formula="of:=( [.B24] - ([.$D$2]*[.A24] + [.$D$3]) )^2" office:value-type="float" office:value="0.00000947179849081297">
            <text:p>9.47E-006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.95">
            <text:p>12.95</text:p>
          </table:table-cell>
          <table:table-cell table:number-columns-repeated="2"/>
          <table:table-cell table:formula="of:=( [.B25] - ([.$D$2]*[.A25] + [.$D$3]) )^2" office:value-type="float" office:value="0.000532576946983051">
            <text:p>5.33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4.21">
            <text:p>14.21</text:p>
          </table:table-cell>
          <table:table-cell table:number-columns-repeated="2"/>
          <table:table-cell table:formula="of:=( [.B26] - ([.$D$2]*[.A26] + [.$D$3]) )^2" office:value-type="float" office:value="0.0000153068375116371">
            <text:p>1.53E-005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4.21">
            <text:p>14.21</text:p>
          </table:table-cell>
          <table:table-cell table:number-columns-repeated="2"/>
          <table:table-cell table:formula="of:=( [.B27] - ([.$D$2]*[.A27] + [.$D$3]) )^2" office:value-type="float" office:value="0.0000153068375116371">
            <text:p>1.53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4.2">
            <text:p>14.2</text:p>
          </table:table-cell>
          <table:table-cell table:number-columns-repeated="2"/>
          <table:table-cell table:formula="of:=( [.B28] - ([.$D$2]*[.A28] + [.$D$3]) )^2" office:value-type="float" office:value="0.000193554744861685">
            <text:p>1.94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.5">
            <text:p>15.5</text:p>
          </table:table-cell>
          <table:table-cell table:number-columns-repeated="2"/>
          <table:table-cell table:formula="of:=( [.B29] - ([.$D$2]*[.A29] + [.$D$3]) )^2" office:value-type="float" office:value="0.0000008143608588812">
            <text:p>8.14E-007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.49">
            <text:p>15.49</text:p>
          </table:table-cell>
          <table:table-cell table:number-columns-repeated="2"/>
          <table:table-cell table:formula="of:=( [.B30] - ([.$D$2]*[.A30] + [.$D$3]) )^2" office:value-type="float" office:value="0.000118862749805053">
            <text:p>1.19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.5">
            <text:p>15.5</text:p>
          </table:table-cell>
          <table:table-cell table:number-columns-repeated="2"/>
          <table:table-cell table:formula="of:=( [.B31] - ([.$D$2]*[.A31] + [.$D$3]) )^2" office:value-type="float" office:value="0.0000008143608588812">
            <text:p>8.14E-007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6.77">
            <text:p>16.77</text:p>
          </table:table-cell>
          <table:table-cell table:number-columns-repeated="2"/>
          <table:table-cell table:formula="of:=( [.B32] - ([.$D$2]*[.A32] + [.$D$3]) )^2" office:value-type="float" office:value="0.000320139535371073">
            <text:p>3.20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6.79">
            <text:p>16.79</text:p>
          </table:table-cell>
          <table:table-cell table:number-columns-repeated="2"/>
          <table:table-cell table:formula="of:=( [.B33] - ([.$D$2]*[.A33] + [.$D$3]) )^2" office:value-type="float" office:value="0.00000444179428638901">
            <text:p>4.44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6.77">
            <text:p>16.77</text:p>
          </table:table-cell>
          <table:table-cell table:number-columns-repeated="2"/>
          <table:table-cell table:formula="of:=( [.B34] - ([.$D$2]*[.A34] + [.$D$3]) )^2" office:value-type="float" office:value="0.000320139535371073">
            <text:p>3.20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8.05">
            <text:p>18.05</text:p>
          </table:table-cell>
          <table:table-cell table:number-columns-repeated="2"/>
          <table:table-cell table:formula="of:=( [.B35] - ([.$D$2]*[.A35] + [.$D$3]) )^2" office:value-type="float" office:value="0.000619137194209519">
            <text:p>6.19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8.06">
            <text:p>18.06</text:p>
          </table:table-cell>
          <table:table-cell table:number-columns-repeated="2"/>
          <table:table-cell table:formula="of:=( [.B36] - ([.$D$2]*[.A36] + [.$D$3]) )^2" office:value-type="float" office:value="0.000221487842071139">
            <text:p>2.21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8.1">
            <text:p>18.1</text:p>
          </table:table-cell>
          <table:table-cell table:number-columns-repeated="2"/>
          <table:table-cell table:formula="of:=( [.B37] - ([.$D$2]*[.A37] + [.$D$3]) )^2" office:value-type="float" office:value="0.000630890433517362">
            <text:p>6.31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9.35">
            <text:p>19.35</text:p>
          </table:table-cell>
          <table:table-cell table:number-columns-repeated="2"/>
          <table:table-cell table:formula="of:=( [.B38] - ([.$D$2]*[.A38] + [.$D$3]) )^2" office:value-type="float" office:value="0.000140956058851491">
            <text:p>1.41E-004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9.36">
            <text:p>19.36</text:p>
          </table:table-cell>
          <table:table-cell table:number-columns-repeated="2"/>
          <table:table-cell table:formula="of:=( [.B39] - ([.$D$2]*[.A39] + [.$D$3]) )^2" office:value-type="float" office:value="0.00000350622511688329">
            <text:p>3.51E-006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9.34">
            <text:p>19.34</text:p>
          </table:table-cell>
          <table:table-cell table:number-columns-repeated="2"/>
          <table:table-cell table:formula="of:=( [.B40] - ([.$D$2]*[.A40] + [.$D$3]) )^2" office:value-type="float" office:value="0.000478405892586175">
            <text:p>4.78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0.64">
            <text:p>20.64</text:p>
          </table:table-cell>
          <table:table-cell table:number-columns-repeated="2"/>
          <table:table-cell table:formula="of:=( [.B41] - ([.$D$2]*[.A41] + [.$D$3]) )^2" office:value-type="float" office:value="0.000078544185712128">
            <text:p>7.85E-005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0.64">
            <text:p>20.64</text:p>
          </table:table-cell>
          <table:table-cell table:number-columns-repeated="2"/>
          <table:table-cell table:formula="of:=( [.B42] - ([.$D$2]*[.A42] + [.$D$3]) )^2" office:value-type="float" office:value="0.000078544185712128">
            <text:p>7.85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0.66">
            <text:p>20.66</text:p>
          </table:table-cell>
          <table:table-cell table:number-columns-repeated="2"/>
          <table:table-cell table:formula="of:=( [.B43] - ([.$D$2]*[.A43] + [.$D$3]) )^2" office:value-type="float" office:value="0.000124043555050613">
            <text:p>1.24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1.97">
            <text:p>21.97</text:p>
          </table:table-cell>
          <table:table-cell table:number-columns-repeated="2"/>
          <table:table-cell table:formula="of:=( [.B44] - ([.$D$2]*[.A44] + [.$D$3]) )^2" office:value-type="float" office:value="0.00116604903494519">
            <text:p>1.17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1.93">
            <text:p>21.93</text:p>
          </table:table-cell>
          <table:table-cell table:number-columns-repeated="2"/>
          <table:table-cell table:formula="of:=( [.B45] - ([.$D$2]*[.A45] + [.$D$3]) )^2" office:value-type="float" office:value="0.0000342522226530915">
            <text:p>3.43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1.92">
            <text:p>21.92</text:p>
          </table:table-cell>
          <table:table-cell table:number-columns-repeated="2"/>
          <table:table-cell table:formula="of:=( [.B46] - ([.$D$2]*[.A46] + [.$D$3]) )^2" office:value-type="float" office:value="0.000251303019579989">
            <text:p>2.51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3.2">
            <text:p>23.2</text:p>
          </table:table-cell>
          <table:table-cell table:number-columns-repeated="2"/>
          <table:table-cell table:formula="of:=( [.B47] - ([.$D$2]*[.A47] + [.$D$3]) )^2" office:value-type="float" office:value="0.000521782726720454">
            <text:p>5.22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3.2">
            <text:p>23.2</text:p>
          </table:table-cell>
          <table:table-cell table:number-columns-repeated="2"/>
          <table:table-cell table:formula="of:=( [.B48] - ([.$D$2]*[.A48] + [.$D$3]) )^2" office:value-type="float" office:value="0.000521782726720454">
            <text:p>5.22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3.27">
            <text:p>23.27</text:p>
          </table:table-cell>
          <table:table-cell table:number-columns-repeated="2"/>
          <table:table-cell table:formula="of:=( [.B49] - ([.$D$2]*[.A49] + [.$D$3]) )^2" office:value-type="float" office:value="0.00222382377705885">
            <text:p>2.22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4.51">
            <text:p>24.51</text:p>
          </table:table-cell>
          <table:table-cell table:number-columns-repeated="2"/>
          <table:table-cell table:formula="of:=( [.B50] - ([.$D$2]*[.A50] + [.$D$3]) )^2" office:value-type="float" office:value="0.000000028026775747862">
            <text:p>2.80E-008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4.51">
            <text:p>24.51</text:p>
          </table:table-cell>
          <table:table-cell table:number-columns-repeated="2"/>
          <table:table-cell table:formula="of:=( [.B51] - ([.$D$2]*[.A51] + [.$D$3]) )^2" office:value-type="float" office:value="0.000000028026775747862">
            <text:p>2.80E-008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4.56">
            <text:p>24.56</text:p>
          </table:table-cell>
          <table:table-cell table:number-columns-repeated="2"/>
          <table:table-cell table:formula="of:=( [.B52] - ([.$D$2]*[.A52] + [.$D$3]) )^2" office:value-type="float" office:value="0.00251676922617929">
            <text:p>2.52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5.83">
            <text:p>25.83</text:p>
          </table:table-cell>
          <table:table-cell table:number-columns-repeated="2"/>
          <table:table-cell table:formula="of:=( [.B53] - ([.$D$2]*[.A53] + [.$D$3]) )^2" office:value-type="float" office:value="0.00110073906881123">
            <text:p>1.10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5.79">
            <text:p>25.79</text:p>
          </table:table-cell>
          <table:table-cell table:number-columns-repeated="2"/>
          <table:table-cell table:formula="of:=( [.B54] - ([.$D$2]*[.A54] + [.$D$3]) )^2" office:value-type="float" office:value="0.0000465480356728973">
            <text:p>4.65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5.79">
            <text:p>25.79</text:p>
          </table:table-cell>
          <table:table-cell table:number-columns-repeated="2"/>
          <table:table-cell table:formula="of:=( [.B55] - ([.$D$2]*[.A55] + [.$D$3]) )^2" office:value-type="float" office:value="0.0000465480356728973">
            <text:p>4.65E-005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55x55" table:style-name="ta1" table:print="false">
        <table:shapes>
          <draw:frame draw:z-index="0" draw:style-name="gr1" svg:width="18.821cm" svg:height="10.398cm" svg:x="13.737cm" svg:y="0.002cm">
            <draw:object draw:notify-on-update-of-ranges="55x55.A2:55x55.A55 55x55.B2:55x55.B55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2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.74">
            <text:p>4.74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311062263501892">
            <text:p>3.11E-003</text:p>
          </table:table-cell>
          <table:table-cell table:formula="of:=( [.B2] - ([.$D$2]*[.A2] + [.$D$3]) )^2" office:value-type="float" office:value="0.00000010981536578978">
            <text:p>1.10E-007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.74">
            <text:p>4.7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737346634560296">
            <text:p>7.37E-002</text:p>
          </table:table-cell>
          <table:table-cell table:formula="of:=( [.B3] - ([.$D$2]*[.A3] + [.$D$3]) )^2" office:value-type="float" office:value="0.00000010981536578978">
            <text:p>1.10E-007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.74">
            <text:p>4.74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975845663118223">
            <text:p>9.76E-005</text:p>
          </table:table-cell>
          <table:table-cell table:formula="of:=( [.B4] - ([.$D$2]*[.A4] + [.$D$3]) )^2" office:value-type="float" office:value="0.00000010981536578978">
            <text:p>1.10E-007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.29">
            <text:p>6.2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18378779399617">
            <text:p>1.18E-002</text:p>
          </table:table-cell>
          <table:table-cell table:formula="of:=( [.B5] - ([.$D$2]*[.A5] + [.$D$3]) )^2" office:value-type="float" office:value="0.0000247997376033533">
            <text:p>2.48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.29">
            <text:p>6.29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247997376033533">
            <text:p>2.48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.29">
            <text:p>6.29</text:p>
          </table:table-cell>
          <table:table-cell office:value-type="string">
            <text:p>sum d_i^2</text:p>
          </table:table-cell>
          <table:table-cell table:formula="of:=SUM([.E2:.E55])" office:value-type="float" office:value="0.0665447769751167">
            <text:p>6.65E-002</text:p>
          </table:table-cell>
          <table:table-cell table:formula="of:=( [.B7] - ([.$D$2]*[.A7] + [.$D$3]) )^2" office:value-type="float" office:value="0.0000247997376033533">
            <text:p>2.48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.86">
            <text:p>7.86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942598070803895">
            <text:p>9.43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.86">
            <text:p>7.86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942598070803895">
            <text:p>9.43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.89">
            <text:p>7.89</text:p>
          </table:table-cell>
          <table:table-cell table:number-columns-repeated="2"/>
          <table:table-cell table:formula="of:=( [.B10] - ([.$D$2]*[.A10] + [.$D$3]) )^2" office:value-type="float" office:value="0.00157678474688069">
            <text:p>1.58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.4">
            <text:p>9.4</text:p>
          </table:table-cell>
          <table:table-cell table:number-columns-repeated="2"/>
          <table:table-cell table:formula="of:=( [.B11] - ([.$D$2]*[.A11] + [.$D$3]) )^2" office:value-type="float" office:value="0.0000313887739404693">
            <text:p>3.14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.41">
            <text:p>9.41</text:p>
          </table:table-cell>
          <table:table-cell table:number-columns-repeated="2"/>
          <table:table-cell table:formula="of:=( [.B12] - ([.$D$2]*[.A12] + [.$D$3]) )^2" office:value-type="float" office:value="0.0000193374036847328">
            <text:p>1.93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.41">
            <text:p>9.41</text:p>
          </table:table-cell>
          <table:table-cell table:number-columns-repeated="2"/>
          <table:table-cell table:formula="of:=( [.B13] - ([.$D$2]*[.A13] + [.$D$3]) )^2" office:value-type="float" office:value="0.0000193374036847328">
            <text:p>1.93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.95">
            <text:p>10.95</text:p>
          </table:table-cell>
          <table:table-cell table:number-columns-repeated="2"/>
          <table:table-cell table:formula="of:=( [.B14] - ([.$D$2]*[.A14] + [.$D$3]) )^2" office:value-type="float" office:value="0.00011911290810662">
            <text:p>1.19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.95">
            <text:p>10.95</text:p>
          </table:table-cell>
          <table:table-cell table:number-columns-repeated="2"/>
          <table:table-cell table:formula="of:=( [.B15] - ([.$D$2]*[.A15] + [.$D$3]) )^2" office:value-type="float" office:value="0.00011911290810662">
            <text:p>1.19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.95">
            <text:p>10.95</text:p>
          </table:table-cell>
          <table:table-cell table:number-columns-repeated="2"/>
          <table:table-cell table:formula="of:=( [.B16] - ([.$D$2]*[.A16] + [.$D$3]) )^2" office:value-type="float" office:value="0.00011911290810662">
            <text:p>1.19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2.58">
            <text:p>12.58</text:p>
          </table:table-cell>
          <table:table-cell table:number-columns-repeated="2"/>
          <table:table-cell table:formula="of:=( [.B17] - ([.$D$2]*[.A17] + [.$D$3]) )^2" office:value-type="float" office:value="0.00406722466457215">
            <text:p>4.07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2.52">
            <text:p>12.52</text:p>
          </table:table-cell>
          <table:table-cell table:number-columns-repeated="2"/>
          <table:table-cell table:formula="of:=( [.B18] - ([.$D$2]*[.A18] + [.$D$3]) )^2" office:value-type="float" office:value="0.0000142490883770309">
            <text:p>1.42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2.5">
            <text:p>12.5</text:p>
          </table:table-cell>
          <table:table-cell table:number-columns-repeated="2"/>
          <table:table-cell table:formula="of:=( [.B19] - ([.$D$2]*[.A19] + [.$D$3]) )^2" office:value-type="float" office:value="0.000263257229645331">
            <text:p>2.63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4.05">
            <text:p>14.05</text:p>
          </table:table-cell>
          <table:table-cell table:number-columns-repeated="2"/>
          <table:table-cell table:formula="of:=( [.B20] - ([.$D$2]*[.A20] + [.$D$3]) )^2" office:value-type="float" office:value="0.000463821738556547">
            <text:p>4.64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4.06">
            <text:p>14.06</text:p>
          </table:table-cell>
          <table:table-cell table:number-columns-repeated="2"/>
          <table:table-cell table:formula="of:=( [.B21] - ([.$D$2]*[.A21] + [.$D$3]) )^2" office:value-type="float" office:value="0.00013309131773325">
            <text:p>1.33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4.13">
            <text:p>14.13</text:p>
          </table:table-cell>
          <table:table-cell table:number-columns-repeated="2"/>
          <table:table-cell table:formula="of:=( [.B22] - ([.$D$2]*[.A22] + [.$D$3]) )^2" office:value-type="float" office:value="0.00341797837197014">
            <text:p>3.42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.62">
            <text:p>15.62</text:p>
          </table:table-cell>
          <table:table-cell table:number-columns-repeated="2"/>
          <table:table-cell table:formula="of:=( [.B23] - ([.$D$2]*[.A23] + [.$D$3]) )^2" office:value-type="float" office:value="0.00004689289281545">
            <text:p>4.69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.61">
            <text:p>15.61</text:p>
          </table:table-cell>
          <table:table-cell table:number-columns-repeated="2"/>
          <table:table-cell table:formula="of:=( [.B24] - ([.$D$2]*[.A24] + [.$D$3]) )^2" office:value-type="float" office:value="0.000283849663827978">
            <text:p>2.84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.64">
            <text:p>15.64</text:p>
          </table:table-cell>
          <table:table-cell table:number-columns-repeated="2"/>
          <table:table-cell table:formula="of:=( [.B25] - ([.$D$2]*[.A25] + [.$D$3]) )^2" office:value-type="float" office:value="0.000172979350790415">
            <text:p>1.73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7.16">
            <text:p>17.16</text:p>
          </table:table-cell>
          <table:table-cell table:number-columns-repeated="2"/>
          <table:table-cell table:formula="of:=( [.B26] - ([.$D$2]*[.A26] + [.$D$3]) )^2" office:value-type="float" office:value="0.000491028197295168">
            <text:p>4.91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7.15">
            <text:p>17.15</text:p>
          </table:table-cell>
          <table:table-cell table:number-columns-repeated="2"/>
          <table:table-cell table:formula="of:=( [.B27] - ([.$D$2]*[.A27] + [.$D$3]) )^2" office:value-type="float" office:value="0.00103421131849695">
            <text:p>1.03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7.17">
            <text:p>17.17</text:p>
          </table:table-cell>
          <table:table-cell table:number-columns-repeated="2"/>
          <table:table-cell table:formula="of:=( [.B28] - ([.$D$2]*[.A28] + [.$D$3]) )^2" office:value-type="float" office:value="0.000147845076093445">
            <text:p>1.48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8.73">
            <text:p>18.73</text:p>
          </table:table-cell>
          <table:table-cell table:number-columns-repeated="2"/>
          <table:table-cell table:formula="of:=( [.B29] - ([.$D$2]*[.A29] + [.$D$3]) )^2" office:value-type="float" office:value="0.0000558079753532571">
            <text:p>5.58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8.71">
            <text:p>18.71</text:p>
          </table:table-cell>
          <table:table-cell table:number-columns-repeated="2"/>
          <table:table-cell table:formula="of:=( [.B30] - ([.$D$2]*[.A30] + [.$D$3]) )^2" office:value-type="float" office:value="0.000754626918134998">
            <text:p>7.55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8.7">
            <text:p>18.7</text:p>
          </table:table-cell>
          <table:table-cell table:number-columns-repeated="2"/>
          <table:table-cell table:formula="of:=( [.B31] - ([.$D$2]*[.A31] + [.$D$3]) )^2" office:value-type="float" office:value="0.00140403638952599">
            <text:p>1.40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0.36">
            <text:p>20.36</text:p>
          </table:table-cell>
          <table:table-cell table:number-columns-repeated="2"/>
          <table:table-cell table:formula="of:=( [.B32] - ([.$D$2]*[.A32] + [.$D$3]) )^2" office:value-type="float" office:value="0.00451828761054649">
            <text:p>4.52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0.26">
            <text:p>20.26</text:p>
          </table:table-cell>
          <table:table-cell table:number-columns-repeated="2"/>
          <table:table-cell table:formula="of:=( [.B33] - ([.$D$2]*[.A33] + [.$D$3]) )^2" office:value-type="float" office:value="0.00107464582634741">
            <text:p>1.07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0.27">
            <text:p>20.27</text:p>
          </table:table-cell>
          <table:table-cell table:number-columns-repeated="2"/>
          <table:table-cell table:formula="of:=( [.B34] - ([.$D$2]*[.A34] + [.$D$3]) )^2" office:value-type="float" office:value="0.000519010004767438">
            <text:p>5.19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1.85">
            <text:p>21.85</text:p>
          </table:table-cell>
          <table:table-cell table:number-columns-repeated="2"/>
          <table:table-cell table:formula="of:=( [.B35] - ([.$D$2]*[.A35] + [.$D$3]) )^2" office:value-type="float" office:value="0.00000363623485539185">
            <text:p>3.64E-006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1.84">
            <text:p>21.84</text:p>
          </table:table-cell>
          <table:table-cell table:number-columns-repeated="2"/>
          <table:table-cell table:formula="of:=( [.B36] - ([.$D$2]*[.A36] + [.$D$3]) )^2" office:value-type="float" office:value="0.0000654984066246862">
            <text:p>6.55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1.81">
            <text:p>21.81</text:p>
          </table:table-cell>
          <table:table-cell table:number-columns-repeated="2"/>
          <table:table-cell table:formula="of:=( [.B37] - ([.$D$2]*[.A37] + [.$D$3]) )^2" office:value-type="float" office:value="0.00145108492193267">
            <text:p>1.45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3.42">
            <text:p>23.42</text:p>
          </table:table-cell>
          <table:table-cell table:number-columns-repeated="2"/>
          <table:table-cell table:formula="of:=( [.B38] - ([.$D$2]*[.A38] + [.$D$3]) )^2" office:value-type="float" office:value="0.000275413073139288">
            <text:p>2.75E-004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3.39">
            <text:p>23.39</text:p>
          </table:table-cell>
          <table:table-cell table:number-columns-repeated="2"/>
          <table:table-cell table:formula="of:=( [.B39] - ([.$D$2]*[.A39] + [.$D$3]) )^2" office:value-type="float" office:value="0.000179678639014719">
            <text:p>1.80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3.38">
            <text:p>23.38</text:p>
          </table:table-cell>
          <table:table-cell table:number-columns-repeated="2"/>
          <table:table-cell table:formula="of:=( [.B40] - ([.$D$2]*[.A40] + [.$D$3]) )^2" office:value-type="float" office:value="0.000547767160973281">
            <text:p>5.48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4.97">
            <text:p>24.97</text:p>
          </table:table-cell>
          <table:table-cell table:number-columns-repeated="2"/>
          <table:table-cell table:formula="of:=( [.B41] - ([.$D$2]*[.A41] + [.$D$3]) )^2" office:value-type="float" office:value="0.000127334442334242">
            <text:p>1.27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4.98">
            <text:p>24.98</text:p>
          </table:table-cell>
          <table:table-cell table:number-columns-repeated="2"/>
          <table:table-cell table:formula="of:=( [.B42] - ([.$D$2]*[.A42] + [.$D$3]) )^2" office:value-type="float" office:value="0.000453019570186582">
            <text:p>4.53E-004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5.02">
            <text:p>25.02</text:p>
          </table:table-cell>
          <table:table-cell table:number-columns-repeated="2"/>
          <table:table-cell table:formula="of:=( [.B43] - ([.$D$2]*[.A43] + [.$D$3]) )^2" office:value-type="float" office:value="0.00375576008159569">
            <text:p>3.76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6.49">
            <text:p>26.49</text:p>
          </table:table-cell>
          <table:table-cell table:number-columns-repeated="2"/>
          <table:table-cell table:formula="of:=( [.B44] - ([.$D$2]*[.A44] + [.$D$3]) )^2" office:value-type="float" office:value="0.000577299665912698">
            <text:p>5.77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6.51">
            <text:p>26.51</text:p>
          </table:table-cell>
          <table:table-cell table:number-columns-repeated="2"/>
          <table:table-cell table:formula="of:=( [.B45] - ([.$D$2]*[.A45] + [.$D$3]) )^2" office:value-type="float" office:value="0.0000162172212387953">
            <text:p>1.62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6.5">
            <text:p>26.5</text:p>
          </table:table-cell>
          <table:table-cell table:number-columns-repeated="2"/>
          <table:table-cell table:formula="of:=( [.B46] - ([.$D$2]*[.A46] + [.$D$3]) )^2" office:value-type="float" office:value="0.000196758443575715">
            <text:p>1.97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8.03">
            <text:p>28.03</text:p>
          </table:table-cell>
          <table:table-cell table:number-columns-repeated="2"/>
          <table:table-cell table:formula="of:=( [.B47] - ([.$D$2]*[.A47] + [.$D$3]) )^2" office:value-type="float" office:value="0.0015475080329462">
            <text:p>1.55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8.24">
            <text:p>28.24</text:p>
          </table:table-cell>
          <table:table-cell table:number-columns-repeated="2"/>
          <table:table-cell table:formula="of:=( [.B48] - ([.$D$2]*[.A48] + [.$D$3]) )^2" office:value-type="float" office:value="0.0291253890098989">
            <text:p>2.91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8.05">
            <text:p>28.05</text:p>
          </table:table-cell>
          <table:table-cell table:number-columns-repeated="2"/>
          <table:table-cell table:formula="of:=( [.B49] - ([.$D$2]*[.A49] + [.$D$3]) )^2" office:value-type="float" office:value="0.000373972887894186">
            <text:p>3.74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9.59">
            <text:p>29.59</text:p>
          </table:table-cell>
          <table:table-cell table:number-columns-repeated="2"/>
          <table:table-cell table:formula="of:=( [.B50] - ([.$D$2]*[.A50] + [.$D$3]) )^2" office:value-type="float" office:value="0.00120060144230066">
            <text:p>1.20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9.59">
            <text:p>29.59</text:p>
          </table:table-cell>
          <table:table-cell table:number-columns-repeated="2"/>
          <table:table-cell table:formula="of:=( [.B51] - ([.$D$2]*[.A51] + [.$D$3]) )^2" office:value-type="float" office:value="0.00120060144230066">
            <text:p>1.20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9.61">
            <text:p>29.61</text:p>
          </table:table-cell>
          <table:table-cell table:number-columns-repeated="2"/>
          <table:table-cell table:formula="of:=( [.B52] - ([.$D$2]*[.A52] + [.$D$3]) )^2" office:value-type="float" office:value="0.000214613596870181">
            <text:p>2.15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1.17">
            <text:p>31.17</text:p>
          </table:table-cell>
          <table:table-cell table:number-columns-repeated="2"/>
          <table:table-cell table:formula="of:=( [.B53] - ([.$D$2]*[.A53] + [.$D$3]) )^2" office:value-type="float" office:value="0.0000992217928402713">
            <text:p>9.92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1.16">
            <text:p>31.16</text:p>
          </table:table-cell>
          <table:table-cell table:number-columns-repeated="2"/>
          <table:table-cell table:formula="of:=( [.B54] - ([.$D$2]*[.A54] + [.$D$3]) )^2" office:value-type="float" office:value="0.000398442065744746">
            <text:p>3.98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1.24">
            <text:p>31.24</text:p>
          </table:table-cell>
          <table:table-cell table:number-columns-repeated="2"/>
          <table:table-cell table:formula="of:=( [.B55] - ([.$D$2]*[.A55] + [.$D$3]) )^2" office:value-type="float" office:value="0.00360467988250899">
            <text:p>3.60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60x60" table:style-name="ta1" table:print="false">
        <table:shapes>
          <draw:frame draw:z-index="0" draw:style-name="gr1" svg:width="18.821cm" svg:height="10.398cm" svg:x="13.82cm" svg:y="0.002cm">
            <draw:object draw:notify-on-update-of-ranges="60x60.A2:60x60.A55 60x60.B2:60x60.B5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3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5.66">
            <text:p>5.66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369590643274854">
            <text:p>3.70E-003</text:p>
          </table:table-cell>
          <table:table-cell table:formula="of:=( [.B2] - ([.$D$2]*[.A2] + [.$D$3]) )^2" office:value-type="float" office:value="0.000588984644847702">
            <text:p>5.89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5.65">
            <text:p>5.65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918713450292472">
            <text:p>9.19E-002</text:p>
          </table:table-cell>
          <table:table-cell table:formula="of:=( [.B3] - ([.$D$2]*[.A3] + [.$D$3]) )^2" office:value-type="float" office:value="0.000203604527888761">
            <text:p>2.04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5.67">
            <text:p>5.6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121913000532888">
            <text:p>1.22E-004</text:p>
          </table:table-cell>
          <table:table-cell table:formula="of:=( [.B4] - ([.$D$2]*[.A4] + [.$D$3]) )^2" office:value-type="float" office:value="0.00117436476180663">
            <text:p>1.17E-003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.51">
            <text:p>7.51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47891339188948">
            <text:p>1.48E-002</text:p>
          </table:table-cell>
          <table:table-cell table:formula="of:=( [.B5] - ([.$D$2]*[.A5] + [.$D$3]) )^2" office:value-type="float" office:value="0.000692520775622934">
            <text:p>6.93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.48">
            <text:p>7.48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135734072022582">
            <text:p>1.36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.54">
            <text:p>7.54</text:p>
          </table:table-cell>
          <table:table-cell office:value-type="string">
            <text:p>sum d_i^2</text:p>
          </table:table-cell>
          <table:table-cell table:formula="of:=SUM([.E2:.E55])" office:value-type="float" office:value="0.10386081871345">
            <text:p>1.04E-001</text:p>
          </table:table-cell>
          <table:table-cell table:formula="of:=( [.B7] - ([.$D$2]*[.A7] + [.$D$3]) )^2" office:value-type="float" office:value="0.00317146814404363">
            <text:p>3.17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9.32">
            <text:p>9.32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135429704866573">
            <text:p>1.35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9.32">
            <text:p>9.32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135429704866573">
            <text:p>1.35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9.32">
            <text:p>9.32</text:p>
          </table:table-cell>
          <table:table-cell table:number-columns-repeated="2"/>
          <table:table-cell table:formula="of:=( [.B10] - ([.$D$2]*[.A10] + [.$D$3]) )^2" office:value-type="float" office:value="0.000135429704866573">
            <text:p>1.35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1.17">
            <text:p>11.17</text:p>
          </table:table-cell>
          <table:table-cell table:number-columns-repeated="2"/>
          <table:table-cell table:formula="of:=( [.B11] - ([.$D$2]*[.A11] + [.$D$3]) )^2" office:value-type="float" office:value="0.0000919804384255882">
            <text:p>9.20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1.16">
            <text:p>11.16</text:p>
          </table:table-cell>
          <table:table-cell table:number-columns-repeated="2"/>
          <table:table-cell table:formula="of:=( [.B12] - ([.$D$2]*[.A12] + [.$D$3]) )^2" office:value-type="float" office:value="0.000383793303922749">
            <text:p>3.84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1.19">
            <text:p>11.19</text:p>
          </table:table-cell>
          <table:table-cell table:number-columns-repeated="2"/>
          <table:table-cell table:formula="of:=( [.B13] - ([.$D$2]*[.A13] + [.$D$3]) )^2" office:value-type="float" office:value="0.00010835470743124">
            <text:p>1.08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3.02">
            <text:p>13.02</text:p>
          </table:table-cell>
          <table:table-cell table:number-columns-repeated="2"/>
          <table:table-cell table:formula="of:=( [.B14] - ([.$D$2]*[.A14] + [.$D$3]) )^2" office:value-type="float" office:value="0.0000569098184057276">
            <text:p>5.69E-005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3.02">
            <text:p>13.02</text:p>
          </table:table-cell>
          <table:table-cell table:number-columns-repeated="2"/>
          <table:table-cell table:formula="of:=( [.B15] - ([.$D$2]*[.A15] + [.$D$3]) )^2" office:value-type="float" office:value="0.0000569098184057276">
            <text:p>5.69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3.01">
            <text:p>13.01</text:p>
          </table:table-cell>
          <table:table-cell table:number-columns-repeated="2"/>
          <table:table-cell table:formula="of:=( [.B16] - ([.$D$2]*[.A16] + [.$D$3]) )^2" office:value-type="float" office:value="0.000307787011388262">
            <text:p>3.08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4.85">
            <text:p>14.85</text:p>
          </table:table-cell>
          <table:table-cell table:number-columns-repeated="2"/>
          <table:table-cell table:formula="of:=( [.B17] - ([.$D$2]*[.A17] + [.$D$3]) )^2" office:value-type="float" office:value="0.000650100885742887">
            <text:p>6.50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4.86">
            <text:p>14.86</text:p>
          </table:table-cell>
          <table:table-cell table:number-columns-repeated="2"/>
          <table:table-cell table:formula="of:=( [.B18] - ([.$D$2]*[.A18] + [.$D$3]) )^2" office:value-type="float" office:value="0.000240159365274953">
            <text:p>2.40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4.89">
            <text:p>14.89</text:p>
          </table:table-cell>
          <table:table-cell table:number-columns-repeated="2"/>
          <table:table-cell table:formula="of:=( [.B19] - ([.$D$2]*[.A19] + [.$D$3]) )^2" office:value-type="float" office:value="0.000210334803871153">
            <text:p>2.10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6.72">
            <text:p>16.72</text:p>
          </table:table-cell>
          <table:table-cell table:number-columns-repeated="2"/>
          <table:table-cell table:formula="of:=( [.B20] - ([.$D$2]*[.A20] + [.$D$3]) )^2" office:value-type="float" office:value="0.000011904517629392">
            <text:p>1.19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6.7">
            <text:p>16.7</text:p>
          </table:table-cell>
          <table:table-cell table:number-columns-repeated="2"/>
          <table:table-cell table:formula="of:=( [.B21] - ([.$D$2]*[.A21] + [.$D$3]) )^2" office:value-type="float" office:value="0.000549916213536013">
            <text:p>5.50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6.71">
            <text:p>16.71</text:p>
          </table:table-cell>
          <table:table-cell table:number-columns-repeated="2"/>
          <table:table-cell table:formula="of:=( [.B22] - ([.$D$2]*[.A22] + [.$D$3]) )^2" office:value-type="float" office:value="0.000180910365582659">
            <text:p>1.81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8.57">
            <text:p>18.57</text:p>
          </table:table-cell>
          <table:table-cell table:number-columns-repeated="2"/>
          <table:table-cell table:formula="of:=( [.B23] - ([.$D$2]*[.A23] + [.$D$3]) )^2" office:value-type="float" office:value="0.00000196983687289245">
            <text:p>1.97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8.56">
            <text:p>18.56</text:p>
          </table:table-cell>
          <table:table-cell table:number-columns-repeated="2"/>
          <table:table-cell table:formula="of:=( [.B24] - ([.$D$2]*[.A24] + [.$D$3]) )^2" office:value-type="float" office:value="0.000130040012311585">
            <text:p>1.30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8.55">
            <text:p>18.55</text:p>
          </table:table-cell>
          <table:table-cell table:number-columns-repeated="2"/>
          <table:table-cell table:formula="of:=( [.B25] - ([.$D$2]*[.A25] + [.$D$3]) )^2" office:value-type="float" office:value="0.000458110187750188">
            <text:p>4.58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0.48">
            <text:p>20.48</text:p>
          </table:table-cell>
          <table:table-cell table:number-columns-repeated="2"/>
          <table:table-cell table:formula="of:=( [.B26] - ([.$D$2]*[.A26] + [.$D$3]) )^2" office:value-type="float" office:value="0.00367760678499342">
            <text:p>3.68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0.41">
            <text:p>20.41</text:p>
          </table:table-cell>
          <table:table-cell table:number-columns-repeated="2"/>
          <table:table-cell table:formula="of:=( [.B27] - ([.$D$2]*[.A27] + [.$D$3]) )^2" office:value-type="float" office:value="0.0000875483054615544">
            <text:p>8.75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0.39">
            <text:p>20.39</text:p>
          </table:table-cell>
          <table:table-cell table:number-columns-repeated="2"/>
          <table:table-cell table:formula="of:=( [.B28] - ([.$D$2]*[.A28] + [.$D$3]) )^2" office:value-type="float" office:value="0.000861817311309578">
            <text:p>8.62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.26">
            <text:p>22.26</text:p>
          </table:table-cell>
          <table:table-cell table:number-columns-repeated="2"/>
          <table:table-cell table:formula="of:=( [.B29] - ([.$D$2]*[.A29] + [.$D$3]) )^2" office:value-type="float" office:value="0.0000534352450326627">
            <text:p>5.34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.28">
            <text:p>22.28</text:p>
          </table:table-cell>
          <table:table-cell table:number-columns-repeated="2"/>
          <table:table-cell table:formula="of:=( [.B30] - ([.$D$2]*[.A30] + [.$D$3]) )^2" office:value-type="float" office:value="0.00016103758421393">
            <text:p>1.61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.23">
            <text:p>22.23</text:p>
          </table:table-cell>
          <table:table-cell table:number-columns-repeated="2"/>
          <table:table-cell table:formula="of:=( [.B31] - ([.$D$2]*[.A31] + [.$D$3]) )^2" office:value-type="float" office:value="0.00139203173626083">
            <text:p>1.39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4.12">
            <text:p>24.12</text:p>
          </table:table-cell>
          <table:table-cell table:number-columns-repeated="2"/>
          <table:table-cell table:formula="of:=( [.B32] - ([.$D$2]*[.A32] + [.$D$3]) )^2" office:value-type="float" office:value="0.0000224376731301938">
            <text:p>2.24E-005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4.11">
            <text:p>24.11</text:p>
          </table:table-cell>
          <table:table-cell table:number-columns-repeated="2"/>
          <table:table-cell table:formula="of:=( [.B33] - ([.$D$2]*[.A33] + [.$D$3]) )^2" office:value-type="float" office:value="0.0000277008310249473">
            <text:p>2.77E-005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4.1">
            <text:p>24.1</text:p>
          </table:table-cell>
          <table:table-cell table:number-columns-repeated="2"/>
          <table:table-cell table:formula="of:=( [.B34] - ([.$D$2]*[.A34] + [.$D$3]) )^2" office:value-type="float" office:value="0.000232963988919655">
            <text:p>2.33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5.95">
            <text:p>25.95</text:p>
          </table:table-cell>
          <table:table-cell table:number-columns-repeated="2"/>
          <table:table-cell table:formula="of:=( [.B35] - ([.$D$2]*[.A35] + [.$D$3]) )^2" office:value-type="float" office:value="0.000174672548818465">
            <text:p>1.75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5.96">
            <text:p>25.96</text:p>
          </table:table-cell>
          <table:table-cell table:number-columns-repeated="2"/>
          <table:table-cell table:formula="of:=( [.B36] - ([.$D$2]*[.A36] + [.$D$3]) )^2" office:value-type="float" office:value="0.0000103450634383189">
            <text:p>1.03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5.94">
            <text:p>25.94</text:p>
          </table:table-cell>
          <table:table-cell table:number-columns-repeated="2"/>
          <table:table-cell table:formula="of:=( [.B37] - ([.$D$2]*[.A37] + [.$D$3]) )^2" office:value-type="float" office:value="0.000539000034198508">
            <text:p>5.39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7.81">
            <text:p>27.81</text:p>
          </table:table-cell>
          <table:table-cell table:number-columns-repeated="2"/>
          <table:table-cell table:formula="of:=( [.B38] - ([.$D$2]*[.A38] + [.$D$3]) )^2" office:value-type="float" office:value="0.00000136794227284614">
            <text:p>1.37E-006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7.8">
            <text:p>27.8</text:p>
          </table:table-cell>
          <table:table-cell table:number-columns-repeated="2"/>
          <table:table-cell table:formula="of:=( [.B39] - ([.$D$2]*[.A39] + [.$D$3]) )^2" office:value-type="float" office:value="0.000124759755138385">
            <text:p>1.25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7.8">
            <text:p>27.8</text:p>
          </table:table-cell>
          <table:table-cell table:number-columns-repeated="2"/>
          <table:table-cell table:formula="of:=( [.B40] - ([.$D$2]*[.A40] + [.$D$3]) )^2" office:value-type="float" office:value="0.000124759755138385">
            <text:p>1.25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9.66">
            <text:p>29.66</text:p>
          </table:table-cell>
          <table:table-cell table:number-columns-repeated="2"/>
          <table:table-cell table:formula="of:=( [.B41] - ([.$D$2]*[.A41] + [.$D$3]) )^2" office:value-type="float" office:value="0.000000769467528466603">
            <text:p>7.69E-007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9.71">
            <text:p>29.71</text:p>
          </table:table-cell>
          <table:table-cell table:number-columns-repeated="2"/>
          <table:table-cell table:formula="of:=( [.B42] - ([.$D$2]*[.A42] + [.$D$3]) )^2" office:value-type="float" office:value="0.00258848876577394">
            <text:p>2.59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9.62">
            <text:p>29.62</text:p>
          </table:table-cell>
          <table:table-cell table:number-columns-repeated="2"/>
          <table:table-cell table:formula="of:=( [.B43] - ([.$D$2]*[.A43] + [.$D$3]) )^2" office:value-type="float" office:value="0.00153059402893208">
            <text:p>1.53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1.5">
            <text:p>31.5</text:p>
          </table:table-cell>
          <table:table-cell table:number-columns-repeated="2"/>
          <table:table-cell table:formula="of:=( [.B44] - ([.$D$2]*[.A44] + [.$D$3]) )^2" office:value-type="float" office:value="0.0000500701070415038">
            <text:p>5.01E-005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1.48">
            <text:p>31.48</text:p>
          </table:table-cell>
          <table:table-cell table:number-columns-repeated="2"/>
          <table:table-cell table:formula="of:=( [.B45] - ([.$D$2]*[.A45] + [.$D$3]) )^2" office:value-type="float" office:value="0.000733111042714055">
            <text:p>7.33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1.5">
            <text:p>31.5</text:p>
          </table:table-cell>
          <table:table-cell table:number-columns-repeated="2"/>
          <table:table-cell table:formula="of:=( [.B46] - ([.$D$2]*[.A46] + [.$D$3]) )^2" office:value-type="float" office:value="0.0000500701070415038">
            <text:p>5.01E-005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.61">
            <text:p>33.61</text:p>
          </table:table-cell>
          <table:table-cell table:number-columns-repeated="2"/>
          <table:table-cell table:formula="of:=( [.B47] - ([.$D$2]*[.A47] + [.$D$3]) )^2" office:value-type="float" office:value="0.0650100885742615">
            <text:p>6.50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.33">
            <text:p>33.33</text:p>
          </table:table-cell>
          <table:table-cell table:number-columns-repeated="2"/>
          <table:table-cell table:formula="of:=( [.B48] - ([.$D$2]*[.A48] + [.$D$3]) )^2" office:value-type="float" office:value="0.000626462843268135">
            <text:p>6.26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.39">
            <text:p>33.39</text:p>
          </table:table-cell>
          <table:table-cell table:number-columns-repeated="2"/>
          <table:table-cell table:formula="of:=( [.B49] - ([.$D$2]*[.A49] + [.$D$3]) )^2" office:value-type="float" office:value="0.00122295407133818">
            <text:p>1.22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5.16">
            <text:p>35.16</text:p>
          </table:table-cell>
          <table:table-cell table:number-columns-repeated="2"/>
          <table:table-cell table:formula="of:=( [.B50] - ([.$D$2]*[.A50] + [.$D$3]) )^2" office:value-type="float" office:value="0.00184749153585717">
            <text:p>1.85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5.19">
            <text:p>35.19</text:p>
          </table:table-cell>
          <table:table-cell table:number-columns-repeated="2"/>
          <table:table-cell table:formula="of:=( [.B51] - ([.$D$2]*[.A51] + [.$D$3]) )^2" office:value-type="float" office:value="0.0001685441674361">
            <text:p>1.69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5.14">
            <text:p>35.14</text:p>
          </table:table-cell>
          <table:table-cell table:number-columns-repeated="2"/>
          <table:table-cell table:formula="of:=( [.B52] - ([.$D$2]*[.A52] + [.$D$3]) )^2" office:value-type="float" office:value="0.0039667897814707">
            <text:p>3.97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7.01">
            <text:p>37.01</text:p>
          </table:table-cell>
          <table:table-cell table:number-columns-repeated="2"/>
          <table:table-cell table:formula="of:=( [.B53] - ([.$D$2]*[.A53] + [.$D$3]) )^2" office:value-type="float" office:value="0.0016757292842243">
            <text:p>1.68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7.02">
            <text:p>37.02</text:p>
          </table:table-cell>
          <table:table-cell table:number-columns-repeated="2"/>
          <table:table-cell table:formula="of:=( [.B54] - ([.$D$2]*[.A54] + [.$D$3]) )^2" office:value-type="float" office:value="0.000957015833931563">
            <text:p>9.57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7.13">
            <text:p>37.13</text:p>
          </table:table-cell>
          <table:table-cell table:number-columns-repeated="2"/>
          <table:table-cell table:formula="of:=( [.B55] - ([.$D$2]*[.A55] + [.$D$3]) )^2" office:value-type="float" office:value="0.00625116788071597">
            <text:p>6.25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65x65" table:style-name="ta1" table:print="false">
        <table:shapes>
          <draw:frame draw:z-index="0" draw:style-name="gr1" svg:width="18.821cm" svg:height="10.398cm" svg:x="13.956cm" svg:y="0.002cm">
            <draw:object draw:notify-on-update-of-ranges="65x65.A2:65x65.A55 65x65.B2:65x65.B5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1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.6">
            <text:p>6.6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433330581355349">
            <text:p>4.33E-003</text:p>
          </table:table-cell>
          <table:table-cell table:formula="of:=( [.B2] - ([.$D$2]*[.A2] + [.$D$3]) )^2" office:value-type="float" office:value="0.0000103450634382846">
            <text:p>1.03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.61">
            <text:p>6.61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968249054007622">
            <text:p>9.68E-002</text:p>
          </table:table-cell>
          <table:table-cell table:formula="of:=( [.B3] - ([.$D$2]*[.A3] + [.$D$3]) )^2" office:value-type="float" office:value="0.0001746725488183">
            <text:p>1.75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.6">
            <text:p>6.6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163702032051892">
            <text:p>1.64E-004</text:p>
          </table:table-cell>
          <table:table-cell table:formula="of:=( [.B4] - ([.$D$2]*[.A4] + [.$D$3]) )^2" office:value-type="float" office:value="0.0000103450634382846">
            <text:p>1.03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.77">
            <text:p>8.77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98585160255943">
            <text:p>1.99E-002</text:p>
          </table:table-cell>
          <table:table-cell table:formula="of:=( [.B5] - ([.$D$2]*[.A5] + [.$D$3]) )^2" office:value-type="float" office:value="0.000043079105521859">
            <text:p>4.31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.77">
            <text:p>8.7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43079105521859">
            <text:p>4.31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.77">
            <text:p>8.77</text:p>
          </table:table-cell>
          <table:table-cell office:value-type="string">
            <text:p>sum d_i^2</text:p>
          </table:table-cell>
          <table:table-cell table:formula="of:=SUM([.E2:.E55])" office:value-type="float" office:value="0.187266391468869">
            <text:p>1.87E-001</text:p>
          </table:table-cell>
          <table:table-cell table:formula="of:=( [.B7] - ([.$D$2]*[.A7] + [.$D$3]) )^2" office:value-type="float" office:value="0.000043079105521859">
            <text:p>4.31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.92">
            <text:p>10.92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101796785075453">
            <text:p>1.02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.94">
            <text:p>10.94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982192136957594">
            <text:p>9.82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.95">
            <text:p>10.95</text:p>
          </table:table-cell>
          <table:table-cell table:number-columns-repeated="2"/>
          <table:table-cell table:formula="of:=( [.B10] - ([.$D$2]*[.A10] + [.$D$3]) )^2" office:value-type="float" office:value="0.0003964304280059">
            <text:p>3.96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3.1">
            <text:p>13.1</text:p>
          </table:table-cell>
          <table:table-cell table:number-columns-repeated="2"/>
          <table:table-cell table:formula="of:=( [.B11] - ([.$D$2]*[.A11] + [.$D$3]) )^2" office:value-type="float" office:value="0.0000106123091847336">
            <text:p>1.06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3.1">
            <text:p>13.1</text:p>
          </table:table-cell>
          <table:table-cell table:number-columns-repeated="2"/>
          <table:table-cell table:formula="of:=( [.B12] - ([.$D$2]*[.A12] + [.$D$3]) )^2" office:value-type="float" office:value="0.0000106123091847336">
            <text:p>1.06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3.09">
            <text:p>13.09</text:p>
          </table:table-cell>
          <table:table-cell table:number-columns-repeated="2"/>
          <table:table-cell table:formula="of:=( [.B13] - ([.$D$2]*[.A13] + [.$D$3]) )^2" office:value-type="float" office:value="0.0000454592304094844">
            <text:p>4.55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5.25">
            <text:p>15.25</text:p>
          </table:table-cell>
          <table:table-cell table:number-columns-repeated="2"/>
          <table:table-cell table:formula="of:=( [.B14] - ([.$D$2]*[.A14] + [.$D$3]) )^2" office:value-type="float" office:value="0.000179432798593528">
            <text:p>1.79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5.29">
            <text:p>15.29</text:p>
          </table:table-cell>
          <table:table-cell table:number-columns-repeated="2"/>
          <table:table-cell table:formula="of:=( [.B15] - ([.$D$2]*[.A15] + [.$D$3]) )^2" office:value-type="float" office:value="0.000707812571554733">
            <text:p>7.08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5.27">
            <text:p>15.27</text:p>
          </table:table-cell>
          <table:table-cell table:number-columns-repeated="2"/>
          <table:table-cell table:formula="of:=( [.B16] - ([.$D$2]*[.A16] + [.$D$3]) )^2" office:value-type="float" office:value="0.0000436226850741479">
            <text:p>4.36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7.41">
            <text:p>17.41</text:p>
          </table:table-cell>
          <table:table-cell table:number-columns-repeated="2"/>
          <table:table-cell table:formula="of:=( [.B17] - ([.$D$2]*[.A17] + [.$D$3]) )^2" office:value-type="float" office:value="0.000401928703937742">
            <text:p>4.02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7.44">
            <text:p>17.44</text:p>
          </table:table-cell>
          <table:table-cell table:number-columns-repeated="2"/>
          <table:table-cell table:formula="of:=( [.B18] - ([.$D$2]*[.A18] + [.$D$3]) )^2" office:value-type="float" office:value="0.0000990391270538882">
            <text:p>9.90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7.43">
            <text:p>17.43</text:p>
          </table:table-cell>
          <table:table-cell table:number-columns-repeated="2"/>
          <table:table-cell table:formula="of:=( [.B19] - ([.$D$2]*[.A19] + [.$D$3]) )^2" office:value-type="float" office:value="0.00000000231934849110597">
            <text:p>2.32E-009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9.6">
            <text:p>19.6</text:p>
          </table:table-cell>
          <table:table-cell table:number-columns-repeated="2"/>
          <table:table-cell table:formula="of:=( [.B20] - ([.$D$2]*[.A20] + [.$D$3]) )^2" office:value-type="float" office:value="0.0000108829629534657">
            <text:p>1.09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9.57">
            <text:p>19.57</text:p>
          </table:table-cell>
          <table:table-cell table:number-columns-repeated="2"/>
          <table:table-cell table:formula="of:=( [.B21] - ([.$D$2]*[.A21] + [.$D$3]) )^2" office:value-type="float" office:value="0.000712946946441936">
            <text:p>7.13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9.6">
            <text:p>19.6</text:p>
          </table:table-cell>
          <table:table-cell table:number-columns-repeated="2"/>
          <table:table-cell table:formula="of:=( [.B22] - ([.$D$2]*[.A22] + [.$D$3]) )^2" office:value-type="float" office:value="0.0000108829629534657">
            <text:p>1.09E-005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1.76">
            <text:p>21.76</text:p>
          </table:table-cell>
          <table:table-cell table:number-columns-repeated="2"/>
          <table:table-cell table:formula="of:=( [.B23] - ([.$D$2]*[.A23] + [.$D$3]) )^2" office:value-type="float" office:value="0.0000112491360131423">
            <text:p>1.12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1.75">
            <text:p>21.75</text:p>
          </table:table-cell>
          <table:table-cell table:number-columns-repeated="2"/>
          <table:table-cell table:formula="of:=( [.B24] - ([.$D$2]*[.A24] + [.$D$3]) )^2" office:value-type="float" office:value="0.000178328599377592">
            <text:p>1.78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1.76">
            <text:p>21.76</text:p>
          </table:table-cell>
          <table:table-cell table:number-columns-repeated="2"/>
          <table:table-cell table:formula="of:=( [.B25] - ([.$D$2]*[.A25] + [.$D$3]) )^2" office:value-type="float" office:value="0.0000112491360131423">
            <text:p>1.12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3.92">
            <text:p>23.92</text:p>
          </table:table-cell>
          <table:table-cell table:number-columns-repeated="2"/>
          <table:table-cell table:formula="of:=( [.B26] - ([.$D$2]*[.A26] + [.$D$3]) )^2" office:value-type="float" office:value="0.000100137646232989">
            <text:p>1.00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3.92">
            <text:p>23.92</text:p>
          </table:table-cell>
          <table:table-cell table:number-columns-repeated="2"/>
          <table:table-cell table:formula="of:=( [.B27] - ([.$D$2]*[.A27] + [.$D$3]) )^2" office:value-type="float" office:value="0.000100137646232989">
            <text:p>1.00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3.92">
            <text:p>23.92</text:p>
          </table:table-cell>
          <table:table-cell table:number-columns-repeated="2"/>
          <table:table-cell table:formula="of:=( [.B28] - ([.$D$2]*[.A28] + [.$D$3]) )^2" office:value-type="float" office:value="0.000100137646232989">
            <text:p>1.00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6.07">
            <text:p>26.07</text:p>
          </table:table-cell>
          <table:table-cell table:number-columns-repeated="2"/>
          <table:table-cell table:formula="of:=( [.B29] - ([.$D$2]*[.A29] + [.$D$3]) )^2" office:value-type="float" office:value="0.000710744228047183">
            <text:p>7.11E-004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6.1">
            <text:p>26.1</text:p>
          </table:table-cell>
          <table:table-cell table:number-columns-repeated="2"/>
          <table:table-cell table:formula="of:=( [.B30] - ([.$D$2]*[.A30] + [.$D$3]) )^2" office:value-type="float" office:value="0.0000111570247444577">
            <text:p>1.12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6.1">
            <text:p>26.1</text:p>
          </table:table-cell>
          <table:table-cell table:number-columns-repeated="2"/>
          <table:table-cell table:formula="of:=( [.B31] - ([.$D$2]*[.A31] + [.$D$3]) )^2" office:value-type="float" office:value="0.0000111570247444577">
            <text:p>1.12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8.24">
            <text:p>28.24</text:p>
          </table:table-cell>
          <table:table-cell table:number-columns-repeated="2"/>
          <table:table-cell table:formula="of:=( [.B32] - ([.$D$2]*[.A32] + [.$D$3]) )^2" office:value-type="float" office:value="0.00054348167815319">
            <text:p>5.43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8.22">
            <text:p>28.22</text:p>
          </table:table-cell>
          <table:table-cell table:number-columns-repeated="2"/>
          <table:table-cell table:formula="of:=( [.B33] - ([.$D$2]*[.A33] + [.$D$3]) )^2" office:value-type="float" office:value="0.0018759894180916">
            <text:p>1.88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8.22">
            <text:p>28.22</text:p>
          </table:table-cell>
          <table:table-cell table:number-columns-repeated="2"/>
          <table:table-cell table:formula="of:=( [.B34] - ([.$D$2]*[.A34] + [.$D$3]) )^2" office:value-type="float" office:value="0.0018759894180916">
            <text:p>1.88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.38">
            <text:p>30.38</text:p>
          </table:table-cell>
          <table:table-cell table:number-columns-repeated="2"/>
          <table:table-cell table:formula="of:=( [.B35] - ([.$D$2]*[.A35] + [.$D$3]) )^2" office:value-type="float" office:value="0.00249656121086182">
            <text:p>2.50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.4">
            <text:p>30.4</text:p>
          </table:table-cell>
          <table:table-cell table:number-columns-repeated="2"/>
          <table:table-cell table:formula="of:=( [.B36] - ([.$D$2]*[.A36] + [.$D$3]) )^2" office:value-type="float" office:value="0.000897937199853546">
            <text:p>8.98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.53">
            <text:p>30.53</text:p>
          </table:table-cell>
          <table:table-cell table:number-columns-repeated="2"/>
          <table:table-cell table:formula="of:=( [.B37] - ([.$D$2]*[.A37] + [.$D$3]) )^2" office:value-type="float" office:value="0.0100068811283">
            <text:p>1.00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2.54">
            <text:p>32.54</text:p>
          </table:table-cell>
          <table:table-cell table:number-columns-repeated="2"/>
          <table:table-cell table:formula="of:=( [.B38] - ([.$D$2]*[.A38] + [.$D$3]) )^2" office:value-type="float" office:value="0.00320565534079262">
            <text:p>3.21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2.82">
            <text:p>32.82</text:p>
          </table:table-cell>
          <table:table-cell table:number-columns-repeated="2"/>
          <table:table-cell table:formula="of:=( [.B39] - ([.$D$2]*[.A39] + [.$D$3]) )^2" office:value-type="float" office:value="0.0498992913916966">
            <text:p>4.99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2.57">
            <text:p>32.57</text:p>
          </table:table-cell>
          <table:table-cell table:number-columns-repeated="2"/>
          <table:table-cell table:formula="of:=( [.B40] - ([.$D$2]*[.A40] + [.$D$3]) )^2" office:value-type="float" office:value="0.000708544917675079">
            <text:p>7.09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4.7">
            <text:p>34.7</text:p>
          </table:table-cell>
          <table:table-cell table:number-columns-repeated="2"/>
          <table:table-cell table:formula="of:=( [.B41] - ([.$D$2]*[.A41] + [.$D$3]) )^2" office:value-type="float" office:value="0.00400327180788279">
            <text:p>4.00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4.76">
            <text:p>34.76</text:p>
          </table:table-cell>
          <table:table-cell table:number-columns-repeated="2"/>
          <table:table-cell table:formula="of:=( [.B42] - ([.$D$2]*[.A42] + [.$D$3]) )^2" office:value-type="float" office:value="0.0000107021484386503">
            <text:p>1.07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4.75">
            <text:p>34.75</text:p>
          </table:table-cell>
          <table:table-cell table:number-columns-repeated="2"/>
          <table:table-cell table:formula="of:=( [.B43] - ([.$D$2]*[.A43] + [.$D$3]) )^2" office:value-type="float" office:value="0.000176130425012722">
            <text:p>1.76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6.85">
            <text:p>36.85</text:p>
          </table:table-cell>
          <table:table-cell table:number-columns-repeated="2"/>
          <table:table-cell table:formula="of:=( [.B44] - ([.$D$2]*[.A44] + [.$D$3]) )^2" office:value-type="float" office:value="0.00638789702424046">
            <text:p>6.39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6.94">
            <text:p>36.94</text:p>
          </table:table-cell>
          <table:table-cell table:number-columns-repeated="2"/>
          <table:table-cell table:formula="of:=( [.B45] - ([.$D$2]*[.A45] + [.$D$3]) )^2" office:value-type="float" office:value="0.000101519315261974">
            <text:p>1.02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6.87">
            <text:p>36.87</text:p>
          </table:table-cell>
          <table:table-cell table:number-columns-repeated="2"/>
          <table:table-cell table:formula="of:=( [.B46] - ([.$D$2]*[.A46] + [.$D$3]) )^2" office:value-type="float" office:value="0.00359092420002352">
            <text:p>3.59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9.39">
            <text:p>39.39</text:p>
          </table:table-cell>
          <table:table-cell table:number-columns-repeated="2"/>
          <table:table-cell table:formula="of:=( [.B47] - ([.$D$2]*[.A47] + [.$D$3]) )^2" office:value-type="float" office:value="0.0860969234907268">
            <text:p>8.61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9.05">
            <text:p>39.05</text:p>
          </table:table-cell>
          <table:table-cell table:number-columns-repeated="2"/>
          <table:table-cell table:formula="of:=( [.B48] - ([.$D$2]*[.A48] + [.$D$3]) )^2" office:value-type="float" office:value="0.00216943811061195">
            <text:p>2.17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9.12">
            <text:p>39.12</text:p>
          </table:table-cell>
          <table:table-cell table:number-columns-repeated="2"/>
          <table:table-cell table:formula="of:=( [.B49] - ([.$D$2]*[.A49] + [.$D$3]) )^2" office:value-type="float" office:value="0.000548626277105786">
            <text:p>5.49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1.25">
            <text:p>41.25</text:p>
          </table:table-cell>
          <table:table-cell table:number-columns-repeated="2"/>
          <table:table-cell table:formula="of:=( [.B50] - ([.$D$2]*[.A50] + [.$D$3]) )^2" office:value-type="float" office:value="0.000175036449863317">
            <text:p>1.75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1.22">
            <text:p>41.22</text:p>
          </table:table-cell>
          <table:table-cell table:number-columns-repeated="2"/>
          <table:table-cell table:formula="of:=( [.B51] - ([.$D$2]*[.A51] + [.$D$3]) )^2" office:value-type="float" office:value="0.00186884449939928">
            <text:p>1.87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1.21">
            <text:p>41.21</text:p>
          </table:table-cell>
          <table:table-cell table:number-columns-repeated="2"/>
          <table:table-cell table:formula="of:=( [.B52] - ([.$D$2]*[.A52] + [.$D$3]) )^2" office:value-type="float" office:value="0.00283344718257772">
            <text:p>2.83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3.39">
            <text:p>43.39</text:p>
          </table:table-cell>
          <table:table-cell table:number-columns-repeated="2"/>
          <table:table-cell table:formula="of:=( [.B53] - ([.$D$2]*[.A53] + [.$D$3]) )^2" office:value-type="float" office:value="0.00159065695427694">
            <text:p>1.59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3.46">
            <text:p>43.46</text:p>
          </table:table-cell>
          <table:table-cell table:number-columns-repeated="2"/>
          <table:table-cell table:formula="of:=( [.B54] - ([.$D$2]*[.A54] + [.$D$3]) )^2" office:value-type="float" office:value="0.000907031223282087">
            <text:p>9.07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3.46">
            <text:p>43.46</text:p>
          </table:table-cell>
          <table:table-cell table:number-columns-repeated="2"/>
          <table:table-cell table:formula="of:=( [.B55] - ([.$D$2]*[.A55] + [.$D$3]) )^2" office:value-type="float" office:value="0.000907031223282087">
            <text:p>9.07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70x70" table:style-name="ta1" table:print="false">
        <table:shapes>
          <draw:frame draw:z-index="0" draw:style-name="gr1" svg:width="18.821cm" svg:height="10.398cm" svg:x="13.791cm" svg:y="0.002cm">
            <draw:object draw:notify-on-update-of-ranges="70x70.A2:70x70.A55 70x70.B2:70x70.B55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7.65">
            <text:p>7.65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50252356381149">
            <text:p>5.03E-003</text:p>
          </table:table-cell>
          <table:table-cell table:formula="of:=( [.B2] - ([.$D$2]*[.A2] + [.$D$3]) )^2" office:value-type="float" office:value="0.0000762643016466027">
            <text:p>7.63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7.64">
            <text:p>7.6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103413599357864">
            <text:p>1.03E-001</text:p>
          </table:table-cell>
          <table:table-cell table:formula="of:=( [.B3] - ([.$D$2]*[.A3] + [.$D$3]) )^2" office:value-type="float" office:value="0.00000160543225074155">
            <text:p>1.61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7.69">
            <text:p>7.69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136431248906694">
            <text:p>1.36E-004</text:p>
          </table:table-cell>
          <table:table-cell table:formula="of:=( [.B4] - ([.$D$2]*[.A4] + [.$D$3]) )^2" office:value-type="float" office:value="0.00237489977923006">
            <text:p>2.37E-003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.16">
            <text:p>10.16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65503268887133">
            <text:p>1.66E-002</text:p>
          </table:table-cell>
          <table:table-cell table:formula="of:=( [.B5] - ([.$D$2]*[.A5] + [.$D$3]) )^2" office:value-type="float" office:value="0.0000373947465784546">
            <text:p>3.74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.24">
            <text:p>10.24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741581465255363">
            <text:p>7.42E-003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.15">
            <text:p>10.15</text:p>
          </table:table-cell>
          <table:table-cell office:value-type="string">
            <text:p>sum d_i^2</text:p>
          </table:table-cell>
          <table:table-cell table:formula="of:=SUM([.E2:.E55])" office:value-type="float" office:value="0.130070679967895">
            <text:p>1.30E-001</text:p>
          </table:table-cell>
          <table:table-cell table:formula="of:=( [.B7] - ([.$D$2]*[.A7] + [.$D$3]) )^2" office:value-type="float" office:value="0.0000150922583315581">
            <text:p>1.51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2.65">
            <text:p>12.6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272338930549519">
            <text:p>2.72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2.65">
            <text:p>12.65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272338930549519">
            <text:p>2.72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2.64">
            <text:p>12.64</text:p>
          </table:table-cell>
          <table:table-cell table:number-columns-repeated="2"/>
          <table:table-cell table:formula="of:=( [.B10] - ([.$D$2]*[.A10] + [.$D$3]) )^2" office:value-type="float" office:value="0.000702392823451572">
            <text:p>7.02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.19">
            <text:p>15.19</text:p>
          </table:table-cell>
          <table:table-cell table:number-columns-repeated="2"/>
          <table:table-cell table:formula="of:=( [.B11] - ([.$D$2]*[.A11] + [.$D$3]) )^2" office:value-type="float" office:value="0.000118363222096392">
            <text:p>1.18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.16">
            <text:p>15.16</text:p>
          </table:table-cell>
          <table:table-cell table:number-columns-repeated="2"/>
          <table:table-cell table:formula="of:=( [.B12] - ([.$D$2]*[.A12] + [.$D$3]) )^2" office:value-type="float" office:value="0.000365594044249397">
            <text:p>3.66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.16">
            <text:p>15.16</text:p>
          </table:table-cell>
          <table:table-cell table:number-columns-repeated="2"/>
          <table:table-cell table:formula="of:=( [.B13] - ([.$D$2]*[.A13] + [.$D$3]) )^2" office:value-type="float" office:value="0.000365594044249397">
            <text:p>3.66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7.66">
            <text:p>17.66</text:p>
          </table:table-cell>
          <table:table-cell table:number-columns-repeated="2"/>
          <table:table-cell table:formula="of:=( [.B14] - ([.$D$2]*[.A14] + [.$D$3]) )^2" office:value-type="float" office:value="0.00100732176638448">
            <text:p>1.01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7.66">
            <text:p>17.66</text:p>
          </table:table-cell>
          <table:table-cell table:number-columns-repeated="2"/>
          <table:table-cell table:formula="of:=( [.B15] - ([.$D$2]*[.A15] + [.$D$3]) )^2" office:value-type="float" office:value="0.00100732176638448">
            <text:p>1.01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7.68">
            <text:p>17.68</text:p>
          </table:table-cell>
          <table:table-cell table:number-columns-repeated="2"/>
          <table:table-cell table:formula="of:=( [.B16] - ([.$D$2]*[.A16] + [.$D$3]) )^2" office:value-type="float" office:value="0.000137788455984495">
            <text:p>1.38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0.19">
            <text:p>20.19</text:p>
          </table:table-cell>
          <table:table-cell table:number-columns-repeated="2"/>
          <table:table-cell table:formula="of:=( [.B17] - ([.$D$2]*[.A17] + [.$D$3]) )^2" office:value-type="float" office:value="0.000206099095005532">
            <text:p>2.06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0.23">
            <text:p>20.23</text:p>
          </table:table-cell>
          <table:table-cell table:number-columns-repeated="2"/>
          <table:table-cell table:formula="of:=( [.B18] - ([.$D$2]*[.A18] + [.$D$3]) )^2" office:value-type="float" office:value="0.000657606949609881">
            <text:p>6.58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0.18">
            <text:p>20.18</text:p>
          </table:table-cell>
          <table:table-cell table:number-columns-repeated="2"/>
          <table:table-cell table:formula="of:=( [.B19] - ([.$D$2]*[.A19] + [.$D$3]) )^2" office:value-type="float" office:value="0.00059322213135451">
            <text:p>5.93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2.68">
            <text:p>22.68</text:p>
          </table:table-cell>
          <table:table-cell table:number-columns-repeated="2"/>
          <table:table-cell table:formula="of:=( [.B20] - ([.$D$2]*[.A20] + [.$D$3]) )^2" office:value-type="float" office:value="0.00136707452225744">
            <text:p>1.37E-003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2.7">
            <text:p>22.7</text:p>
          </table:table-cell>
          <table:table-cell table:number-columns-repeated="2"/>
          <table:table-cell table:formula="of:=( [.B21] - ([.$D$2]*[.A21] + [.$D$3]) )^2" office:value-type="float" office:value="0.000288115687261733">
            <text:p>2.88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2.68">
            <text:p>22.68</text:p>
          </table:table-cell>
          <table:table-cell table:number-columns-repeated="2"/>
          <table:table-cell table:formula="of:=( [.B22] - ([.$D$2]*[.A22] + [.$D$3]) )^2" office:value-type="float" office:value="0.00136707452225744">
            <text:p>1.37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5.22">
            <text:p>25.22</text:p>
          </table:table-cell>
          <table:table-cell table:number-columns-repeated="2"/>
          <table:table-cell table:formula="of:=( [.B23] - ([.$D$2]*[.A23] + [.$D$3]) )^2" office:value-type="float" office:value="0.0000920024341062135">
            <text:p>9.20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5.24">
            <text:p>25.24</text:p>
          </table:table-cell>
          <table:table-cell table:number-columns-repeated="2"/>
          <table:table-cell table:formula="of:=( [.B24] - ([.$D$2]*[.A24] + [.$D$3]) )^2" office:value-type="float" office:value="0.000108330836812449">
            <text:p>1.08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5.21">
            <text:p>25.21</text:p>
          </table:table-cell>
          <table:table-cell table:number-columns-repeated="2"/>
          <table:table-cell table:formula="of:=( [.B25] - ([.$D$2]*[.A25] + [.$D$3]) )^2" office:value-type="float" office:value="0.000383838232753013">
            <text:p>3.84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7.8">
            <text:p>27.8</text:p>
          </table:table-cell>
          <table:table-cell table:number-columns-repeated="2"/>
          <table:table-cell table:formula="of:=( [.B26] - ([.$D$2]*[.A26] + [.$D$3]) )^2" office:value-type="float" office:value="0.00333972929311314">
            <text:p>3.3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7.7">
            <text:p>27.7</text:p>
          </table:table-cell>
          <table:table-cell table:number-columns-repeated="2"/>
          <table:table-cell table:formula="of:=( [.B27] - ([.$D$2]*[.A27] + [.$D$3]) )^2" office:value-type="float" office:value="0.00178165109107095">
            <text:p>1.78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7.76">
            <text:p>27.76</text:p>
          </table:table-cell>
          <table:table-cell table:number-columns-repeated="2"/>
          <table:table-cell table:formula="of:=( [.B28] - ([.$D$2]*[.A28] + [.$D$3]) )^2" office:value-type="float" office:value="0.000316498012296246">
            <text:p>3.16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0.26">
            <text:p>30.26</text:p>
          </table:table-cell>
          <table:table-cell table:number-columns-repeated="2"/>
          <table:table-cell table:formula="of:=( [.B29] - ([.$D$2]*[.A29] + [.$D$3]) )^2" office:value-type="float" office:value="0.0000267555006065414">
            <text:p>2.68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0.26">
            <text:p>30.26</text:p>
          </table:table-cell>
          <table:table-cell table:number-columns-repeated="2"/>
          <table:table-cell table:formula="of:=( [.B30] - ([.$D$2]*[.A30] + [.$D$3]) )^2" office:value-type="float" office:value="0.0000267555006065414">
            <text:p>2.68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0.25">
            <text:p>30.25</text:p>
          </table:table-cell>
          <table:table-cell table:number-columns-repeated="2"/>
          <table:table-cell table:formula="of:=( [.B31] - ([.$D$2]*[.A31] + [.$D$3]) )^2" office:value-type="float" office:value="0.0000233040615512366">
            <text:p>2.33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2.73">
            <text:p>32.73</text:p>
          </table:table-cell>
          <table:table-cell table:number-columns-repeated="2"/>
          <table:table-cell table:formula="of:=( [.B32] - ([.$D$2]*[.A32] + [.$D$3]) )^2" office:value-type="float" office:value="0.00140214653073093">
            <text:p>1.40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2.93">
            <text:p>32.93</text:p>
          </table:table-cell>
          <table:table-cell table:number-columns-repeated="2"/>
          <table:table-cell table:formula="of:=( [.B33] - ([.$D$2]*[.A33] + [.$D$3]) )^2" office:value-type="float" office:value="0.0264240476888578">
            <text:p>2.64E-002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2.72">
            <text:p>32.72</text:p>
          </table:table-cell>
          <table:table-cell table:number-columns-repeated="2"/>
          <table:table-cell table:formula="of:=( [.B34] - ([.$D$2]*[.A34] + [.$D$3]) )^2" office:value-type="float" office:value="0.00225105147282444">
            <text:p>2.25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5.28">
            <text:p>35.28</text:p>
          </table:table-cell>
          <table:table-cell table:number-columns-repeated="2"/>
          <table:table-cell table:formula="of:=( [.B35] - ([.$D$2]*[.A35] + [.$D$3]) )^2" office:value-type="float" office:value="0.00000000397734080635764">
            <text:p>3.98E-009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5.25">
            <text:p>35.25</text:p>
          </table:table-cell>
          <table:table-cell table:number-columns-repeated="2"/>
          <table:table-cell table:formula="of:=( [.B36] - ([.$D$2]*[.A36] + [.$D$3]) )^2" office:value-type="float" office:value="0.000903787947068937">
            <text:p>9.04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5.25">
            <text:p>35.25</text:p>
          </table:table-cell>
          <table:table-cell table:number-columns-repeated="2"/>
          <table:table-cell table:formula="of:=( [.B37] - ([.$D$2]*[.A37] + [.$D$3]) )^2" office:value-type="float" office:value="0.000903787947068937">
            <text:p>9.04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7.75">
            <text:p>37.75</text:p>
          </table:table-cell>
          <table:table-cell table:number-columns-repeated="2"/>
          <table:table-cell table:formula="of:=( [.B38] - ([.$D$2]*[.A38] + [.$D$3]) )^2" office:value-type="float" office:value="0.00182165796312713">
            <text:p>1.82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7.77">
            <text:p>37.77</text:p>
          </table:table-cell>
          <table:table-cell table:number-columns-repeated="2"/>
          <table:table-cell table:formula="of:=( [.B39] - ([.$D$2]*[.A39] + [.$D$3]) )^2" office:value-type="float" office:value="0.000514422554343707">
            <text:p>5.14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7.85">
            <text:p>37.85</text:p>
          </table:table-cell>
          <table:table-cell table:number-columns-repeated="2"/>
          <table:table-cell table:formula="of:=( [.B40] - ([.$D$2]*[.A40] + [.$D$3]) )^2" office:value-type="float" office:value="0.00328548091921091">
            <text:p>3.29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.53">
            <text:p>40.53</text:p>
          </table:table-cell>
          <table:table-cell table:number-columns-repeated="2"/>
          <table:table-cell table:formula="of:=( [.B41] - ([.$D$2]*[.A41] + [.$D$3]) )^2" office:value-type="float" office:value="0.0504906722995829">
            <text:p>5.05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.28">
            <text:p>40.28</text:p>
          </table:table-cell>
          <table:table-cell table:number-columns-repeated="2"/>
          <table:table-cell table:formula="of:=( [.B42] - ([.$D$2]*[.A42] + [.$D$3]) )^2" office:value-type="float" office:value="0.000640024438096474">
            <text:p>6.40E-004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.36">
            <text:p>40.36</text:p>
          </table:table-cell>
          <table:table-cell table:number-columns-repeated="2"/>
          <table:table-cell table:formula="of:=( [.B43] - ([.$D$2]*[.A43] + [.$D$3]) )^2" office:value-type="float" office:value="0.00299223175377194">
            <text:p>2.99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2.8">
            <text:p>42.8</text:p>
          </table:table-cell>
          <table:table-cell table:number-columns-repeated="2"/>
          <table:table-cell table:formula="of:=( [.B44] - ([.$D$2]*[.A44] + [.$D$3]) )^2" office:value-type="float" office:value="0.000321001808394879">
            <text:p>3.21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2.82">
            <text:p>42.82</text:p>
          </table:table-cell>
          <table:table-cell table:number-columns-repeated="2"/>
          <table:table-cell table:formula="of:=( [.B45] - ([.$D$2]*[.A45] + [.$D$3]) )^2" office:value-type="float" office:value="0.00000434087501578947">
            <text:p>4.34E-006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2.81">
            <text:p>42.81</text:p>
          </table:table-cell>
          <table:table-cell table:number-columns-repeated="2"/>
          <table:table-cell table:formula="of:=( [.B46] - ([.$D$2]*[.A46] + [.$D$3]) )^2" office:value-type="float" office:value="0.0000626713417052469">
            <text:p>6.27E-005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5.31">
            <text:p>45.31</text:p>
          </table:table-cell>
          <table:table-cell table:number-columns-repeated="2"/>
          <table:table-cell table:formula="of:=( [.B47] - ([.$D$2]*[.A47] + [.$D$3]) )^2" office:value-type="float" office:value="0.000421659217468556">
            <text:p>4.22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5.3">
            <text:p>45.3</text:p>
          </table:table-cell>
          <table:table-cell table:number-columns-repeated="2"/>
          <table:table-cell table:formula="of:=( [.B48] - ([.$D$2]*[.A48] + [.$D$3]) )^2" office:value-type="float" office:value="0.000932346065307246">
            <text:p>9.32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5.3">
            <text:p>45.3</text:p>
          </table:table-cell>
          <table:table-cell table:number-columns-repeated="2"/>
          <table:table-cell table:formula="of:=( [.B49] - ([.$D$2]*[.A49] + [.$D$3]) )^2" office:value-type="float" office:value="0.000932346065307246">
            <text:p>9.32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7.88">
            <text:p>47.88</text:p>
          </table:table-cell>
          <table:table-cell table:number-columns-repeated="2"/>
          <table:table-cell table:formula="of:=( [.B50] - ([.$D$2]*[.A50] + [.$D$3]) )^2" office:value-type="float" office:value="0.00135776320585366">
            <text:p>1.36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7.85">
            <text:p>47.85</text:p>
          </table:table-cell>
          <table:table-cell table:number-columns-repeated="2"/>
          <table:table-cell table:formula="of:=( [.B51] - ([.$D$2]*[.A51] + [.$D$3]) )^2" office:value-type="float" office:value="0.0000468928928155473">
            <text:p>4.69E-005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7.76">
            <text:p>47.76</text:p>
          </table:table-cell>
          <table:table-cell table:number-columns-repeated="2"/>
          <table:table-cell table:formula="of:=( [.B52] - ([.$D$2]*[.A52] + [.$D$3]) )^2" office:value-type="float" office:value="0.00691428195370202">
            <text:p>6.91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0.38">
            <text:p>50.38</text:p>
          </table:table-cell>
          <table:table-cell table:number-columns-repeated="2"/>
          <table:table-cell table:formula="of:=( [.B53] - ([.$D$2]*[.A53] + [.$D$3]) )^2" office:value-type="float" office:value="0.000587093844639955">
            <text:p>5.87E-004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0.31">
            <text:p>50.31</text:p>
          </table:table-cell>
          <table:table-cell table:number-columns-repeated="2"/>
          <table:table-cell table:formula="of:=( [.B54] - ([.$D$2]*[.A54] + [.$D$3]) )^2" office:value-type="float" office:value="0.00209489111559457">
            <text:p>2.09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0.36">
            <text:p>50.36</text:p>
          </table:table-cell>
          <table:table-cell table:number-columns-repeated="2"/>
          <table:table-cell table:formula="of:=( [.B55] - ([.$D$2]*[.A55] + [.$D$3]) )^2" office:value-type="float" office:value="0.0000178930649126689">
            <text:p>1.79E-005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75x75" table:style-name="ta1" table:print="false">
        <table:shapes>
          <draw:frame draw:z-index="0" draw:style-name="gr1" svg:width="18.821cm" svg:height="10.398cm" svg:x="14.534cm" svg:y="0.055cm">
            <draw:object draw:notify-on-update-of-ranges="75x75.A2:75x75.A55 75x75.B2:75x75.B55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.77">
            <text:p>8.77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575277605779154">
            <text:p>5.75E-003</text:p>
          </table:table-cell>
          <table:table-cell table:formula="of:=( [.B2] - ([.$D$2]*[.A2] + [.$D$3]) )^2" office:value-type="float" office:value="0.000229407339010408">
            <text:p>2.29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.77">
            <text:p>8.7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155982112143107">
            <text:p>1.56E-001</text:p>
          </table:table-cell>
          <table:table-cell table:formula="of:=( [.B3] - ([.$D$2]*[.A3] + [.$D$3]) )^2" office:value-type="float" office:value="0.000229407339010408">
            <text:p>2.29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.78">
            <text:p>8.7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3635382583229">
            <text:p>2.36E-004</text:p>
          </table:table-cell>
          <table:table-cell table:formula="of:=( [.B4] - ([.$D$2]*[.A4] + [.$D$3]) )^2" office:value-type="float" office:value="0.0000264833624021476">
            <text:p>2.65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.66">
            <text:p>11.66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86718263614053">
            <text:p>2.87E-002</text:p>
          </table:table-cell>
          <table:table-cell table:formula="of:=( [.B5] - ([.$D$2]*[.A5] + [.$D$3]) )^2" office:value-type="float" office:value="0.00000235385471578645">
            <text:p>2.35E-006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.65">
            <text:p>11.65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133038409239427">
            <text:p>1.33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.65">
            <text:p>11.65</text:p>
          </table:table-cell>
          <table:table-cell office:value-type="string">
            <text:p>sum d_i^2</text:p>
          </table:table-cell>
          <table:table-cell table:formula="of:=SUM([.E2:.E55])" office:value-type="float" office:value="0.390370485036115">
            <text:p>3.90E-001</text:p>
          </table:table-cell>
          <table:table-cell table:formula="of:=( [.B7] - ([.$D$2]*[.A7] + [.$D$3]) )^2" office:value-type="float" office:value="0.000133038409239427">
            <text:p>1.33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.59">
            <text:p>14.59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271209135534998">
            <text:p>2.71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.64">
            <text:p>14.64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104198656931551">
            <text:p>1.04E-002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.52">
            <text:p>14.52</text:p>
          </table:table-cell>
          <table:table-cell table:number-columns-repeated="2"/>
          <table:table-cell table:formula="of:=( [.B10] - ([.$D$2]*[.A10] + [.$D$3]) )^2" office:value-type="float" office:value="0.000321207282423059">
            <text:p>3.21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7.37">
            <text:p>17.37</text:p>
          </table:table-cell>
          <table:table-cell table:number-columns-repeated="2"/>
          <table:table-cell table:formula="of:=( [.B11] - ([.$D$2]*[.A11] + [.$D$3]) )^2" office:value-type="float" office:value="0.00196340140266163">
            <text:p>1.96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7.39">
            <text:p>17.39</text:p>
          </table:table-cell>
          <table:table-cell table:number-columns-repeated="2"/>
          <table:table-cell table:formula="of:=( [.B12] - ([.$D$2]*[.A12] + [.$D$3]) )^2" office:value-type="float" office:value="0.000590989981952957">
            <text:p>5.91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7.38">
            <text:p>17.38</text:p>
          </table:table-cell>
          <table:table-cell table:number-columns-repeated="2"/>
          <table:table-cell table:formula="of:=( [.B13] - ([.$D$2]*[.A13] + [.$D$3]) )^2" office:value-type="float" office:value="0.00117719569230742">
            <text:p>1.18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0.27">
            <text:p>20.27</text:p>
          </table:table-cell>
          <table:table-cell table:number-columns-repeated="2"/>
          <table:table-cell table:formula="of:=( [.B14] - ([.$D$2]*[.A14] + [.$D$3]) )^2" office:value-type="float" office:value="0.000428420219559698">
            <text:p>4.28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0.25">
            <text:p>20.25</text:p>
          </table:table-cell>
          <table:table-cell table:number-columns-repeated="2"/>
          <table:table-cell table:formula="of:=( [.B15] - ([.$D$2]*[.A15] + [.$D$3]) )^2" office:value-type="float" office:value="0.00165635279609927">
            <text:p>1.66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0.3">
            <text:p>20.3</text:p>
          </table:table-cell>
          <table:table-cell table:number-columns-repeated="2"/>
          <table:table-cell table:formula="of:=( [.B16] - ([.$D$2]*[.A16] + [.$D$3]) )^2" office:value-type="float" office:value="0.0000865213547503046">
            <text:p>8.65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3.14">
            <text:p>23.14</text:p>
          </table:table-cell>
          <table:table-cell table:number-columns-repeated="2"/>
          <table:table-cell table:formula="of:=( [.B17] - ([.$D$2]*[.A17] + [.$D$3]) )^2" office:value-type="float" office:value="0.000733669993866942">
            <text:p>7.34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3.27">
            <text:p>23.27</text:p>
          </table:table-cell>
          <table:table-cell table:number-columns-repeated="2"/>
          <table:table-cell table:formula="of:=( [.B18] - ([.$D$2]*[.A18] + [.$D$3]) )^2" office:value-type="float" office:value="0.0105912207334599">
            <text:p>1.06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3.16">
            <text:p>23.16</text:p>
          </table:table-cell>
          <table:table-cell table:number-columns-repeated="2"/>
          <table:table-cell table:formula="of:=( [.B19] - ([.$D$2]*[.A19] + [.$D$3]) )^2" office:value-type="float" office:value="0.0000502162614966602">
            <text:p>5.02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6.04">
            <text:p>26.04</text:p>
          </table:table-cell>
          <table:table-cell table:number-columns-repeated="2"/>
          <table:table-cell table:formula="of:=( [.B20] - ([.$D$2]*[.A20] + [.$D$3]) )^2" office:value-type="float" office:value="0.0000120712622190611">
            <text:p>1.21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6.06">
            <text:p>26.06</text:p>
          </table:table-cell>
          <table:table-cell table:number-columns-repeated="2"/>
          <table:table-cell table:formula="of:=( [.B21] - ([.$D$2]*[.A21] + [.$D$3]) )^2" office:value-type="float" office:value="0.000273096374017985">
            <text:p>2.73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6.2">
            <text:p>26.2</text:p>
          </table:table-cell>
          <table:table-cell table:number-columns-repeated="2"/>
          <table:table-cell table:formula="of:=( [.B22] - ([.$D$2]*[.A22] + [.$D$3]) )^2" office:value-type="float" office:value="0.0245002721566106">
            <text:p>2.45E-002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8.87">
            <text:p>28.87</text:p>
          </table:table-cell>
          <table:table-cell table:number-columns-repeated="2"/>
          <table:table-cell table:formula="of:=( [.B23] - ([.$D$2]*[.A23] + [.$D$3]) )^2" office:value-type="float" office:value="0.00248625904353633">
            <text:p>2.49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8.88">
            <text:p>28.88</text:p>
          </table:table-cell>
          <table:table-cell table:number-columns-repeated="2"/>
          <table:table-cell table:formula="of:=( [.B24] - ([.$D$2]*[.A24] + [.$D$3]) )^2" office:value-type="float" office:value="0.00158901102152063">
            <text:p>1.59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8.9">
            <text:p>28.9</text:p>
          </table:table-cell>
          <table:table-cell table:number-columns-repeated="2"/>
          <table:table-cell table:formula="of:=( [.B25] - ([.$D$2]*[.A25] + [.$D$3]) )^2" office:value-type="float" office:value="0.000394514977488865">
            <text:p>3.95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1.78">
            <text:p>31.78</text:p>
          </table:table-cell>
          <table:table-cell table:number-columns-repeated="2"/>
          <table:table-cell table:formula="of:=( [.B26] - ([.$D$2]*[.A26] + [.$D$3]) )^2" office:value-type="float" office:value="0.000264076475073112">
            <text:p>2.64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1.75">
            <text:p>31.75</text:p>
          </table:table-cell>
          <table:table-cell table:number-columns-repeated="2"/>
          <table:table-cell table:formula="of:=( [.B27] - ([.$D$2]*[.A27] + [.$D$3]) )^2" office:value-type="float" office:value="0.00213910227486684">
            <text:p>2.14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1.76">
            <text:p>31.76</text:p>
          </table:table-cell>
          <table:table-cell table:number-columns-repeated="2"/>
          <table:table-cell table:formula="of:=( [.B28] - ([.$D$2]*[.A28] + [.$D$3]) )^2" office:value-type="float" office:value="0.0013140936749355">
            <text:p>1.31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4.61">
            <text:p>34.61</text:p>
          </table:table-cell>
          <table:table-cell table:number-columns-repeated="2"/>
          <table:table-cell table:formula="of:=( [.B29] - ([.$D$2]*[.A29] + [.$D$3]) )^2" office:value-type="float" office:value="0.00392357653240613">
            <text:p>3.92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4.64">
            <text:p>34.64</text:p>
          </table:table-cell>
          <table:table-cell table:number-columns-repeated="2"/>
          <table:table-cell table:formula="of:=( [.B30] - ([.$D$2]*[.A30] + [.$D$3]) )^2" office:value-type="float" office:value="0.00106526899886625">
            <text:p>1.07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4.61">
            <text:p>34.61</text:p>
          </table:table-cell>
          <table:table-cell table:number-columns-repeated="2"/>
          <table:table-cell table:formula="of:=( [.B31] - ([.$D$2]*[.A31] + [.$D$3]) )^2" office:value-type="float" office:value="0.00392357653240613">
            <text:p>3.92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7.55">
            <text:p>37.55</text:p>
          </table:table-cell>
          <table:table-cell table:number-columns-repeated="2"/>
          <table:table-cell table:formula="of:=( [.B32] - ([.$D$2]*[.A32] + [.$D$3]) )^2" office:value-type="float" office:value="0.000000947726026717796">
            <text:p>9.48E-007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7.5">
            <text:p>37.5</text:p>
          </table:table-cell>
          <table:table-cell table:number-columns-repeated="2"/>
          <table:table-cell table:formula="of:=( [.B33] - ([.$D$2]*[.A33] + [.$D$3]) )^2" office:value-type="float" office:value="0.00240359650483647">
            <text:p>2.40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7.5">
            <text:p>37.5</text:p>
          </table:table-cell>
          <table:table-cell table:number-columns-repeated="2"/>
          <table:table-cell table:formula="of:=( [.B34] - ([.$D$2]*[.A34] + [.$D$3]) )^2" office:value-type="float" office:value="0.00240359650483647">
            <text:p>2.40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0.38">
            <text:p>40.38</text:p>
          </table:table-cell>
          <table:table-cell table:number-columns-repeated="2"/>
          <table:table-cell table:formula="of:=( [.B35] - ([.$D$2]*[.A35] + [.$D$3]) )^2" office:value-type="float" office:value="0.0020624783256295">
            <text:p>2.06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0.4">
            <text:p>40.4</text:p>
          </table:table-cell>
          <table:table-cell table:number-columns-repeated="2"/>
          <table:table-cell table:formula="of:=( [.B36] - ([.$D$2]*[.A36] + [.$D$3]) )^2" office:value-type="float" office:value="0.000645897658274908">
            <text:p>6.46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0.73">
            <text:p>40.73</text:p>
          </table:table-cell>
          <table:table-cell table:number-columns-repeated="2"/>
          <table:table-cell table:formula="of:=( [.B37] - ([.$D$2]*[.A37] + [.$D$3]) )^2" office:value-type="float" office:value="0.0927723166469171">
            <text:p>9.28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3.27">
            <text:p>43.27</text:p>
          </table:table-cell>
          <table:table-cell table:number-columns-repeated="2"/>
          <table:table-cell table:formula="of:=( [.B38] - ([.$D$2]*[.A38] + [.$D$3]) )^2" office:value-type="float" office:value="0.00101140190534491">
            <text:p>1.01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3.23">
            <text:p>43.23</text:p>
          </table:table-cell>
          <table:table-cell table:number-columns-repeated="2"/>
          <table:table-cell table:formula="of:=( [.B39] - ([.$D$2]*[.A39] + [.$D$3]) )^2" office:value-type="float" office:value="0.0051556055517168">
            <text:p>5.16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3.23">
            <text:p>43.23</text:p>
          </table:table-cell>
          <table:table-cell table:number-columns-repeated="2"/>
          <table:table-cell table:formula="of:=( [.B40] - ([.$D$2]*[.A40] + [.$D$3]) )^2" office:value-type="float" office:value="0.0051556055517168">
            <text:p>5.16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6.33">
            <text:p>46.33</text:p>
          </table:table-cell>
          <table:table-cell table:number-columns-repeated="2"/>
          <table:table-cell table:formula="of:=( [.B41] - ([.$D$2]*[.A41] + [.$D$3]) )^2" office:value-type="float" office:value="0.023046101678106">
            <text:p>2.30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6.22">
            <text:p>46.22</text:p>
          </table:table-cell>
          <table:table-cell table:number-columns-repeated="2"/>
          <table:table-cell table:formula="of:=( [.B42] - ([.$D$2]*[.A42] + [.$D$3]) )^2" office:value-type="float" office:value="0.00174802806269627">
            <text:p>1.75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6.27">
            <text:p>46.27</text:p>
          </table:table-cell>
          <table:table-cell table:number-columns-repeated="2"/>
          <table:table-cell table:formula="of:=( [.B43] - ([.$D$2]*[.A43] + [.$D$3]) )^2" office:value-type="float" office:value="0.0084289706151561">
            <text:p>8.43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8.98">
            <text:p>48.98</text:p>
          </table:table-cell>
          <table:table-cell table:number-columns-repeated="2"/>
          <table:table-cell table:formula="of:=( [.B44] - ([.$D$2]*[.A44] + [.$D$3]) )^2" office:value-type="float" office:value="0.00556196808079571">
            <text:p>5.56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9.42">
            <text:p>49.42</text:p>
          </table:table-cell>
          <table:table-cell table:number-columns-repeated="2"/>
          <table:table-cell table:formula="of:=( [.B45] - ([.$D$2]*[.A45] + [.$D$3]) )^2" office:value-type="float" office:value="0.133532797114161">
            <text:p>1.34E-001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9.03">
            <text:p>49.03</text:p>
          </table:table-cell>
          <table:table-cell table:number-columns-repeated="2"/>
          <table:table-cell table:formula="of:=( [.B46] - ([.$D$2]*[.A46] + [.$D$3]) )^2" office:value-type="float" office:value="0.000604107743677547">
            <text:p>6.04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1.9">
            <text:p>51.9</text:p>
          </table:table-cell>
          <table:table-cell table:number-columns-repeated="2"/>
          <table:table-cell table:formula="of:=( [.B47] - ([.$D$2]*[.A47] + [.$D$3]) )^2" office:value-type="float" office:value="0.000958932313956245">
            <text:p>9.59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2.02">
            <text:p>52.02</text:p>
          </table:table-cell>
          <table:table-cell table:number-columns-repeated="2"/>
          <table:table-cell table:formula="of:=( [.B48] - ([.$D$2]*[.A48] + [.$D$3]) )^2" office:value-type="float" office:value="0.00792694056989008">
            <text:p>7.93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1.88">
            <text:p>51.88</text:p>
          </table:table-cell>
          <table:table-cell table:number-columns-repeated="2"/>
          <table:table-cell table:formula="of:=( [.B49] - ([.$D$2]*[.A49] + [.$D$3]) )^2" office:value-type="float" office:value="0.00259759760463367">
            <text:p>2.60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54.75">
            <text:p>54.75</text:p>
          </table:table-cell>
          <table:table-cell table:number-columns-repeated="2"/>
          <table:table-cell table:formula="of:=( [.B50] - ([.$D$2]*[.A50] + [.$D$3]) )^2" office:value-type="float" office:value="0.00328955715708953">
            <text:p>3.29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54.76">
            <text:p>54.76</text:p>
          </table:table-cell>
          <table:table-cell table:number-columns-repeated="2"/>
          <table:table-cell table:formula="of:=( [.B51] - ([.$D$2]*[.A51] + [.$D$3]) )^2" office:value-type="float" office:value="0.00224246393383548">
            <text:p>2.24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54.74">
            <text:p>54.74</text:p>
          </table:table-cell>
          <table:table-cell table:number-columns-repeated="2"/>
          <table:table-cell table:formula="of:=( [.B52] - ([.$D$2]*[.A52] + [.$D$3]) )^2" office:value-type="float" office:value="0.00453665038034351">
            <text:p>4.54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7.61">
            <text:p>57.61</text:p>
          </table:table-cell>
          <table:table-cell table:number-columns-repeated="2"/>
          <table:table-cell table:formula="of:=( [.B53] - ([.$D$2]*[.A53] + [.$D$3]) )^2" office:value-type="float" office:value="0.00543798433706116">
            <text:p>5.44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7.69">
            <text:p>57.69</text:p>
          </table:table-cell>
          <table:table-cell table:number-columns-repeated="2"/>
          <table:table-cell table:formula="of:=( [.B54] - ([.$D$2]*[.A54] + [.$D$3]) )^2" office:value-type="float" office:value="0.000039153927704214">
            <text:p>3.92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7.61">
            <text:p>57.61</text:p>
          </table:table-cell>
          <table:table-cell table:number-columns-repeated="2"/>
          <table:table-cell table:formula="of:=( [.B55] - ([.$D$2]*[.A55] + [.$D$3]) )^2" office:value-type="float" office:value="0.00543798433706116">
            <text:p>5.44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80x80" table:style-name="ta1" table:print="false">
        <table:shapes>
          <draw:frame draw:z-index="0" draw:style-name="gr1" svg:width="18.821cm" svg:height="10.398cm" svg:x="14.011cm" svg:y="0.002cm">
            <draw:object draw:notify-on-update-of-ranges="80x80.A2:80x80.A55 80x80.B2:80x80.B55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9.99">
            <text:p>9.99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654280701754386">
            <text:p>6.54E-003</text:p>
          </table:table-cell>
          <table:table-cell table:formula="of:=( [.B2] - ([.$D$2]*[.A2] + [.$D$3]) )^2" office:value-type="float" office:value="0.000464810065015255">
            <text:p>4.65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9.97">
            <text:p>9.9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154230019493177">
            <text:p>1.54E-001</text:p>
          </table:table-cell>
          <table:table-cell table:formula="of:=( [.B3] - ([.$D$2]*[.A3] + [.$D$3]) )^2" office:value-type="float" office:value="0.00000243189737393207">
            <text:p>2.43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9.98">
            <text:p>9.9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43146050066601">
            <text:p>2.43E-004</text:p>
          </table:table-cell>
          <table:table-cell table:formula="of:=( [.B4] - ([.$D$2]*[.A4] + [.$D$3]) )^2" office:value-type="float" office:value="0.000133620981194598">
            <text:p>1.34E-004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3.23">
            <text:p>13.23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94957837192696">
            <text:p>2.95E-002</text:p>
          </table:table-cell>
          <table:table-cell table:formula="of:=( [.B5] - ([.$D$2]*[.A5] + [.$D$3]) )^2" office:value-type="float" office:value="0.0000969054105916506">
            <text:p>9.69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3.24">
            <text:p>13.24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00243189737395977">
            <text:p>2.43E-008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3.23">
            <text:p>13.23</text:p>
          </table:table-cell>
          <table:table-cell office:value-type="string">
            <text:p>sum d_i^2</text:p>
          </table:table-cell>
          <table:table-cell table:formula="of:=SUM([.E2:.E55])" office:value-type="float" office:value="0.413129434697864">
            <text:p>4.13E-001</text:p>
          </table:table-cell>
          <table:table-cell table:formula="of:=( [.B7] - ([.$D$2]*[.A7] + [.$D$3]) )^2" office:value-type="float" office:value="0.0000969054105916506">
            <text:p>9.69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6.5">
            <text:p>16.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126507681375888">
            <text:p>1.27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6.53">
            <text:p>16.5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351653880206227">
            <text:p>3.52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6.53">
            <text:p>16.53</text:p>
          </table:table-cell>
          <table:table-cell table:number-columns-repeated="2"/>
          <table:table-cell table:formula="of:=( [.B10] - ([.$D$2]*[.A10] + [.$D$3]) )^2" office:value-type="float" office:value="0.000351653880206227">
            <text:p>3.52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9.76">
            <text:p>19.76</text:p>
          </table:table-cell>
          <table:table-cell table:number-columns-repeated="2"/>
          <table:table-cell table:formula="of:=( [.B11] - ([.$D$2]*[.A11] + [.$D$3]) )^2" office:value-type="float" office:value="0.000513071068400885">
            <text:p>5.13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9.77">
            <text:p>19.77</text:p>
          </table:table-cell>
          <table:table-cell table:number-columns-repeated="2"/>
          <table:table-cell table:formula="of:=( [.B12] - ([.$D$2]*[.A12] + [.$D$3]) )^2" office:value-type="float" office:value="0.000160049625905821">
            <text:p>1.60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9.76">
            <text:p>19.76</text:p>
          </table:table-cell>
          <table:table-cell table:number-columns-repeated="2"/>
          <table:table-cell table:formula="of:=( [.B13] - ([.$D$2]*[.A13] + [.$D$3]) )^2" office:value-type="float" office:value="0.000513071068400885">
            <text:p>5.13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3.04">
            <text:p>23.04</text:p>
          </table:table-cell>
          <table:table-cell table:number-columns-repeated="2"/>
          <table:table-cell table:formula="of:=( [.B14] - ([.$D$2]*[.A14] + [.$D$3]) )^2" office:value-type="float" office:value="0.000197531244181519">
            <text:p>1.98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3.06">
            <text:p>23.06</text:p>
          </table:table-cell>
          <table:table-cell table:number-columns-repeated="2"/>
          <table:table-cell table:formula="of:=( [.B15] - ([.$D$2]*[.A15] + [.$D$3]) )^2" office:value-type="float" office:value="0.0000353480083140343">
            <text:p>3.53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3.05">
            <text:p>23.05</text:p>
          </table:table-cell>
          <table:table-cell table:number-columns-repeated="2"/>
          <table:table-cell table:formula="of:=( [.B16] - ([.$D$2]*[.A16] + [.$D$3]) )^2" office:value-type="float" office:value="0.0000164396262477664">
            <text:p>1.64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6.34">
            <text:p>26.34</text:p>
          </table:table-cell>
          <table:table-cell table:number-columns-repeated="2"/>
          <table:table-cell table:formula="of:=( [.B17] - ([.$D$2]*[.A17] + [.$D$3]) )^2" office:value-type="float" office:value="0.000211467156086038">
            <text:p>2.11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6.47">
            <text:p>26.47</text:p>
          </table:table-cell>
          <table:table-cell table:number-columns-repeated="2"/>
          <table:table-cell table:formula="of:=( [.B18] - ([.$D$2]*[.A18] + [.$D$3]) )^2" office:value-type="float" office:value="0.0208923638422458">
            <text:p>2.09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6.32">
            <text:p>26.32</text:p>
          </table:table-cell>
          <table:table-cell table:number-columns-repeated="2"/>
          <table:table-cell table:formula="of:=( [.B19] - ([.$D$2]*[.A19] + [.$D$3]) )^2" office:value-type="float" office:value="0.0000297907428306387">
            <text:p>2.98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9.56">
            <text:p>29.56</text:p>
          </table:table-cell>
          <table:table-cell table:number-columns-repeated="2"/>
          <table:table-cell table:formula="of:=( [.B20] - ([.$D$2]*[.A20] + [.$D$3]) )^2" office:value-type="float" office:value="0.00135877743959226">
            <text:p>1.36E-003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9.67">
            <text:p>29.67</text:p>
          </table:table-cell>
          <table:table-cell table:number-columns-repeated="2"/>
          <table:table-cell table:formula="of:=( [.B21] - ([.$D$2]*[.A21] + [.$D$3]) )^2" office:value-type="float" office:value="0.00534922578267199">
            <text:p>5.35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9.56">
            <text:p>29.56</text:p>
          </table:table-cell>
          <table:table-cell table:number-columns-repeated="2"/>
          <table:table-cell table:formula="of:=( [.B22] - ([.$D$2]*[.A22] + [.$D$3]) )^2" office:value-type="float" office:value="0.00135877743959226">
            <text:p>1.36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2.8">
            <text:p>32.8</text:p>
          </table:table-cell>
          <table:table-cell table:number-columns-repeated="2"/>
          <table:table-cell table:formula="of:=( [.B23] - ([.$D$2]*[.A23] + [.$D$3]) )^2" office:value-type="float" office:value="0.00466012486273176">
            <text:p>4.66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2.96">
            <text:p>32.96</text:p>
          </table:table-cell>
          <table:table-cell table:number-columns-repeated="2"/>
          <table:table-cell table:formula="of:=( [.B24] - ([.$D$2]*[.A24] + [.$D$3]) )^2" office:value-type="float" office:value="0.00841529055473797">
            <text:p>8.42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2.85">
            <text:p>32.85</text:p>
          </table:table-cell>
          <table:table-cell table:number-columns-repeated="2"/>
          <table:table-cell table:formula="of:=( [.B25] - ([.$D$2]*[.A25] + [.$D$3]) )^2" office:value-type="float" office:value="0.000333614141483331">
            <text:p>3.34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6.11">
            <text:p>36.11</text:p>
          </table:table-cell>
          <table:table-cell table:number-columns-repeated="2"/>
          <table:table-cell table:formula="of:=( [.B26] - ([.$D$2]*[.A26] + [.$D$3]) )^2" office:value-type="float" office:value="0.000880226774430135">
            <text:p>8.80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6.16">
            <text:p>36.16</text:p>
          </table:table-cell>
          <table:table-cell table:number-columns-repeated="2"/>
          <table:table-cell table:formula="of:=( [.B27] - ([.$D$2]*[.A27] + [.$D$3]) )^2" office:value-type="float" office:value="0.000413365175989447">
            <text:p>4.13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6.1">
            <text:p>36.1</text:p>
          </table:table-cell>
          <table:table-cell table:number-columns-repeated="2"/>
          <table:table-cell table:formula="of:=( [.B28] - ([.$D$2]*[.A28] + [.$D$3]) )^2" office:value-type="float" office:value="0.00157359909411809">
            <text:p>1.57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9.42">
            <text:p>39.42</text:p>
          </table:table-cell>
          <table:table-cell table:number-columns-repeated="2"/>
          <table:table-cell table:formula="of:=( [.B29] - ([.$D$2]*[.A29] + [.$D$3]) )^2" office:value-type="float" office:value="0.0000797069563664306">
            <text:p>7.97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9.36">
            <text:p>39.36</text:p>
          </table:table-cell>
          <table:table-cell table:number-columns-repeated="2"/>
          <table:table-cell table:formula="of:=( [.B30] - ([.$D$2]*[.A30] + [.$D$3]) )^2" office:value-type="float" office:value="0.00260836192712697">
            <text:p>2.61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9.36">
            <text:p>39.36</text:p>
          </table:table-cell>
          <table:table-cell table:number-columns-repeated="2"/>
          <table:table-cell table:formula="of:=( [.B31] - ([.$D$2]*[.A31] + [.$D$3]) )^2" office:value-type="float" office:value="0.00260836192712697">
            <text:p>2.61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2.67">
            <text:p>42.67</text:p>
          </table:table-cell>
          <table:table-cell table:number-columns-repeated="2"/>
          <table:table-cell table:formula="of:=( [.B32] - ([.$D$2]*[.A32] + [.$D$3]) )^2" office:value-type="float" office:value="0.000155641431931475">
            <text:p>1.56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2.71">
            <text:p>42.71</text:p>
          </table:table-cell>
          <table:table-cell table:number-columns-repeated="2"/>
          <table:table-cell table:formula="of:=( [.B33] - ([.$D$2]*[.A33] + [.$D$3]) )^2" office:value-type="float" office:value="0.000757590749670532">
            <text:p>7.58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2.68">
            <text:p>42.68</text:p>
          </table:table-cell>
          <table:table-cell table:number-columns-repeated="2"/>
          <table:table-cell table:formula="of:=( [.B34] - ([.$D$2]*[.A34] + [.$D$3]) )^2" office:value-type="float" office:value="0.00000612876136626084">
            <text:p>6.13E-006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5.94">
            <text:p>45.94</text:p>
          </table:table-cell>
          <table:table-cell table:number-columns-repeated="2"/>
          <table:table-cell table:formula="of:=( [.B35] - ([.$D$2]*[.A35] + [.$D$3]) )^2" office:value-type="float" office:value="0.000192630590989134">
            <text:p>1.93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5.92">
            <text:p>45.92</text:p>
          </table:table-cell>
          <table:table-cell table:number-columns-repeated="2"/>
          <table:table-cell table:formula="of:=( [.B36] - ([.$D$2]*[.A36] + [.$D$3]) )^2" office:value-type="float" office:value="0.00114779628299677">
            <text:p>1.15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5.91">
            <text:p>45.91</text:p>
          </table:table-cell>
          <table:table-cell table:number-columns-repeated="2"/>
          <table:table-cell table:formula="of:=( [.B37] - ([.$D$2]*[.A37] + [.$D$3]) )^2" office:value-type="float" office:value="0.00192537912900109">
            <text:p>1.93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9.2">
            <text:p>49.2</text:p>
          </table:table-cell>
          <table:table-cell table:number-columns-repeated="2"/>
          <table:table-cell table:formula="of:=( [.B38] - ([.$D$2]*[.A38] + [.$D$3]) )^2" office:value-type="float" office:value="0.000639212445234819">
            <text:p>6.39E-004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9.15">
            <text:p>49.15</text:p>
          </table:table-cell>
          <table:table-cell table:number-columns-repeated="2"/>
          <table:table-cell table:formula="of:=( [.B39] - ([.$D$2]*[.A39] + [.$D$3]) )^2" office:value-type="float" office:value="0.00566747755244795">
            <text:p>5.67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9.17">
            <text:p>49.17</text:p>
          </table:table-cell>
          <table:table-cell table:number-columns-repeated="2"/>
          <table:table-cell table:formula="of:=( [.B40] - ([.$D$2]*[.A40] + [.$D$3]) )^2" office:value-type="float" office:value="0.00305617150956244">
            <text:p>3.06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2.81">
            <text:p>52.81</text:p>
          </table:table-cell>
          <table:table-cell table:number-columns-repeated="2"/>
          <table:table-cell table:formula="of:=( [.B41] - ([.$D$2]*[.A41] + [.$D$3]) )^2" office:value-type="float" office:value="0.0981655624332677">
            <text:p>9.82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2.54">
            <text:p>52.54</text:p>
          </table:table-cell>
          <table:table-cell table:number-columns-repeated="2"/>
          <table:table-cell table:formula="of:=( [.B42] - ([.$D$2]*[.A42] + [.$D$3]) )^2" office:value-type="float" office:value="0.00187608874905485">
            <text:p>1.88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2.41">
            <text:p>52.41</text:p>
          </table:table-cell>
          <table:table-cell table:number-columns-repeated="2"/>
          <table:table-cell table:formula="of:=( [.B43] - ([.$D$2]*[.A43] + [.$D$3]) )^2" office:value-type="float" office:value="0.00751449030850931">
            <text:p>7.51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5.78">
            <text:p>55.78</text:p>
          </table:table-cell>
          <table:table-cell table:number-columns-repeated="2"/>
          <table:table-cell table:formula="of:=( [.B44] - ([.$D$2]*[.A44] + [.$D$3]) )^2" office:value-type="float" office:value="0.000141855993677068">
            <text:p>1.42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5.66">
            <text:p>55.66</text:p>
          </table:table-cell>
          <table:table-cell table:number-columns-repeated="2"/>
          <table:table-cell table:formula="of:=( [.B45] - ([.$D$2]*[.A45] + [.$D$3]) )^2" office:value-type="float" office:value="0.0116833764615143">
            <text:p>1.17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5.71">
            <text:p>55.71</text:p>
          </table:table-cell>
          <table:table-cell table:number-columns-repeated="2"/>
          <table:table-cell table:formula="of:=( [.B46] - ([.$D$2]*[.A46] + [.$D$3]) )^2" office:value-type="float" office:value="0.00337440959991491">
            <text:p>3.37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9.02">
            <text:p>59.02</text:p>
          </table:table-cell>
          <table:table-cell table:number-columns-repeated="2"/>
          <table:table-cell table:formula="of:=( [.B47] - ([.$D$2]*[.A47] + [.$D$3]) )^2" office:value-type="float" office:value="0.000379983964676712">
            <text:p>3.80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8.95">
            <text:p>58.95</text:p>
          </table:table-cell>
          <table:table-cell table:number-columns-repeated="2"/>
          <table:table-cell table:formula="of:=( [.B48] - ([.$D$2]*[.A48] + [.$D$3]) )^2" office:value-type="float" office:value="0.00800902879898483">
            <text:p>8.01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9.01">
            <text:p>59.01</text:p>
          </table:table-cell>
          <table:table-cell table:number-columns-repeated="2"/>
          <table:table-cell table:formula="of:=( [.B49] - ([.$D$2]*[.A49] + [.$D$3]) )^2" office:value-type="float" office:value="0.00086984751243531">
            <text:p>8.70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2.67">
            <text:p>62.67</text:p>
          </table:table-cell>
          <table:table-cell table:number-columns-repeated="2"/>
          <table:table-cell table:formula="of:=( [.B50] - ([.$D$2]*[.A50] + [.$D$3]) )^2" office:value-type="float" office:value="0.128955190010983">
            <text:p>1.29E-001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2.21">
            <text:p>62.21</text:p>
          </table:table-cell>
          <table:table-cell table:number-columns-repeated="2"/>
          <table:table-cell table:formula="of:=( [.B51] - ([.$D$2]*[.A51] + [.$D$3]) )^2" office:value-type="float" office:value="0.0101801412780377">
            <text:p>1.02E-002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2.55">
            <text:p>62.55</text:p>
          </table:table-cell>
          <table:table-cell table:number-columns-repeated="2"/>
          <table:table-cell table:formula="of:=( [.B52] - ([.$D$2]*[.A52] + [.$D$3]) )^2" office:value-type="float" office:value="0.0571703946893431">
            <text:p>5.72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5.52">
            <text:p>65.52</text:p>
          </table:table-cell>
          <table:table-cell table:number-columns-repeated="2"/>
          <table:table-cell table:formula="of:=( [.B53] - ([.$D$2]*[.A53] + [.$D$3]) )^2" office:value-type="float" office:value="0.00388131428853774">
            <text:p>3.88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5.5">
            <text:p>65.5</text:p>
          </table:table-cell>
          <table:table-cell table:number-columns-repeated="2"/>
          <table:table-cell table:formula="of:=( [.B54] - ([.$D$2]*[.A54] + [.$D$3]) )^2" office:value-type="float" office:value="0.00677332208580827">
            <text:p>6.77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5.5">
            <text:p>65.5</text:p>
          </table:table-cell>
          <table:table-cell table:number-columns-repeated="2"/>
          <table:table-cell table:formula="of:=( [.B55] - ([.$D$2]*[.A55] + [.$D$3]) )^2" office:value-type="float" office:value="0.00677332208580827">
            <text:p>6.77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85x85" table:style-name="ta1" table:print="false">
        <table:shapes>
          <draw:frame draw:z-index="0" draw:style-name="gr1" svg:width="18.821cm" svg:height="10.398cm" svg:x="14.505cm" svg:y="0.212cm">
            <draw:object draw:notify-on-update-of-ranges="85x85.A2:85x85.A55 85x85.B2:85x85.B55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15" table:default-cell-style-name="Default"/>
        <table:table-column table:style-name="co4" table:number-columns-repeated="2" table:default-cell-style-name="ce2"/>
        <table:table-column table:style-name="co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.31">
            <text:p>11.31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736899896800826">
            <text:p>7.37E-003</text:p>
          </table:table-cell>
          <table:table-cell table:formula="of:=( [.B2] - ([.$D$2]*[.A2] + [.$D$3]) )^2" office:value-type="float" office:value="0.0013245059258489">
            <text:p>1.32E-003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.26">
            <text:p>11.26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20107785804394">
            <text:p>2.20E-001</text:p>
          </table:table-cell>
          <table:table-cell table:formula="of:=( [.B3] - ([.$D$2]*[.A3] + [.$D$3]) )^2" office:value-type="float" office:value="0.000185129707526745">
            <text:p>1.85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.27">
            <text:p>11.2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18423438094292">
            <text:p>1.84E-004</text:p>
          </table:table-cell>
          <table:table-cell table:formula="of:=( [.B4] - ([.$D$2]*[.A4] + [.$D$3]) )^2" office:value-type="float" office:value="0.0000130049511911681">
            <text:p>1.30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.95">
            <text:p>14.9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23492730087839">
            <text:p>2.23E-002</text:p>
          </table:table-cell>
          <table:table-cell table:formula="of:=( [.B5] - ([.$D$2]*[.A5] + [.$D$3]) )^2" office:value-type="float" office:value="0.0000657027262379363">
            <text:p>6.57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.93">
            <text:p>14.93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789931599074213">
            <text:p>7.90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.94">
            <text:p>14.94</text:p>
          </table:table-cell>
          <table:table-cell office:value-type="string">
            <text:p>sum d_i^2</text:p>
          </table:table-cell>
          <table:table-cell table:formula="of:=SUM([.E2:.E55])" office:value-type="float" office:value="0.237188189427814">
            <text:p>2.37E-001</text:p>
          </table:table-cell>
          <table:table-cell table:formula="of:=( [.B7] - ([.$D$2]*[.A7] + [.$D$3]) )^2" office:value-type="float" office:value="0.000327817162656079">
            <text:p>3.28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8.6">
            <text:p>18.6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181520356339347">
            <text:p>1.82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8.62">
            <text:p>18.62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510995330392146">
            <text:p>5.11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8.62">
            <text:p>18.62</text:p>
          </table:table-cell>
          <table:table-cell table:number-columns-repeated="2"/>
          <table:table-cell table:formula="of:=( [.B10] - ([.$D$2]*[.A10] + [.$D$3]) )^2" office:value-type="float" office:value="0.000510995330392146">
            <text:p>5.11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2.3">
            <text:p>22.3</text:p>
          </table:table-cell>
          <table:table-cell table:number-columns-repeated="2"/>
          <table:table-cell table:formula="of:=( [.B11] - ([.$D$2]*[.A11] + [.$D$3]) )^2" office:value-type="float" office:value="0.000734664210735092">
            <text:p>7.35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2.31">
            <text:p>22.31</text:p>
          </table:table-cell>
          <table:table-cell table:number-columns-repeated="2"/>
          <table:table-cell table:formula="of:=( [.B12] - ([.$D$2]*[.A12] + [.$D$3]) )^2" office:value-type="float" office:value="0.000292570414151915">
            <text:p>2.93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2.69">
            <text:p>22.69</text:p>
          </table:table-cell>
          <table:table-cell table:number-columns-repeated="2"/>
          <table:table-cell table:formula="of:=( [.B13] - ([.$D$2]*[.A13] + [.$D$3]) )^2" office:value-type="float" office:value="0.131693006143989">
            <text:p>1.32E-001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6.11">
            <text:p>26.11</text:p>
          </table:table-cell>
          <table:table-cell table:number-columns-repeated="2"/>
          <table:table-cell table:formula="of:=( [.B14] - ([.$D$2]*[.A14] + [.$D$3]) )^2" office:value-type="float" office:value="0.0096817386070291">
            <text:p>9.68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6.02">
            <text:p>26.02</text:p>
          </table:table-cell>
          <table:table-cell table:number-columns-repeated="2"/>
          <table:table-cell table:formula="of:=( [.B15] - ([.$D$2]*[.A15] + [.$D$3]) )^2" office:value-type="float" office:value="0.0000704898970215877">
            <text:p>7.05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6.05">
            <text:p>26.05</text:p>
          </table:table-cell>
          <table:table-cell table:number-columns-repeated="2"/>
          <table:table-cell table:formula="of:=( [.B16] - ([.$D$2]*[.A16] + [.$D$3]) )^2" office:value-type="float" office:value="0.00147423946702419">
            <text:p>1.47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9.68">
            <text:p>29.68</text:p>
          </table:table-cell>
          <table:table-cell table:number-columns-repeated="2"/>
          <table:table-cell table:formula="of:=( [.B17] - ([.$D$2]*[.A17] + [.$D$3]) )^2" office:value-type="float" office:value="0.000259327795744679">
            <text:p>2.59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9.66">
            <text:p>29.66</text:p>
          </table:table-cell>
          <table:table-cell table:number-columns-repeated="2"/>
          <table:table-cell table:formula="of:=( [.B18] - ([.$D$2]*[.A18] + [.$D$3]) )^2" office:value-type="float" office:value="0.00130347410924142">
            <text:p>1.30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9.66">
            <text:p>29.66</text:p>
          </table:table-cell>
          <table:table-cell table:number-columns-repeated="2"/>
          <table:table-cell table:formula="of:=( [.B19] - ([.$D$2]*[.A19] + [.$D$3]) )^2" office:value-type="float" office:value="0.00130347410924142">
            <text:p>1.30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3.37">
            <text:p>33.37</text:p>
          </table:table-cell>
          <table:table-cell table:number-columns-repeated="2"/>
          <table:table-cell table:formula="of:=( [.B20] - ([.$D$2]*[.A20] + [.$D$3]) )^2" office:value-type="float" office:value="0.000112426616912023">
            <text:p>1.12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3.35">
            <text:p>33.35</text:p>
          </table:table-cell>
          <table:table-cell table:number-columns-repeated="2"/>
          <table:table-cell table:formula="of:=( [.B21] - ([.$D$2]*[.A21] + [.$D$3]) )^2" office:value-type="float" office:value="0.00093655229057377">
            <text:p>9.37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3.31">
            <text:p>33.31</text:p>
          </table:table-cell>
          <table:table-cell table:number-columns-repeated="2"/>
          <table:table-cell table:formula="of:=( [.B22] - ([.$D$2]*[.A22] + [.$D$3]) )^2" office:value-type="float" office:value="0.00498480363789731">
            <text:p>4.98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7.03">
            <text:p>37.03</text:p>
          </table:table-cell>
          <table:table-cell table:number-columns-repeated="2"/>
          <table:table-cell table:formula="of:=( [.B23] - ([.$D$2]*[.A23] + [.$D$3]) )^2" office:value-type="float" office:value="0.00123219434126139">
            <text:p>1.23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7.04">
            <text:p>37.04</text:p>
          </table:table-cell>
          <table:table-cell table:number-columns-repeated="2"/>
          <table:table-cell table:formula="of:=( [.B24] - ([.$D$2]*[.A24] + [.$D$3]) )^2" office:value-type="float" office:value="0.000630141824348007">
            <text:p>6.30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7.06">
            <text:p>37.06</text:p>
          </table:table-cell>
          <table:table-cell table:number-columns-repeated="2"/>
          <table:table-cell table:formula="of:=( [.B25] - ([.$D$2]*[.A25] + [.$D$3]) )^2" office:value-type="float" office:value="0.0000260367905209301">
            <text:p>2.60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0.73">
            <text:p>40.73</text:p>
          </table:table-cell>
          <table:table-cell table:number-columns-repeated="2"/>
          <table:table-cell table:formula="of:=( [.B26] - ([.$D$2]*[.A26] + [.$D$3]) )^2" office:value-type="float" office:value="0.00038424271056388">
            <text:p>3.84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0.69">
            <text:p>40.69</text:p>
          </table:table-cell>
          <table:table-cell table:number-columns-repeated="2"/>
          <table:table-cell table:formula="of:=( [.B27] - ([.$D$2]*[.A27] + [.$D$3]) )^2" office:value-type="float" office:value="0.0035524114985483">
            <text:p>3.55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0.73">
            <text:p>40.73</text:p>
          </table:table-cell>
          <table:table-cell table:number-columns-repeated="2"/>
          <table:table-cell table:formula="of:=( [.B28] - ([.$D$2]*[.A28] + [.$D$3]) )^2" office:value-type="float" office:value="0.00038424271056388">
            <text:p>3.84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4.42">
            <text:p>44.42</text:p>
          </table:table-cell>
          <table:table-cell table:number-columns-repeated="2"/>
          <table:table-cell table:formula="of:=( [.B29] - ([.$D$2]*[.A29] + [.$D$3]) )^2" office:value-type="float" office:value="0.000198854949221189">
            <text:p>1.99E-004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4.38">
            <text:p>44.38</text:p>
          </table:table-cell>
          <table:table-cell table:number-columns-repeated="2"/>
          <table:table-cell table:formula="of:=( [.B30] - ([.$D$2]*[.A30] + [.$D$3]) )^2" office:value-type="float" office:value="0.00292698245753547">
            <text:p>2.93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4.41">
            <text:p>44.41</text:p>
          </table:table-cell>
          <table:table-cell table:number-columns-repeated="2"/>
          <table:table-cell table:formula="of:=( [.B31] - ([.$D$2]*[.A31] + [.$D$3]) )^2" office:value-type="float" office:value="0.00058088682630003">
            <text:p>5.81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8.12">
            <text:p>48.12</text:p>
          </table:table-cell>
          <table:table-cell table:number-columns-repeated="2"/>
          <table:table-cell table:formula="of:=( [.B32] - ([.$D$2]*[.A32] + [.$D$3]) )^2" office:value-type="float" office:value="0.00000195698315920421">
            <text:p>1.96E-006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8.14">
            <text:p>48.14</text:p>
          </table:table-cell>
          <table:table-cell table:number-columns-repeated="2"/>
          <table:table-cell table:formula="of:=( [.B33] - ([.$D$2]*[.A33] + [.$D$3]) )^2" office:value-type="float" office:value="0.000457913868836855">
            <text:p>4.58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8.13">
            <text:p>48.13</text:p>
          </table:table-cell>
          <table:table-cell table:number-columns-repeated="2"/>
          <table:table-cell table:formula="of:=( [.B34] - ([.$D$2]*[.A34] + [.$D$3]) )^2" office:value-type="float" office:value="0.000129935425998079">
            <text:p>1.30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1.83">
            <text:p>51.83</text:p>
          </table:table-cell>
          <table:table-cell table:number-columns-repeated="2"/>
          <table:table-cell table:formula="of:=( [.B35] - ([.$D$2]*[.A35] + [.$D$3]) )^2" office:value-type="float" office:value="0.000723579772129905">
            <text:p>7.24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1.82">
            <text:p>51.82</text:p>
          </table:table-cell>
          <table:table-cell table:number-columns-repeated="2"/>
          <table:table-cell table:formula="of:=( [.B36] - ([.$D$2]*[.A36] + [.$D$3]) )^2" office:value-type="float" office:value="0.000285591009373758">
            <text:p>2.86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1.8">
            <text:p>51.8</text:p>
          </table:table-cell>
          <table:table-cell table:number-columns-repeated="2"/>
          <table:table-cell table:formula="of:=( [.B37] - ([.$D$2]*[.A37] + [.$D$3]) )^2" office:value-type="float" office:value="0.0000096134838612698">
            <text:p>9.61E-006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55.48">
            <text:p>55.48</text:p>
          </table:table-cell>
          <table:table-cell table:number-columns-repeated="2"/>
          <table:table-cell table:formula="of:=( [.B38] - ([.$D$2]*[.A38] + [.$D$3]) )^2" office:value-type="float" office:value="0.0000577606971701494">
            <text:p>5.78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55.47">
            <text:p>55.47</text:p>
          </table:table-cell>
          <table:table-cell table:number-columns-repeated="2"/>
          <table:table-cell table:formula="of:=( [.B39] - ([.$D$2]*[.A39] + [.$D$3]) )^2" office:value-type="float" office:value="0.000309761614496455">
            <text:p>3.10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55.47">
            <text:p>55.47</text:p>
          </table:table-cell>
          <table:table-cell table:number-columns-repeated="2"/>
          <table:table-cell table:formula="of:=( [.B40] - ([.$D$2]*[.A40] + [.$D$3]) )^2" office:value-type="float" office:value="0.000309761614496455">
            <text:p>3.10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9.15">
            <text:p>59.15</text:p>
          </table:table-cell>
          <table:table-cell table:number-columns-repeated="2"/>
          <table:table-cell table:formula="of:=( [.B41] - ([.$D$2]*[.A41] + [.$D$3]) )^2" office:value-type="float" office:value="0.000488389220494698">
            <text:p>4.88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9.13">
            <text:p>59.13</text:p>
          </table:table-cell>
          <table:table-cell table:number-columns-repeated="2"/>
          <table:table-cell table:formula="of:=( [.B42] - ([.$D$2]*[.A42] + [.$D$3]) )^2" office:value-type="float" office:value="0.00177237041531217">
            <text:p>1.77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9.14">
            <text:p>59.14</text:p>
          </table:table-cell>
          <table:table-cell table:number-columns-repeated="2"/>
          <table:table-cell table:formula="of:=( [.B43] - ([.$D$2]*[.A43] + [.$D$3]) )^2" office:value-type="float" office:value="0.00103037981790347">
            <text:p>1.03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62.87">
            <text:p>62.87</text:p>
          </table:table-cell>
          <table:table-cell table:number-columns-repeated="2"/>
          <table:table-cell table:formula="of:=( [.B44] - ([.$D$2]*[.A44] + [.$D$3]) )^2" office:value-type="float" office:value="0.00017958642913385">
            <text:p>1.80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62.88">
            <text:p>62.88</text:p>
          </table:table-cell>
          <table:table-cell table:number-columns-repeated="2"/>
          <table:table-cell table:formula="of:=( [.B45] - ([.$D$2]*[.A45] + [.$D$3]) )^2" office:value-type="float" office:value="0.000547606151642602">
            <text:p>5.48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62.88">
            <text:p>62.88</text:p>
          </table:table-cell>
          <table:table-cell table:number-columns-repeated="2"/>
          <table:table-cell table:formula="of:=( [.B46] - ([.$D$2]*[.A46] + [.$D$3]) )^2" office:value-type="float" office:value="0.000547606151642602">
            <text:p>5.48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66.51">
            <text:p>66.51</text:p>
          </table:table-cell>
          <table:table-cell table:number-columns-repeated="2"/>
          <table:table-cell table:formula="of:=( [.B47] - ([.$D$2]*[.A47] + [.$D$3]) )^2" office:value-type="float" office:value="0.000967116570310742">
            <text:p>9.67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66.5">
            <text:p>66.5</text:p>
          </table:table-cell>
          <table:table-cell table:number-columns-repeated="2"/>
          <table:table-cell table:formula="of:=( [.B48] - ([.$D$2]*[.A48] + [.$D$3]) )^2" office:value-type="float" office:value="0.00168908652788492">
            <text:p>1.69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66.52">
            <text:p>66.52</text:p>
          </table:table-cell>
          <table:table-cell table:number-columns-repeated="2"/>
          <table:table-cell table:formula="of:=( [.B49] - ([.$D$2]*[.A49] + [.$D$3]) )^2" office:value-type="float" office:value="0.000445146612737372">
            <text:p>4.45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0.17">
            <text:p>70.17</text:p>
          </table:table-cell>
          <table:table-cell table:number-columns-repeated="2"/>
          <table:table-cell table:formula="of:=( [.B50] - ([.$D$2]*[.A50] + [.$D$3]) )^2" office:value-type="float" office:value="0.00309113558944308">
            <text:p>3.09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0.25">
            <text:p>70.25</text:p>
          </table:table-cell>
          <table:table-cell table:number-columns-repeated="2"/>
          <table:table-cell table:formula="of:=( [.B51] - ([.$D$2]*[.A51] + [.$D$3]) )^2" office:value-type="float" office:value="0.000595458488190791">
            <text:p>5.95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0.46">
            <text:p>70.46</text:p>
          </table:table-cell>
          <table:table-cell table:number-columns-repeated="2"/>
          <table:table-cell table:formula="of:=( [.B52] - ([.$D$2]*[.A52] + [.$D$3]) )^2" office:value-type="float" office:value="0.0549443060974001">
            <text:p>5.49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3.92">
            <text:p>73.92</text:p>
          </table:table-cell>
          <table:table-cell table:number-columns-repeated="2"/>
          <table:table-cell table:formula="of:=( [.B53] - ([.$D$2]*[.A53] + [.$D$3]) )^2" office:value-type="float" office:value="0.000098060181859892">
            <text:p>9.81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3.92">
            <text:p>73.92</text:p>
          </table:table-cell>
          <table:table-cell table:number-columns-repeated="2"/>
          <table:table-cell table:formula="of:=( [.B54] - ([.$D$2]*[.A54] + [.$D$3]) )^2" office:value-type="float" office:value="0.000098060181859892">
            <text:p>9.81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3.9">
            <text:p>73.9</text:p>
          </table:table-cell>
          <table:table-cell table:number-columns-repeated="2"/>
          <table:table-cell table:formula="of:=( [.B55] - ([.$D$2]*[.A55] + [.$D$3]) )^2" office:value-type="float" office:value="0.00010195881733827">
            <text:p>1.02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90x90" table:style-name="ta1" table:print="false">
        <table:shapes>
          <draw:frame draw:z-index="0" draw:style-name="gr1" svg:width="18.821cm" svg:height="10.398cm" svg:x="14.066cm" svg:y="0.002cm">
            <draw:object draw:notify-on-update-of-ranges="90x90.A2:90x90.A55 90x90.B2:90x90.B55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6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2.59">
            <text:p>12.59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825424148606811">
            <text:p>8.25E-003</text:p>
          </table:table-cell>
          <table:table-cell table:formula="of:=( [.B2] - ([.$D$2]*[.A2] + [.$D$3]) )^2" office:value-type="float" office:value="0.0030691168032696">
            <text:p>3.07E-003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2.76">
            <text:p>12.76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64037381034271">
            <text:p>2.64E-001</text:p>
          </table:table-cell>
          <table:table-cell table:formula="of:=( [.B3] - ([.$D$2]*[.A3] + [.$D$3]) )^2" office:value-type="float" office:value="0.0131332493568798">
            <text:p>1.31E-002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2.62">
            <text:p>12.6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40564687659074">
            <text:p>2.41E-004</text:p>
          </table:table-cell>
          <table:table-cell table:formula="of:=( [.B4] - ([.$D$2]*[.A4] + [.$D$3]) )^2" office:value-type="float" office:value="0.000645140195083201">
            <text:p>6.45E-004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6.72">
            <text:p>16.7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91826414442764">
            <text:p>2.92E-002</text:p>
          </table:table-cell>
          <table:table-cell table:formula="of:=( [.B5] - ([.$D$2]*[.A5] + [.$D$3]) )^2" office:value-type="float" office:value="0.00275838749715408">
            <text:p>2.76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6.77">
            <text:p>16.7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635218010404733">
            <text:p>6.35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6.73">
            <text:p>16.73</text:p>
          </table:table-cell>
          <table:table-cell office:value-type="string">
            <text:p>sum d_i^2</text:p>
          </table:table-cell>
          <table:table-cell table:formula="of:=SUM([.E2:.E55])" office:value-type="float" office:value="0.40440401330123">
            <text:p>4.04E-001</text:p>
          </table:table-cell>
          <table:table-cell table:formula="of:=( [.B7] - ([.$D$2]*[.A7] + [.$D$3]) )^2" office:value-type="float" office:value="0.00180798043374394">
            <text:p>1.81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0.86">
            <text:p>20.86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157141650829879">
            <text:p>1.57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0.88">
            <text:p>20.88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385772660116603">
            <text:p>3.86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0.84">
            <text:p>20.84</text:p>
          </table:table-cell>
          <table:table-cell table:number-columns-repeated="2"/>
          <table:table-cell table:formula="of:=( [.B10] - ([.$D$2]*[.A10] + [.$D$3]) )^2" office:value-type="float" office:value="0.00355706035648094">
            <text:p>3.56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5.13">
            <text:p>25.13</text:p>
          </table:table-cell>
          <table:table-cell table:number-columns-repeated="2"/>
          <table:table-cell table:formula="of:=( [.B11] - ([.$D$2]*[.A11] + [.$D$3]) )^2" office:value-type="float" office:value="0.0106581178373945">
            <text:p>1.07E-002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4.99">
            <text:p>24.99</text:p>
          </table:table-cell>
          <table:table-cell table:number-columns-repeated="2"/>
          <table:table-cell table:formula="of:=( [.B12] - ([.$D$2]*[.A12] + [.$D$3]) )^2" office:value-type="float" office:value="0.0013514328242055">
            <text:p>1.35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( [.B13] - ([.$D$2]*[.A13] + [.$D$3]) )^2" office:value-type="float" office:value="0.000716196039433193">
            <text:p>7.16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9.08">
            <text:p>29.08</text:p>
          </table:table-cell>
          <table:table-cell table:number-columns-repeated="2"/>
          <table:table-cell table:formula="of:=( [.B14] - ([.$D$2]*[.A14] + [.$D$3]) )^2" office:value-type="float" office:value="0.0054586359632779">
            <text:p>5.46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9.13">
            <text:p>29.13</text:p>
          </table:table-cell>
          <table:table-cell table:number-columns-repeated="2"/>
          <table:table-cell table:formula="of:=( [.B15] - ([.$D$2]*[.A15] + [.$D$3]) )^2" office:value-type="float" office:value="0.000570377736010832">
            <text:p>5.70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9.1">
            <text:p>29.1</text:p>
          </table:table-cell>
          <table:table-cell table:number-columns-repeated="2"/>
          <table:table-cell table:formula="of:=( [.B16] - ([.$D$2]*[.A16] + [.$D$3]) )^2" office:value-type="float" office:value="0.00290333267237075">
            <text:p>2.90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3.3">
            <text:p>33.3</text:p>
          </table:table-cell>
          <table:table-cell table:number-columns-repeated="2"/>
          <table:table-cell table:formula="of:=( [.B17] - ([.$D$2]*[.A17] + [.$D$3]) )^2" office:value-type="float" office:value="0.000360873649401914">
            <text:p>3.61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3.23">
            <text:p>33.23</text:p>
          </table:table-cell>
          <table:table-cell table:number-columns-repeated="2"/>
          <table:table-cell table:formula="of:=( [.B18] - ([.$D$2]*[.A18] + [.$D$3]) )^2" office:value-type="float" office:value="0.00260133919234418">
            <text:p>2.60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3.38">
            <text:p>33.38</text:p>
          </table:table-cell>
          <table:table-cell table:number-columns-repeated="2"/>
          <table:table-cell table:formula="of:=( [.B19] - ([.$D$2]*[.A19] + [.$D$3]) )^2" office:value-type="float" office:value="0.00980034160032614">
            <text:p>9.80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7.38">
            <text:p>37.38</text:p>
          </table:table-cell>
          <table:table-cell table:number-columns-repeated="2"/>
          <table:table-cell table:formula="of:=( [.B20] - ([.$D$2]*[.A20] + [.$D$3]) )^2" office:value-type="float" office:value="0.000790963220036874">
            <text:p>7.91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7.61">
            <text:p>37.61</text:p>
          </table:table-cell>
          <table:table-cell table:number-columns-repeated="2"/>
          <table:table-cell table:formula="of:=( [.B21] - ([.$D$2]*[.A21] + [.$D$3]) )^2" office:value-type="float" office:value="0.0407538917832767">
            <text:p>4.08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7.39">
            <text:p>37.39</text:p>
          </table:table-cell>
          <table:table-cell table:number-columns-repeated="2"/>
          <table:table-cell table:formula="of:=( [.B22] - ([.$D$2]*[.A22] + [.$D$3]) )^2" office:value-type="float" office:value="0.000328481853221343">
            <text:p>3.28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1.49">
            <text:p>41.49</text:p>
          </table:table-cell>
          <table:table-cell table:number-columns-repeated="2"/>
          <table:table-cell table:formula="of:=( [.B23] - ([.$D$2]*[.A23] + [.$D$3]) )^2" office:value-type="float" office:value="0.00204709295634449">
            <text:p>2.05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1.74">
            <text:p>41.74</text:p>
          </table:table-cell>
          <table:table-cell table:number-columns-repeated="2"/>
          <table:table-cell table:formula="of:=( [.B24] - ([.$D$2]*[.A24] + [.$D$3]) )^2" office:value-type="float" office:value="0.0419246872689265">
            <text:p>4.19E-002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1.76">
            <text:p>41.76</text:p>
          </table:table-cell>
          <table:table-cell table:number-columns-repeated="2"/>
          <table:table-cell table:formula="of:=( [.B25] - ([.$D$2]*[.A25] + [.$D$3]) )^2" office:value-type="float" office:value="0.0505148948139312">
            <text:p>5.05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5.61">
            <text:p>45.61</text:p>
          </table:table-cell>
          <table:table-cell table:number-columns-repeated="2"/>
          <table:table-cell table:formula="of:=( [.B26] - ([.$D$2]*[.A26] + [.$D$3]) )^2" office:value-type="float" office:value="0.00274215128855083">
            <text:p>2.7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5.66">
            <text:p>45.66</text:p>
          </table:table-cell>
          <table:table-cell table:number-columns-repeated="2"/>
          <table:table-cell table:formula="of:=( [.B27] - ([.$D$2]*[.A27] + [.$D$3]) )^2" office:value-type="float" office:value="0.00000559584766145081">
            <text:p>5.60E-006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5.64">
            <text:p>45.64</text:p>
          </table:table-cell>
          <table:table-cell table:number-columns-repeated="2"/>
          <table:table-cell table:formula="of:=( [.B28] - ([.$D$2]*[.A28] + [.$D$3]) )^2" office:value-type="float" office:value="0.000500218024017143">
            <text:p>5.00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9.76">
            <text:p>49.76</text:p>
          </table:table-cell>
          <table:table-cell table:number-columns-repeated="2"/>
          <table:table-cell table:formula="of:=( [.B29] - ([.$D$2]*[.A29] + [.$D$3]) )^2" office:value-type="float" office:value="0.000869441736894156">
            <text:p>8.69E-004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9.71">
            <text:p>49.71</text:p>
          </table:table-cell>
          <table:table-cell table:number-columns-repeated="2"/>
          <table:table-cell table:formula="of:=( [.B30] - ([.$D$2]*[.A30] + [.$D$3]) )^2" office:value-type="float" office:value="0.00631807148118877">
            <text:p>6.32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9.77">
            <text:p>49.77</text:p>
          </table:table-cell>
          <table:table-cell table:number-columns-repeated="2"/>
          <table:table-cell table:formula="of:=( [.B31] - ([.$D$2]*[.A31] + [.$D$3]) )^2" office:value-type="float" office:value="0.000379715788034944">
            <text:p>3.80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53.88">
            <text:p>53.88</text:p>
          </table:table-cell>
          <table:table-cell table:number-columns-repeated="2"/>
          <table:table-cell table:formula="of:=( [.B32] - ([.$D$2]*[.A32] + [.$D$3]) )^2" office:value-type="float" office:value="0.00134007541248534">
            <text:p>1.34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53.88">
            <text:p>53.88</text:p>
          </table:table-cell>
          <table:table-cell table:number-columns-repeated="2"/>
          <table:table-cell table:formula="of:=( [.B33] - ([.$D$2]*[.A33] + [.$D$3]) )^2" office:value-type="float" office:value="0.00134007541248534">
            <text:p>1.34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53.86">
            <text:p>53.86</text:p>
          </table:table-cell>
          <table:table-cell table:number-columns-repeated="2"/>
          <table:table-cell table:formula="of:=( [.B34] - ([.$D$2]*[.A34] + [.$D$3]) )^2" office:value-type="float" office:value="0.00320435703156603">
            <text:p>3.20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7.99">
            <text:p>57.99</text:p>
          </table:table-cell>
          <table:table-cell table:number-columns-repeated="2"/>
          <table:table-cell table:formula="of:=( [.B35] - ([.$D$2]*[.A35] + [.$D$3]) )^2" office:value-type="float" office:value="0.0028866747210118">
            <text:p>2.89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8.26">
            <text:p>58.26</text:p>
          </table:table-cell>
          <table:table-cell table:number-columns-repeated="2"/>
          <table:table-cell table:formula="of:=( [.B36] - ([.$D$2]*[.A36] + [.$D$3]) )^2" office:value-type="float" office:value="0.0467736716250353">
            <text:p>4.68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7.97">
            <text:p>57.97</text:p>
          </table:table-cell>
          <table:table-cell table:number-columns-repeated="2"/>
          <table:table-cell table:formula="of:=( [.B37] - ([.$D$2]*[.A37] + [.$D$3]) )^2" office:value-type="float" office:value="0.00543578606145483">
            <text:p>5.44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2.12">
            <text:p>62.12</text:p>
          </table:table-cell>
          <table:table-cell table:number-columns-repeated="2"/>
          <table:table-cell table:formula="of:=( [.B38] - ([.$D$2]*[.A38] + [.$D$3]) )^2" office:value-type="float" office:value="0.0025855726518102">
            <text:p>2.59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2.25">
            <text:p>62.25</text:p>
          </table:table-cell>
          <table:table-cell table:number-columns-repeated="2"/>
          <table:table-cell table:formula="of:=( [.B39] - ([.$D$2]*[.A39] + [.$D$3]) )^2" office:value-type="float" office:value="0.00626495575007832">
            <text:p>6.26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2.08">
            <text:p>62.08</text:p>
          </table:table-cell>
          <table:table-cell table:number-columns-repeated="2"/>
          <table:table-cell table:formula="of:=( [.B40] - ([.$D$2]*[.A40] + [.$D$3]) )^2" office:value-type="float" office:value="0.00825345477541998">
            <text:p>8.25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66.51">
            <text:p>66.51</text:p>
          </table:table-cell>
          <table:table-cell table:number-columns-repeated="2"/>
          <table:table-cell table:formula="of:=( [.B41] - ([.$D$2]*[.A41] + [.$D$3]) )^2" office:value-type="float" office:value="0.0449570306427869">
            <text:p>4.50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66.21">
            <text:p>66.21</text:p>
          </table:table-cell>
          <table:table-cell table:number-columns-repeated="2"/>
          <table:table-cell table:formula="of:=( [.B42] - ([.$D$2]*[.A42] + [.$D$3]) )^2" office:value-type="float" office:value="0.00773859239029625">
            <text:p>7.74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66.27">
            <text:p>66.27</text:p>
          </table:table-cell>
          <table:table-cell table:number-columns-repeated="2"/>
          <table:table-cell table:formula="of:=( [.B43] - ([.$D$2]*[.A43] + [.$D$3]) )^2" office:value-type="float" office:value="0.000782280040793291">
            <text:p>7.82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0.38">
            <text:p>70.38</text:p>
          </table:table-cell>
          <table:table-cell table:number-columns-repeated="2"/>
          <table:table-cell table:formula="of:=( [.B44] - ([.$D$2]*[.A44] + [.$D$3]) )^2" office:value-type="float" office:value="0.00203310923746249">
            <text:p>2.03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0.43">
            <text:p>70.43</text:p>
          </table:table-cell>
          <table:table-cell table:number-columns-repeated="2"/>
          <table:table-cell table:formula="of:=( [.B45] - ([.$D$2]*[.A45] + [.$D$3]) )^2" office:value-type="float" office:value="0.0000241079761382161">
            <text:p>2.41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0.38">
            <text:p>70.38</text:p>
          </table:table-cell>
          <table:table-cell table:number-columns-repeated="2"/>
          <table:table-cell table:formula="of:=( [.B46] - ([.$D$2]*[.A46] + [.$D$3]) )^2" office:value-type="float" office:value="0.00203310923746249">
            <text:p>2.03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74.56">
            <text:p>74.56</text:p>
          </table:table-cell>
          <table:table-cell table:number-columns-repeated="2"/>
          <table:table-cell table:formula="of:=( [.B47] - ([.$D$2]*[.A47] + [.$D$3]) )^2" office:value-type="float" office:value="0.0000606723275861883">
            <text:p>6.07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74.46">
            <text:p>74.46</text:p>
          </table:table-cell>
          <table:table-cell table:number-columns-repeated="2"/>
          <table:table-cell table:formula="of:=( [.B48] - ([.$D$2]*[.A48] + [.$D$3]) )^2" office:value-type="float" office:value="0.00850282345704623">
            <text:p>8.50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74.75">
            <text:p>74.75</text:p>
          </table:table-cell>
          <table:table-cell table:number-columns-repeated="2"/>
          <table:table-cell table:formula="of:=( [.B49] - ([.$D$2]*[.A49] + [.$D$3]) )^2" office:value-type="float" office:value="0.0391205851816142">
            <text:p>3.91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8.65">
            <text:p>78.65</text:p>
          </table:table-cell>
          <table:table-cell table:number-columns-repeated="2"/>
          <table:table-cell table:formula="of:=( [.B50] - ([.$D$2]*[.A50] + [.$D$3]) )^2" office:value-type="float" office:value="0.000860336814893697">
            <text:p>8.60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8.62">
            <text:p>78.62</text:p>
          </table:table-cell>
          <table:table-cell table:number-columns-repeated="2"/>
          <table:table-cell table:formula="of:=( [.B51] - ([.$D$2]*[.A51] + [.$D$3]) )^2" office:value-type="float" office:value="0.00352022673577448">
            <text:p>3.52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8.65">
            <text:p>78.65</text:p>
          </table:table-cell>
          <table:table-cell table:number-columns-repeated="2"/>
          <table:table-cell table:formula="of:=( [.B52] - ([.$D$2]*[.A52] + [.$D$3]) )^2" office:value-type="float" office:value="0.000860336814893697">
            <text:p>8.60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2.86">
            <text:p>82.86</text:p>
          </table:table-cell>
          <table:table-cell table:number-columns-repeated="2"/>
          <table:table-cell table:formula="of:=( [.B53] - ([.$D$2]*[.A53] + [.$D$3]) )^2" office:value-type="float" office:value="0.00286736241730533">
            <text:p>2.87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2.81">
            <text:p>82.81</text:p>
          </table:table-cell>
          <table:table-cell table:number-columns-repeated="2"/>
          <table:table-cell table:formula="of:=( [.B54] - ([.$D$2]*[.A54] + [.$D$3]) )^2" office:value-type="float" office:value="0.0000125865888459272">
            <text:p>1.26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2.74">
            <text:p>82.74</text:p>
          </table:table-cell>
          <table:table-cell table:number-columns-repeated="2"/>
          <table:table-cell table:formula="of:=( [.B55] - ([.$D$2]*[.A55] + [.$D$3]) )^2" office:value-type="float" office:value="0.00441590042900332">
            <text:p>4.42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95x95" table:style-name="ta1" table:print="false">
        <table:shapes>
          <draw:frame draw:z-index="0" draw:style-name="gr1" svg:width="18.821cm" svg:height="10.398cm" svg:x="14.065cm" svg:y="0.028cm">
            <draw:object draw:notify-on-update-of-ranges="95x95.A2:95x95.A55 95x95.B2:95x95.B5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7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4.03">
            <text:p>14.03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920013759889921">
            <text:p>9.20E-003</text:p>
          </table:table-cell>
          <table:table-cell table:formula="of:=( [.B2] - ([.$D$2]*[.A2] + [.$D$3]) )^2" office:value-type="float" office:value="0.000235350288217757">
            <text:p>2.35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4.05">
            <text:p>14.05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45134732255472">
            <text:p>2.45E-001</text:p>
          </table:table-cell>
          <table:table-cell table:formula="of:=( [.B3] - ([.$D$2]*[.A3] + [.$D$3]) )^2" office:value-type="float" office:value="0.0000217050640463342">
            <text:p>2.17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4.04">
            <text:p>14.04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42783054429834">
            <text:p>2.43E-004</text:p>
          </table:table-cell>
          <table:table-cell table:formula="of:=( [.B4] - ([.$D$2]*[.A4] + [.$D$3]) )^2" office:value-type="float" office:value="0.0000285276761320415">
            <text:p>2.85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.63">
            <text:p>18.63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94517491121264">
            <text:p>2.95E-002</text:p>
          </table:table-cell>
          <table:table-cell table:formula="of:=( [.B5] - ([.$D$2]*[.A5] + [.$D$3]) )^2" office:value-type="float" office:value="0.000237465944265834">
            <text:p>2.37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.61">
            <text:p>18.6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125386314642147">
            <text:p>1.25E-003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.65">
            <text:p>18.65</text:p>
          </table:table-cell>
          <table:table-cell office:value-type="string">
            <text:p>sum d_i^2</text:p>
          </table:table-cell>
          <table:table-cell table:formula="of:=SUM([.E2:.E55])" office:value-type="float" office:value="0.411896823758746">
            <text:p>4.12E-001</text:p>
          </table:table-cell>
          <table:table-cell table:formula="of:=( [.B7] - ([.$D$2]*[.A7] + [.$D$3]) )^2" office:value-type="float" office:value="0.0000210687421101629">
            <text:p>2.11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3.24">
            <text:p>23.24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300164769724573">
            <text:p>3.00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3.21">
            <text:p>23.21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125874024718193">
            <text:p>1.26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3.27">
            <text:p>23.27</text:p>
          </table:table-cell>
          <table:table-cell table:number-columns-repeated="2"/>
          <table:table-cell table:formula="of:=( [.B10] - ([.$D$2]*[.A10] + [.$D$3]) )^2" office:value-type="float" office:value="0.000601292706762864">
            <text:p>6.01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7.79">
            <text:p>27.79</text:p>
          </table:table-cell>
          <table:table-cell table:number-columns-repeated="2"/>
          <table:table-cell table:formula="of:=( [.B11] - ([.$D$2]*[.A11] + [.$D$3]) )^2" office:value-type="float" office:value="0.00308552797279536">
            <text:p>3.09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7.88">
            <text:p>27.88</text:p>
          </table:table-cell>
          <table:table-cell table:number-columns-repeated="2"/>
          <table:table-cell table:formula="of:=( [.B12] - ([.$D$2]*[.A12] + [.$D$3]) )^2" office:value-type="float" office:value="0.00118697276123755">
            <text:p>1.19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7.83">
            <text:p>27.83</text:p>
          </table:table-cell>
          <table:table-cell table:number-columns-repeated="2"/>
          <table:table-cell table:formula="of:=( [.B13] - ([.$D$2]*[.A13] + [.$D$3]) )^2" office:value-type="float" office:value="0.000241725656547475">
            <text:p>2.42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2.41">
            <text:p>32.41</text:p>
          </table:table-cell>
          <table:table-cell table:number-columns-repeated="2"/>
          <table:table-cell table:formula="of:=( [.B14] - ([.$D$2]*[.A14] + [.$D$3]) )^2" office:value-type="float" office:value="0.00126852284888921">
            <text:p>1.27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2.59">
            <text:p>32.59</text:p>
          </table:table-cell>
          <table:table-cell table:number-columns-repeated="2"/>
          <table:table-cell table:formula="of:=( [.B15] - ([.$D$2]*[.A15] + [.$D$3]) )^2" office:value-type="float" office:value="0.020846644623918">
            <text:p>2.08E-002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2.42">
            <text:p>32.42</text:p>
          </table:table-cell>
          <table:table-cell table:number-columns-repeated="2"/>
          <table:table-cell table:formula="of:=( [.B16] - ([.$D$2]*[.A16] + [.$D$3]) )^2" office:value-type="float" office:value="0.000656196280834884">
            <text:p>6.56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( [.B17] - ([.$D$2]*[.A17] + [.$D$3]) )^2" office:value-type="float" office:value="0.00208713090688181">
            <text:p>2.09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7.03">
            <text:p>37.03</text:p>
          </table:table-cell>
          <table:table-cell table:number-columns-repeated="2"/>
          <table:table-cell table:formula="of:=( [.B18] - ([.$D$2]*[.A18] + [.$D$3]) )^2" office:value-type="float" office:value="0.000246023235743242">
            <text:p>2.46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7.04">
            <text:p>37.04</text:p>
          </table:table-cell>
          <table:table-cell table:number-columns-repeated="2"/>
          <table:table-cell table:formula="of:=( [.B19] - ([.$D$2]*[.A19] + [.$D$3]) )^2" office:value-type="float" office:value="0.0000323206786971085">
            <text:p>3.23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1.95">
            <text:p>41.95</text:p>
          </table:table-cell>
          <table:table-cell table:number-columns-repeated="2"/>
          <table:table-cell table:formula="of:=( [.B20] - ([.$D$2]*[.A20] + [.$D$3]) )^2" office:value-type="float" office:value="0.0925656727522127">
            <text:p>9.26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1.91">
            <text:p>41.91</text:p>
          </table:table-cell>
          <table:table-cell table:number-columns-repeated="2"/>
          <table:table-cell table:formula="of:=( [.B21] - ([.$D$2]*[.A21] + [.$D$3]) )^2" office:value-type="float" office:value="0.069825986936362">
            <text:p>6.98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1.6">
            <text:p>41.6</text:p>
          </table:table-cell>
          <table:table-cell table:number-columns-repeated="2"/>
          <table:table-cell table:formula="of:=( [.B22] - ([.$D$2]*[.A22] + [.$D$3]) )^2" office:value-type="float" office:value="0.00209342186354841">
            <text:p>2.09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6.24">
            <text:p>46.24</text:p>
          </table:table-cell>
          <table:table-cell table:number-columns-repeated="2"/>
          <table:table-cell table:formula="of:=( [.B23] - ([.$D$2]*[.A23] + [.$D$3]) )^2" office:value-type="float" office:value="0.0000339041468227588">
            <text:p>3.39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6.2">
            <text:p>46.2</text:p>
          </table:table-cell>
          <table:table-cell table:number-columns-repeated="2"/>
          <table:table-cell table:formula="of:=( [.B24] - ([.$D$2]*[.A24] + [.$D$3]) )^2" office:value-type="float" office:value="0.00209972228694354">
            <text:p>2.10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6.21">
            <text:p>46.21</text:p>
          </table:table-cell>
          <table:table-cell table:number-columns-repeated="2"/>
          <table:table-cell table:formula="of:=( [.B25] - ([.$D$2]*[.A25] + [.$D$3]) )^2" office:value-type="float" office:value="0.00128326775191348">
            <text:p>1.28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0.82">
            <text:p>50.82</text:p>
          </table:table-cell>
          <table:table-cell table:number-columns-repeated="2"/>
          <table:table-cell table:formula="of:=( [.B26] - ([.$D$2]*[.A26] + [.$D$3]) )^2" office:value-type="float" office:value="0.000670371129023359">
            <text:p>6.70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0.8">
            <text:p>50.8</text:p>
          </table:table-cell>
          <table:table-cell table:number-columns-repeated="2"/>
          <table:table-cell table:formula="of:=( [.B27] - ([.$D$2]*[.A27] + [.$D$3]) )^2" office:value-type="float" office:value="0.0021060321770685">
            <text:p>2.11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0.8">
            <text:p>50.8</text:p>
          </table:table-cell>
          <table:table-cell table:number-columns-repeated="2"/>
          <table:table-cell table:formula="of:=( [.B28] - ([.$D$2]*[.A28] + [.$D$3]) )^2" office:value-type="float" office:value="0.0021060321770685">
            <text:p>2.11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5.41">
            <text:p>55.41</text:p>
          </table:table-cell>
          <table:table-cell table:number-columns-repeated="2"/>
          <table:table-cell table:formula="of:=( [.B29] - ([.$D$2]*[.A29] + [.$D$3]) )^2" office:value-type="float" office:value="0.00129314502090634">
            <text:p>1.29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5.35">
            <text:p>55.35</text:p>
          </table:table-cell>
          <table:table-cell table:number-columns-repeated="2"/>
          <table:table-cell table:formula="of:=( [.B30] - ([.$D$2]*[.A30] + [.$D$3]) )^2" office:value-type="float" office:value="0.00920838409899265">
            <text:p>9.21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5.43">
            <text:p>55.43</text:p>
          </table:table-cell>
          <table:table-cell table:number-columns-repeated="2"/>
          <table:table-cell table:formula="of:=( [.B31] - ([.$D$2]*[.A31] + [.$D$3]) )^2" office:value-type="float" office:value="0.000254731994877156">
            <text:p>2.55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0.05">
            <text:p>60.05</text:p>
          </table:table-cell>
          <table:table-cell table:number-columns-repeated="2"/>
          <table:table-cell table:formula="of:=( [.B32] - ([.$D$2]*[.A32] + [.$D$3]) )^2" office:value-type="float" office:value="0.0000157678474688422">
            <text:p>1.58E-005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59.96">
            <text:p>59.96</text:p>
          </table:table-cell>
          <table:table-cell table:number-columns-repeated="2"/>
          <table:table-cell table:formula="of:=( [.B33] - ([.$D$2]*[.A33] + [.$D$3]) )^2" office:value-type="float" office:value="0.00740101036552731">
            <text:p>7.40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0.01">
            <text:p>60.01</text:p>
          </table:table-cell>
          <table:table-cell table:number-columns-repeated="2"/>
          <table:table-cell table:formula="of:=( [.B34] - ([.$D$2]*[.A34] + [.$D$3]) )^2" office:value-type="float" office:value="0.00129809785549505">
            <text:p>1.30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4.59">
            <text:p>64.59</text:p>
          </table:table-cell>
          <table:table-cell table:number-columns-repeated="2"/>
          <table:table-cell table:formula="of:=( [.B35] - ([.$D$2]*[.A35] + [.$D$3]) )^2" office:value-type="float" office:value="0.00314697713880976">
            <text:p>3.15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4.57">
            <text:p>64.57</text:p>
          </table:table-cell>
          <table:table-cell table:number-columns-repeated="2"/>
          <table:table-cell table:formula="of:=( [.B36] - ([.$D$2]*[.A36] + [.$D$3]) )^2" office:value-type="float" office:value="0.00579089412080857">
            <text:p>5.79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4.56">
            <text:p>64.56</text:p>
          </table:table-cell>
          <table:table-cell table:number-columns-repeated="2"/>
          <table:table-cell table:formula="of:=( [.B37] - ([.$D$2]*[.A37] + [.$D$3]) )^2" office:value-type="float" office:value="0.00741285261180583">
            <text:p>7.41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9.2">
            <text:p>69.2</text:p>
          </table:table-cell>
          <table:table-cell table:number-columns-repeated="2"/>
          <table:table-cell table:formula="of:=( [.B38] - ([.$D$2]*[.A38] + [.$D$3]) )^2" office:value-type="float" office:value="0.00213136640485042">
            <text:p>2.1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9.51">
            <text:p>69.51</text:p>
          </table:table-cell>
          <table:table-cell table:number-columns-repeated="2"/>
          <table:table-cell table:formula="of:=( [.B39] - ([.$D$2]*[.A39] + [.$D$3]) )^2" office:value-type="float" office:value="0.069607997525132">
            <text:p>6.96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9.34">
            <text:p>69.34</text:p>
          </table:table-cell>
          <table:table-cell table:number-columns-repeated="2"/>
          <table:table-cell table:formula="of:=( [.B40] - ([.$D$2]*[.A40] + [.$D$3]) )^2" office:value-type="float" office:value="0.00880468368497714">
            <text:p>8.80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3.82">
            <text:p>73.82</text:p>
          </table:table-cell>
          <table:table-cell table:number-columns-repeated="2"/>
          <table:table-cell table:formula="of:=( [.B41] - ([.$D$2]*[.A41] + [.$D$3]) )^2" office:value-type="float" office:value="0.000688302690650645">
            <text:p>6.88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3.94">
            <text:p>73.94</text:p>
          </table:table-cell>
          <table:table-cell table:number-columns-repeated="2"/>
          <table:table-cell table:formula="of:=( [.B42] - ([.$D$2]*[.A42] + [.$D$3]) )^2" office:value-type="float" office:value="0.00879177706285666">
            <text:p>8.79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3.82">
            <text:p>73.82</text:p>
          </table:table-cell>
          <table:table-cell table:number-columns-repeated="2"/>
          <table:table-cell table:formula="of:=( [.B43] - ([.$D$2]*[.A43] + [.$D$3]) )^2" office:value-type="float" office:value="0.000688302690650645">
            <text:p>6.88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8.41">
            <text:p>78.41</text:p>
          </table:table-cell>
          <table:table-cell table:number-columns-repeated="2"/>
          <table:table-cell table:formula="of:=( [.B44] - ([.$D$2]*[.A44] + [.$D$3]) )^2" office:value-type="float" office:value="0.00131800386113727">
            <text:p>1.32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8.38">
            <text:p>78.38</text:p>
          </table:table-cell>
          <table:table-cell table:number-columns-repeated="2"/>
          <table:table-cell table:formula="of:=( [.B45] - ([.$D$2]*[.A45] + [.$D$3]) )^2" office:value-type="float" office:value="0.0043962632350629">
            <text:p>4.40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8.39">
            <text:p>78.39</text:p>
          </table:table-cell>
          <table:table-cell table:number-columns-repeated="2"/>
          <table:table-cell table:formula="of:=( [.B46] - ([.$D$2]*[.A46] + [.$D$3]) )^2" office:value-type="float" office:value="0.00317017677708714">
            <text:p>3.17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3.05">
            <text:p>83.05</text:p>
          </table:table-cell>
          <table:table-cell table:number-columns-repeated="2"/>
          <table:table-cell table:formula="of:=( [.B47] - ([.$D$2]*[.A47] + [.$D$3]) )^2" office:value-type="float" office:value="0.0000131542415000747">
            <text:p>1.32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2.98">
            <text:p>82.98</text:p>
          </table:table-cell>
          <table:table-cell table:number-columns-repeated="2"/>
          <table:table-cell table:formula="of:=( [.B48] - ([.$D$2]*[.A48] + [.$D$3]) )^2" office:value-type="float" office:value="0.00440539137026746">
            <text:p>4.41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3.02">
            <text:p>83.02</text:p>
          </table:table-cell>
          <table:table-cell table:number-columns-repeated="2"/>
          <table:table-cell table:formula="of:=( [.B49] - ([.$D$2]*[.A49] + [.$D$3]) )^2" office:value-type="float" office:value="0.000695541582400833">
            <text:p>6.96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7.58">
            <text:p>87.58</text:p>
          </table:table-cell>
          <table:table-cell table:number-columns-repeated="2"/>
          <table:table-cell table:formula="of:=( [.B50] - ([.$D$2]*[.A50] + [.$D$3]) )^2" office:value-type="float" office:value="0.00441452897220622">
            <text:p>4.41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7.67">
            <text:p>87.67</text:p>
          </table:table-cell>
          <table:table-cell table:number-columns-repeated="2"/>
          <table:table-cell table:formula="of:=( [.B51] - ([.$D$2]*[.A51] + [.$D$3]) )^2" office:value-type="float" office:value="0.000554983048573596">
            <text:p>5.55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7.62">
            <text:p>87.62</text:p>
          </table:table-cell>
          <table:table-cell table:number-columns-repeated="2"/>
          <table:table-cell table:formula="of:=( [.B52] - ([.$D$2]*[.A52] + [.$D$3]) )^2" office:value-type="float" office:value="0.000699175228369098">
            <text:p>6.99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2.49">
            <text:p>92.49</text:p>
          </table:table-cell>
          <table:table-cell table:number-columns-repeated="2"/>
          <table:table-cell table:formula="of:=( [.B53] - ([.$D$2]*[.A53] + [.$D$3]) )^2" office:value-type="float" office:value="0.0592870288673878">
            <text:p>5.93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2.25">
            <text:p>92.25</text:p>
          </table:table-cell>
          <table:table-cell table:number-columns-repeated="2"/>
          <table:table-cell table:formula="of:=( [.B54] - ([.$D$2]*[.A54] + [.$D$3]) )^2" office:value-type="float" office:value="0.0000121750662123275">
            <text:p>1.22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2.23">
            <text:p>92.23</text:p>
          </table:table-cell>
          <table:table-cell table:number-columns-repeated="2"/>
          <table:table-cell table:formula="of:=( [.B55] - ([.$D$2]*[.A55] + [.$D$3]) )^2" office:value-type="float" office:value="0.000272603916114033">
            <text:p>2.73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00x100" table:style-name="ta1" table:print="false">
        <table:shapes>
          <draw:frame draw:z-index="0" draw:style-name="gr1" svg:width="18.821cm" svg:height="10.398cm" svg:x="13.846cm" svg:y="0.002cm">
            <draw:object draw:notify-on-update-of-ranges="100x100.A2:100x100.A55 100x100.B2:100x100.B55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.55">
            <text:p>15.55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01998761609907">
            <text:p>1.02E-002</text:p>
          </table:table-cell>
          <table:table-cell table:formula="of:=( [.B2] - ([.$D$2]*[.A2] + [.$D$3]) )^2" office:value-type="float" office:value="0.000308471362508984">
            <text:p>3.08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.57">
            <text:p>15.5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67749111340457">
            <text:p>2.68E-001</text:p>
          </table:table-cell>
          <table:table-cell table:formula="of:=( [.B3] - ([.$D$2]*[.A3] + [.$D$3]) )^2" office:value-type="float" office:value="0.00000593724944800438">
            <text:p>5.94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.58">
            <text:p>15.5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344330695859498">
            <text:p>3.44E-004</text:p>
          </table:table-cell>
          <table:table-cell table:formula="of:=( [.B4] - ([.$D$2]*[.A4] + [.$D$3]) )^2" office:value-type="float" office:value="0.000154670192917502">
            <text:p>1.55E-004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.62">
            <text:p>20.6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417703833979431">
            <text:p>4.18E-002</text:p>
          </table:table-cell>
          <table:table-cell table:formula="of:=( [.B5] - ([.$D$2]*[.A5] + [.$D$3]) )^2" office:value-type="float" office:value="0.00225638616763303">
            <text:p>2.26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.65">
            <text:p>20.65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306300168320302">
            <text:p>3.06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.63">
            <text:p>20.63</text:p>
          </table:table-cell>
          <table:table-cell office:value-type="string">
            <text:p>sum d_i^2</text:p>
          </table:table-cell>
          <table:table-cell table:formula="of:=SUM([.E2:.E55])" office:value-type="float" office:value="0.828520353170499">
            <text:p>8.29E-001</text:p>
          </table:table-cell>
          <table:table-cell table:formula="of:=( [.B7] - ([.$D$2]*[.A7] + [.$D$3]) )^2" office:value-type="float" office:value="0.00140635750119557">
            <text:p>1.41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.73">
            <text:p>25.73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140171719487106">
            <text:p>1.40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.73">
            <text:p>25.7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140171719487106">
            <text:p>1.40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.77">
            <text:p>25.77</text:p>
          </table:table-cell>
          <table:table-cell table:number-columns-repeated="2"/>
          <table:table-cell table:formula="of:=( [.B10] - ([.$D$2]*[.A10] + [.$D$3]) )^2" office:value-type="float" office:value="0.00000655608949211711">
            <text:p>6.56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0.91">
            <text:p>30.91</text:p>
          </table:table-cell>
          <table:table-cell table:number-columns-repeated="2"/>
          <table:table-cell table:formula="of:=( [.B11] - ([.$D$2]*[.A11] + [.$D$3]) )^2" office:value-type="float" office:value="0.0018166694665819">
            <text:p>1.82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0.97">
            <text:p>30.97</text:p>
          </table:table-cell>
          <table:table-cell table:number-columns-repeated="2"/>
          <table:table-cell table:formula="of:=( [.B12] - ([.$D$2]*[.A12] + [.$D$3]) )^2" office:value-type="float" office:value="0.0105313581490705">
            <text:p>1.05E-002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0.85">
            <text:p>30.85</text:p>
          </table:table-cell>
          <table:table-cell table:number-columns-repeated="2"/>
          <table:table-cell table:formula="of:=( [.B13] - ([.$D$2]*[.A13] + [.$D$3]) )^2" office:value-type="float" office:value="0.000301980784093022">
            <text:p>3.02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6.26">
            <text:p>36.26</text:p>
          </table:table-cell>
          <table:table-cell table:number-columns-repeated="2"/>
          <table:table-cell table:formula="of:=( [.B14] - ([.$D$2]*[.A14] + [.$D$3]) )^2" office:value-type="float" office:value="0.085664114213125">
            <text:p>8.57E-002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5.9">
            <text:p>35.9</text:p>
          </table:table-cell>
          <table:table-cell table:number-columns-repeated="2"/>
          <table:table-cell table:formula="of:=( [.B15] - ([.$D$2]*[.A15] + [.$D$3]) )^2" office:value-type="float" office:value="0.00453140007484976">
            <text:p>4.53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5.95">
            <text:p>35.95</text:p>
          </table:table-cell>
          <table:table-cell table:number-columns-repeated="2"/>
          <table:table-cell table:formula="of:=( [.B16] - ([.$D$2]*[.A16] + [.$D$3]) )^2" office:value-type="float" office:value="0.000299832594054549">
            <text:p>3.00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1.09">
            <text:p>41.09</text:p>
          </table:table-cell>
          <table:table-cell table:number-columns-repeated="2"/>
          <table:table-cell table:formula="of:=( [.B17] - ([.$D$2]*[.A17] + [.$D$3]) )^2" office:value-type="float" office:value="0.00051739164780207">
            <text:p>5.17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1.14">
            <text:p>41.14</text:p>
          </table:table-cell>
          <table:table-cell table:number-columns-repeated="2"/>
          <table:table-cell table:formula="of:=( [.B18] - ([.$D$2]*[.A18] + [.$D$3]) )^2" office:value-type="float" office:value="0.00529201611747147">
            <text:p>5.29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0.97">
            <text:p>40.97</text:p>
          </table:table-cell>
          <table:table-cell table:number-columns-repeated="2"/>
          <table:table-cell table:formula="of:=( [.B19] - ([.$D$2]*[.A19] + [.$D$3]) )^2" office:value-type="float" office:value="0.00945829292059539">
            <text:p>9.46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6.19">
            <text:p>46.19</text:p>
          </table:table-cell>
          <table:table-cell table:number-columns-repeated="2"/>
          <table:table-cell table:formula="of:=( [.B20] - ([.$D$2]*[.A20] + [.$D$3]) )^2" office:value-type="float" office:value="0.000520212354235126">
            <text:p>5.20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6.08">
            <text:p>46.08</text:p>
          </table:table-cell>
          <table:table-cell table:number-columns-repeated="2"/>
          <table:table-cell table:formula="of:=( [.B21] - ([.$D$2]*[.A21] + [.$D$3]) )^2" office:value-type="float" office:value="0.00760241622994101">
            <text:p>7.60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6.11">
            <text:p>46.11</text:p>
          </table:table-cell>
          <table:table-cell table:number-columns-repeated="2"/>
          <table:table-cell table:formula="of:=( [.B22] - ([.$D$2]*[.A22] + [.$D$3]) )^2" office:value-type="float" office:value="0.0032709060820211">
            <text:p>3.27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1.27">
            <text:p>51.27</text:p>
          </table:table-cell>
          <table:table-cell table:number-columns-repeated="2"/>
          <table:table-cell table:formula="of:=( [.B23] - ([.$D$2]*[.A23] + [.$D$3]) )^2" office:value-type="float" office:value="0.00000823738047936546">
            <text:p>8.24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1.22">
            <text:p>51.22</text:p>
          </table:table-cell>
          <table:table-cell table:number-columns-repeated="2"/>
          <table:table-cell table:formula="of:=( [.B24] - ([.$D$2]*[.A24] + [.$D$3]) )^2" office:value-type="float" office:value="0.00222122900988118">
            <text:p>2.22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1.2">
            <text:p>51.2</text:p>
          </table:table-cell>
          <table:table-cell table:number-columns-repeated="2"/>
          <table:table-cell table:formula="of:=( [.B25] - ([.$D$2]*[.A25] + [.$D$3]) )^2" office:value-type="float" office:value="0.00450642566164138">
            <text:p>4.51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6.27">
            <text:p>56.27</text:p>
          </table:table-cell>
          <table:table-cell table:number-columns-repeated="2"/>
          <table:table-cell table:formula="of:=( [.B26] - ([.$D$2]*[.A26] + [.$D$3]) )^2" office:value-type="float" office:value="0.00942219600070118">
            <text:p>9.42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6.33">
            <text:p>56.33</text:p>
          </table:table-cell>
          <table:table-cell table:number-columns-repeated="2"/>
          <table:table-cell table:formula="of:=( [.B27] - ([.$D$2]*[.A27] + [.$D$3]) )^2" office:value-type="float" office:value="0.00137403638597712">
            <text:p>1.37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6.27">
            <text:p>56.27</text:p>
          </table:table-cell>
          <table:table-cell table:number-columns-repeated="2"/>
          <table:table-cell table:formula="of:=( [.B28] - ([.$D$2]*[.A28] + [.$D$3]) )^2" office:value-type="float" office:value="0.00942219600070118">
            <text:p>9.42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1.39">
            <text:p>61.39</text:p>
          </table:table-cell>
          <table:table-cell table:number-columns-repeated="2"/>
          <table:table-cell table:formula="of:=( [.B29] - ([.$D$2]*[.A29] + [.$D$3]) )^2" office:value-type="float" office:value="0.00592993593878162">
            <text:p>5.93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1.43">
            <text:p>61.43</text:p>
          </table:table-cell>
          <table:table-cell table:number-columns-repeated="2"/>
          <table:table-cell table:formula="of:=( [.B30] - ([.$D$2]*[.A30] + [.$D$3]) )^2" office:value-type="float" office:value="0.00136944975600338">
            <text:p>1.37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1.39">
            <text:p>61.39</text:p>
          </table:table-cell>
          <table:table-cell table:number-columns-repeated="2"/>
          <table:table-cell table:formula="of:=( [.B31] - ([.$D$2]*[.A31] + [.$D$3]) )^2" office:value-type="float" office:value="0.00592993593878162">
            <text:p>5.93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6.52">
            <text:p>66.52</text:p>
          </table:table-cell>
          <table:table-cell table:number-columns-repeated="2"/>
          <table:table-cell table:formula="of:=( [.B32] - ([.$D$2]*[.A32] + [.$D$3]) )^2" office:value-type="float" office:value="0.00220375394968192">
            <text:p>2.20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6.53">
            <text:p>66.53</text:p>
          </table:table-cell>
          <table:table-cell table:number-columns-repeated="2"/>
          <table:table-cell table:formula="of:=( [.B33] - ([.$D$2]*[.A33] + [.$D$3]) )^2" office:value-type="float" office:value="0.00136487079407976">
            <text:p>1.36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6.54">
            <text:p>66.54</text:p>
          </table:table-cell>
          <table:table-cell table:number-columns-repeated="2"/>
          <table:table-cell table:formula="of:=( [.B34] - ([.$D$2]*[.A34] + [.$D$3]) )^2" office:value-type="float" office:value="0.000725987638477796">
            <text:p>7.26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2.32">
            <text:p>72.32</text:p>
          </table:table-cell>
          <table:table-cell table:number-columns-repeated="2"/>
          <table:table-cell table:formula="of:=( [.B35] - ([.$D$2]*[.A35] + [.$D$3]) )^2" office:value-type="float" office:value="0.426562810680098">
            <text:p>4.27E-001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1.8">
            <text:p>71.8</text:p>
          </table:table-cell>
          <table:table-cell table:number-columns-repeated="2"/>
          <table:table-cell table:formula="of:=( [.B36] - ([.$D$2]*[.A36] + [.$D$3]) )^2" office:value-type="float" office:value="0.0177203384865575">
            <text:p>1.77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1.66">
            <text:p>71.66</text:p>
          </table:table-cell>
          <table:table-cell table:number-columns-repeated="2"/>
          <table:table-cell table:formula="of:=( [.B37] - ([.$D$2]*[.A37] + [.$D$3]) )^2" office:value-type="float" office:value="0.0000473652036798991">
            <text:p>4.74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6.73">
            <text:p>76.73</text:p>
          </table:table-cell>
          <table:table-cell table:number-columns-repeated="2"/>
          <table:table-cell table:formula="of:=( [.B38] - ([.$D$2]*[.A38] + [.$D$3]) )^2" office:value-type="float" office:value="0.00135573587438389">
            <text:p>1.36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6.74">
            <text:p>76.74</text:p>
          </table:table-cell>
          <table:table-cell table:number-columns-repeated="2"/>
          <table:table-cell table:formula="of:=( [.B39] - ([.$D$2]*[.A39] + [.$D$3]) )^2" office:value-type="float" office:value="0.000719329498968223">
            <text:p>7.19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7.13">
            <text:p>77.13</text:p>
          </table:table-cell>
          <table:table-cell table:number-columns-repeated="2"/>
          <table:table-cell table:formula="of:=( [.B40] - ([.$D$2]*[.A40] + [.$D$3]) )^2" office:value-type="float" office:value="0.131899480857732">
            <text:p>1.32E-001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81.81">
            <text:p>81.81</text:p>
          </table:table-cell>
          <table:table-cell table:number-columns-repeated="2"/>
          <table:table-cell table:formula="of:=( [.B41] - ([.$D$2]*[.A41] + [.$D$3]) )^2" office:value-type="float" office:value="0.00322151588725663">
            <text:p>3.22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81.88">
            <text:p>81.88</text:p>
          </table:table-cell>
          <table:table-cell table:number-columns-repeated="2"/>
          <table:table-cell table:formula="of:=( [.B42] - ([.$D$2]*[.A42] + [.$D$3]) )^2" office:value-type="float" office:value="0.000175339989994298">
            <text:p>1.75E-004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81.76">
            <text:p>81.76</text:p>
          </table:table-cell>
          <table:table-cell table:number-columns-repeated="2"/>
          <table:table-cell table:formula="of:=( [.B43] - ([.$D$2]*[.A43] + [.$D$3]) )^2" office:value-type="float" office:value="0.0113973558138718">
            <text:p>1.14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6.91">
            <text:p>86.91</text:p>
          </table:table-cell>
          <table:table-cell table:number-columns-repeated="2"/>
          <table:table-cell table:formula="of:=( [.B44] - ([.$D$2]*[.A44] + [.$D$3]) )^2" office:value-type="float" office:value="0.00321449081734763">
            <text:p>3.21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7.06">
            <text:p>87.06</text:p>
          </table:table-cell>
          <table:table-cell table:number-columns-repeated="2"/>
          <table:table-cell table:formula="of:=( [.B45] - ([.$D$2]*[.A45] + [.$D$3]) )^2" office:value-type="float" office:value="0.00870554688889485">
            <text:p>8.71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6.92">
            <text:p>86.92</text:p>
          </table:table-cell>
          <table:table-cell table:number-columns-repeated="2"/>
          <table:table-cell table:formula="of:=( [.B46] - ([.$D$2]*[.A46] + [.$D$3]) )^2" office:value-type="float" office:value="0.0021805612221169">
            <text:p>2.18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92.11">
            <text:p>92.11</text:p>
          </table:table-cell>
          <table:table-cell table:number-columns-repeated="2"/>
          <table:table-cell table:formula="of:=( [.B47] - ([.$D$2]*[.A47] + [.$D$3]) )^2" office:value-type="float" office:value="0.001880561364116">
            <text:p>1.88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91.96">
            <text:p>91.96</text:p>
          </table:table-cell>
          <table:table-cell table:number-columns-repeated="2"/>
          <table:table-cell table:formula="of:=( [.B48] - ([.$D$2]*[.A48] + [.$D$3]) )^2" office:value-type="float" office:value="0.0113709294411749">
            <text:p>1.14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91.98">
            <text:p>91.98</text:p>
          </table:table-cell>
          <table:table-cell table:number-columns-repeated="2"/>
          <table:table-cell table:formula="of:=( [.B49] - ([.$D$2]*[.A49] + [.$D$3]) )^2" office:value-type="float" office:value="0.00750554703089853">
            <text:p>7.51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97.05">
            <text:p>97.05</text:p>
          </table:table-cell>
          <table:table-cell table:number-columns-repeated="2"/>
          <table:table-cell table:formula="of:=( [.B50] - ([.$D$2]*[.A50] + [.$D$3]) )^2" office:value-type="float" office:value="0.0135891805719505">
            <text:p>1.36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97.15">
            <text:p>97.15</text:p>
          </table:table-cell>
          <table:table-cell table:number-columns-repeated="2"/>
          <table:table-cell table:formula="of:=( [.B51] - ([.$D$2]*[.A51] + [.$D$3]) )^2" office:value-type="float" office:value="0.000274652421502474">
            <text:p>2.75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97.19">
            <text:p>97.19</text:p>
          </table:table-cell>
          <table:table-cell table:number-columns-repeated="2"/>
          <table:table-cell table:formula="of:=( [.B52] - ([.$D$2]*[.A52] + [.$D$3]) )^2" office:value-type="float" office:value="0.000548841161323703">
            <text:p>5.49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02.23">
            <text:p>102.23</text:p>
          </table:table-cell>
          <table:table-cell table:number-columns-repeated="2"/>
          <table:table-cell table:formula="of:=( [.B53] - ([.$D$2]*[.A53] + [.$D$3]) )^2" office:value-type="float" office:value="0.00133303276601853">
            <text:p>1.33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02.22">
            <text:p>102.22</text:p>
          </table:table-cell>
          <table:table-cell table:number-columns-repeated="2"/>
          <table:table-cell table:formula="of:=( [.B54] - ([.$D$2]*[.A54] + [.$D$3]) )^2" office:value-type="float" office:value="0.00216324719097062">
            <text:p>2.16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02.3">
            <text:p>102.3</text:p>
          </table:table-cell>
          <table:table-cell table:number-columns-repeated="2"/>
          <table:table-cell table:formula="of:=( [.B55] - ([.$D$2]*[.A55] + [.$D$3]) )^2" office:value-type="float" office:value="0.00112153179135679">
            <text:p>1.12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05x105" table:style-name="ta1" table:print="false">
        <table:shapes>
          <draw:frame draw:z-index="0" draw:style-name="gr1" svg:width="18.821cm" svg:height="10.398cm" svg:x="13.873cm" svg:y="0.002cm">
            <draw:object draw:notify-on-update-of-ranges="105x105.A2:105x105.A55 105x105.B2:105x105.B55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7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7.12">
            <text:p>17.1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12256553147575">
            <text:p>1.12E-002</text:p>
          </table:table-cell>
          <table:table-cell table:formula="of:=( [.B2] - ([.$D$2]*[.A2] + [.$D$3]) )^2" office:value-type="float" office:value="0.000266841459291403">
            <text:p>2.67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7.12">
            <text:p>17.12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97852310514898">
            <text:p>2.98E-001</text:p>
          </table:table-cell>
          <table:table-cell table:formula="of:=( [.B3] - ([.$D$2]*[.A3] + [.$D$3]) )^2" office:value-type="float" office:value="0.000266841459291403">
            <text:p>2.67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7.13">
            <text:p>17.13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86595320182087">
            <text:p>2.87E-004</text:p>
          </table:table-cell>
          <table:table-cell table:formula="of:=( [.B4] - ([.$D$2]*[.A4] + [.$D$3]) )^2" office:value-type="float" office:value="0.0000401358062693829">
            <text:p>4.01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2.72">
            <text:p>22.7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347665675701094">
            <text:p>3.48E-002</text:p>
          </table:table-cell>
          <table:table-cell table:formula="of:=( [.B5] - ([.$D$2]*[.A5] + [.$D$3]) )^2" office:value-type="float" office:value="0.000850477071184154">
            <text:p>8.50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2.74">
            <text:p>22.74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839594699904865">
            <text:p>8.40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2.73">
            <text:p>22.73</text:p>
          </table:table-cell>
          <table:table-cell office:value-type="string">
            <text:p>sum d_i^2</text:p>
          </table:table-cell>
          <table:table-cell table:formula="of:=SUM([.E2:.E55])" office:value-type="float" office:value="0.573970920765972">
            <text:p>5.74E-001</text:p>
          </table:table-cell>
          <table:table-cell table:formula="of:=( [.B7] - ([.$D$2]*[.A7] + [.$D$3]) )^2" office:value-type="float" office:value="0.000367218270587256">
            <text:p>3.67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8.4">
            <text:p>28.4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144471468535694">
            <text:p>1.44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8.35">
            <text:p>28.35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143774426214483">
            <text:p>1.44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8.36">
            <text:p>28.36</text:p>
          </table:table-cell>
          <table:table-cell table:number-columns-repeated="2"/>
          <table:table-cell table:formula="of:=( [.B10] - ([.$D$2]*[.A10] + [.$D$3]) )^2" office:value-type="float" office:value="0.00000396247804302635">
            <text:p>3.96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3.94">
            <text:p>33.94</text:p>
          </table:table-cell>
          <table:table-cell table:number-columns-repeated="2"/>
          <table:table-cell table:formula="of:=( [.B11] - ([.$D$2]*[.A11] + [.$D$3]) )^2" office:value-type="float" office:value="0.00121231086643409">
            <text:p>1.21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3.97">
            <text:p>33.97</text:p>
          </table:table-cell>
          <table:table-cell table:number-columns-repeated="2"/>
          <table:table-cell table:formula="of:=( [.B12] - ([.$D$2]*[.A12] + [.$D$3]) )^2" office:value-type="float" office:value="0.0000232155791954327">
            <text:p>2.32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3.95">
            <text:p>33.95</text:p>
          </table:table-cell>
          <table:table-cell table:number-columns-repeated="2"/>
          <table:table-cell table:formula="of:=( [.B13] - ([.$D$2]*[.A13] + [.$D$3]) )^2" office:value-type="float" office:value="0.000615945770687623">
            <text:p>6.16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9.53">
            <text:p>39.53</text:p>
          </table:table-cell>
          <table:table-cell table:number-columns-repeated="2"/>
          <table:table-cell table:formula="of:=( [.B14] - ([.$D$2]*[.A14] + [.$D$3]) )^2" office:value-type="float" office:value="0.00332305118945536">
            <text:p>3.32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9.53">
            <text:p>39.53</text:p>
          </table:table-cell>
          <table:table-cell table:number-columns-repeated="2"/>
          <table:table-cell table:formula="of:=( [.B15] - ([.$D$2]*[.A15] + [.$D$3]) )^2" office:value-type="float" office:value="0.00332305118945536">
            <text:p>3.32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9.55">
            <text:p>39.55</text:p>
          </table:table-cell>
          <table:table-cell table:number-columns-repeated="2"/>
          <table:table-cell table:formula="of:=( [.B16] - ([.$D$2]*[.A16] + [.$D$3]) )^2" office:value-type="float" office:value="0.00141721470281386">
            <text:p>1.42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5.14">
            <text:p>45.14</text:p>
          </table:table-cell>
          <table:table-cell table:number-columns-repeated="2"/>
          <table:table-cell table:formula="of:=( [.B17] - ([.$D$2]*[.A17] + [.$D$3]) )^2" office:value-type="float" office:value="0.00365705261348769">
            <text:p>3.66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5.17">
            <text:p>45.17</text:p>
          </table:table-cell>
          <table:table-cell table:number-columns-repeated="2"/>
          <table:table-cell table:formula="of:=( [.B18] - ([.$D$2]*[.A18] + [.$D$3]) )^2" office:value-type="float" office:value="0.00092863844080065">
            <text:p>9.29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5.21">
            <text:p>45.21</text:p>
          </table:table-cell>
          <table:table-cell table:number-columns-repeated="2"/>
          <table:table-cell table:formula="of:=( [.B19] - ([.$D$2]*[.A19] + [.$D$3]) )^2" office:value-type="float" office:value="0.0000907528772180935">
            <text:p>9.08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1.03">
            <text:p>51.03</text:p>
          </table:table-cell>
          <table:table-cell table:number-columns-repeated="2"/>
          <table:table-cell table:formula="of:=( [.B20] - ([.$D$2]*[.A20] + [.$D$3]) )^2" office:value-type="float" office:value="0.0469583582528519">
            <text:p>4.70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0.79">
            <text:p>50.79</text:p>
          </table:table-cell>
          <table:table-cell table:number-columns-repeated="2"/>
          <table:table-cell table:formula="of:=( [.B21] - ([.$D$2]*[.A21] + [.$D$3]) )^2" office:value-type="float" office:value="0.000542947176141456">
            <text:p>5.43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0.78">
            <text:p>50.78</text:p>
          </table:table-cell>
          <table:table-cell table:number-columns-repeated="2"/>
          <table:table-cell table:formula="of:=( [.B22] - ([.$D$2]*[.A22] + [.$D$3]) )^2" office:value-type="float" office:value="0.00110897171461176">
            <text:p>1.11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6.35">
            <text:p>56.35</text:p>
          </table:table-cell>
          <table:table-cell table:number-columns-repeated="2"/>
          <table:table-cell table:formula="of:=( [.B23] - ([.$D$2]*[.A23] + [.$D$3]) )^2" office:value-type="float" office:value="0.00579560702510534">
            <text:p>5.80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6.69">
            <text:p>56.69</text:p>
          </table:table-cell>
          <table:table-cell table:number-columns-repeated="2"/>
          <table:table-cell table:formula="of:=( [.B24] - ([.$D$2]*[.A24] + [.$D$3]) )^2" office:value-type="float" office:value="0.0696279656995735">
            <text:p>6.96E-002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6.42">
            <text:p>56.42</text:p>
          </table:table-cell>
          <table:table-cell table:number-columns-repeated="2"/>
          <table:table-cell table:formula="of:=( [.B25] - ([.$D$2]*[.A25] + [.$D$3]) )^2" office:value-type="float" office:value="0.0000375632227903611">
            <text:p>3.76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2.04">
            <text:p>62.04</text:p>
          </table:table-cell>
          <table:table-cell table:number-columns-repeated="2"/>
          <table:table-cell table:formula="of:=( [.B26] - ([.$D$2]*[.A26] + [.$D$3]) )^2" office:value-type="float" office:value="0.00000108880526351206">
            <text:p>1.09E-006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2.03">
            <text:p>62.03</text:p>
          </table:table-cell>
          <table:table-cell table:number-columns-repeated="2"/>
          <table:table-cell table:formula="of:=( [.B27] - ([.$D$2]*[.A27] + [.$D$3]) )^2" office:value-type="float" office:value="0.0000802196388832679">
            <text:p>8.0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2.24">
            <text:p>62.24</text:p>
          </table:table-cell>
          <table:table-cell table:number-columns-repeated="2"/>
          <table:table-cell table:formula="of:=( [.B28] - ([.$D$2]*[.A28] + [.$D$3]) )^2" office:value-type="float" office:value="0.0404184721328688">
            <text:p>4.04E-002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7.62">
            <text:p>67.62</text:p>
          </table:table-cell>
          <table:table-cell table:number-columns-repeated="2"/>
          <table:table-cell table:formula="of:=( [.B29] - ([.$D$2]*[.A29] + [.$D$3]) )^2" office:value-type="float" office:value="0.00101023530986756">
            <text:p>1.01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7.7">
            <text:p>67.7</text:p>
          </table:table-cell>
          <table:table-cell table:number-columns-repeated="2"/>
          <table:table-cell table:formula="of:=( [.B30] - ([.$D$2]*[.A30] + [.$D$3]) )^2" office:value-type="float" office:value="0.00232476346031307">
            <text:p>2.32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7.6">
            <text:p>67.6</text:p>
          </table:table-cell>
          <table:table-cell table:number-columns-repeated="2"/>
          <table:table-cell table:formula="of:=( [.B31] - ([.$D$2]*[.A31] + [.$D$3]) )^2" office:value-type="float" office:value="0.0026816032722572">
            <text:p>2.68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73.18">
            <text:p>73.18</text:p>
          </table:table-cell>
          <table:table-cell table:number-columns-repeated="2"/>
          <table:table-cell table:formula="of:=( [.B32] - ([.$D$2]*[.A32] + [.$D$3]) )^2" office:value-type="float" office:value="0.00715916624996203">
            <text:p>7.16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73.21">
            <text:p>73.21</text:p>
          </table:table-cell>
          <table:table-cell table:number-columns-repeated="2"/>
          <table:table-cell table:formula="of:=( [.B33] - ([.$D$2]*[.A33] + [.$D$3]) )^2" office:value-type="float" office:value="0.00298245486365604">
            <text:p>2.98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73.24">
            <text:p>73.24</text:p>
          </table:table-cell>
          <table:table-cell table:number-columns-repeated="2"/>
          <table:table-cell table:formula="of:=( [.B34] - ([.$D$2]*[.A34] + [.$D$3]) )^2" office:value-type="float" office:value="0.000605743477347796">
            <text:p>6.06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8.99">
            <text:p>78.99</text:p>
          </table:table-cell>
          <table:table-cell table:number-columns-repeated="2"/>
          <table:table-cell table:formula="of:=( [.B35] - ([.$D$2]*[.A35] + [.$D$3]) )^2" office:value-type="float" office:value="0.0126698630497085">
            <text:p>1.27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8.87">
            <text:p>78.87</text:p>
          </table:table-cell>
          <table:table-cell table:number-columns-repeated="2"/>
          <table:table-cell table:formula="of:=( [.B36] - ([.$D$2]*[.A36] + [.$D$3]) )^2" office:value-type="float" office:value="0.0000553463658361525">
            <text:p>5.53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9.24">
            <text:p>79.24</text:p>
          </table:table-cell>
          <table:table-cell table:number-columns-repeated="2"/>
          <table:table-cell table:formula="of:=( [.B37] - ([.$D$2]*[.A37] + [.$D$3]) )^2" office:value-type="float" office:value="0.131450106141109">
            <text:p>1.31E-001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84.44">
            <text:p>84.44</text:p>
          </table:table-cell>
          <table:table-cell table:number-columns-repeated="2"/>
          <table:table-cell table:formula="of:=( [.B38] - ([.$D$2]*[.A38] + [.$D$3]) )^2" office:value-type="float" office:value="0.00252678850004202">
            <text:p>2.5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84.4">
            <text:p>84.4</text:p>
          </table:table-cell>
          <table:table-cell table:number-columns-repeated="2"/>
          <table:table-cell table:formula="of:=( [.B39] - ([.$D$2]*[.A39] + [.$D$3]) )^2" office:value-type="float" office:value="0.00814816219571585">
            <text:p>8.15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84.46">
            <text:p>84.46</text:p>
          </table:table-cell>
          <table:table-cell table:number-columns-repeated="2"/>
          <table:table-cell table:formula="of:=( [.B40] - ([.$D$2]*[.A40] + [.$D$3]) )^2" office:value-type="float" office:value="0.000916101652204631">
            <text:p>9.16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0.04">
            <text:p>90.04</text:p>
          </table:table-cell>
          <table:table-cell table:number-columns-repeated="2"/>
          <table:table-cell table:formula="of:=( [.B41] - ([.$D$2]*[.A41] + [.$D$3]) )^2" office:value-type="float" office:value="0.00398095739286607">
            <text:p>3.98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0.15">
            <text:p>90.15</text:p>
          </table:table-cell>
          <table:table-cell table:number-columns-repeated="2"/>
          <table:table-cell table:formula="of:=( [.B42] - ([.$D$2]*[.A42] + [.$D$3]) )^2" office:value-type="float" office:value="0.00220009510644023">
            <text:p>2.20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0.27">
            <text:p>90.27</text:p>
          </table:table-cell>
          <table:table-cell table:number-columns-repeated="2"/>
          <table:table-cell table:formula="of:=( [.B43] - ([.$D$2]*[.A43] + [.$D$3]) )^2" office:value-type="float" office:value="0.0278573362485178">
            <text:p>2.79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95.64">
            <text:p>95.64</text:p>
          </table:table-cell>
          <table:table-cell table:number-columns-repeated="2"/>
          <table:table-cell table:formula="of:=( [.B44] - ([.$D$2]*[.A44] + [.$D$3]) )^2" office:value-type="float" office:value="0.00576422387334402">
            <text:p>5.76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95.7">
            <text:p>95.7</text:p>
          </table:table-cell>
          <table:table-cell table:number-columns-repeated="2"/>
          <table:table-cell table:formula="of:=( [.B45] - ([.$D$2]*[.A45] + [.$D$3]) )^2" office:value-type="float" office:value="0.000253525558936106">
            <text:p>2.54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95.64">
            <text:p>95.64</text:p>
          </table:table-cell>
          <table:table-cell table:number-columns-repeated="2"/>
          <table:table-cell table:formula="of:=( [.B46] - ([.$D$2]*[.A46] + [.$D$3]) )^2" office:value-type="float" office:value="0.00576422387334402">
            <text:p>5.76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01.27">
            <text:p>101.27</text:p>
          </table:table-cell>
          <table:table-cell table:number-columns-repeated="2"/>
          <table:table-cell table:formula="of:=( [.B47] - ([.$D$2]*[.A47] + [.$D$3]) )^2" office:value-type="float" office:value="0.00345157934154791">
            <text:p>3.45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01.21">
            <text:p>101.21</text:p>
          </table:table-cell>
          <table:table-cell table:number-columns-repeated="2"/>
          <table:table-cell table:formula="of:=( [.B48] - ([.$D$2]*[.A48] + [.$D$3]) )^2" office:value-type="float" office:value="0.0141015965414062">
            <text:p>1.41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01.17">
            <text:p>101.17</text:p>
          </table:table-cell>
          <table:table-cell table:number-columns-repeated="2"/>
          <table:table-cell table:formula="of:=( [.B49] - ([.$D$2]*[.A49] + [.$D$3]) )^2" office:value-type="float" office:value="0.0252016080079757">
            <text:p>2.52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06.89">
            <text:p>106.89</text:p>
          </table:table-cell>
          <table:table-cell table:number-columns-repeated="2"/>
          <table:table-cell table:formula="of:=( [.B50] - ([.$D$2]*[.A50] + [.$D$3]) )^2" office:value-type="float" office:value="0.00266026952617059">
            <text:p>2.66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06.85">
            <text:p>106.85</text:p>
          </table:table-cell>
          <table:table-cell table:number-columns-repeated="2"/>
          <table:table-cell table:formula="of:=( [.B51] - ([.$D$2]*[.A51] + [.$D$3]) )^2" office:value-type="float" office:value="0.00838649358304162">
            <text:p>8.39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06.91">
            <text:p>106.91</text:p>
          </table:table-cell>
          <table:table-cell table:number-columns-repeated="2"/>
          <table:table-cell table:formula="of:=( [.B52] - ([.$D$2]*[.A52] + [.$D$3]) )^2" office:value-type="float" office:value="0.0009971574977359">
            <text:p>9.97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12.56">
            <text:p>112.56</text:p>
          </table:table-cell>
          <table:table-cell table:number-columns-repeated="2"/>
          <table:table-cell table:formula="of:=( [.B53] - ([.$D$2]*[.A53] + [.$D$3]) )^2" office:value-type="float" office:value="0.0000312988991871971">
            <text:p>3.13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12.48">
            <text:p>112.48</text:p>
          </table:table-cell>
          <table:table-cell table:number-columns-repeated="2"/>
          <table:table-cell table:formula="of:=( [.B54] - ([.$D$2]*[.A54] + [.$D$3]) )^2" office:value-type="float" office:value="0.0055361721935233">
            <text:p>5.54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12.89">
            <text:p>112.89</text:p>
          </table:table-cell>
          <table:table-cell table:number-columns-repeated="2"/>
          <table:table-cell table:formula="of:=( [.B55] - ([.$D$2]*[.A55] + [.$D$3]) )^2" office:value-type="float" office:value="0.112623696560049">
            <text:p>1.13E-001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10x110" table:style-name="ta1" table:print="false">
        <table:shapes>
          <draw:frame draw:z-index="0" draw:style-name="gr1" svg:width="18.821cm" svg:height="10.398cm" svg:x="14.148cm" svg:y="0.002cm">
            <draw:object draw:notify-on-update-of-ranges="110x110.A2:110x110.A55 110x110.B2:110x110.B55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9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8.82">
            <text:p>18.8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23230546955624">
            <text:p>1.23E-002</text:p>
          </table:table-cell>
          <table:table-cell table:formula="of:=( [.B2] - ([.$D$2]*[.A2] + [.$D$3]) )^2" office:value-type="float" office:value="0.000242582143033166">
            <text:p>2.43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8.84">
            <text:p>18.8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319842907923416">
            <text:p>3.20E-001</text:p>
          </table:table-cell>
          <table:table-cell table:formula="of:=( [.B3] - ([.$D$2]*[.A3] + [.$D$3]) )^2" office:value-type="float" office:value="0.00126558409235036">
            <text:p>1.27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8.8">
            <text:p>18.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500607979581504">
            <text:p>5.01E-004</text:p>
          </table:table-cell>
          <table:table-cell table:formula="of:=( [.B4] - ([.$D$2]*[.A4] + [.$D$3]) )^2" office:value-type="float" office:value="0.0000195801937159345">
            <text:p>1.96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4.92">
            <text:p>24.9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607282112534094">
            <text:p>6.07E-002</text:p>
          </table:table-cell>
          <table:table-cell table:formula="of:=( [.B5] - ([.$D$2]*[.A5] + [.$D$3]) )^2" office:value-type="float" office:value="0.00211161378782297">
            <text:p>2.11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4.97">
            <text:p>24.9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16383882994495">
            <text:p>1.64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4.96">
            <text:p>24.96</text:p>
          </table:table-cell>
          <table:table-cell office:value-type="string">
            <text:p>sum d_i^2</text:p>
          </table:table-cell>
          <table:table-cell table:formula="of:=SUM([.E2:.E55])" office:value-type="float" office:value="1.75124632496275">
            <text:p>1.75E+000</text:p>
          </table:table-cell>
          <table:table-cell table:formula="of:=( [.B7] - ([.$D$2]*[.A7] + [.$D$3]) )^2" office:value-type="float" office:value="0.0000354298639602196">
            <text:p>3.54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1.13">
            <text:p>31.13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0635218010401152">
            <text:p>6.35E-006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1.18">
            <text:p>31.18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275838749715333">
            <text:p>2.76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1.07">
            <text:p>31.07</text:p>
          </table:table-cell>
          <table:table-cell table:number-columns-repeated="2"/>
          <table:table-cell table:formula="of:=( [.B10] - ([.$D$2]*[.A10] + [.$D$3]) )^2" office:value-type="float" office:value="0.00330390979964477">
            <text:p>3.30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.45">
            <text:p>37.45</text:p>
          </table:table-cell>
          <table:table-cell table:number-columns-repeated="2"/>
          <table:table-cell table:formula="of:=( [.B11] - ([.$D$2]*[.A11] + [.$D$3]) )^2" office:value-type="float" office:value="0.0259187477842726">
            <text:p>2.59E-002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.26">
            <text:p>37.26</text:p>
          </table:table-cell>
          <table:table-cell table:number-columns-repeated="2"/>
          <table:table-cell table:formula="of:=( [.B12] - ([.$D$2]*[.A12] + [.$D$3]) )^2" office:value-type="float" office:value="0.000841405736346641">
            <text:p>8.41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.25">
            <text:p>37.25</text:p>
          </table:table-cell>
          <table:table-cell table:number-columns-repeated="2"/>
          <table:table-cell table:formula="of:=( [.B13] - ([.$D$2]*[.A13] + [.$D$3]) )^2" office:value-type="float" office:value="0.00152154562856099">
            <text:p>1.52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3.39">
            <text:p>43.39</text:p>
          </table:table-cell>
          <table:table-cell table:number-columns-repeated="2"/>
          <table:table-cell table:formula="of:=( [.B14] - ([.$D$2]*[.A14] + [.$D$3]) )^2" office:value-type="float" office:value="0.00366440660882454">
            <text:p>3.66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3.39">
            <text:p>43.39</text:p>
          </table:table-cell>
          <table:table-cell table:number-columns-repeated="2"/>
          <table:table-cell table:formula="of:=( [.B15] - ([.$D$2]*[.A15] + [.$D$3]) )^2" office:value-type="float" office:value="0.00366440660882454">
            <text:p>3.66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3.4">
            <text:p>43.4</text:p>
          </table:table-cell>
          <table:table-cell table:number-columns-repeated="2"/>
          <table:table-cell table:formula="of:=( [.B16] - ([.$D$2]*[.A16] + [.$D$3]) )^2" office:value-type="float" office:value="0.00255371976098596">
            <text:p>2.55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9.51">
            <text:p>49.51</text:p>
          </table:table-cell>
          <table:table-cell table:number-columns-repeated="2"/>
          <table:table-cell table:formula="of:=( [.B17] - ([.$D$2]*[.A17] + [.$D$3]) )^2" office:value-type="float" office:value="0.0104165886010018">
            <text:p>1.04E-002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9.76">
            <text:p>49.76</text:p>
          </table:table-cell>
          <table:table-cell table:number-columns-repeated="2"/>
          <table:table-cell table:formula="of:=( [.B18] - ([.$D$2]*[.A18] + [.$D$3]) )^2" office:value-type="float" office:value="0.0218857435144225">
            <text:p>2.19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0.07">
            <text:p>50.07</text:p>
          </table:table-cell>
          <table:table-cell table:number-columns-repeated="2"/>
          <table:table-cell table:formula="of:=( [.B19] - ([.$D$2]*[.A19] + [.$D$3]) )^2" office:value-type="float" office:value="0.209707495607066">
            <text:p>2.10E-001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5.67">
            <text:p>55.67</text:p>
          </table:table-cell>
          <table:table-cell table:number-columns-repeated="2"/>
          <table:table-cell table:formula="of:=( [.B20] - ([.$D$2]*[.A20] + [.$D$3]) )^2" office:value-type="float" office:value="0.0107306887843122">
            <text:p>1.07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5.81">
            <text:p>55.81</text:p>
          </table:table-cell>
          <table:table-cell table:number-columns-repeated="2"/>
          <table:table-cell table:formula="of:=( [.B21] - ([.$D$2]*[.A21] + [.$D$3]) )^2" office:value-type="float" office:value="0.00132575815708824">
            <text:p>1.33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5.74">
            <text:p>55.74</text:p>
          </table:table-cell>
          <table:table-cell table:number-columns-repeated="2"/>
          <table:table-cell table:formula="of:=( [.B22] - ([.$D$2]*[.A22] + [.$D$3]) )^2" office:value-type="float" office:value="0.0011282234707002">
            <text:p>1.13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1.87">
            <text:p>61.87</text:p>
          </table:table-cell>
          <table:table-cell table:number-columns-repeated="2"/>
          <table:table-cell table:formula="of:=( [.B23] - ([.$D$2]*[.A23] + [.$D$3]) )^2" office:value-type="float" office:value="0.0042401436912674">
            <text:p>4.24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1.87">
            <text:p>61.87</text:p>
          </table:table-cell>
          <table:table-cell table:number-columns-repeated="2"/>
          <table:table-cell table:formula="of:=( [.B24] - ([.$D$2]*[.A24] + [.$D$3]) )^2" office:value-type="float" office:value="0.0042401436912674">
            <text:p>4.24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1.84">
            <text:p>61.84</text:p>
          </table:table-cell>
          <table:table-cell table:number-columns-repeated="2"/>
          <table:table-cell table:formula="of:=( [.B25] - ([.$D$2]*[.A25] + [.$D$3]) )^2" office:value-type="float" office:value="0.00904712683540225">
            <text:p>9.05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( [.B26] - ([.$D$2]*[.A26] + [.$D$3]) )^2" office:value-type="float" office:value="0.00934001122806891">
            <text:p>9.3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8.16">
            <text:p>68.16</text:p>
          </table:table-cell>
          <table:table-cell table:number-columns-repeated="2"/>
          <table:table-cell table:formula="of:=( [.B27] - ([.$D$2]*[.A27] + [.$D$3]) )^2" office:value-type="float" office:value="0.00401401650268808">
            <text:p>4.01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8.52">
            <text:p>68.52</text:p>
          </table:table-cell>
          <table:table-cell table:number-columns-repeated="2"/>
          <table:table-cell table:formula="of:=( [.B28] - ([.$D$2]*[.A28] + [.$D$3]) )^2" office:value-type="float" office:value="0.179230528370579">
            <text:p>1.79E-001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4.14">
            <text:p>74.14</text:p>
          </table:table-cell>
          <table:table-cell table:number-columns-repeated="2"/>
          <table:table-cell table:formula="of:=( [.B29] - ([.$D$2]*[.A29] + [.$D$3]) )^2" office:value-type="float" office:value="0.0139644044551456">
            <text:p>1.40E-002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4.42">
            <text:p>74.42</text:p>
          </table:table-cell>
          <table:table-cell table:number-columns-repeated="2"/>
          <table:table-cell table:formula="of:=( [.B30] - ([.$D$2]*[.A30] + [.$D$3]) )^2" office:value-type="float" office:value="0.0261885989282492">
            <text:p>2.62E-002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4.19">
            <text:p>74.19</text:p>
          </table:table-cell>
          <table:table-cell table:number-columns-repeated="2"/>
          <table:table-cell table:formula="of:=( [.B31] - ([.$D$2]*[.A31] + [.$D$3]) )^2" office:value-type="float" office:value="0.00464729632534299">
            <text:p>4.65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0.25">
            <text:p>80.25</text:p>
          </table:table-cell>
          <table:table-cell table:number-columns-repeated="2"/>
          <table:table-cell table:formula="of:=( [.B32] - ([.$D$2]*[.A32] + [.$D$3]) )^2" office:value-type="float" office:value="0.0287975568319643">
            <text:p>2.88E-002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0.34">
            <text:p>80.34</text:p>
          </table:table-cell>
          <table:table-cell table:number-columns-repeated="2"/>
          <table:table-cell table:formula="of:=( [.B33] - ([.$D$2]*[.A33] + [.$D$3]) )^2" office:value-type="float" office:value="0.00635183959769924">
            <text:p>6.35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0.35">
            <text:p>80.35</text:p>
          </table:table-cell>
          <table:table-cell table:number-columns-repeated="2"/>
          <table:table-cell table:formula="of:=( [.B34] - ([.$D$2]*[.A34] + [.$D$3]) )^2" office:value-type="float" office:value="0.00485787101611564">
            <text:p>4.86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6.47">
            <text:p>86.47</text:p>
          </table:table-cell>
          <table:table-cell table:number-columns-repeated="2"/>
          <table:table-cell table:formula="of:=( [.B35] - ([.$D$2]*[.A35] + [.$D$3]) )^2" office:value-type="float" office:value="0.0123711734382139">
            <text:p>1.24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6.39">
            <text:p>86.39</text:p>
          </table:table-cell>
          <table:table-cell table:number-columns-repeated="2"/>
          <table:table-cell table:formula="of:=( [.B36] - ([.$D$2]*[.A36] + [.$D$3]) )^2" office:value-type="float" office:value="0.0365672977358877">
            <text:p>3.66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6.48">
            <text:p>86.48</text:p>
          </table:table-cell>
          <table:table-cell table:number-columns-repeated="2"/>
          <table:table-cell table:formula="of:=( [.B37] - ([.$D$2]*[.A37] + [.$D$3]) )^2" office:value-type="float" office:value="0.0102466579010036">
            <text:p>1.02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2.7">
            <text:p>92.7</text:p>
          </table:table-cell>
          <table:table-cell table:number-columns-repeated="2"/>
          <table:table-cell table:formula="of:=( [.B38] - ([.$D$2]*[.A38] + [.$D$3]) )^2" office:value-type="float" office:value="0.00182782966662683">
            <text:p>1.8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2.57">
            <text:p>92.57</text:p>
          </table:table-cell>
          <table:table-cell table:number-columns-repeated="2"/>
          <table:table-cell table:formula="of:=( [.B39] - ([.$D$2]*[.A39] + [.$D$3]) )^2" office:value-type="float" office:value="0.0298436420734664">
            <text:p>2.98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2.66">
            <text:p>92.66</text:p>
          </table:table-cell>
          <table:table-cell table:number-columns-repeated="2"/>
          <table:table-cell table:formula="of:=( [.B40] - ([.$D$2]*[.A40] + [.$D$3]) )^2" office:value-type="float" office:value="0.00684807963796208">
            <text:p>6.85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8.81">
            <text:p>98.81</text:p>
          </table:table-cell>
          <table:table-cell table:number-columns-repeated="2"/>
          <table:table-cell table:formula="of:=( [.B41] - ([.$D$2]*[.A41] + [.$D$3]) )^2" office:value-type="float" office:value="0.00888880748028425">
            <text:p>8.89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8.77">
            <text:p>98.77</text:p>
          </table:table-cell>
          <table:table-cell table:number-columns-repeated="2"/>
          <table:table-cell table:formula="of:=( [.B42] - ([.$D$2]*[.A42] + [.$D$3]) )^2" office:value-type="float" office:value="0.0180312452741175">
            <text:p>1.80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8.79">
            <text:p>98.79</text:p>
          </table:table-cell>
          <table:table-cell table:number-columns-repeated="2"/>
          <table:table-cell table:formula="of:=( [.B43] - ([.$D$2]*[.A43] + [.$D$3]) )^2" office:value-type="float" office:value="0.0130600263771991">
            <text:p>1.31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5.01">
            <text:p>105.01</text:p>
          </table:table-cell>
          <table:table-cell table:number-columns-repeated="2"/>
          <table:table-cell table:formula="of:=( [.B44] - ([.$D$2]*[.A44] + [.$D$3]) )^2" office:value-type="float" office:value="0.00311451279593413">
            <text:p>3.11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5.12">
            <text:p>105.12</text:p>
          </table:table-cell>
          <table:table-cell table:number-columns-repeated="2"/>
          <table:table-cell table:formula="of:=( [.B45] - ([.$D$2]*[.A45] + [.$D$3]) )^2" office:value-type="float" office:value="0.00293679235103014">
            <text:p>2.94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5.39">
            <text:p>105.39</text:p>
          </table:table-cell>
          <table:table-cell table:number-columns-repeated="2"/>
          <table:table-cell table:formula="of:=( [.B46] - ([.$D$2]*[.A46] + [.$D$3]) )^2" office:value-type="float" office:value="0.105100569440809">
            <text:p>1.05E-001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1.59">
            <text:p>111.59</text:p>
          </table:table-cell>
          <table:table-cell table:number-columns-repeated="2"/>
          <table:table-cell table:formula="of:=( [.B47] - ([.$D$2]*[.A47] + [.$D$3]) )^2" office:value-type="float" office:value="0.131525780380231">
            <text:p>1.32E-001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1.54">
            <text:p>111.54</text:p>
          </table:table-cell>
          <table:table-cell table:number-columns-repeated="2"/>
          <table:table-cell table:formula="of:=( [.B48] - ([.$D$2]*[.A48] + [.$D$3]) )^2" office:value-type="float" office:value="0.0977592971787654">
            <text:p>9.78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1.11">
            <text:p>111.11</text:p>
          </table:table-cell>
          <table:table-cell table:number-columns-repeated="2"/>
          <table:table-cell table:formula="of:=( [.B49] - ([.$D$2]*[.A49] + [.$D$3]) )^2" office:value-type="float" office:value="0.0137675416461459">
            <text:p>1.38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17.19">
            <text:p>117.19</text:p>
          </table:table-cell>
          <table:table-cell table:number-columns-repeated="2"/>
          <table:table-cell table:formula="of:=( [.B50] - ([.$D$2]*[.A50] + [.$D$3]) )^2" office:value-type="float" office:value="0.0395463001770068">
            <text:p>3.95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18.12">
            <text:p>118.12</text:p>
          </table:table-cell>
          <table:table-cell table:number-columns-repeated="2"/>
          <table:table-cell table:formula="of:=( [.B51] - ([.$D$2]*[.A51] + [.$D$3]) )^2" office:value-type="float" office:value="0.534562020851208">
            <text:p>5.35E-001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17.23">
            <text:p>117.23</text:p>
          </table:table-cell>
          <table:table-cell table:number-columns-repeated="2"/>
          <table:table-cell table:formula="of:=( [.B52] - ([.$D$2]*[.A52] + [.$D$3]) )^2" office:value-type="float" office:value="0.0252372989156797">
            <text:p>2.52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3.39">
            <text:p>123.39</text:p>
          </table:table-cell>
          <table:table-cell table:number-columns-repeated="2"/>
          <table:table-cell table:formula="of:=( [.B53] - ([.$D$2]*[.A53] + [.$D$3]) )^2" office:value-type="float" office:value="0.0257249083288747">
            <text:p>2.57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3.55">
            <text:p>123.55</text:p>
          </table:table-cell>
          <table:table-cell table:number-columns-repeated="2"/>
          <table:table-cell table:formula="of:=( [.B54] - ([.$D$2]*[.A54] + [.$D$3]) )^2" office:value-type="float" office:value="0.000000151993585888414">
            <text:p>1.52E-007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3.36">
            <text:p>123.36</text:p>
          </table:table-cell>
          <table:table-cell table:number-columns-repeated="2"/>
          <table:table-cell table:formula="of:=( [.B55] - ([.$D$2]*[.A55] + [.$D$3]) )^2" office:value-type="float" office:value="0.0362483001417418">
            <text:p>3.62E-002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15x115" table:style-name="ta1" table:print="false">
        <table:shapes>
          <draw:frame draw:z-index="0" draw:style-name="gr1" svg:width="18.821cm" svg:height="10.398cm" svg:x="13.985cm" svg:y="0.134cm">
            <draw:object draw:notify-on-update-of-ranges="115x115.A2:115x115.A55 115x115.B2:115x115.B55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0.51">
            <text:p>20.51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34579704162367">
            <text:p>1.35E-002</text:p>
          </table:table-cell>
          <table:table-cell table:formula="of:=( [.B2] - ([.$D$2]*[.A2] + [.$D$3]) )^2" office:value-type="float" office:value="0.0013934866948623">
            <text:p>1.39E-003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0.55">
            <text:p>20.55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360373810342864">
            <text:p>3.60E-001</text:p>
          </table:table-cell>
          <table:table-cell table:formula="of:=( [.B3] - ([.$D$2]*[.A3] + [.$D$3]) )^2" office:value-type="float" office:value="0.00000713191903295345">
            <text:p>7.13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0.52">
            <text:p>20.5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492984136989666">
            <text:p>4.93E-004</text:p>
          </table:table-cell>
          <table:table-cell table:formula="of:=( [.B4] - ([.$D$2]*[.A4] + [.$D$3]) )^2" office:value-type="float" office:value="0.000746898000905072">
            <text:p>7.47E-004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7.34">
            <text:p>27.34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598033711742183">
            <text:p>5.98E-002</text:p>
          </table:table-cell>
          <table:table-cell table:formula="of:=( [.B5] - ([.$D$2]*[.A5] + [.$D$3]) )^2" office:value-type="float" office:value="0.00405582471962777">
            <text:p>4.06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7.25">
            <text:p>27.25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69246042654435">
            <text:p>6.92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7.24">
            <text:p>27.24</text:p>
          </table:table-cell>
          <table:table-cell office:value-type="string">
            <text:p>sum d_i^2</text:p>
          </table:table-cell>
          <table:table-cell table:formula="of:=SUM([.E2:.E55])" office:value-type="float" office:value="1.69831244123379">
            <text:p>1.70E+000</text:p>
          </table:table-cell>
          <table:table-cell table:formula="of:=( [.B7] - ([.$D$2]*[.A7] + [.$D$3]) )^2" office:value-type="float" office:value="0.00131875328286853">
            <text:p>1.32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3.99">
            <text:p>33.99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234085438619128">
            <text:p>2.34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4.01">
            <text:p>34.01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220914012375123">
            <text:p>2.21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4.06">
            <text:p>34.06</text:p>
          </table:table-cell>
          <table:table-cell table:number-columns-repeated="2"/>
          <table:table-cell table:formula="of:=( [.B10] - ([.$D$2]*[.A10] + [.$D$3]) )^2" office:value-type="float" office:value="0.00299210630778364">
            <text:p>2.99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0.71">
            <text:p>40.71</text:p>
          </table:table-cell>
          <table:table-cell table:number-columns-repeated="2"/>
          <table:table-cell table:formula="of:=( [.B11] - ([.$D$2]*[.A11] + [.$D$3]) )^2" office:value-type="float" office:value="0.000589764093201471">
            <text:p>5.90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0.68">
            <text:p>40.68</text:p>
          </table:table-cell>
          <table:table-cell table:number-columns-repeated="2"/>
          <table:table-cell table:formula="of:=( [.B12] - ([.$D$2]*[.A12] + [.$D$3]) )^2" office:value-type="float" office:value="0.0029468676363739">
            <text:p>2.95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1.02">
            <text:p>41.02</text:p>
          </table:table-cell>
          <table:table-cell table:number-columns-repeated="2"/>
          <table:table-cell table:formula="of:=( [.B13] - ([.$D$2]*[.A13] + [.$D$3]) )^2" office:value-type="float" office:value="0.0816330274804222">
            <text:p>8.16E-002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7.43">
            <text:p>47.43</text:p>
          </table:table-cell>
          <table:table-cell table:number-columns-repeated="2"/>
          <table:table-cell table:formula="of:=( [.B14] - ([.$D$2]*[.A14] + [.$D$3]) )^2" office:value-type="float" office:value="0.00110691067764378">
            <text:p>1.11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7.38">
            <text:p>47.38</text:p>
          </table:table-cell>
          <table:table-cell table:number-columns-repeated="2"/>
          <table:table-cell table:formula="of:=( [.B15] - ([.$D$2]*[.A15] + [.$D$3]) )^2" office:value-type="float" office:value="0.00693393739476444">
            <text:p>6.93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7.43">
            <text:p>47.43</text:p>
          </table:table-cell>
          <table:table-cell table:number-columns-repeated="2"/>
          <table:table-cell table:formula="of:=( [.B16] - ([.$D$2]*[.A16] + [.$D$3]) )^2" office:value-type="float" office:value="0.00110691067764378">
            <text:p>1.11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4.1">
            <text:p>54.1</text:p>
          </table:table-cell>
          <table:table-cell table:number-columns-repeated="2"/>
          <table:table-cell table:formula="of:=( [.B17] - ([.$D$2]*[.A17] + [.$D$3]) )^2" office:value-type="float" office:value="0.00851107272089907">
            <text:p>8.51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4.19">
            <text:p>54.19</text:p>
          </table:table-cell>
          <table:table-cell table:number-columns-repeated="2"/>
          <table:table-cell table:formula="of:=( [.B18] - ([.$D$2]*[.A18] + [.$D$3]) )^2" office:value-type="float" office:value="0.00000508716878174588">
            <text:p>5.09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4.5">
            <text:p>54.5</text:p>
          </table:table-cell>
          <table:table-cell table:number-columns-repeated="2"/>
          <table:table-cell table:formula="of:=( [.B19] - ([.$D$2]*[.A19] + [.$D$3]) )^2" office:value-type="float" office:value="0.0947066924892656">
            <text:p>9.47E-002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0.83">
            <text:p>60.83</text:p>
          </table:table-cell>
          <table:table-cell table:number-columns-repeated="2"/>
          <table:table-cell table:formula="of:=( [.B20] - ([.$D$2]*[.A20] + [.$D$3]) )^2" office:value-type="float" office:value="0.00832486230873741">
            <text:p>8.32E-003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0.8">
            <text:p>60.8</text:p>
          </table:table-cell>
          <table:table-cell table:number-columns-repeated="2"/>
          <table:table-cell table:formula="of:=( [.B21] - ([.$D$2]*[.A21] + [.$D$3]) )^2" office:value-type="float" office:value="0.0146993033132106">
            <text:p>1.47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0.97">
            <text:p>60.97</text:p>
          </table:table-cell>
          <table:table-cell table:number-columns-repeated="2"/>
          <table:table-cell table:formula="of:=( [.B22] - ([.$D$2]*[.A22] + [.$D$3]) )^2" office:value-type="float" office:value="0.00237747095453042">
            <text:p>2.38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7.53">
            <text:p>67.53</text:p>
          </table:table-cell>
          <table:table-cell table:number-columns-repeated="2"/>
          <table:table-cell table:formula="of:=( [.B23] - ([.$D$2]*[.A23] + [.$D$3]) )^2" office:value-type="float" office:value="0.0144542649932739">
            <text:p>1.45E-002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8.1">
            <text:p>68.1</text:p>
          </table:table-cell>
          <table:table-cell table:number-columns-repeated="2"/>
          <table:table-cell table:formula="of:=( [.B24] - ([.$D$2]*[.A24] + [.$D$3]) )^2" office:value-type="float" office:value="0.202296748653379">
            <text:p>2.02E-001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7.59">
            <text:p>67.59</text:p>
          </table:table-cell>
          <table:table-cell table:number-columns-repeated="2"/>
          <table:table-cell table:formula="of:=( [.B25] - ([.$D$2]*[.A25] + [.$D$3]) )^2" office:value-type="float" office:value="0.00362715801012747">
            <text:p>3.63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4.28">
            <text:p>74.28</text:p>
          </table:table-cell>
          <table:table-cell table:number-columns-repeated="2"/>
          <table:table-cell table:formula="of:=( [.B26] - ([.$D$2]*[.A26] + [.$D$3]) )^2" office:value-type="float" office:value="0.00984284229268063">
            <text:p>9.8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4.27">
            <text:p>74.27</text:p>
          </table:table-cell>
          <table:table-cell table:number-columns-repeated="2"/>
          <table:table-cell table:formula="of:=( [.B27] - ([.$D$2]*[.A27] + [.$D$3]) )^2" office:value-type="float" office:value="0.0119270642855727">
            <text:p>1.19E-002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4.32">
            <text:p>74.32</text:p>
          </table:table-cell>
          <table:table-cell table:number-columns-repeated="2"/>
          <table:table-cell table:formula="of:=( [.B28] - ([.$D$2]*[.A28] + [.$D$3]) )^2" office:value-type="float" office:value="0.00350595432111765">
            <text:p>3.51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1.2">
            <text:p>81.2</text:p>
          </table:table-cell>
          <table:table-cell table:number-columns-repeated="2"/>
          <table:table-cell table:formula="of:=( [.B29] - ([.$D$2]*[.A29] + [.$D$3]) )^2" office:value-type="float" office:value="0.00842791790836812">
            <text:p>8.43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1.09">
            <text:p>81.09</text:p>
          </table:table-cell>
          <table:table-cell table:number-columns-repeated="2"/>
          <table:table-cell table:formula="of:=( [.B30] - ([.$D$2]*[.A30] + [.$D$3]) )^2" office:value-type="float" office:value="0.000331105616201372">
            <text:p>3.31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1.12">
            <text:p>81.12</text:p>
          </table:table-cell>
          <table:table-cell table:number-columns-repeated="2"/>
          <table:table-cell table:formula="of:=( [.B31] - ([.$D$2]*[.A31] + [.$D$3]) )^2" office:value-type="float" office:value="0.000139327150428722">
            <text:p>1.39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7.78">
            <text:p>87.78</text:p>
          </table:table-cell>
          <table:table-cell table:number-columns-repeated="2"/>
          <table:table-cell table:formula="of:=( [.B32] - ([.$D$2]*[.A32] + [.$D$3]) )^2" office:value-type="float" office:value="0.00326972575847324">
            <text:p>3.27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7.74">
            <text:p>87.74</text:p>
          </table:table-cell>
          <table:table-cell table:number-columns-repeated="2"/>
          <table:table-cell table:formula="of:=( [.B33] - ([.$D$2]*[.A33] + [.$D$3]) )^2" office:value-type="float" office:value="0.00944424702897137">
            <text:p>9.44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7.77">
            <text:p>87.77</text:p>
          </table:table-cell>
          <table:table-cell table:number-columns-repeated="2"/>
          <table:table-cell table:formula="of:=( [.B34] - ([.$D$2]*[.A34] + [.$D$3]) )^2" office:value-type="float" office:value="0.00451335607609815">
            <text:p>4.51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4.53">
            <text:p>94.53</text:p>
          </table:table-cell>
          <table:table-cell table:number-columns-repeated="2"/>
          <table:table-cell table:formula="of:=( [.B35] - ([.$D$2]*[.A35] + [.$D$3]) )^2" office:value-type="float" office:value="0.00130803192486012">
            <text:p>1.31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( [.B36] - ([.$D$2]*[.A36] + [.$D$3]) )^2" office:value-type="float" office:value="0.188211311365276">
            <text:p>1.88E-001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4.41">
            <text:p>94.41</text:p>
          </table:table-cell>
          <table:table-cell table:number-columns-repeated="2"/>
          <table:table-cell table:formula="of:=( [.B37] - ([.$D$2]*[.A37] + [.$D$3]) )^2" office:value-type="float" office:value="0.0243880456847552">
            <text:p>2.44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01.25">
            <text:p>101.25</text:p>
          </table:table-cell>
          <table:table-cell table:number-columns-repeated="2"/>
          <table:table-cell table:formula="of:=( [.B38] - ([.$D$2]*[.A38] + [.$D$3]) )^2" office:value-type="float" office:value="0.00203869697397848">
            <text:p>2.04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01.38">
            <text:p>101.38</text:p>
          </table:table-cell>
          <table:table-cell table:number-columns-repeated="2"/>
          <table:table-cell table:formula="of:=( [.B39] - ([.$D$2]*[.A39] + [.$D$3]) )^2" office:value-type="float" office:value="0.0071991946233265">
            <text:p>7.20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01.13">
            <text:p>101.13</text:p>
          </table:table-cell>
          <table:table-cell table:number-columns-repeated="2"/>
          <table:table-cell table:formula="of:=( [.B40] - ([.$D$2]*[.A40] + [.$D$3]) )^2" office:value-type="float" office:value="0.0272751606822734">
            <text:p>2.73E-002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7.96">
            <text:p>107.96</text:p>
          </table:table-cell>
          <table:table-cell table:number-columns-repeated="2"/>
          <table:table-cell table:formula="of:=( [.B41] - ([.$D$2]*[.A41] + [.$D$3]) )^2" office:value-type="float" office:value="0.00411357275768142">
            <text:p>4.11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7.88">
            <text:p>107.88</text:p>
          </table:table-cell>
          <table:table-cell table:number-columns-repeated="2"/>
          <table:table-cell table:formula="of:=( [.B42] - ([.$D$2]*[.A42] + [.$D$3]) )^2" office:value-type="float" office:value="0.0207755151954772">
            <text:p>2.08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7.96">
            <text:p>107.96</text:p>
          </table:table-cell>
          <table:table-cell table:number-columns-repeated="2"/>
          <table:table-cell table:formula="of:=( [.B43] - ([.$D$2]*[.A43] + [.$D$3]) )^2" office:value-type="float" office:value="0.00411357275768142">
            <text:p>4.11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14.66">
            <text:p>114.66</text:p>
          </table:table-cell>
          <table:table-cell table:number-columns-repeated="2"/>
          <table:table-cell table:formula="of:=( [.B44] - ([.$D$2]*[.A44] + [.$D$3]) )^2" office:value-type="float" office:value="0.00867177176306712">
            <text:p>8.67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14.65">
            <text:p>114.65</text:p>
          </table:table-cell>
          <table:table-cell table:number-columns-repeated="2"/>
          <table:table-cell table:formula="of:=( [.B45] - ([.$D$2]*[.A45] + [.$D$3]) )^2" office:value-type="float" office:value="0.0106342187301563">
            <text:p>1.06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14.69">
            <text:p>114.69</text:p>
          </table:table-cell>
          <table:table-cell table:number-columns-repeated="2"/>
          <table:table-cell table:formula="of:=( [.B46] - ([.$D$2]*[.A46] + [.$D$3]) )^2" office:value-type="float" office:value="0.00398443086179366">
            <text:p>3.98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21.37">
            <text:p>121.37</text:p>
          </table:table-cell>
          <table:table-cell table:number-columns-repeated="2"/>
          <table:table-cell table:formula="of:=( [.B47] - ([.$D$2]*[.A47] + [.$D$3]) )^2" office:value-type="float" office:value="0.0125681042183228">
            <text:p>1.26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22.05">
            <text:p>122.05</text:p>
          </table:table-cell>
          <table:table-cell table:number-columns-repeated="2"/>
          <table:table-cell table:formula="of:=( [.B48] - ([.$D$2]*[.A48] + [.$D$3]) )^2" office:value-type="float" office:value="0.32250182741518">
            <text:p>3.23E-001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21.34">
            <text:p>121.34</text:p>
          </table:table-cell>
          <table:table-cell table:number-columns-repeated="2"/>
          <table:table-cell table:formula="of:=( [.B49] - ([.$D$2]*[.A49] + [.$D$3]) )^2" office:value-type="float" office:value="0.0201945576066967">
            <text:p>2.02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8.03">
            <text:p>128.03</text:p>
          </table:table-cell>
          <table:table-cell table:number-columns-repeated="2"/>
          <table:table-cell table:formula="of:=( [.B50] - ([.$D$2]*[.A50] + [.$D$3]) )^2" office:value-type="float" office:value="0.0327945893872936">
            <text:p>3.28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8.04">
            <text:p>128.04</text:p>
          </table:table-cell>
          <table:table-cell table:number-columns-repeated="2"/>
          <table:table-cell table:formula="of:=( [.B51] - ([.$D$2]*[.A51] + [.$D$3]) )^2" office:value-type="float" office:value="0.0292727340954722">
            <text:p>2.93E-002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8.23">
            <text:p>128.23</text:p>
          </table:table-cell>
          <table:table-cell table:number-columns-repeated="2"/>
          <table:table-cell table:formula="of:=( [.B52] - ([.$D$2]*[.A52] + [.$D$3]) )^2" office:value-type="float" office:value="0.00035748355080232">
            <text:p>3.57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34.75">
            <text:p>134.75</text:p>
          </table:table-cell>
          <table:table-cell table:number-columns-repeated="2"/>
          <table:table-cell table:formula="of:=( [.B53] - ([.$D$2]*[.A53] + [.$D$3]) )^2" office:value-type="float" office:value="0.0361296357093761">
            <text:p>3.61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34.95">
            <text:p>134.95</text:p>
          </table:table-cell>
          <table:table-cell table:number-columns-repeated="2"/>
          <table:table-cell table:formula="of:=( [.B54] - ([.$D$2]*[.A54] + [.$D$3]) )^2" office:value-type="float" office:value="0.0000984466255520181">
            <text:p>9.84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35.6">
            <text:p>135.6</text:p>
          </table:table-cell>
          <table:table-cell table:number-columns-repeated="2"/>
          <table:table-cell table:formula="of:=( [.B55] - ([.$D$2]*[.A55] + [.$D$3]) )^2" office:value-type="float" office:value="0.435497082103117">
            <text:p>4.35E-001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20x120" table:style-name="ta1" table:print="false">
        <table:shapes>
          <draw:frame draw:z-index="0" draw:style-name="gr1" svg:width="18.821cm" svg:height="10.398cm" svg:x="13.818cm" svg:y="0.002cm">
            <draw:object draw:notify-on-update-of-ranges="120x120.A2:120x120.A55 120x120.B2:120x120.B55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3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2.63">
            <text:p>22.63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46164155486756">
            <text:p>1.46E-002</text:p>
          </table:table-cell>
          <table:table-cell table:formula="of:=( [.B2] - ([.$D$2]*[.A2] + [.$D$3]) )^2" office:value-type="float" office:value="0.0219883227127765">
            <text:p>2.20E-002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2.47">
            <text:p>22.4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557092076596746">
            <text:p>5.57E-001</text:p>
          </table:table-cell>
          <table:table-cell table:formula="of:=( [.B3] - ([.$D$2]*[.A3] + [.$D$3]) )^2" office:value-type="float" office:value="0.000137250588025586">
            <text:p>1.37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2.48">
            <text:p>22.4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346080564117004">
            <text:p>3.46E-004</text:p>
          </table:table-cell>
          <table:table-cell table:formula="of:=( [.B4] - ([.$D$2]*[.A4] + [.$D$3]) )^2" office:value-type="float" office:value="0.0000029425958225096">
            <text:p>2.94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9.91">
            <text:p>29.91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419826580190874">
            <text:p>4.20E-002</text:p>
          </table:table-cell>
          <table:table-cell table:formula="of:=( [.B5] - ([.$D$2]*[.A5] + [.$D$3]) )^2" office:value-type="float" office:value="0.0144184441547323">
            <text:p>1.44E-002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0.1">
            <text:p>30.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961476380545091">
            <text:p>9.61E-002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9.78">
            <text:p>29.78</text:p>
          </table:table-cell>
          <table:table-cell office:value-type="string">
            <text:p>sum d_i^2</text:p>
          </table:table-cell>
          <table:table-cell table:formula="of:=SUM([.E2:.E55])" office:value-type="float" office:value="0.836962733631476">
            <text:p>8.37E-001</text:p>
          </table:table-cell>
          <table:table-cell table:formula="of:=( [.B7] - ([.$D$2]*[.A7] + [.$D$3]) )^2" office:value-type="float" office:value="0.0000984693812014136">
            <text:p>9.85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7.08">
            <text:p>37.0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328731285740851">
            <text:p>3.29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7.23">
            <text:p>37.2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173894468000129">
            <text:p>1.74E-002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7.08">
            <text:p>37.08</text:p>
          </table:table-cell>
          <table:table-cell table:number-columns-repeated="2"/>
          <table:table-cell table:formula="of:=( [.B10] - ([.$D$2]*[.A10] + [.$D$3]) )^2" office:value-type="float" office:value="0.000328731285740851">
            <text:p>3.29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4.44">
            <text:p>44.44</text:p>
          </table:table-cell>
          <table:table-cell table:number-columns-repeated="2"/>
          <table:table-cell table:formula="of:=( [.B11] - ([.$D$2]*[.A11] + [.$D$3]) )^2" office:value-type="float" office:value="0.00113308159461354">
            <text:p>1.13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4.48">
            <text:p>44.48</text:p>
          </table:table-cell>
          <table:table-cell table:number-columns-repeated="2"/>
          <table:table-cell table:formula="of:=( [.B12] - ([.$D$2]*[.A12] + [.$D$3]) )^2" office:value-type="float" office:value="0.00542598378472851">
            <text:p>5.43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4.32">
            <text:p>44.32</text:p>
          </table:table-cell>
          <table:table-cell table:number-columns-repeated="2"/>
          <table:table-cell table:formula="of:=( [.B13] - ([.$D$2]*[.A13] + [.$D$3]) )^2" office:value-type="float" office:value="0.00745437502426782">
            <text:p>7.45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1.62">
            <text:p>51.62</text:p>
          </table:table-cell>
          <table:table-cell table:number-columns-repeated="2"/>
          <table:table-cell table:formula="of:=( [.B14] - ([.$D$2]*[.A14] + [.$D$3]) )^2" office:value-type="float" office:value="0.00893904008766653">
            <text:p>8.94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1.65">
            <text:p>51.65</text:p>
          </table:table-cell>
          <table:table-cell table:number-columns-repeated="2"/>
          <table:table-cell table:formula="of:=( [.B15] - ([.$D$2]*[.A15] + [.$D$3]) )^2" office:value-type="float" office:value="0.00416625026998412">
            <text:p>4.17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1.72">
            <text:p>51.72</text:p>
          </table:table-cell>
          <table:table-cell table:number-columns-repeated="2"/>
          <table:table-cell table:formula="of:=( [.B16] - ([.$D$2]*[.A16] + [.$D$3]) )^2" office:value-type="float" office:value="0.0000297406953923516">
            <text:p>2.97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8.9">
            <text:p>58.9</text:p>
          </table:table-cell>
          <table:table-cell table:number-columns-repeated="2"/>
          <table:table-cell table:formula="of:=( [.B17] - ([.$D$2]*[.A17] + [.$D$3]) )^2" office:value-type="float" office:value="0.0150686111221907">
            <text:p>1.51E-002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8.9">
            <text:p>58.9</text:p>
          </table:table-cell>
          <table:table-cell table:number-columns-repeated="2"/>
          <table:table-cell table:formula="of:=( [.B18] - ([.$D$2]*[.A18] + [.$D$3]) )^2" office:value-type="float" office:value="0.0150686111221907">
            <text:p>1.51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8.94">
            <text:p>58.94</text:p>
          </table:table-cell>
          <table:table-cell table:number-columns-repeated="2"/>
          <table:table-cell table:formula="of:=( [.B19] - ([.$D$2]*[.A19] + [.$D$3]) )^2" office:value-type="float" office:value="0.00684826941825711">
            <text:p>6.85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6.2">
            <text:p>66.2</text:p>
          </table:table-cell>
          <table:table-cell table:number-columns-repeated="2"/>
          <table:table-cell table:formula="of:=( [.B20] - ([.$D$2]*[.A20] + [.$D$3]) )^2" office:value-type="float" office:value="0.017151057397418">
            <text:p>1.72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6.25">
            <text:p>66.25</text:p>
          </table:table-cell>
          <table:table-cell table:number-columns-repeated="2"/>
          <table:table-cell table:formula="of:=( [.B21] - ([.$D$2]*[.A21] + [.$D$3]) )^2" office:value-type="float" office:value="0.00655485283372212">
            <text:p>6.55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6.29">
            <text:p>66.29</text:p>
          </table:table-cell>
          <table:table-cell table:number-columns-repeated="2"/>
          <table:table-cell table:formula="of:=( [.B22] - ([.$D$2]*[.A22] + [.$D$3]) )^2" office:value-type="float" office:value="0.00167788918276435">
            <text:p>1.68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3.64">
            <text:p>73.64</text:p>
          </table:table-cell>
          <table:table-cell table:number-columns-repeated="2"/>
          <table:table-cell table:formula="of:=( [.B23] - ([.$D$2]*[.A23] + [.$D$3]) )^2" office:value-type="float" office:value="0.000000689198874295213">
            <text:p>6.89E-007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3.57">
            <text:p>73.57</text:p>
          </table:table-cell>
          <table:table-cell table:number-columns-repeated="2"/>
          <table:table-cell table:formula="of:=( [.B24] - ([.$D$2]*[.A24] + [.$D$3]) )^2" office:value-type="float" office:value="0.00478446399534275">
            <text:p>4.78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3.53">
            <text:p>73.53</text:p>
          </table:table-cell>
          <table:table-cell table:number-columns-repeated="2"/>
          <table:table-cell table:formula="of:=( [.B25] - ([.$D$2]*[.A25] + [.$D$3]) )^2" office:value-type="float" office:value="0.011918049593323">
            <text:p>1.19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0.86">
            <text:p>80.86</text:p>
          </table:table-cell>
          <table:table-cell table:number-columns-repeated="2"/>
          <table:table-cell table:formula="of:=( [.B26] - ([.$D$2]*[.A26] + [.$D$3]) )^2" office:value-type="float" office:value="0.0076348439878522">
            <text:p>7.63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0.88">
            <text:p>80.88</text:p>
          </table:table-cell>
          <table:table-cell table:number-columns-repeated="2"/>
          <table:table-cell table:formula="of:=( [.B27] - ([.$D$2]*[.A27] + [.$D$3]) )^2" office:value-type="float" office:value="0.0045397402153499">
            <text:p>4.54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0.92">
            <text:p>80.92</text:p>
          </table:table-cell>
          <table:table-cell table:number-columns-repeated="2"/>
          <table:table-cell table:formula="of:=( [.B28] - ([.$D$2]*[.A28] + [.$D$3]) )^2" office:value-type="float" office:value="0.000749532670343582">
            <text:p>7.50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8.17">
            <text:p>88.17</text:p>
          </table:table-cell>
          <table:table-cell table:number-columns-repeated="2"/>
          <table:table-cell table:formula="of:=( [.B29] - ([.$D$2]*[.A29] + [.$D$3]) )^2" office:value-type="float" office:value="0.00732485532701986">
            <text:p>7.32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8.12">
            <text:p>88.12</text:p>
          </table:table-cell>
          <table:table-cell table:number-columns-repeated="2"/>
          <table:table-cell table:formula="of:=( [.B30] - ([.$D$2]*[.A30] + [.$D$3]) )^2" office:value-type="float" office:value="0.0183833921920562">
            <text:p>1.84E-002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8.4">
            <text:p>88.4</text:p>
          </table:table-cell>
          <table:table-cell table:number-columns-repeated="2"/>
          <table:table-cell table:formula="of:=( [.B31] - ([.$D$2]*[.A31] + [.$D$3]) )^2" office:value-type="float" office:value="0.0208555857478505">
            <text:p>2.09E-002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95.48">
            <text:p>95.48</text:p>
          </table:table-cell>
          <table:table-cell table:number-columns-repeated="2"/>
          <table:table-cell table:formula="of:=( [.B32] - ([.$D$2]*[.A32] + [.$D$3]) )^2" office:value-type="float" office:value="0.00702129081183839">
            <text:p>7.02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95.52">
            <text:p>95.52</text:p>
          </table:table-cell>
          <table:table-cell table:number-columns-repeated="2"/>
          <table:table-cell table:formula="of:=( [.B33] - ([.$D$2]*[.A33] + [.$D$3]) )^2" office:value-type="float" office:value="0.0019178393727843">
            <text:p>1.92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96.06">
            <text:p>96.06</text:p>
          </table:table-cell>
          <table:table-cell table:number-columns-repeated="2"/>
          <table:table-cell table:formula="of:=( [.B34] - ([.$D$2]*[.A34] + [.$D$3]) )^2" office:value-type="float" office:value="0.246221244945542">
            <text:p>2.46E-001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02.9">
            <text:p>102.9</text:p>
          </table:table-cell>
          <table:table-cell table:number-columns-repeated="2"/>
          <table:table-cell table:formula="of:=( [.B35] - ([.$D$2]*[.A35] + [.$D$3]) )^2" office:value-type="float" office:value="0.000783948630586306">
            <text:p>7.84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02.87">
            <text:p>102.87</text:p>
          </table:table-cell>
          <table:table-cell table:number-columns-repeated="2"/>
          <table:table-cell table:formula="of:=( [.B36] - ([.$D$2]*[.A36] + [.$D$3]) )^2" office:value-type="float" office:value="0.00000400367014543299">
            <text:p>4.00E-006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02.71">
            <text:p>102.71</text:p>
          </table:table-cell>
          <table:table-cell table:number-columns-repeated="2"/>
          <table:table-cell table:formula="of:=( [.B37] - ([.$D$2]*[.A37] + [.$D$3]) )^2" office:value-type="float" office:value="0.0262442972144646">
            <text:p>2.62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0.12">
            <text:p>110.12</text:p>
          </table:table-cell>
          <table:table-cell table:number-columns-repeated="2"/>
          <table:table-cell table:formula="of:=( [.B38] - ([.$D$2]*[.A38] + [.$D$3]) )^2" office:value-type="float" office:value="0.00362508655186518">
            <text:p>3.6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0.08">
            <text:p>110.08</text:p>
          </table:table-cell>
          <table:table-cell table:number-columns-repeated="2"/>
          <table:table-cell table:formula="of:=( [.B39] - ([.$D$2]*[.A39] + [.$D$3]) )^2" office:value-type="float" office:value="0.0100417818849695">
            <text:p>1.00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0.22">
            <text:p>110.22</text:p>
          </table:table-cell>
          <table:table-cell table:number-columns-repeated="2"/>
          <table:table-cell table:formula="of:=( [.B40] - ([.$D$2]*[.A40] + [.$D$3]) )^2" office:value-type="float" office:value="0.00158334821910698">
            <text:p>1.58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17.47">
            <text:p>117.47</text:p>
          </table:table-cell>
          <table:table-cell table:number-columns-repeated="2"/>
          <table:table-cell table:formula="of:=( [.B41] - ([.$D$2]*[.A41] + [.$D$3]) )^2" office:value-type="float" office:value="0.000339166219987965">
            <text:p>3.39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17.45">
            <text:p>117.45</text:p>
          </table:table-cell>
          <table:table-cell table:number-columns-repeated="2"/>
          <table:table-cell table:formula="of:=( [.B42] - ([.$D$2]*[.A42] + [.$D$3]) )^2" office:value-type="float" office:value="0.00147582486005152">
            <text:p>1.48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17.41">
            <text:p>117.41</text:p>
          </table:table-cell>
          <table:table-cell table:number-columns-repeated="2"/>
          <table:table-cell table:formula="of:=( [.B43] - ([.$D$2]*[.A43] + [.$D$3]) )^2" office:value-type="float" office:value="0.00614914214017992">
            <text:p>6.15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24.83">
            <text:p>124.83</text:p>
          </table:table-cell>
          <table:table-cell table:number-columns-repeated="2"/>
          <table:table-cell table:formula="of:=( [.B44] - ([.$D$2]*[.A44] + [.$D$3]) )^2" office:value-type="float" office:value="0.00111394133292217">
            <text:p>1.11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24.89">
            <text:p>124.89</text:p>
          </table:table-cell>
          <table:table-cell table:number-columns-repeated="2"/>
          <table:table-cell table:formula="of:=( [.B45] - ([.$D$2]*[.A45] + [.$D$3]) )^2" office:value-type="float" office:value="0.00871903249219467">
            <text:p>8.72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24.85">
            <text:p>124.85</text:p>
          </table:table-cell>
          <table:table-cell table:number-columns-repeated="2"/>
          <table:table-cell table:formula="of:=( [.B46] - ([.$D$2]*[.A46] + [.$D$3]) )^2" office:value-type="float" office:value="0.00284897171934577">
            <text:p>2.85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32.49">
            <text:p>132.49</text:p>
          </table:table-cell>
          <table:table-cell table:number-columns-repeated="2"/>
          <table:table-cell table:formula="of:=( [.B47] - ([.$D$2]*[.A47] + [.$D$3]) )^2" office:value-type="float" office:value="0.148354376917643">
            <text:p>1.48E-001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32.11">
            <text:p>132.11</text:p>
          </table:table-cell>
          <table:table-cell table:number-columns-repeated="2"/>
          <table:table-cell table:formula="of:=( [.B48] - ([.$D$2]*[.A48] + [.$D$3]) )^2" office:value-type="float" office:value="0.0000267080722969648">
            <text:p>2.67E-005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32.07">
            <text:p>132.07</text:p>
          </table:table-cell>
          <table:table-cell table:number-columns-repeated="2"/>
          <table:table-cell table:formula="of:=( [.B49] - ([.$D$2]*[.A49] + [.$D$3]) )^2" office:value-type="float" office:value="0.00121326924647216">
            <text:p>1.21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39.6">
            <text:p>139.6</text:p>
          </table:table-cell>
          <table:table-cell table:number-columns-repeated="2"/>
          <table:table-cell table:formula="of:=( [.B50] - ([.$D$2]*[.A50] + [.$D$3]) )^2" office:value-type="float" office:value="0.0349541204915581">
            <text:p>3.50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39.4">
            <text:p>139.4</text:p>
          </table:table-cell>
          <table:table-cell table:number-columns-repeated="2"/>
          <table:table-cell table:formula="of:=( [.B51] - ([.$D$2]*[.A51] + [.$D$3]) )^2" office:value-type="float" office:value="0.000170036097555252">
            <text:p>1.70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39.37">
            <text:p>139.37</text:p>
          </table:table-cell>
          <table:table-cell table:number-columns-repeated="2"/>
          <table:table-cell table:formula="of:=( [.B52] - ([.$D$2]*[.A52] + [.$D$3]) )^2" office:value-type="float" office:value="0.00185242343845429">
            <text:p>1.85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46.75">
            <text:p>146.75</text:p>
          </table:table-cell>
          <table:table-cell table:number-columns-repeated="2"/>
          <table:table-cell table:formula="of:=( [.B53] - ([.$D$2]*[.A53] + [.$D$3]) )^2" office:value-type="float" office:value="0.000826702613151815">
            <text:p>8.27E-004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46.64">
            <text:p>146.64</text:p>
          </table:table-cell>
          <table:table-cell table:number-columns-repeated="2"/>
          <table:table-cell table:formula="of:=( [.B54] - ([.$D$2]*[.A54] + [.$D$3]) )^2" office:value-type="float" office:value="0.00660116655076787">
            <text:p>6.60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46.63">
            <text:p>146.63</text:p>
          </table:table-cell>
          <table:table-cell table:number-columns-repeated="2"/>
          <table:table-cell table:formula="of:=( [.B55] - ([.$D$2]*[.A55] + [.$D$3]) )^2" office:value-type="float" office:value="0.00832611781782228">
            <text:p>8.33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25x125" table:style-name="ta1" table:print="false">
        <table:shapes>
          <draw:frame draw:z-index="0" draw:style-name="gr1" svg:width="18.821cm" svg:height="10.398cm" svg:x="14.754cm" svg:y="0.448cm">
            <draw:object draw:notify-on-update-of-ranges="125x125.A2:125x125.A55 125x125.B2:125x125.B55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4.22">
            <text:p>24.2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58921224630203">
            <text:p>1.59E-002</text:p>
          </table:table-cell>
          <table:table-cell table:formula="of:=( [.B2] - ([.$D$2]*[.A2] + [.$D$3]) )^2" office:value-type="float" office:value="0.000150337235768649">
            <text:p>1.50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4.27">
            <text:p>24.2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369555096892554">
            <text:p>3.70E-001</text:p>
          </table:table-cell>
          <table:table-cell table:formula="of:=( [.B3] - ([.$D$2]*[.A3] + [.$D$3]) )^2" office:value-type="float" office:value="0.00387645809346853">
            <text:p>3.88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4.42">
            <text:p>24.4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548841824960992">
            <text:p>5.49E-004</text:p>
          </table:table-cell>
          <table:table-cell table:formula="of:=( [.B4] - ([.$D$2]*[.A4] + [.$D$3]) )^2" office:value-type="float" office:value="0.045054820666569">
            <text:p>4.51E-002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.19">
            <text:p>32.1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6657940674218">
            <text:p>6.66E-002</text:p>
          </table:table-cell>
          <table:table-cell table:formula="of:=( [.B5] - ([.$D$2]*[.A5] + [.$D$3]) )^2" office:value-type="float" office:value="0.0013104383396405">
            <text:p>1.31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.22">
            <text:p>32.22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438243696365167">
            <text:p>4.38E-003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.15">
            <text:p>32.15</text:p>
          </table:table-cell>
          <table:table-cell office:value-type="string">
            <text:p>sum d_i^2</text:p>
          </table:table-cell>
          <table:table-cell table:formula="of:=SUM([.E2:.E55])" office:value-type="float" office:value="2.10497092076603">
            <text:p>2.10E+000</text:p>
          </table:table-cell>
          <table:table-cell table:formula="of:=( [.B7] - ([.$D$2]*[.A7] + [.$D$3]) )^2" office:value-type="float" office:value="0.0000144401742924563">
            <text:p>1.44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0.07">
            <text:p>40.0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891694516927326">
            <text:p>8.92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0.13">
            <text:p>40.1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908343983731821">
            <text:p>9.08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0.09">
            <text:p>40.09</text:p>
          </table:table-cell>
          <table:table-cell table:number-columns-repeated="2"/>
          <table:table-cell table:formula="of:=( [.B10] - ([.$D$2]*[.A10] + [.$D$3]) )^2" office:value-type="float" office:value="0.0000972443391953834">
            <text:p>9.72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( [.B11] - ([.$D$2]*[.A11] + [.$D$3]) )^2" office:value-type="float" office:value="0.00210887471614456">
            <text:p>2.11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( [.B12] - ([.$D$2]*[.A12] + [.$D$3]) )^2" office:value-type="float" office:value="0.00210887471614456">
            <text:p>2.11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8.01">
            <text:p>48.01</text:p>
          </table:table-cell>
          <table:table-cell table:number-columns-repeated="2"/>
          <table:table-cell table:formula="of:=( [.B13] - ([.$D$2]*[.A13] + [.$D$3]) )^2" office:value-type="float" office:value="0.00129042499707576">
            <text:p>1.29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5.98">
            <text:p>55.98</text:p>
          </table:table-cell>
          <table:table-cell table:number-columns-repeated="2"/>
          <table:table-cell table:formula="of:=( [.B14] - ([.$D$2]*[.A14] + [.$D$3]) )^2" office:value-type="float" office:value="0.000143609484247401">
            <text:p>1.44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( [.B15] - ([.$D$2]*[.A15] + [.$D$3]) )^2" office:value-type="float" office:value="0.0000642607857034356">
            <text:p>6.43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6.01">
            <text:p>56.01</text:p>
          </table:table-cell>
          <table:table-cell table:number-columns-repeated="2"/>
          <table:table-cell table:formula="of:=( [.B16] - ([.$D$2]*[.A16] + [.$D$3]) )^2" office:value-type="float" office:value="0.000324586436431419">
            <text:p>3.25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3.87">
            <text:p>63.87</text:p>
          </table:table-cell>
          <table:table-cell table:number-columns-repeated="2"/>
          <table:table-cell table:formula="of:=( [.B17] - ([.$D$2]*[.A17] + [.$D$3]) )^2" office:value-type="float" office:value="0.00463011508083925">
            <text:p>4.63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3.94">
            <text:p>63.94</text:p>
          </table:table-cell>
          <table:table-cell table:number-columns-repeated="2"/>
          <table:table-cell table:formula="of:=( [.B18] - ([.$D$2]*[.A18] + [.$D$3]) )^2" office:value-type="float" office:value="0.00000382222451527087">
            <text:p>3.82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3.88">
            <text:p>63.88</text:p>
          </table:table-cell>
          <table:table-cell table:number-columns-repeated="2"/>
          <table:table-cell table:formula="of:=( [.B19] - ([.$D$2]*[.A19] + [.$D$3]) )^2" office:value-type="float" office:value="0.0033692161013638">
            <text:p>3.37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2.09">
            <text:p>72.09</text:p>
          </table:table-cell>
          <table:table-cell table:number-columns-repeated="2"/>
          <table:table-cell table:formula="of:=( [.B20] - ([.$D$2]*[.A20] + [.$D$3]) )^2" office:value-type="float" office:value="0.0423922649149309">
            <text:p>4.24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1.89">
            <text:p>71.89</text:p>
          </table:table-cell>
          <table:table-cell table:number-columns-repeated="2"/>
          <table:table-cell table:formula="of:=( [.B21] - ([.$D$2]*[.A21] + [.$D$3]) )^2" office:value-type="float" office:value="0.0000347371084884007">
            <text:p>3.47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1.81">
            <text:p>71.81</text:p>
          </table:table-cell>
          <table:table-cell table:number-columns-repeated="2"/>
          <table:table-cell table:formula="of:=( [.B22] - ([.$D$2]*[.A22] + [.$D$3]) )^2" office:value-type="float" office:value="0.00549172598591161">
            <text:p>5.49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9.78">
            <text:p>79.78</text:p>
          </table:table-cell>
          <table:table-cell table:number-columns-repeated="2"/>
          <table:table-cell table:formula="of:=( [.B23] - ([.$D$2]*[.A23] + [.$D$3]) )^2" office:value-type="float" office:value="0.00251676922617964">
            <text:p>2.52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9.7">
            <text:p>79.7</text:p>
          </table:table-cell>
          <table:table-cell table:number-columns-repeated="2"/>
          <table:table-cell table:formula="of:=( [.B24] - ([.$D$2]*[.A24] + [.$D$3]) )^2" office:value-type="float" office:value="0.0169435551452254">
            <text:p>1.69E-002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9.93">
            <text:p>79.93</text:p>
          </table:table-cell>
          <table:table-cell table:number-columns-repeated="2"/>
          <table:table-cell table:formula="of:=( [.B25] - ([.$D$2]*[.A25] + [.$D$3]) )^2" office:value-type="float" office:value="0.00996654562796909">
            <text:p>9.97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7.67">
            <text:p>87.67</text:p>
          </table:table-cell>
          <table:table-cell table:number-columns-repeated="2"/>
          <table:table-cell table:formula="of:=( [.B26] - ([.$D$2]*[.A26] + [.$D$3]) )^2" office:value-type="float" office:value="0.0112845247007384">
            <text:p>1.13E-002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7.71">
            <text:p>87.71</text:p>
          </table:table-cell>
          <table:table-cell table:number-columns-repeated="2"/>
          <table:table-cell table:formula="of:=( [.B27] - ([.$D$2]*[.A27] + [.$D$3]) )^2" office:value-type="float" office:value="0.00438623322040499">
            <text:p>4.39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7.8">
            <text:p>87.8</text:p>
          </table:table-cell>
          <table:table-cell table:number-columns-repeated="2"/>
          <table:table-cell table:formula="of:=( [.B28] - ([.$D$2]*[.A28] + [.$D$3]) )^2" office:value-type="float" office:value="0.000565077389651087">
            <text:p>5.65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5.64">
            <text:p>95.64</text:p>
          </table:table-cell>
          <table:table-cell table:number-columns-repeated="2"/>
          <table:table-cell table:formula="of:=( [.B29] - ([.$D$2]*[.A29] + [.$D$3]) )^2" office:value-type="float" office:value="0.00677162352987561">
            <text:p>6.77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5.71">
            <text:p>95.71</text:p>
          </table:table-cell>
          <table:table-cell table:number-columns-repeated="2"/>
          <table:table-cell table:formula="of:=( [.B30] - ([.$D$2]*[.A30] + [.$D$3]) )^2" office:value-type="float" office:value="0.000151041027868254">
            <text:p>1.51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5.71">
            <text:p>95.71</text:p>
          </table:table-cell>
          <table:table-cell table:number-columns-repeated="2"/>
          <table:table-cell table:formula="of:=( [.B31] - ([.$D$2]*[.A31] + [.$D$3]) )^2" office:value-type="float" office:value="0.000151041027868254">
            <text:p>1.51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3.59">
            <text:p>103.59</text:p>
          </table:table-cell>
          <table:table-cell table:number-columns-repeated="2"/>
          <table:table-cell table:formula="of:=( [.B32] - ([.$D$2]*[.A32] + [.$D$3]) )^2" office:value-type="float" office:value="0.00613889589361034">
            <text:p>6.14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3.62">
            <text:p>103.62</text:p>
          </table:table-cell>
          <table:table-cell table:number-columns-repeated="2"/>
          <table:table-cell table:formula="of:=( [.B33] - ([.$D$2]*[.A33] + [.$D$3]) )^2" office:value-type="float" office:value="0.00233782950214146">
            <text:p>2.34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3.75">
            <text:p>103.75</text:p>
          </table:table-cell>
          <table:table-cell table:number-columns-repeated="2"/>
          <table:table-cell table:formula="of:=( [.B34] - ([.$D$2]*[.A34] + [.$D$3]) )^2" office:value-type="float" office:value="0.00666654180577633">
            <text:p>6.67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1.44">
            <text:p>111.44</text:p>
          </table:table-cell>
          <table:table-cell table:number-columns-repeated="2"/>
          <table:table-cell table:formula="of:=( [.B35] - ([.$D$2]*[.A35] + [.$D$3]) )^2" office:value-type="float" office:value="0.0304196636587103">
            <text:p>3.04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1.55">
            <text:p>111.55</text:p>
          </table:table-cell>
          <table:table-cell table:number-columns-repeated="2"/>
          <table:table-cell table:formula="of:=( [.B36] - ([.$D$2]*[.A36] + [.$D$3]) )^2" office:value-type="float" office:value="0.0041489492910891">
            <text:p>4.15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1.66">
            <text:p>111.66</text:p>
          </table:table-cell>
          <table:table-cell table:number-columns-repeated="2"/>
          <table:table-cell table:formula="of:=( [.B37] - ([.$D$2]*[.A37] + [.$D$3]) )^2" office:value-type="float" office:value="0.00207823492346762">
            <text:p>2.08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9.51">
            <text:p>119.51</text:p>
          </table:table-cell>
          <table:table-cell table:number-columns-repeated="2"/>
          <table:table-cell table:formula="of:=( [.B38] - ([.$D$2]*[.A38] + [.$D$3]) )^2" office:value-type="float" office:value="0.00254758122259152">
            <text:p>2.55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9.41">
            <text:p>119.41</text:p>
          </table:table-cell>
          <table:table-cell table:number-columns-repeated="2"/>
          <table:table-cell table:formula="of:=( [.B39] - ([.$D$2]*[.A39] + [.$D$3]) )^2" office:value-type="float" office:value="0.0226422951315496">
            <text:p>2.26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9.54">
            <text:p>119.54</text:p>
          </table:table-cell>
          <table:table-cell table:number-columns-repeated="2"/>
          <table:table-cell table:formula="of:=( [.B40] - ([.$D$2]*[.A40] + [.$D$3]) )^2" office:value-type="float" office:value="0.000419167049904805">
            <text:p>4.19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27.48">
            <text:p>127.48</text:p>
          </table:table-cell>
          <table:table-cell table:number-columns-repeated="2"/>
          <table:table-cell table:formula="of:=( [.B41] - ([.$D$2]*[.A41] + [.$D$3]) )^2" office:value-type="float" office:value="0.000704095667024278">
            <text:p>7.04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27.36">
            <text:p>127.36</text:p>
          </table:table-cell>
          <table:table-cell table:number-columns-repeated="2"/>
          <table:table-cell table:formula="of:=( [.B42] - ([.$D$2]*[.A42] + [.$D$3]) )^2" office:value-type="float" office:value="0.0214724479202068">
            <text:p>2.15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28.27">
            <text:p>128.27</text:p>
          </table:table-cell>
          <table:table-cell table:number-columns-repeated="2"/>
          <table:table-cell table:formula="of:=( [.B43] - ([.$D$2]*[.A43] + [.$D$3]) )^2" office:value-type="float" office:value="0.582879110000257">
            <text:p>5.83E-001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35.31">
            <text:p>135.31</text:p>
          </table:table-cell>
          <table:table-cell table:number-columns-repeated="2"/>
          <table:table-cell table:formula="of:=( [.B44] - ([.$D$2]*[.A44] + [.$D$3]) )^2" office:value-type="float" office:value="0.0203336285033015">
            <text:p>2.03E-002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35.42">
            <text:p>135.42</text:p>
          </table:table-cell>
          <table:table-cell table:number-columns-repeated="2"/>
          <table:table-cell table:formula="of:=( [.B45] - ([.$D$2]*[.A45] + [.$D$3]) )^2" office:value-type="float" office:value="0.00106250133898476">
            <text:p>1.06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35.48">
            <text:p>135.48</text:p>
          </table:table-cell>
          <table:table-cell table:number-columns-repeated="2"/>
          <table:table-cell table:formula="of:=( [.B46] - ([.$D$2]*[.A46] + [.$D$3]) )^2" office:value-type="float" office:value="0.000750977431173439">
            <text:p>7.51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3.35">
            <text:p>143.35</text:p>
          </table:table-cell>
          <table:table-cell table:number-columns-repeated="2"/>
          <table:table-cell table:formula="of:=( [.B47] - ([.$D$2]*[.A47] + [.$D$3]) )^2" office:value-type="float" office:value="0.00236752934728819">
            <text:p>2.37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3.16">
            <text:p>143.16</text:p>
          </table:table-cell>
          <table:table-cell table:number-columns-repeated="2"/>
          <table:table-cell table:formula="of:=( [.B48] - ([.$D$2]*[.A48] + [.$D$3]) )^2" office:value-type="float" office:value="0.0569572896958804">
            <text:p>5.70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3.26">
            <text:p>143.26</text:p>
          </table:table-cell>
          <table:table-cell table:number-columns-repeated="2"/>
          <table:table-cell table:formula="of:=( [.B49] - ([.$D$2]*[.A49] + [.$D$3]) )^2" office:value-type="float" office:value="0.0192258368808333">
            <text:p>1.92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1.31">
            <text:p>151.31</text:p>
          </table:table-cell>
          <table:table-cell table:number-columns-repeated="2"/>
          <table:table-cell table:formula="of:=( [.B50] - ([.$D$2]*[.A50] + [.$D$3]) )^2" office:value-type="float" office:value="0.0012053739357111">
            <text:p>1.21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1.23">
            <text:p>151.23</text:p>
          </table:table-cell>
          <table:table-cell table:number-columns-repeated="2"/>
          <table:table-cell table:formula="of:=( [.B51] - ([.$D$2]*[.A51] + [.$D$3]) )^2" office:value-type="float" office:value="0.0131603332293726">
            <text:p>1.32E-002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1.28">
            <text:p>151.28</text:p>
          </table:table-cell>
          <table:table-cell table:number-columns-repeated="2"/>
          <table:table-cell table:formula="of:=( [.B52] - ([.$D$2]*[.A52] + [.$D$3]) )^2" office:value-type="float" office:value="0.00418848367083323">
            <text:p>4.19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59.14">
            <text:p>159.14</text:p>
          </table:table-cell>
          <table:table-cell table:number-columns-repeated="2"/>
          <table:table-cell table:formula="of:=( [.B53] - ([.$D$2]*[.A53] + [.$D$3]) )^2" office:value-type="float" office:value="0.0227345261030053">
            <text:p>2.27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59.12">
            <text:p>159.12</text:p>
          </table:table-cell>
          <table:table-cell table:number-columns-repeated="2"/>
          <table:table-cell table:formula="of:=( [.B54] - ([.$D$2]*[.A54] + [.$D$3]) )^2" office:value-type="float" office:value="0.0291657151868207">
            <text:p>2.92E-002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0.33">
            <text:p>160.33</text:p>
          </table:table-cell>
          <table:table-cell table:number-columns-repeated="2"/>
          <table:table-cell table:formula="of:=( [.B55] - ([.$D$2]*[.A55] + [.$D$3]) )^2" office:value-type="float" office:value="1.07997877561568">
            <text:p>1.08E+000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30x130" table:style-name="ta1" table:print="false">
        <table:shapes>
          <draw:frame draw:z-index="0" draw:style-name="gr1" svg:width="18.827cm" svg:height="10.398cm" svg:x="14.176cm" svg:y="0.132cm">
            <draw:object draw:notify-on-update-of-ranges="130x130.A2:130x130.A55 130x130.B2:130x130.B55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6.2">
            <text:p>26.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72007843137255">
            <text:p>1.72E-002</text:p>
          </table:table-cell>
          <table:table-cell table:formula="of:=( [.B2] - ([.$D$2]*[.A2] + [.$D$3]) )^2" office:value-type="float" office:value="0.000597530864196849">
            <text:p>5.98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6.23">
            <text:p>26.23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423267973856198">
            <text:p>4.23E-001</text:p>
          </table:table-cell>
          <table:table-cell table:formula="of:=( [.B3] - ([.$D$2]*[.A3] + [.$D$3]) )^2" office:value-type="float" office:value="0.0000308641975310317">
            <text:p>3.09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6.26">
            <text:p>26.26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420209490578534">
            <text:p>4.20E-004</text:p>
          </table:table-cell>
          <table:table-cell table:formula="of:=( [.B4] - ([.$D$2]*[.A4] + [.$D$3]) )^2" office:value-type="float" office:value="0.00126419753086535">
            <text:p>1.26E-003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4.79">
            <text:p>34.7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509751577189674">
            <text:p>5.10E-002</text:p>
          </table:table-cell>
          <table:table-cell table:formula="of:=( [.B5] - ([.$D$2]*[.A5] + [.$D$3]) )^2" office:value-type="float" office:value="0.0012135887906347">
            <text:p>1.21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4.81">
            <text:p>34.8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220124738347817">
            <text:p>2.20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4.81">
            <text:p>34.81</text:p>
          </table:table-cell>
          <table:table-cell office:value-type="string">
            <text:p>sum d_i^2</text:p>
          </table:table-cell>
          <table:table-cell table:formula="of:=SUM([.E2:.E55])" office:value-type="float" office:value="1.23390980392162">
            <text:p>1.23E+000</text:p>
          </table:table-cell>
          <table:table-cell table:formula="of:=( [.B7] - ([.$D$2]*[.A7] + [.$D$3]) )^2" office:value-type="float" office:value="0.000220124738347817">
            <text:p>2.20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3.41">
            <text:p>43.41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231915075397857">
            <text:p>2.32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3.39">
            <text:p>43.39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124106540219431">
            <text:p>1.24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3.38">
            <text:p>43.38</text:p>
          </table:table-cell>
          <table:table-cell table:number-columns-repeated="2"/>
          <table:table-cell table:formula="of:=( [.B10] - ([.$D$2]*[.A10] + [.$D$3]) )^2" office:value-type="float" office:value="0.00204564056559242">
            <text:p>2.05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( [.B11] - ([.$D$2]*[.A11] + [.$D$3]) )^2" office:value-type="float" office:value="0.000656431287110843">
            <text:p>6.56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2.01">
            <text:p>52.01</text:p>
          </table:table-cell>
          <table:table-cell table:number-columns-repeated="2"/>
          <table:table-cell table:formula="of:=( [.B12] - ([.$D$2]*[.A12] + [.$D$3]) )^2" office:value-type="float" office:value="0.000244012986457682">
            <text:p>2.44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2.02">
            <text:p>52.02</text:p>
          </table:table-cell>
          <table:table-cell table:number-columns-repeated="2"/>
          <table:table-cell table:formula="of:=( [.B13] - ([.$D$2]*[.A13] + [.$D$3]) )^2" office:value-type="float" office:value="0.0000315946858043612">
            <text:p>3.16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0.49">
            <text:p>60.49</text:p>
          </table:table-cell>
          <table:table-cell table:number-columns-repeated="2"/>
          <table:table-cell table:formula="of:=( [.B14] - ([.$D$2]*[.A14] + [.$D$3]) )^2" office:value-type="float" office:value="0.0184995557264228">
            <text:p>1.85E-002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0.57">
            <text:p>60.57</text:p>
          </table:table-cell>
          <table:table-cell table:number-columns-repeated="2"/>
          <table:table-cell table:formula="of:=( [.B15] - ([.$D$2]*[.A15] + [.$D$3]) )^2" office:value-type="float" office:value="0.00313746422315924">
            <text:p>3.14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0.54">
            <text:p>60.54</text:p>
          </table:table-cell>
          <table:table-cell table:number-columns-repeated="2"/>
          <table:table-cell table:formula="of:=( [.B16] - ([.$D$2]*[.A16] + [.$D$3]) )^2" office:value-type="float" office:value="0.00739824853688344">
            <text:p>7.40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9.18">
            <text:p>69.18</text:p>
          </table:table-cell>
          <table:table-cell table:number-columns-repeated="2"/>
          <table:table-cell table:formula="of:=( [.B17] - ([.$D$2]*[.A17] + [.$D$3]) )^2" office:value-type="float" office:value="0.0021534452560946">
            <text:p>2.15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9.81">
            <text:p>69.81</text:p>
          </table:table-cell>
          <table:table-cell table:number-columns-repeated="2"/>
          <table:table-cell table:formula="of:=( [.B18] - ([.$D$2]*[.A18] + [.$D$3]) )^2" office:value-type="float" office:value="0.340582857020842">
            <text:p>3.41E-001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9.16">
            <text:p>69.16</text:p>
          </table:table-cell>
          <table:table-cell table:number-columns-repeated="2"/>
          <table:table-cell table:formula="of:=( [.B19] - ([.$D$2]*[.A19] + [.$D$3]) )^2" office:value-type="float" office:value="0.00440965440642126">
            <text:p>4.41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7.93">
            <text:p>77.93</text:p>
          </table:table-cell>
          <table:table-cell table:number-columns-repeated="2"/>
          <table:table-cell table:formula="of:=( [.B20] - ([.$D$2]*[.A20] + [.$D$3]) )^2" office:value-type="float" office:value="0.0106507796146842">
            <text:p>1.07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8.07">
            <text:p>78.07</text:p>
          </table:table-cell>
          <table:table-cell table:number-columns-repeated="2"/>
          <table:table-cell table:formula="of:=( [.B21] - ([.$D$2]*[.A21] + [.$D$3]) )^2" office:value-type="float" office:value="0.0591475116408295">
            <text:p>5.91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7.75">
            <text:p>77.75</text:p>
          </table:table-cell>
          <table:table-cell table:number-columns-repeated="2"/>
          <table:table-cell table:formula="of:=( [.B22] - ([.$D$2]*[.A22] + [.$D$3]) )^2" office:value-type="float" office:value="0.00589783843820407">
            <text:p>5.90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6.45">
            <text:p>86.45</text:p>
          </table:table-cell>
          <table:table-cell table:number-columns-repeated="2"/>
          <table:table-cell table:formula="of:=( [.B23] - ([.$D$2]*[.A23] + [.$D$3]) )^2" office:value-type="float" office:value="0.000520316972106177">
            <text:p>5.20E-004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6.34">
            <text:p>86.34</text:p>
          </table:table-cell>
          <table:table-cell table:number-columns-repeated="2"/>
          <table:table-cell table:formula="of:=( [.B24] - ([.$D$2]*[.A24] + [.$D$3]) )^2" office:value-type="float" office:value="0.00760201631850441">
            <text:p>7.60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6.32">
            <text:p>86.32</text:p>
          </table:table-cell>
          <table:table-cell table:number-columns-repeated="2"/>
          <table:table-cell table:formula="of:=( [.B25] - ([.$D$2]*[.A25] + [.$D$3]) )^2" office:value-type="float" office:value="0.0114895980178517">
            <text:p>1.15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5.12">
            <text:p>95.12</text:p>
          </table:table-cell>
          <table:table-cell table:number-columns-repeated="2"/>
          <table:table-cell table:formula="of:=( [.B26] - ([.$D$2]*[.A26] + [.$D$3]) )^2" office:value-type="float" office:value="0.00854114229570546">
            <text:p>8.5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4.94">
            <text:p>94.94</text:p>
          </table:table-cell>
          <table:table-cell table:number-columns-repeated="2"/>
          <table:table-cell table:formula="of:=( [.B27] - ([.$D$2]*[.A27] + [.$D$3]) )^2" office:value-type="float" office:value="0.00767055406039846">
            <text:p>7.67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5.02">
            <text:p>95.02</text:p>
          </table:table-cell>
          <table:table-cell table:number-columns-repeated="2"/>
          <table:table-cell table:formula="of:=( [.B28] - ([.$D$2]*[.A28] + [.$D$3]) )^2" office:value-type="float" office:value="0.0000574821649788178">
            <text:p>5.75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03.62">
            <text:p>103.62</text:p>
          </table:table-cell>
          <table:table-cell table:number-columns-repeated="2"/>
          <table:table-cell table:formula="of:=( [.B29] - ([.$D$2]*[.A29] + [.$D$3]) )^2" office:value-type="float" office:value="0.0000635823828437118">
            <text:p>6.36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03.55">
            <text:p>103.55</text:p>
          </table:table-cell>
          <table:table-cell table:number-columns-repeated="2"/>
          <table:table-cell table:formula="of:=( [.B30] - ([.$D$2]*[.A30] + [.$D$3]) )^2" office:value-type="float" office:value="0.00607992225212158">
            <text:p>6.08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03.56">
            <text:p>103.56</text:p>
          </table:table-cell>
          <table:table-cell table:number-columns-repeated="2"/>
          <table:table-cell table:formula="of:=( [.B31] - ([.$D$2]*[.A31] + [.$D$3]) )^2" office:value-type="float" office:value="0.00462044512793835">
            <text:p>4.62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12.19">
            <text:p>112.19</text:p>
          </table:table-cell>
          <table:table-cell table:number-columns-repeated="2"/>
          <table:table-cell table:formula="of:=( [.B32] - ([.$D$2]*[.A32] + [.$D$3]) )^2" office:value-type="float" office:value="0.00147195095903054">
            <text:p>1.47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12.23">
            <text:p>112.23</text:p>
          </table:table-cell>
          <table:table-cell table:number-columns-repeated="2"/>
          <table:table-cell table:formula="of:=( [.B33] - ([.$D$2]*[.A33] + [.$D$3]) )^2" office:value-type="float" office:value="0.00000266991328133561">
            <text:p>2.67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12.18">
            <text:p>112.18</text:p>
          </table:table-cell>
          <table:table-cell table:number-columns-repeated="2"/>
          <table:table-cell table:formula="of:=( [.B34] - ([.$D$2]*[.A34] + [.$D$3]) )^2" office:value-type="float" office:value="0.00233927122046696">
            <text:p>2.34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0.79">
            <text:p>120.79</text:p>
          </table:table-cell>
          <table:table-cell table:number-columns-repeated="2"/>
          <table:table-cell table:formula="of:=( [.B35] - ([.$D$2]*[.A35] + [.$D$3]) )^2" office:value-type="float" office:value="0.00150219573667901">
            <text:p>1.50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0.83">
            <text:p>120.83</text:p>
          </table:table-cell>
          <table:table-cell table:number-columns-repeated="2"/>
          <table:table-cell table:formula="of:=( [.B36] - ([.$D$2]*[.A36] + [.$D$3]) )^2" office:value-type="float" office:value="0.00000154214191132204">
            <text:p>1.54E-006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0.79">
            <text:p>120.79</text:p>
          </table:table-cell>
          <table:table-cell table:number-columns-repeated="2"/>
          <table:table-cell table:formula="of:=( [.B37] - ([.$D$2]*[.A37] + [.$D$3]) )^2" office:value-type="float" office:value="0.00150219573667901">
            <text:p>1.50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9.27">
            <text:p>129.27</text:p>
          </table:table-cell>
          <table:table-cell table:number-columns-repeated="2"/>
          <table:table-cell table:formula="of:=( [.B38] - ([.$D$2]*[.A38] + [.$D$3]) )^2" office:value-type="float" office:value="0.0253288265197017">
            <text:p>2.53E-002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9.26">
            <text:p>129.26</text:p>
          </table:table-cell>
          <table:table-cell table:number-columns-repeated="2"/>
          <table:table-cell table:formula="of:=( [.B39] - ([.$D$2]*[.A39] + [.$D$3]) )^2" office:value-type="float" office:value="0.0286118330556552">
            <text:p>2.86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9.74">
            <text:p>129.74</text:p>
          </table:table-cell>
          <table:table-cell table:number-columns-repeated="2"/>
          <table:table-cell table:formula="of:=( [.B40] - ([.$D$2]*[.A40] + [.$D$3]) )^2" office:value-type="float" office:value="0.0966275193301966">
            <text:p>9.66E-002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8.69">
            <text:p>138.69</text:p>
          </table:table-cell>
          <table:table-cell table:number-columns-repeated="2"/>
          <table:table-cell table:formula="of:=( [.B41] - ([.$D$2]*[.A41] + [.$D$3]) )^2" office:value-type="float" office:value="0.436204130889911">
            <text:p>4.36E-001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8.08">
            <text:p>138.08</text:p>
          </table:table-cell>
          <table:table-cell table:number-columns-repeated="2"/>
          <table:table-cell table:formula="of:=( [.B42] - ([.$D$2]*[.A42] + [.$D$3]) )^2" office:value-type="float" office:value="0.00254596095519597">
            <text:p>2.55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8.05">
            <text:p>138.05</text:p>
          </table:table-cell>
          <table:table-cell table:number-columns-repeated="2"/>
          <table:table-cell table:formula="of:=( [.B43] - ([.$D$2]*[.A43] + [.$D$3]) )^2" office:value-type="float" office:value="0.000418509974799134">
            <text:p>4.19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6.63">
            <text:p>146.63</text:p>
          </table:table-cell>
          <table:table-cell table:number-columns-repeated="2"/>
          <table:table-cell table:formula="of:=( [.B44] - ([.$D$2]*[.A44] + [.$D$3]) )^2" office:value-type="float" office:value="0.00000000427186125489251">
            <text:p>4.27E-009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6.56">
            <text:p>146.56</text:p>
          </table:table-cell>
          <table:table-cell table:number-columns-repeated="2"/>
          <table:table-cell table:formula="of:=( [.B45] - ([.$D$2]*[.A45] + [.$D$3]) )^2" office:value-type="float" office:value="0.00489085394505762">
            <text:p>4.89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6.58">
            <text:p>146.58</text:p>
          </table:table-cell>
          <table:table-cell table:number-columns-repeated="2"/>
          <table:table-cell table:formula="of:=( [.B46] - ([.$D$2]*[.A46] + [.$D$3]) )^2" office:value-type="float" office:value="0.00249346832414335">
            <text:p>2.49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55.1">
            <text:p>155.1</text:p>
          </table:table-cell>
          <table:table-cell table:number-columns-repeated="2"/>
          <table:table-cell table:formula="of:=( [.B47] - ([.$D$2]*[.A47] + [.$D$3]) )^2" office:value-type="float" office:value="0.016985074116789">
            <text:p>1.70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55.37">
            <text:p>155.37</text:p>
          </table:table-cell>
          <table:table-cell table:number-columns-repeated="2"/>
          <table:table-cell table:formula="of:=( [.B48] - ([.$D$2]*[.A48] + [.$D$3]) )^2" office:value-type="float" office:value="0.0195086035285643">
            <text:p>1.95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55.05">
            <text:p>155.05</text:p>
          </table:table-cell>
          <table:table-cell table:number-columns-repeated="2"/>
          <table:table-cell table:formula="of:=( [.B49] - ([.$D$2]*[.A49] + [.$D$3]) )^2" office:value-type="float" office:value="0.0325177538553435">
            <text:p>3.25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63.63">
            <text:p>163.63</text:p>
          </table:table-cell>
          <table:table-cell table:number-columns-repeated="2"/>
          <table:table-cell table:formula="of:=( [.B50] - ([.$D$2]*[.A50] + [.$D$3]) )^2" office:value-type="float" office:value="0.0402880985945376">
            <text:p>4.03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63.73">
            <text:p>163.73</text:p>
          </table:table-cell>
          <table:table-cell table:number-columns-repeated="2"/>
          <table:table-cell table:formula="of:=( [.B51] - ([.$D$2]*[.A51] + [.$D$3]) )^2" office:value-type="float" office:value="0.0101443077448755">
            <text:p>1.01E-002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63.86">
            <text:p>163.86</text:p>
          </table:table-cell>
          <table:table-cell table:number-columns-repeated="2"/>
          <table:table-cell table:formula="of:=( [.B52] - ([.$D$2]*[.A52] + [.$D$3]) )^2" office:value-type="float" office:value="0.000857379640313271">
            <text:p>8.57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72.47">
            <text:p>172.47</text:p>
          </table:table-cell>
          <table:table-cell table:number-columns-repeated="2"/>
          <table:table-cell table:formula="of:=( [.B53] - ([.$D$2]*[.A53] + [.$D$3]) )^2" office:value-type="float" office:value="0.00151234567901475">
            <text:p>1.51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72.42">
            <text:p>172.42</text:p>
          </table:table-cell>
          <table:table-cell table:number-columns-repeated="2"/>
          <table:table-cell table:formula="of:=( [.B54] - ([.$D$2]*[.A54] + [.$D$3]) )^2" office:value-type="float" office:value="0.000123456790123022">
            <text:p>1.23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72.47">
            <text:p>172.47</text:p>
          </table:table-cell>
          <table:table-cell table:number-columns-repeated="2"/>
          <table:table-cell table:formula="of:=( [.B55] - ([.$D$2]*[.A55] + [.$D$3]) )^2" office:value-type="float" office:value="0.00151234567901475">
            <text:p>1.51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35x135" table:style-name="ta1" table:print="false">
        <table:shapes>
          <draw:frame draw:z-index="0" draw:style-name="gr1" svg:width="18.827cm" svg:height="10.398cm" svg:x="14.011cm" svg:y="0.001cm">
            <draw:object draw:notify-on-update-of-ranges="135x135.A2:135x135.A55 135x135.B2:135x135.B55"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8.23">
            <text:p>28.23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85118403852769">
            <text:p>1.85E-002</text:p>
          </table:table-cell>
          <table:table-cell table:formula="of:=( [.B2] - ([.$D$2]*[.A2] + [.$D$3]) )^2" office:value-type="float" office:value="0.00105340104647747">
            <text:p>1.05E-003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8.27">
            <text:p>28.2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494695562435538">
            <text:p>4.95E-001</text:p>
          </table:table-cell>
          <table:table-cell table:formula="of:=( [.B3] - ([.$D$2]*[.A3] + [.$D$3]) )^2" office:value-type="float" office:value="0.000056909818405272">
            <text:p>5.69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8.27">
            <text:p>28.2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53069679408502">
            <text:p>2.53E-004</text:p>
          </table:table-cell>
          <table:table-cell table:formula="of:=( [.B4] - ([.$D$2]*[.A4] + [.$D$3]) )^2" office:value-type="float" office:value="0.000056909818405272">
            <text:p>5.69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7.5">
            <text:p>37.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30699608435726">
            <text:p>3.07E-002</text:p>
          </table:table-cell>
          <table:table-cell table:formula="of:=( [.B5] - ([.$D$2]*[.A5] + [.$D$3]) )^2" office:value-type="float" office:value="0.000337689614135662">
            <text:p>3.38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7.51">
            <text:p>37.5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701629543485927">
            <text:p>7.02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7.51">
            <text:p>37.51</text:p>
          </table:table-cell>
          <table:table-cell office:value-type="string">
            <text:p>sum d_i^2</text:p>
          </table:table-cell>
          <table:table-cell table:formula="of:=SUM([.E2:.E55])" office:value-type="float" office:value="0.447540075679388">
            <text:p>4.48E-001</text:p>
          </table:table-cell>
          <table:table-cell table:formula="of:=( [.B7] - ([.$D$2]*[.A7] + [.$D$3]) )^2" office:value-type="float" office:value="0.0000701629543485927">
            <text:p>7.02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6.75">
            <text:p>46.7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590321157582884">
            <text:p>5.90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6.76">
            <text:p>46.76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204390645026718">
            <text:p>2.04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6.73">
            <text:p>46.73</text:p>
          </table:table-cell>
          <table:table-cell table:number-columns-repeated="2"/>
          <table:table-cell table:formula="of:=( [.B10] - ([.$D$2]*[.A10] + [.$D$3]) )^2" office:value-type="float" office:value="0.00196218218269561">
            <text:p>1.96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6.03">
            <text:p>56.03</text:p>
          </table:table-cell>
          <table:table-cell table:number-columns-repeated="2"/>
          <table:table-cell table:formula="of:=( [.B11] - ([.$D$2]*[.A11] + [.$D$3]) )^2" office:value-type="float" office:value="0.0000000469668069333469">
            <text:p>4.70E-008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6.05">
            <text:p>56.05</text:p>
          </table:table-cell>
          <table:table-cell table:number-columns-repeated="2"/>
          <table:table-cell table:formula="of:=( [.B12] - ([.$D$2]*[.A12] + [.$D$3]) )^2" office:value-type="float" office:value="0.000391378236156135">
            <text:p>3.91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6.04">
            <text:p>56.04</text:p>
          </table:table-cell>
          <table:table-cell table:number-columns-repeated="2"/>
          <table:table-cell table:formula="of:=( [.B13] - ([.$D$2]*[.A13] + [.$D$3]) )^2" office:value-type="float" office:value="0.0000957126014815741">
            <text:p>9.57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5.31">
            <text:p>65.31</text:p>
          </table:table-cell>
          <table:table-cell table:number-columns-repeated="2"/>
          <table:table-cell table:formula="of:=( [.B14] - ([.$D$2]*[.A14] + [.$D$3]) )^2" office:value-type="float" office:value="0.000569447021169568">
            <text:p>5.69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5.24">
            <text:p>65.24</text:p>
          </table:table-cell>
          <table:table-cell table:number-columns-repeated="2"/>
          <table:table-cell table:formula="of:=( [.B15] - ([.$D$2]*[.A15] + [.$D$3]) )^2" office:value-type="float" office:value="0.00212861454783018">
            <text:p>2.13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5.37">
            <text:p>65.37</text:p>
          </table:table-cell>
          <table:table-cell table:number-columns-repeated="2"/>
          <table:table-cell table:formula="of:=( [.B16] - ([.$D$2]*[.A16] + [.$D$3]) )^2" office:value-type="float" office:value="0.0070330177126043">
            <text:p>7.03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74.53">
            <text:p>74.53</text:p>
          </table:table-cell>
          <table:table-cell table:number-columns-repeated="2"/>
          <table:table-cell table:formula="of:=( [.B17] - ([.$D$2]*[.A17] + [.$D$3]) )^2" office:value-type="float" office:value="0.000145373745850745">
            <text:p>1.45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74.47">
            <text:p>74.47</text:p>
          </table:table-cell>
          <table:table-cell table:number-columns-repeated="2"/>
          <table:table-cell table:formula="of:=( [.B18] - ([.$D$2]*[.A18] + [.$D$3]) )^2" office:value-type="float" office:value="0.00519222617103158">
            <text:p>5.19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74.49">
            <text:p>74.49</text:p>
          </table:table-cell>
          <table:table-cell table:number-columns-repeated="2"/>
          <table:table-cell table:formula="of:=( [.B19] - ([.$D$2]*[.A19] + [.$D$3]) )^2" office:value-type="float" office:value="0.00270994202930507">
            <text:p>2.71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83.84">
            <text:p>83.84</text:p>
          </table:table-cell>
          <table:table-cell table:number-columns-repeated="2"/>
          <table:table-cell table:formula="of:=( [.B20] - ([.$D$2]*[.A20] + [.$D$3]) )^2" office:value-type="float" office:value="0.0017659076362069">
            <text:p>1.77E-003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84.25">
            <text:p>84.25</text:p>
          </table:table-cell>
          <table:table-cell table:number-columns-repeated="2"/>
          <table:table-cell table:formula="of:=( [.B21] - ([.$D$2]*[.A21] + [.$D$3]) )^2" office:value-type="float" office:value="0.204324524767272">
            <text:p>2.04E-001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83.8">
            <text:p>83.8</text:p>
          </table:table-cell>
          <table:table-cell table:number-columns-repeated="2"/>
          <table:table-cell table:formula="of:=( [.B22] - ([.$D$2]*[.A22] + [.$D$3]) )^2" office:value-type="float" office:value="0.00000409133073684497">
            <text:p>4.09E-006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3.08">
            <text:p>93.08</text:p>
          </table:table-cell>
          <table:table-cell table:number-columns-repeated="2"/>
          <table:table-cell table:formula="of:=( [.B23] - ([.$D$2]*[.A23] + [.$D$3]) )^2" office:value-type="float" office:value="0.000681341089897548">
            <text:p>6.81E-004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3.09">
            <text:p>93.09</text:p>
          </table:table-cell>
          <table:table-cell table:number-columns-repeated="2"/>
          <table:table-cell table:formula="of:=( [.B24] - ([.$D$2]*[.A24] + [.$D$3]) )^2" office:value-type="float" office:value="0.0013033913134962">
            <text:p>1.30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3.04">
            <text:p>93.04</text:p>
          </table:table-cell>
          <table:table-cell table:number-columns-repeated="2"/>
          <table:table-cell table:formula="of:=( [.B25] - ([.$D$2]*[.A25] + [.$D$3]) )^2" office:value-type="float" office:value="0.000193140195504187">
            <text:p>1.93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02.4">
            <text:p>102.4</text:p>
          </table:table-cell>
          <table:table-cell table:number-columns-repeated="2"/>
          <table:table-cell table:formula="of:=( [.B26] - ([.$D$2]*[.A26] + [.$D$3]) )^2" office:value-type="float" office:value="0.00813285057751438">
            <text:p>8.13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02.28">
            <text:p>102.28</text:p>
          </table:table-cell>
          <table:table-cell table:number-columns-repeated="2"/>
          <table:table-cell table:formula="of:=( [.B27] - ([.$D$2]*[.A27] + [.$D$3]) )^2" office:value-type="float" office:value="0.000889094127562895">
            <text:p>8.89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02.36">
            <text:p>102.36</text:p>
          </table:table-cell>
          <table:table-cell table:number-columns-repeated="2"/>
          <table:table-cell table:formula="of:=( [.B28] - ([.$D$2]*[.A28] + [.$D$3]) )^2" office:value-type="float" office:value="0.0025182650941965">
            <text:p>2.52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1.51">
            <text:p>111.51</text:p>
          </table:table-cell>
          <table:table-cell table:number-columns-repeated="2"/>
          <table:table-cell table:formula="of:=( [.B29] - ([.$D$2]*[.A29] + [.$D$3]) )^2" office:value-type="float" office:value="0.00310671060885201">
            <text:p>3.11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1.5">
            <text:p>111.5</text:p>
          </table:table-cell>
          <table:table-cell table:number-columns-repeated="2"/>
          <table:table-cell table:formula="of:=( [.B30] - ([.$D$2]*[.A30] + [.$D$3]) )^2" office:value-type="float" office:value="0.0043214680907925">
            <text:p>4.32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1.65">
            <text:p>111.65</text:p>
          </table:table-cell>
          <table:table-cell table:number-columns-repeated="2"/>
          <table:table-cell table:formula="of:=( [.B31] - ([.$D$2]*[.A31] + [.$D$3]) )^2" office:value-type="float" office:value="0.00710010586169465">
            <text:p>7.10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0.71">
            <text:p>120.71</text:p>
          </table:table-cell>
          <table:table-cell table:number-columns-repeated="2"/>
          <table:table-cell table:formula="of:=( [.B32] - ([.$D$2]*[.A32] + [.$D$3]) )^2" office:value-type="float" office:value="0.0124675238671001">
            <text:p>1.25E-002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0.84">
            <text:p>120.84</text:p>
          </table:table-cell>
          <table:table-cell table:number-columns-repeated="2"/>
          <table:table-cell table:formula="of:=( [.B33] - ([.$D$2]*[.A33] + [.$D$3]) )^2" office:value-type="float" office:value="0.000336426515881256">
            <text:p>3.36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0.71">
            <text:p>120.71</text:p>
          </table:table-cell>
          <table:table-cell table:number-columns-repeated="2"/>
          <table:table-cell table:formula="of:=( [.B34] - ([.$D$2]*[.A34] + [.$D$3]) )^2" office:value-type="float" office:value="0.0124675238671001">
            <text:p>1.25E-002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9.97">
            <text:p>129.97</text:p>
          </table:table-cell>
          <table:table-cell table:number-columns-repeated="2"/>
          <table:table-cell table:formula="of:=( [.B35] - ([.$D$2]*[.A35] + [.$D$3]) )^2" office:value-type="float" office:value="0.011573081889917">
            <text:p>1.16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30.07">
            <text:p>130.07</text:p>
          </table:table-cell>
          <table:table-cell table:number-columns-repeated="2"/>
          <table:table-cell table:formula="of:=( [.B36] - ([.$D$2]*[.A36] + [.$D$3]) )^2" office:value-type="float" office:value="0.0000574300151381133">
            <text:p>5.74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30.03">
            <text:p>130.03</text:p>
          </table:table-cell>
          <table:table-cell table:number-columns-repeated="2"/>
          <table:table-cell table:formula="of:=( [.B37] - ([.$D$2]*[.A37] + [.$D$3]) )^2" office:value-type="float" office:value="0.00226369076504941">
            <text:p>2.26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39.26">
            <text:p>139.26</text:p>
          </table:table-cell>
          <table:table-cell table:number-columns-repeated="2"/>
          <table:table-cell table:formula="of:=( [.B38] - ([.$D$2]*[.A38] + [.$D$3]) )^2" office:value-type="float" office:value="0.00540202244821303">
            <text:p>5.40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39.25">
            <text:p>139.25</text:p>
          </table:table-cell>
          <table:table-cell table:number-columns-repeated="2"/>
          <table:table-cell table:formula="of:=( [.B39] - ([.$D$2]*[.A39] + [.$D$3]) )^2" office:value-type="float" office:value="0.00697199148845869">
            <text:p>6.97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39.41">
            <text:p>139.41</text:p>
          </table:table-cell>
          <table:table-cell table:number-columns-repeated="2"/>
          <table:table-cell table:formula="of:=( [.B40] - ([.$D$2]*[.A40] + [.$D$3]) )^2" office:value-type="float" office:value="0.00585248684450622">
            <text:p>5.85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48.45">
            <text:p>148.45</text:p>
          </table:table-cell>
          <table:table-cell table:number-columns-repeated="2"/>
          <table:table-cell table:formula="of:=( [.B41] - ([.$D$2]*[.A41] + [.$D$3]) )^2" office:value-type="float" office:value="0.0194375584762708">
            <text:p>1.94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48.63">
            <text:p>148.63</text:p>
          </table:table-cell>
          <table:table-cell table:number-columns-repeated="2"/>
          <table:table-cell table:formula="of:=( [.B42] - ([.$D$2]*[.A42] + [.$D$3]) )^2" office:value-type="float" office:value="0.0016468464019772">
            <text:p>1.65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48.49">
            <text:p>148.49</text:p>
          </table:table-cell>
          <table:table-cell table:number-columns-repeated="2"/>
          <table:table-cell table:formula="of:=( [.B43] - ([.$D$2]*[.A43] + [.$D$3]) )^2" office:value-type="float" office:value="0.0098840669042014">
            <text:p>9.88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57.82">
            <text:p>157.82</text:p>
          </table:table-cell>
          <table:table-cell table:number-columns-repeated="2"/>
          <table:table-cell table:formula="of:=( [.B44] - ([.$D$2]*[.A44] + [.$D$3]) )^2" office:value-type="float" office:value="0.000642056675172032">
            <text:p>6.42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57.68">
            <text:p>157.68</text:p>
          </table:table-cell>
          <table:table-cell table:number-columns-repeated="2"/>
          <table:table-cell table:formula="of:=( [.B45] - ([.$D$2]*[.A45] + [.$D$3]) )^2" office:value-type="float" office:value="0.0273369311161627">
            <text:p>2.73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57.76">
            <text:p>157.76</text:p>
          </table:table-cell>
          <table:table-cell table:number-columns-repeated="2"/>
          <table:table-cell table:formula="of:=( [.B46] - ([.$D$2]*[.A46] + [.$D$3]) )^2" office:value-type="float" office:value="0.00728271714988466">
            <text:p>7.28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67">
            <text:p>167</text:p>
          </table:table-cell>
          <table:table-cell table:number-columns-repeated="2"/>
          <table:table-cell table:formula="of:=( [.B47] - ([.$D$2]*[.A47] + [.$D$3]) )^2" office:value-type="float" office:value="0.0102533911419025">
            <text:p>1.03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67.17">
            <text:p>167.17</text:p>
          </table:table-cell>
          <table:table-cell table:number-columns-repeated="2"/>
          <table:table-cell table:formula="of:=( [.B48] - ([.$D$2]*[.A48] + [.$D$3]) )^2" office:value-type="float" office:value="0.00472532096647667">
            <text:p>4.73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67.19">
            <text:p>167.19</text:p>
          </table:table-cell>
          <table:table-cell table:number-columns-repeated="2"/>
          <table:table-cell table:formula="of:=( [.B49] - ([.$D$2]*[.A49] + [.$D$3]) )^2" office:value-type="float" office:value="0.00787495976936927">
            <text:p>7.87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76.42">
            <text:p>176.42</text:p>
          </table:table-cell>
          <table:table-cell table:number-columns-repeated="2"/>
          <table:table-cell table:formula="of:=( [.B50] - ([.$D$2]*[.A50] + [.$D$3]) )^2" office:value-type="float" office:value="0.00394645007738875">
            <text:p>3.95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76.44">
            <text:p>176.44</text:p>
          </table:table-cell>
          <table:table-cell table:number-columns-repeated="2"/>
          <table:table-cell table:formula="of:=( [.B51] - ([.$D$2]*[.A51] + [.$D$3]) )^2" office:value-type="float" office:value="0.00685928117474299">
            <text:p>6.86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76.42">
            <text:p>176.42</text:p>
          </table:table-cell>
          <table:table-cell table:number-columns-repeated="2"/>
          <table:table-cell table:formula="of:=( [.B52] - ([.$D$2]*[.A52] + [.$D$3]) )^2" office:value-type="float" office:value="0.00394645007738875">
            <text:p>3.95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85.7">
            <text:p>185.7</text:p>
          </table:table-cell>
          <table:table-cell table:number-columns-repeated="2"/>
          <table:table-cell table:formula="of:=( [.B53] - ([.$D$2]*[.A53] + [.$D$3]) )^2" office:value-type="float" office:value="0.00755171163777534">
            <text:p>7.55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85.6">
            <text:p>185.6</text:p>
          </table:table-cell>
          <table:table-cell table:number-columns-repeated="2"/>
          <table:table-cell table:formula="of:=( [.B54] - ([.$D$2]*[.A54] + [.$D$3]) )^2" office:value-type="float" office:value="0.000171594678703437">
            <text:p>1.72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85.76">
            <text:p>185.76</text:p>
          </table:table-cell>
          <table:table-cell table:number-columns-repeated="2"/>
          <table:table-cell table:formula="of:=( [.B55] - ([.$D$2]*[.A55] + [.$D$3]) )^2" office:value-type="float" office:value="0.0215797818132191">
            <text:p>2.16E-002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40x140" table:style-name="ta1" table:print="false">
        <table:shapes>
          <draw:frame draw:z-index="0" draw:style-name="gr1" svg:width="18.827cm" svg:height="10.398cm" svg:x="13.791cm" svg:y="0.001cm">
            <draw:object draw:notify-on-update-of-ranges="140x140.A2:140x140.A55 140x140.B2:140x140.B55"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0.48">
            <text:p>30.48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99385552115583">
            <text:p>1.99E-002</text:p>
          </table:table-cell>
          <table:table-cell table:formula="of:=( [.B2] - ([.$D$2]*[.A2] + [.$D$3]) )^2" office:value-type="float" office:value="0.0197476454293555">
            <text:p>1.97E-002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0.39">
            <text:p>30.39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431640866873096">
            <text:p>4.32E-001</text:p>
          </table:table-cell>
          <table:table-cell table:formula="of:=( [.B3] - ([.$D$2]*[.A3] + [.$D$3]) )^2" office:value-type="float" office:value="0.00255290858725498">
            <text:p>2.55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0.39">
            <text:p>30.39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644230422566017">
            <text:p>6.44E-004</text:p>
          </table:table-cell>
          <table:table-cell table:formula="of:=( [.B4] - ([.$D$2]*[.A4] + [.$D$3]) )^2" office:value-type="float" office:value="0.00255290858725498">
            <text:p>2.55E-003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.4">
            <text:p>40.4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781508940991475">
            <text:p>7.82E-002</text:p>
          </table:table-cell>
          <table:table-cell table:formula="of:=( [.B5] - ([.$D$2]*[.A5] + [.$D$3]) )^2" office:value-type="float" office:value="0.00832632707854214">
            <text:p>8.33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.33">
            <text:p>40.33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451507677101419">
            <text:p>4.52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.36">
            <text:p>40.36</text:p>
          </table:table-cell>
          <table:table-cell office:value-type="string">
            <text:p>sum d_i^2</text:p>
          </table:table-cell>
          <table:table-cell table:formula="of:=SUM([.E2:.E55])" office:value-type="float" office:value="2.90024148606808">
            <text:p>2.90E+000</text:p>
          </table:table-cell>
          <table:table-cell table:formula="of:=( [.B7] - ([.$D$2]*[.A7] + [.$D$3]) )^2" office:value-type="float" office:value="0.00262643027771897">
            <text:p>2.63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0.27">
            <text:p>50.2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644631672672093">
            <text:p>6.45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0.23">
            <text:p>50.2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230677482877657">
            <text:p>2.31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0.28">
            <text:p>50.28</text:p>
          </table:table-cell>
          <table:table-cell table:number-columns-repeated="2"/>
          <table:table-cell table:formula="of:=( [.B10] - ([.$D$2]*[.A10] + [.$D$3]) )^2" office:value-type="float" office:value="0.00000388525189001231">
            <text:p>3.89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0.23">
            <text:p>60.23</text:p>
          </table:table-cell>
          <table:table-cell table:number-columns-repeated="2"/>
          <table:table-cell table:formula="of:=( [.B11] - ([.$D$2]*[.A11] + [.$D$3]) )^2" office:value-type="float" office:value="0.00029951499583139">
            <text:p>3.00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0.78">
            <text:p>60.78</text:p>
          </table:table-cell>
          <table:table-cell table:number-columns-repeated="2"/>
          <table:table-cell table:formula="of:=( [.B12] - ([.$D$2]*[.A12] + [.$D$3]) )^2" office:value-type="float" office:value="0.283762363293021">
            <text:p>2.84E-001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0.27">
            <text:p>60.27</text:p>
          </table:table-cell>
          <table:table-cell table:number-columns-repeated="2"/>
          <table:table-cell table:formula="of:=( [.B13] - ([.$D$2]*[.A13] + [.$D$3]) )^2" office:value-type="float" office:value="0.000514994871990603">
            <text:p>5.15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0.19">
            <text:p>70.19</text:p>
          </table:table-cell>
          <table:table-cell table:number-columns-repeated="2"/>
          <table:table-cell table:formula="of:=( [.B14] - ([.$D$2]*[.A14] + [.$D$3]) )^2" office:value-type="float" office:value="0.000706714762382351">
            <text:p>7.07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0.22">
            <text:p>70.22</text:p>
          </table:table-cell>
          <table:table-cell table:number-columns-repeated="2"/>
          <table:table-cell table:formula="of:=( [.B15] - ([.$D$2]*[.A15] + [.$D$3]) )^2" office:value-type="float" office:value="0.0000116683227523198">
            <text:p>1.17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0.22">
            <text:p>70.22</text:p>
          </table:table-cell>
          <table:table-cell table:number-columns-repeated="2"/>
          <table:table-cell table:formula="of:=( [.B16] - ([.$D$2]*[.A16] + [.$D$3]) )^2" office:value-type="float" office:value="0.0000116683227523198">
            <text:p>1.17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0.07">
            <text:p>80.07</text:p>
          </table:table-cell>
          <table:table-cell table:number-columns-repeated="2"/>
          <table:table-cell table:formula="of:=( [.B17] - ([.$D$2]*[.A17] + [.$D$3]) )^2" office:value-type="float" office:value="0.0134239365639327">
            <text:p>1.34E-002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0.33">
            <text:p>80.33</text:p>
          </table:table-cell>
          <table:table-cell table:number-columns-repeated="2"/>
          <table:table-cell table:formula="of:=( [.B18] - ([.$D$2]*[.A18] + [.$D$3]) )^2" office:value-type="float" office:value="0.0207758457486444">
            <text:p>2.08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0.16">
            <text:p>80.16</text:p>
          </table:table-cell>
          <table:table-cell table:number-columns-repeated="2"/>
          <table:table-cell table:formula="of:=( [.B19] - ([.$D$2]*[.A19] + [.$D$3]) )^2" office:value-type="float" office:value="0.000668828204793771">
            <text:p>6.69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0.04">
            <text:p>90.04</text:p>
          </table:table-cell>
          <table:table-cell table:number-columns-repeated="2"/>
          <table:table-cell table:formula="of:=( [.B20] - ([.$D$2]*[.A20] + [.$D$3]) )^2" office:value-type="float" office:value="0.0132570627534096">
            <text:p>1.33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0.07">
            <text:p>90.07</text:p>
          </table:table-cell>
          <table:table-cell table:number-columns-repeated="2"/>
          <table:table-cell table:formula="of:=( [.B21] - ([.$D$2]*[.A21] + [.$D$3]) )^2" office:value-type="float" office:value="0.00724870362028369">
            <text:p>7.25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0.12">
            <text:p>90.12</text:p>
          </table:table-cell>
          <table:table-cell table:number-columns-repeated="2"/>
          <table:table-cell table:formula="of:=( [.B22] - ([.$D$2]*[.A22] + [.$D$3]) )^2" office:value-type="float" office:value="0.00123477173173475">
            <text:p>1.23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0.06">
            <text:p>100.06</text:p>
          </table:table-cell>
          <table:table-cell table:number-columns-repeated="2"/>
          <table:table-cell table:formula="of:=( [.B23] - ([.$D$2]*[.A23] + [.$D$3]) )^2" office:value-type="float" office:value="0.00414954018324825">
            <text:p>4.15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0.21">
            <text:p>100.21</text:p>
          </table:table-cell>
          <table:table-cell table:number-columns-repeated="2"/>
          <table:table-cell table:formula="of:=( [.B24] - ([.$D$2]*[.A24] + [.$D$3]) )^2" office:value-type="float" office:value="0.00732446278385865">
            <text:p>7.32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9.96">
            <text:p>99.96</text:p>
          </table:table-cell>
          <table:table-cell table:number-columns-repeated="2"/>
          <table:table-cell table:formula="of:=( [.B25] - ([.$D$2]*[.A25] + [.$D$3]) )^2" office:value-type="float" office:value="0.0270329251161765">
            <text:p>2.70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0.26">
            <text:p>110.26</text:p>
          </table:table-cell>
          <table:table-cell table:number-columns-repeated="2"/>
          <table:table-cell table:formula="of:=( [.B26] - ([.$D$2]*[.A26] + [.$D$3]) )^2" office:value-type="float" office:value="0.0276575092043151">
            <text:p>2.77E-002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0.03">
            <text:p>110.03</text:p>
          </table:table-cell>
          <table:table-cell table:number-columns-repeated="2"/>
          <table:table-cell table:formula="of:=( [.B27] - ([.$D$2]*[.A27] + [.$D$3]) )^2" office:value-type="float" office:value="0.004056993208454">
            <text:p>4.06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09.95">
            <text:p>109.95</text:p>
          </table:table-cell>
          <table:table-cell table:number-columns-repeated="2"/>
          <table:table-cell table:formula="of:=( [.B28] - ([.$D$2]*[.A28] + [.$D$3]) )^2" office:value-type="float" office:value="0.0206481180794588">
            <text:p>2.06E-002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9.89">
            <text:p>119.89</text:p>
          </table:table-cell>
          <table:table-cell table:number-columns-repeated="2"/>
          <table:table-cell table:formula="of:=( [.B29] - ([.$D$2]*[.A29] + [.$D$3]) )^2" office:value-type="float" office:value="0.0299193599095218">
            <text:p>2.99E-002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9.94">
            <text:p>119.94</text:p>
          </table:table-cell>
          <table:table-cell table:number-columns-repeated="2"/>
          <table:table-cell table:formula="of:=( [.B30] - ([.$D$2]*[.A30] + [.$D$3]) )^2" office:value-type="float" office:value="0.0151221462872301">
            <text:p>1.51E-002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( [.B31] - ([.$D$2]*[.A31] + [.$D$3]) )^2" office:value-type="float" office:value="0.00396548994047859">
            <text:p>3.97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9.92">
            <text:p>129.92</text:p>
          </table:table-cell>
          <table:table-cell table:number-columns-repeated="2"/>
          <table:table-cell table:formula="of:=( [.B32] - ([.$D$2]*[.A32] + [.$D$3]) )^2" office:value-type="float" office:value="0.0126000045795362">
            <text:p>1.26E-002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9.87">
            <text:p>129.87</text:p>
          </table:table-cell>
          <table:table-cell table:number-columns-repeated="2"/>
          <table:table-cell table:formula="of:=( [.B33] - ([.$D$2]*[.A33] + [.$D$3]) )^2" office:value-type="float" office:value="0.0263249787797399">
            <text:p>2.63E-002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9.96">
            <text:p>129.96</text:p>
          </table:table-cell>
          <table:table-cell table:number-columns-repeated="2"/>
          <table:table-cell table:formula="of:=( [.B34] - ([.$D$2]*[.A34] + [.$D$3]) )^2" office:value-type="float" office:value="0.00522002521936591">
            <text:p>5.22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39.86">
            <text:p>139.86</text:p>
          </table:table-cell>
          <table:table-cell table:number-columns-repeated="2"/>
          <table:table-cell table:formula="of:=( [.B35] - ([.$D$2]*[.A35] + [.$D$3]) )^2" office:value-type="float" office:value="0.0200299901699866">
            <text:p>2.00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39.89">
            <text:p>139.89</text:p>
          </table:table-cell>
          <table:table-cell table:number-columns-repeated="2"/>
          <table:table-cell table:formula="of:=( [.B36] - ([.$D$2]*[.A36] + [.$D$3]) )^2" office:value-type="float" office:value="0.0124383493031194">
            <text:p>1.24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39.81">
            <text:p>139.81</text:p>
          </table:table-cell>
          <table:table-cell table:number-columns-repeated="2"/>
          <table:table-cell table:formula="of:=( [.B37] - ([.$D$2]*[.A37] + [.$D$3]) )^2" office:value-type="float" office:value="0.036682724948113">
            <text:p>3.67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49.89">
            <text:p>149.89</text:p>
          </table:table-cell>
          <table:table-cell table:number-columns-repeated="2"/>
          <table:table-cell table:formula="of:=( [.B38] - ([.$D$2]*[.A38] + [.$D$3]) )^2" office:value-type="float" office:value="0.00652944051989884">
            <text:p>6.5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49.68">
            <text:p>149.68</text:p>
          </table:table-cell>
          <table:table-cell table:number-columns-repeated="2"/>
          <table:table-cell table:formula="of:=( [.B39] - ([.$D$2]*[.A39] + [.$D$3]) )^2" office:value-type="float" office:value="0.0845675210152561">
            <text:p>8.46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49.87">
            <text:p>149.87</text:p>
          </table:table-cell>
          <table:table-cell table:number-columns-repeated="2"/>
          <table:table-cell table:formula="of:=( [.B40] - ([.$D$2]*[.A40] + [.$D$3]) )^2" office:value-type="float" office:value="0.0101616386623113">
            <text:p>1.02E-002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59.7">
            <text:p>159.7</text:p>
          </table:table-cell>
          <table:table-cell table:number-columns-repeated="2"/>
          <table:table-cell table:formula="of:=( [.B41] - ([.$D$2]*[.A41] + [.$D$3]) )^2" office:value-type="float" office:value="0.0576396352990311">
            <text:p>5.76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59.69">
            <text:p>159.69</text:p>
          </table:table-cell>
          <table:table-cell table:number-columns-repeated="2"/>
          <table:table-cell table:formula="of:=( [.B42] - ([.$D$2]*[.A42] + [.$D$3]) )^2" office:value-type="float" office:value="0.0625412864858176">
            <text:p>6.25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59.8">
            <text:p>159.8</text:p>
          </table:table-cell>
          <table:table-cell table:number-columns-repeated="2"/>
          <table:table-cell table:formula="of:=( [.B43] - ([.$D$2]*[.A43] + [.$D$3]) )^2" office:value-type="float" office:value="0.0196231234311136">
            <text:p>1.96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69.75">
            <text:p>169.75</text:p>
          </table:table-cell>
          <table:table-cell table:number-columns-repeated="2"/>
          <table:table-cell table:formula="of:=( [.B44] - ([.$D$2]*[.A44] + [.$D$3]) )^2" office:value-type="float" office:value="0.0253956622266589">
            <text:p>2.54E-002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69.68">
            <text:p>169.68</text:p>
          </table:table-cell>
          <table:table-cell table:number-columns-repeated="2"/>
          <table:table-cell table:formula="of:=( [.B45] - ([.$D$2]*[.A45] + [.$D$3]) )^2" office:value-type="float" office:value="0.0526060853432736">
            <text:p>5.26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70.68">
            <text:p>170.68</text:p>
          </table:table-cell>
          <table:table-cell table:number-columns-repeated="2"/>
          <table:table-cell table:formula="of:=( [.B46] - ([.$D$2]*[.A46] + [.$D$3]) )^2" office:value-type="float" office:value="0.59388575510589">
            <text:p>5.94E-001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79.78">
            <text:p>179.78</text:p>
          </table:table-cell>
          <table:table-cell table:number-columns-repeated="2"/>
          <table:table-cell table:formula="of:=( [.B47] - ([.$D$2]*[.A47] + [.$D$3]) )^2" office:value-type="float" office:value="0.0097294098476972">
            <text:p>9.73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0.16">
            <text:p>180.16</text:p>
          </table:table-cell>
          <table:table-cell table:number-columns-repeated="2"/>
          <table:table-cell table:formula="of:=( [.B48] - ([.$D$2]*[.A48] + [.$D$3]) )^2" office:value-type="float" office:value="0.0791647039653269">
            <text:p>7.92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0.59">
            <text:p>180.59</text:p>
          </table:table-cell>
          <table:table-cell table:number-columns-repeated="2"/>
          <table:table-cell table:formula="of:=( [.B49] - ([.$D$2]*[.A49] + [.$D$3]) )^2" office:value-type="float" office:value="0.50603622099318">
            <text:p>5.06E-001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0.14">
            <text:p>190.14</text:p>
          </table:table-cell>
          <table:table-cell table:number-columns-repeated="2"/>
          <table:table-cell table:formula="of:=( [.B50] - ([.$D$2]*[.A50] + [.$D$3]) )^2" office:value-type="float" office:value="0.085313427181726">
            <text:p>8.53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0.6">
            <text:p>190.6</text:p>
          </table:table-cell>
          <table:table-cell table:number-columns-repeated="2"/>
          <table:table-cell table:formula="of:=( [.B51] - ([.$D$2]*[.A51] + [.$D$3]) )^2" office:value-type="float" office:value="0.565631280638878">
            <text:p>5.66E-001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89.89">
            <text:p>189.89</text:p>
          </table:table-cell>
          <table:table-cell table:number-columns-repeated="2"/>
          <table:table-cell table:formula="of:=( [.B52] - ([.$D$2]*[.A52] + [.$D$3]) )^2" office:value-type="float" office:value="0.00177111552023696">
            <text:p>1.77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99.65">
            <text:p>199.65</text:p>
          </table:table-cell>
          <table:table-cell table:number-columns-repeated="2"/>
          <table:table-cell table:formula="of:=( [.B53] - ([.$D$2]*[.A53] + [.$D$3]) )^2" office:value-type="float" office:value="0.0279534933825849">
            <text:p>2.80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99.61">
            <text:p>199.61</text:p>
          </table:table-cell>
          <table:table-cell table:number-columns-repeated="2"/>
          <table:table-cell table:formula="of:=( [.B54] - ([.$D$2]*[.A54] + [.$D$3]) )^2" office:value-type="float" office:value="0.0429289319790742">
            <text:p>4.29E-002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99.63">
            <text:p>199.63</text:p>
          </table:table-cell>
          <table:table-cell table:number-columns-repeated="2"/>
          <table:table-cell table:formula="of:=( [.B55] - ([.$D$2]*[.A55] + [.$D$3]) )^2" office:value-type="float" office:value="0.0350412126808351">
            <text:p>3.50E-002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45x145" table:style-name="ta1" table:print="false">
        <table:shapes>
          <draw:frame draw:z-index="0" draw:style-name="gr1" svg:width="18.827cm" svg:height="10.398cm" svg:x="13.791cm" svg:y="0.001cm">
            <draw:object draw:notify-on-update-of-ranges="145x145.A2:145x145.A55 145x145.B2:145x145.B55" xlink:href="./Object 29" xlink:type="simple" xlink:show="embed" xlink:actuate="onLoad"/>
            <draw:image xlink:href="./ObjectReplacements/Object 29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2.57">
            <text:p>32.57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213534227726178">
            <text:p>2.14E-002</text:p>
          </table:table-cell>
          <table:table-cell table:formula="of:=( [.B2] - ([.$D$2]*[.A2] + [.$D$3]) )^2" office:value-type="float" office:value="0.000082515797833176">
            <text:p>8.25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2.56">
            <text:p>32.56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530782020410513">
            <text:p>5.31E-001</text:p>
          </table:table-cell>
          <table:table-cell table:formula="of:=( [.B3] - ([.$D$2]*[.A3] + [.$D$3]) )^2" office:value-type="float" office:value="0.000000839384577982836">
            <text:p>8.39E-007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2.57">
            <text:p>32.5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595347008694232">
            <text:p>5.95E-004</text:p>
          </table:table-cell>
          <table:table-cell table:formula="of:=( [.B4] - ([.$D$2]*[.A4] + [.$D$3]) )^2" office:value-type="float" office:value="0.000082515797833176">
            <text:p>8.25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3.25">
            <text:p>43.2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722209001608262">
            <text:p>7.22E-002</text:p>
          </table:table-cell>
          <table:table-cell table:formula="of:=( [.B5] - ([.$D$2]*[.A5] + [.$D$3]) )^2" office:value-type="float" office:value="0.000153077131840323">
            <text:p>1.53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3.24">
            <text:p>43.24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562844476333628">
            <text:p>5.63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3.25">
            <text:p>43.25</text:p>
          </table:table-cell>
          <table:table-cell office:value-type="string">
            <text:p>sum d_i^2</text:p>
          </table:table-cell>
          <table:table-cell table:formula="of:=SUM([.E2:.E55])" office:value-type="float" office:value="2.4768063524825">
            <text:p>2.48E+000</text:p>
          </table:table-cell>
          <table:table-cell table:formula="of:=( [.B7] - ([.$D$2]*[.A7] + [.$D$3]) )^2" office:value-type="float" office:value="0.000153077131840323">
            <text:p>1.53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3.9">
            <text:p>53.9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205605543169547">
            <text:p>2.06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3.9">
            <text:p>53.9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205605543169547">
            <text:p>2.06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3.93">
            <text:p>53.93</text:p>
          </table:table-cell>
          <table:table-cell table:number-columns-repeated="2"/>
          <table:table-cell table:formula="of:=( [.B10] - ([.$D$2]*[.A10] + [.$D$3]) )^2" office:value-type="float" office:value="0.000245268425865924">
            <text:p>2.45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4.89">
            <text:p>64.89</text:p>
          </table:table-cell>
          <table:table-cell table:number-columns-repeated="2"/>
          <table:table-cell table:formula="of:=( [.B11] - ([.$D$2]*[.A11] + [.$D$3]) )^2" office:value-type="float" office:value="0.0893709002520878">
            <text:p>8.94E-002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4.53">
            <text:p>64.53</text:p>
          </table:table-cell>
          <table:table-cell table:number-columns-repeated="2"/>
          <table:table-cell table:formula="of:=( [.B12] - ([.$D$2]*[.A12] + [.$D$3]) )^2" office:value-type="float" office:value="0.00372714380214489">
            <text:p>3.73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4.51">
            <text:p>64.51</text:p>
          </table:table-cell>
          <table:table-cell table:number-columns-repeated="2"/>
          <table:table-cell table:formula="of:=( [.B13] - ([.$D$2]*[.A13] + [.$D$3]) )^2" office:value-type="float" office:value="0.00656915733270295">
            <text:p>6.57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5.22">
            <text:p>75.22</text:p>
          </table:table-cell>
          <table:table-cell table:number-columns-repeated="2"/>
          <table:table-cell table:formula="of:=( [.B14] - ([.$D$2]*[.A14] + [.$D$3]) )^2" office:value-type="float" office:value="0.00228118233417559">
            <text:p>2.28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5.26">
            <text:p>75.26</text:p>
          </table:table-cell>
          <table:table-cell table:number-columns-repeated="2"/>
          <table:table-cell table:formula="of:=( [.B15] - ([.$D$2]*[.A15] + [.$D$3]) )^2" office:value-type="float" office:value="0.0000602443683451431">
            <text:p>6.02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5.22">
            <text:p>75.22</text:p>
          </table:table-cell>
          <table:table-cell table:number-columns-repeated="2"/>
          <table:table-cell table:formula="of:=( [.B16] - ([.$D$2]*[.A16] + [.$D$3]) )^2" office:value-type="float" office:value="0.00228118233417559">
            <text:p>2.28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5.85">
            <text:p>85.85</text:p>
          </table:table-cell>
          <table:table-cell table:number-columns-repeated="2"/>
          <table:table-cell table:formula="of:=( [.B17] - ([.$D$2]*[.A17] + [.$D$3]) )^2" office:value-type="float" office:value="0.00892516867968362">
            <text:p>8.93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5.99">
            <text:p>85.99</text:p>
          </table:table-cell>
          <table:table-cell table:number-columns-repeated="2"/>
          <table:table-cell table:formula="of:=( [.B18] - ([.$D$2]*[.A18] + [.$D$3]) )^2" office:value-type="float" office:value="0.00207269763278154">
            <text:p>2.07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5.99">
            <text:p>85.99</text:p>
          </table:table-cell>
          <table:table-cell table:number-columns-repeated="2"/>
          <table:table-cell table:formula="of:=( [.B19] - ([.$D$2]*[.A19] + [.$D$3]) )^2" office:value-type="float" office:value="0.00207269763278154">
            <text:p>2.07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6.52">
            <text:p>96.52</text:p>
          </table:table-cell>
          <table:table-cell table:number-columns-repeated="2"/>
          <table:table-cell table:formula="of:=( [.B20] - ([.$D$2]*[.A20] + [.$D$3]) )^2" office:value-type="float" office:value="0.010238302471735">
            <text:p>1.02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6.54">
            <text:p>96.54</text:p>
          </table:table-cell>
          <table:table-cell table:number-columns-repeated="2"/>
          <table:table-cell table:formula="of:=( [.B21] - ([.$D$2]*[.A21] + [.$D$3]) )^2" office:value-type="float" office:value="0.00659092258410528">
            <text:p>6.59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6.66">
            <text:p>96.66</text:p>
          </table:table-cell>
          <table:table-cell table:number-columns-repeated="2"/>
          <table:table-cell table:formula="of:=( [.B22] - ([.$D$2]*[.A22] + [.$D$3]) )^2" office:value-type="float" office:value="0.00150664325833874">
            <text:p>1.51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7.28">
            <text:p>107.28</text:p>
          </table:table-cell>
          <table:table-cell table:number-columns-repeated="2"/>
          <table:table-cell table:formula="of:=( [.B23] - ([.$D$2]*[.A23] + [.$D$3]) )^2" office:value-type="float" office:value="0.000320262646231443">
            <text:p>3.20E-004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7.88">
            <text:p>107.88</text:p>
          </table:table-cell>
          <table:table-cell table:number-columns-repeated="2"/>
          <table:table-cell table:formula="of:=( [.B24] - ([.$D$2]*[.A24] + [.$D$3]) )^2" office:value-type="float" office:value="0.338845202446698">
            <text:p>3.39E-001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7.16">
            <text:p>107.16</text:p>
          </table:table-cell>
          <table:table-cell table:number-columns-repeated="2"/>
          <table:table-cell table:formula="of:=( [.B25] - ([.$D$2]*[.A25] + [.$D$3]) )^2" office:value-type="float" office:value="0.019015274686138">
            <text:p>1.90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7.79">
            <text:p>117.79</text:p>
          </table:table-cell>
          <table:table-cell table:number-columns-repeated="2"/>
          <table:table-cell table:formula="of:=( [.B26] - ([.$D$2]*[.A26] + [.$D$3]) )^2" office:value-type="float" office:value="0.0340798440661466">
            <text:p>3.41E-002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7.92">
            <text:p>117.92</text:p>
          </table:table-cell>
          <table:table-cell table:number-columns-repeated="2"/>
          <table:table-cell table:formula="of:=( [.B27] - ([.$D$2]*[.A27] + [.$D$3]) )^2" office:value-type="float" office:value="0.0029819539159383">
            <text:p>2.98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7.93">
            <text:p>117.93</text:p>
          </table:table-cell>
          <table:table-cell table:number-columns-repeated="2"/>
          <table:table-cell table:formula="of:=( [.B28] - ([.$D$2]*[.A28] + [.$D$3]) )^2" office:value-type="float" office:value="0.00198980851976784">
            <text:p>1.99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8.89">
            <text:p>128.89</text:p>
          </table:table-cell>
          <table:table-cell table:number-columns-repeated="2"/>
          <table:table-cell table:formula="of:=( [.B29] - ([.$D$2]*[.A29] + [.$D$3]) )^2" office:value-type="float" office:value="0.0569687839175787">
            <text:p>5.70E-002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8.7">
            <text:p>128.7</text:p>
          </table:table-cell>
          <table:table-cell table:number-columns-repeated="2"/>
          <table:table-cell table:formula="of:=( [.B30] - ([.$D$2]*[.A30] + [.$D$3]) )^2" office:value-type="float" office:value="0.00236987324221102">
            <text:p>2.37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8.64">
            <text:p>128.64</text:p>
          </table:table-cell>
          <table:table-cell table:number-columns-repeated="2"/>
          <table:table-cell table:formula="of:=( [.B31] - ([.$D$2]*[.A31] + [.$D$3]) )^2" office:value-type="float" office:value="0.000128111976305156">
            <text:p>1.28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9.28">
            <text:p>139.28</text:p>
          </table:table-cell>
          <table:table-cell table:number-columns-repeated="2"/>
          <table:table-cell table:formula="of:=( [.B32] - ([.$D$2]*[.A32] + [.$D$3]) )^2" office:value-type="float" office:value="0.00230688497547675">
            <text:p>2.31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9.32">
            <text:p>139.32</text:p>
          </table:table-cell>
          <table:table-cell table:number-columns-repeated="2"/>
          <table:table-cell table:formula="of:=( [.B33] - ([.$D$2]*[.A33] + [.$D$3]) )^2" office:value-type="float" office:value="0.0000644815813690697">
            <text:p>6.45E-005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9.28">
            <text:p>139.28</text:p>
          </table:table-cell>
          <table:table-cell table:number-columns-repeated="2"/>
          <table:table-cell table:formula="of:=( [.B34] - ([.$D$2]*[.A34] + [.$D$3]) )^2" office:value-type="float" office:value="0.00230688497547675">
            <text:p>2.31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9.95">
            <text:p>149.95</text:p>
          </table:table-cell>
          <table:table-cell table:number-columns-repeated="2"/>
          <table:table-cell table:formula="of:=( [.B35] - ([.$D$2]*[.A35] + [.$D$3]) )^2" office:value-type="float" office:value="0.00299662401997858">
            <text:p>3.00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50">
            <text:p>150</text:p>
          </table:table-cell>
          <table:table-cell table:number-columns-repeated="2"/>
          <table:table-cell table:formula="of:=( [.B36] - ([.$D$2]*[.A36] + [.$D$3]) )^2" office:value-type="float" office:value="0.0000224811464515309">
            <text:p>2.25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9.95">
            <text:p>149.95</text:p>
          </table:table-cell>
          <table:table-cell table:number-columns-repeated="2"/>
          <table:table-cell table:formula="of:=( [.B37] - ([.$D$2]*[.A37] + [.$D$3]) )^2" office:value-type="float" office:value="0.00299662401997858">
            <text:p>3.00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60.58">
            <text:p>160.58</text:p>
          </table:table-cell>
          <table:table-cell table:number-columns-repeated="2"/>
          <table:table-cell table:formula="of:=( [.B38] - ([.$D$2]*[.A38] + [.$D$3]) )^2" office:value-type="float" office:value="0.0102926736803835">
            <text:p>1.03E-002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60.62">
            <text:p>160.62</text:p>
          </table:table-cell>
          <table:table-cell table:number-columns-repeated="2"/>
          <table:table-cell table:formula="of:=( [.B39] - ([.$D$2]*[.A39] + [.$D$3]) )^2" office:value-type="float" office:value="0.00377644847685209">
            <text:p>3.78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60.65">
            <text:p>160.65</text:p>
          </table:table-cell>
          <table:table-cell table:number-columns-repeated="2"/>
          <table:table-cell table:formula="of:=( [.B40] - ([.$D$2]*[.A40] + [.$D$3]) )^2" office:value-type="float" office:value="0.000989279574202248">
            <text:p>9.89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71.16">
            <text:p>171.16</text:p>
          </table:table-cell>
          <table:table-cell table:number-columns-repeated="2"/>
          <table:table-cell table:formula="of:=( [.B41] - ([.$D$2]*[.A41] + [.$D$3]) )^2" office:value-type="float" office:value="0.0392690506979041">
            <text:p>3.93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71.26">
            <text:p>171.26</text:p>
          </table:table-cell>
          <table:table-cell table:number-columns-repeated="2"/>
          <table:table-cell table:formula="of:=( [.B42] - ([.$D$2]*[.A42] + [.$D$3]) )^2" office:value-type="float" office:value="0.00963621042728919">
            <text:p>9.64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71.3">
            <text:p>171.3</text:p>
          </table:table-cell>
          <table:table-cell table:number-columns-repeated="2"/>
          <table:table-cell table:formula="of:=( [.B43] - ([.$D$2]*[.A43] + [.$D$3]) )^2" office:value-type="float" office:value="0.00338307431903994">
            <text:p>3.38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81.92">
            <text:p>181.92</text:p>
          </table:table-cell>
          <table:table-cell table:number-columns-repeated="2"/>
          <table:table-cell table:formula="of:=( [.B44] - ([.$D$2]*[.A44] + [.$D$3]) )^2" office:value-type="float" office:value="0.0131964006406895">
            <text:p>1.32E-002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81.89">
            <text:p>181.89</text:p>
          </table:table-cell>
          <table:table-cell table:number-columns-repeated="2"/>
          <table:table-cell table:formula="of:=( [.B45] - ([.$D$2]*[.A45] + [.$D$3]) )^2" office:value-type="float" office:value="0.0209889359004098">
            <text:p>2.10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81.91">
            <text:p>181.91</text:p>
          </table:table-cell>
          <table:table-cell table:number-columns-repeated="2"/>
          <table:table-cell table:formula="of:=( [.B46] - ([.$D$2]*[.A46] + [.$D$3]) )^2" office:value-type="float" office:value="0.0155939123939272">
            <text:p>1.56E-002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92.57">
            <text:p>192.57</text:p>
          </table:table-cell>
          <table:table-cell table:number-columns-repeated="2"/>
          <table:table-cell table:formula="of:=( [.B47] - ([.$D$2]*[.A47] + [.$D$3]) )^2" office:value-type="float" office:value="0.020046871198237">
            <text:p>2.00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93.59">
            <text:p>193.59</text:p>
          </table:table-cell>
          <table:table-cell table:number-columns-repeated="2"/>
          <table:table-cell table:formula="of:=( [.B48] - ([.$D$2]*[.A48] + [.$D$3]) )^2" office:value-type="float" office:value="0.771609444297614">
            <text:p>7.72E-001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92.42">
            <text:p>192.42</text:p>
          </table:table-cell>
          <table:table-cell table:number-columns-repeated="2"/>
          <table:table-cell table:formula="of:=( [.B49] - ([.$D$2]*[.A49] + [.$D$3]) )^2" office:value-type="float" office:value="0.085022963389511">
            <text:p>8.50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03.22">
            <text:p>203.22</text:p>
          </table:table-cell>
          <table:table-cell table:number-columns-repeated="2"/>
          <table:table-cell table:formula="of:=( [.B50] - ([.$D$2]*[.A50] + [.$D$3]) )^2" office:value-type="float" office:value="0.0283243380728714">
            <text:p>2.83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04.23">
            <text:p>204.23</text:p>
          </table:table-cell>
          <table:table-cell table:number-columns-repeated="2"/>
          <table:table-cell table:formula="of:=( [.B51] - ([.$D$2]*[.A51] + [.$D$3]) )^2" office:value-type="float" office:value="0.708461650307648">
            <text:p>7.08E-001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03.1">
            <text:p>203.1</text:p>
          </table:table-cell>
          <table:table-cell table:number-columns-repeated="2"/>
          <table:table-cell table:formula="of:=( [.B52] - ([.$D$2]*[.A52] + [.$D$3]) )^2" office:value-type="float" office:value="0.0831159445400275">
            <text:p>8.31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14.25">
            <text:p>214.25</text:p>
          </table:table-cell>
          <table:table-cell table:number-columns-repeated="2"/>
          <table:table-cell table:formula="of:=( [.B53] - ([.$D$2]*[.A53] + [.$D$3]) )^2" office:value-type="float" office:value="0.0342213938571717">
            <text:p>3.42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13.94">
            <text:p>213.94</text:p>
          </table:table-cell>
          <table:table-cell table:number-columns-repeated="2"/>
          <table:table-cell table:formula="of:=( [.B54] - ([.$D$2]*[.A54] + [.$D$3]) )^2" office:value-type="float" office:value="0.0156274367421751">
            <text:p>1.56E-002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13.97">
            <text:p>213.97</text:p>
          </table:table-cell>
          <table:table-cell table:number-columns-repeated="2"/>
          <table:table-cell table:formula="of:=( [.B55] - ([.$D$2]*[.A55] + [.$D$3]) )^2" office:value-type="float" office:value="0.00902685194685192">
            <text:p>9.03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50x150" table:style-name="ta1" table:print="false">
        <table:shapes>
          <draw:frame draw:z-index="0" draw:style-name="gr1" svg:width="18.827cm" svg:height="10.398cm" svg:x="26.494cm" svg:y="0cm">
            <draw:object draw:notify-on-update-of-ranges="150x150.A2:150x150.A55 150x150.B2:150x150.B55"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7" table:default-cell-style-name="Default"/>
        <table:table-column table:style-name="co4" table:number-columns-repeated="2" table:default-cell-style-name="ce4"/>
        <table:table-column table:style-name="co4" table:number-columns-repeated="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  <table:table-cell table:style-name="Default" office:value-type="string">
            <text:p>row to read</text:p>
          </table:table-cell>
          <table:table-cell table:style-name="Default" office:value-type="string">
            <text:p>std dev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4.85">
            <text:p>34.85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22823123495012">
            <text:p>2.28E-002</text:p>
          </table:table-cell>
          <table:table-cell table:formula="of:=( [.B2] - ([.$D$2]*[.A2] + [.$D$3]) )^2" office:value-type="float" office:value="0.00701610334043815">
            <text:p>7.02E-003</text:p>
          </table:table-cell>
          <table:table-cell table:formula="of:=([.A2] - [.$D$6])^2" office:value-type="float" office:value="18062500">
            <text:p>18062500</text:p>
          </table:table-cell>
          <table:table-cell table:formula="of:=FLOOR((ROW() - 2)/3 ;1)*3 + 2" office:value-type="float" office:value="2">
            <text:p>2</text:p>
          </table:table-cell>
          <table:table-cell table:formula="of:=STDEV(INDIRECT(&quot;B&quot; &amp;[.G2] &amp; &quot;:B&quot; &amp; ([.G2] + 2)))" office:value-type="float" office:value="0.00577350269189511">
            <text:p>0.01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4.84">
            <text:p>34.8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699076940717816">
            <text:p>6.99E-001</text:p>
          </table:table-cell>
          <table:table-cell table:formula="of:=( [.B3] - ([.$D$2]*[.A3] + [.$D$3]) )^2" office:value-type="float" office:value="0.00879134700515502">
            <text:p>8.79E-003</text:p>
          </table:table-cell>
          <table:table-cell table:formula="of:=([.A3] - [.$D$6])^2" office:value-type="float" office:value="18062500">
            <text:p>18062500</text:p>
          </table:table-cell>
          <table:table-cell table:formula="of:=FLOOR((ROW() - 2)/3 ;1)*3 + 2" office:value-type="float" office:value="2">
            <text:p>2</text:p>
          </table:table-cell>
          <table:table-cell table:formula="of:=STDEV(INDIRECT(&quot;B&quot; &amp;[.G3] &amp; &quot;:B&quot; &amp; ([.G3] + 2)))" office:value-type="float" office:value="0.00577350269189511">
            <text:p>0.01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4.85">
            <text:p>34.85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441348901706568">
            <text:p>4.41E-004</text:p>
          </table:table-cell>
          <table:table-cell table:formula="of:=( [.B4] - ([.$D$2]*[.A4] + [.$D$3]) )^2" office:value-type="float" office:value="0.00701610334043815">
            <text:p>7.02E-003</text:p>
          </table:table-cell>
          <table:table-cell table:formula="of:=([.A4] - [.$D$6])^2" office:value-type="float" office:value="18062500">
            <text:p>18062500</text:p>
          </table:table-cell>
          <table:table-cell table:formula="of:=FLOOR((ROW() - 2)/3 ;1)*3 + 2" office:value-type="float" office:value="2">
            <text:p>2</text:p>
          </table:table-cell>
          <table:table-cell table:formula="of:=STDEV(INDIRECT(&quot;B&quot; &amp;[.G4] &amp; &quot;:B&quot; &amp; ([.G4] + 2)))" office:value-type="float" office:value="0.00577350269189511">
            <text:p>0.01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6.86">
            <text:p>46.86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535395567639629">
            <text:p>5.35E-002</text:p>
          </table:table-cell>
          <table:table-cell table:formula="of:=( [.B5] - ([.$D$2]*[.A5] + [.$D$3]) )^2" office:value-type="float" office:value="0.264891456266984">
            <text:p>2.65E-001</text:p>
          </table:table-cell>
          <table:table-cell table:formula="of:=([.A5] - [.$D$6])^2" office:value-type="float" office:value="14062500">
            <text:p>14062500</text:p>
          </table:table-cell>
          <table:table-cell table:formula="of:=FLOOR((ROW() - 2)/3 ;1)*3 + 2" office:value-type="float" office:value="5">
            <text:p>5</text:p>
          </table:table-cell>
          <table:table-cell table:formula="of:=STDEV(INDIRECT(&quot;B&quot; &amp;[.G5] &amp; &quot;:B&quot; &amp; ([.G5] + 2)))" office:value-type="float" office:value="0.270616579930596">
            <text:p>0.27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6.47">
            <text:p>46.4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155441222456542">
            <text:p>1.55E-002</text:p>
          </table:table-cell>
          <table:table-cell table:formula="of:=([.A6] - [.$D$6])^2" office:value-type="float" office:value="14062500">
            <text:p>14062500</text:p>
          </table:table-cell>
          <table:table-cell table:formula="of:=FLOOR((ROW() - 2)/3 ;1)*3 + 2" office:value-type="float" office:value="5">
            <text:p>5</text:p>
          </table:table-cell>
          <table:table-cell table:formula="of:=STDEV(INDIRECT(&quot;B&quot; &amp;[.G6] &amp; &quot;:B&quot; &amp; ([.G6] + 2)))" office:value-type="float" office:value="0.270616579930596">
            <text:p>0.27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6.34">
            <text:p>46.34</text:p>
          </table:table-cell>
          <table:table-cell office:value-type="string">
            <text:p>sum d_i^2</text:p>
          </table:table-cell>
          <table:table-cell table:formula="of:=SUM([.E2:.E55])" office:value-type="float" office:value="1.36118075908722">
            <text:p>1.36E+000</text:p>
          </table:table-cell>
          <table:table-cell table:formula="of:=( [.B7] - ([.$D$2]*[.A7] + [.$D$3]) )^2" office:value-type="float" office:value="0.0000283442385443418">
            <text:p>2.83E-005</text:p>
          </table:table-cell>
          <table:table-cell table:formula="of:=([.A7] - [.$D$6])^2" office:value-type="float" office:value="14062500">
            <text:p>14062500</text:p>
          </table:table-cell>
          <table:table-cell table:formula="of:=FLOOR((ROW() - 2)/3 ;1)*3 + 2" office:value-type="float" office:value="5">
            <text:p>5</text:p>
          </table:table-cell>
          <table:table-cell table:formula="of:=STDEV(INDIRECT(&quot;B&quot; &amp;[.G7] &amp; &quot;:B&quot; &amp; ([.G7] + 2)))" office:value-type="float" office:value="0.270616579930596">
            <text:p>0.27</text:p>
          </table:table-cell>
          <table:table-cell table:number-columns-repeated="4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7.68">
            <text:p>57.6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591140751963925">
            <text:p>5.91E-003</text:p>
          </table:table-cell>
          <table:table-cell table:formula="of:=([.A8] - [.$D$6])^2" office:value-type="float" office:value="10562500">
            <text:p>10562500</text:p>
          </table:table-cell>
          <table:table-cell table:formula="of:=FLOOR((ROW() - 2)/3 ;1)*3 + 2" office:value-type="float" office:value="8">
            <text:p>8</text:p>
          </table:table-cell>
          <table:table-cell table:formula="of:=STDEV(INDIRECT(&quot;B&quot; &amp;[.G8] &amp; &quot;:B&quot; &amp; ([.G8] + 2)))" office:value-type="float" office:value="0.147309198626562">
            <text:p>0.15</text:p>
          </table:table-cell>
          <table:table-cell table:number-columns-repeated="4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7.69">
            <text:p>57.69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447369395468156">
            <text:p>4.47E-003</text:p>
          </table:table-cell>
          <table:table-cell table:formula="of:=([.A9] - [.$D$6])^2" office:value-type="float" office:value="10562500">
            <text:p>10562500</text:p>
          </table:table-cell>
          <table:table-cell table:formula="of:=FLOOR((ROW() - 2)/3 ;1)*3 + 2" office:value-type="float" office:value="8">
            <text:p>8</text:p>
          </table:table-cell>
          <table:table-cell table:formula="of:=STDEV(INDIRECT(&quot;B&quot; &amp;[.G9] &amp; &quot;:B&quot; &amp; ([.G9] + 2)))" office:value-type="float" office:value="0.147309198626562">
            <text:p>0.15</text:p>
          </table:table-cell>
          <table:table-cell table:number-columns-repeated="4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7.94">
            <text:p>57.94</text:p>
          </table:table-cell>
          <table:table-cell table:number-columns-repeated="2"/>
          <table:table-cell table:formula="of:=( [.B10] - ([.$D$2]*[.A10] + [.$D$3]) )^2" office:value-type="float" office:value="0.0335308548307317">
            <text:p>3.35E-002</text:p>
          </table:table-cell>
          <table:table-cell table:formula="of:=([.A10] - [.$D$6])^2" office:value-type="float" office:value="10562500">
            <text:p>10562500</text:p>
          </table:table-cell>
          <table:table-cell table:formula="of:=FLOOR((ROW() - 2)/3 ;1)*3 + 2" office:value-type="float" office:value="8">
            <text:p>8</text:p>
          </table:table-cell>
          <table:table-cell table:formula="of:=STDEV(INDIRECT(&quot;B&quot; &amp;[.G10] &amp; &quot;:B&quot; &amp; ([.G10] + 2)))" office:value-type="float" office:value="0.147309198626562">
            <text:p>0.15</text:p>
          </table:table-cell>
          <table:table-cell table:number-columns-repeated="4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9.16">
            <text:p>69.16</text:p>
          </table:table-cell>
          <table:table-cell table:number-columns-repeated="2"/>
          <table:table-cell table:formula="of:=( [.B11] - ([.$D$2]*[.A11] + [.$D$3]) )^2" office:value-type="float" office:value="0.0000713590018678932">
            <text:p>7.14E-005</text:p>
          </table:table-cell>
          <table:table-cell table:formula="of:=([.A11] - [.$D$6])^2" office:value-type="float" office:value="7562500">
            <text:p>7562500</text:p>
          </table:table-cell>
          <table:table-cell table:formula="of:=FLOOR((ROW() - 2)/3 ;1)*3 + 2" office:value-type="float" office:value="11">
            <text:p>11</text:p>
          </table:table-cell>
          <table:table-cell table:formula="of:=STDEV(INDIRECT(&quot;B&quot; &amp;[.G11] &amp; &quot;:B&quot; &amp; ([.G11] + 2)))" office:value-type="float" office:value="0.0901849950564615">
            <text:p>0.09</text:p>
          </table:table-cell>
          <table:table-cell table:number-columns-repeated="4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9.26">
            <text:p>69.26</text:p>
          </table:table-cell>
          <table:table-cell table:number-columns-repeated="2"/>
          <table:table-cell table:formula="of:=( [.B12] - ([.$D$2]*[.A12] + [.$D$3]) )^2" office:value-type="float" office:value="0.00838187385108661">
            <text:p>8.38E-003</text:p>
          </table:table-cell>
          <table:table-cell table:formula="of:=([.A12] - [.$D$6])^2" office:value-type="float" office:value="7562500">
            <text:p>7562500</text:p>
          </table:table-cell>
          <table:table-cell table:formula="of:=FLOOR((ROW() - 2)/3 ;1)*3 + 2" office:value-type="float" office:value="11">
            <text:p>11</text:p>
          </table:table-cell>
          <table:table-cell table:formula="of:=STDEV(INDIRECT(&quot;B&quot; &amp;[.G12] &amp; &quot;:B&quot; &amp; ([.G12] + 2)))" office:value-type="float" office:value="0.0901849950564615">
            <text:p>0.09</text:p>
          </table:table-cell>
          <table:table-cell table:number-columns-repeated="4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9.34">
            <text:p>69.34</text:p>
          </table:table-cell>
          <table:table-cell table:number-columns-repeated="2"/>
          <table:table-cell table:formula="of:=( [.B13] - ([.$D$2]*[.A13] + [.$D$3]) )^2" office:value-type="float" office:value="0.0294302857304611">
            <text:p>2.94E-002</text:p>
          </table:table-cell>
          <table:table-cell table:formula="of:=([.A13] - [.$D$6])^2" office:value-type="float" office:value="7562500">
            <text:p>7562500</text:p>
          </table:table-cell>
          <table:table-cell table:formula="of:=FLOOR((ROW() - 2)/3 ;1)*3 + 2" office:value-type="float" office:value="11">
            <text:p>11</text:p>
          </table:table-cell>
          <table:table-cell table:formula="of:=STDEV(INDIRECT(&quot;B&quot; &amp;[.G13] &amp; &quot;:B&quot; &amp; ([.G13] + 2)))" office:value-type="float" office:value="0.0901849950564615">
            <text:p>0.09</text:p>
          </table:table-cell>
          <table:table-cell table:number-columns-repeated="4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0.51">
            <text:p>80.51</text:p>
          </table:table-cell>
          <table:table-cell table:number-columns-repeated="2"/>
          <table:table-cell table:formula="of:=( [.B14] - ([.$D$2]*[.A14] + [.$D$3]) )^2" office:value-type="float" office:value="0.00490128434053737">
            <text:p>4.90E-003</text:p>
          </table:table-cell>
          <table:table-cell table:formula="of:=([.A14] - [.$D$6])^2" office:value-type="float" office:value="5062500">
            <text:p>5062500</text:p>
          </table:table-cell>
          <table:table-cell table:formula="of:=FLOOR((ROW() - 2)/3 ;1)*3 + 2" office:value-type="float" office:value="14">
            <text:p>14</text:p>
          </table:table-cell>
          <table:table-cell table:formula="of:=STDEV(INDIRECT(&quot;B&quot; &amp;[.G14] &amp; &quot;:B&quot; &amp; ([.G14] + 2)))" office:value-type="float" office:value="0.0493288286231584">
            <text:p>0.05</text:p>
          </table:table-cell>
          <table:table-cell table:number-columns-repeated="4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0.43">
            <text:p>80.43</text:p>
          </table:table-cell>
          <table:table-cell table:number-columns-repeated="2"/>
          <table:table-cell table:formula="of:=( [.B15] - ([.$D$2]*[.A15] + [.$D$3]) )^2" office:value-type="float" office:value="0.0225027520621239">
            <text:p>2.25E-002</text:p>
          </table:table-cell>
          <table:table-cell table:formula="of:=([.A15] - [.$D$6])^2" office:value-type="float" office:value="5062500">
            <text:p>5062500</text:p>
          </table:table-cell>
          <table:table-cell table:formula="of:=FLOOR((ROW() - 2)/3 ;1)*3 + 2" office:value-type="float" office:value="14">
            <text:p>14</text:p>
          </table:table-cell>
          <table:table-cell table:formula="of:=STDEV(INDIRECT(&quot;B&quot; &amp;[.G15] &amp; &quot;:B&quot; &amp; ([.G15] + 2)))" office:value-type="float" office:value="0.0493288286231584">
            <text:p>0.05</text:p>
          </table:table-cell>
          <table:table-cell table:number-columns-repeated="4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0.52">
            <text:p>80.52</text:p>
          </table:table-cell>
          <table:table-cell table:number-columns-repeated="2"/>
          <table:table-cell table:formula="of:=( [.B16] - ([.$D$2]*[.A16] + [.$D$3]) )^2" office:value-type="float" office:value="0.00360110087534008">
            <text:p>3.60E-003</text:p>
          </table:table-cell>
          <table:table-cell table:formula="of:=([.A16] - [.$D$6])^2" office:value-type="float" office:value="5062500">
            <text:p>5062500</text:p>
          </table:table-cell>
          <table:table-cell table:formula="of:=FLOOR((ROW() - 2)/3 ;1)*3 + 2" office:value-type="float" office:value="14">
            <text:p>14</text:p>
          </table:table-cell>
          <table:table-cell table:formula="of:=STDEV(INDIRECT(&quot;B&quot; &amp;[.G16] &amp; &quot;:B&quot; &amp; ([.G16] + 2)))" office:value-type="float" office:value="0.0493288286231584">
            <text:p>0.05</text:p>
          </table:table-cell>
          <table:table-cell table:number-columns-repeated="4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1.86">
            <text:p>91.86</text:p>
          </table:table-cell>
          <table:table-cell table:number-columns-repeated="2"/>
          <table:table-cell table:formula="of:=( [.B17] - ([.$D$2]*[.A17] + [.$D$3]) )^2" office:value-type="float" office:value="0.0173109071912005">
            <text:p>1.73E-002</text:p>
          </table:table-cell>
          <table:table-cell table:formula="of:=([.A17] - [.$D$6])^2" office:value-type="float" office:value="3062500">
            <text:p>3062500</text:p>
          </table:table-cell>
          <table:table-cell table:formula="of:=FLOOR((ROW() - 2)/3 ;1)*3 + 2" office:value-type="float" office:value="17">
            <text:p>17</text:p>
          </table:table-cell>
          <table:table-cell table:formula="of:=STDEV(INDIRECT(&quot;B&quot; &amp;[.G17] &amp; &quot;:B&quot; &amp; ([.G17] + 2)))" office:value-type="float" office:value="0.234591844132168">
            <text:p>0.23</text:p>
          </table:table-cell>
          <table:table-cell table:number-columns-repeated="4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2.32">
            <text:p>92.32</text:p>
          </table:table-cell>
          <table:table-cell table:number-columns-repeated="2"/>
          <table:table-cell table:formula="of:=( [.B18] - ([.$D$2]*[.A18] + [.$D$3]) )^2" office:value-type="float" office:value="0.10786566008652">
            <text:p>1.08E-001</text:p>
          </table:table-cell>
          <table:table-cell table:formula="of:=([.A18] - [.$D$6])^2" office:value-type="float" office:value="3062500">
            <text:p>3062500</text:p>
          </table:table-cell>
          <table:table-cell table:formula="of:=FLOOR((ROW() - 2)/3 ;1)*3 + 2" office:value-type="float" office:value="17">
            <text:p>17</text:p>
          </table:table-cell>
          <table:table-cell table:formula="of:=STDEV(INDIRECT(&quot;B&quot; &amp;[.G18] &amp; &quot;:B&quot; &amp; ([.G18] + 2)))" office:value-type="float" office:value="0.234591844132168">
            <text:p>0.23</text:p>
          </table:table-cell>
          <table:table-cell table:number-columns-repeated="4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2.01">
            <text:p>92.01</text:p>
          </table:table-cell>
          <table:table-cell table:number-columns-repeated="2"/>
          <table:table-cell table:formula="of:=( [.B19] - ([.$D$2]*[.A19] + [.$D$3]) )^2" office:value-type="float" office:value="0.000339630961415016">
            <text:p>3.40E-004</text:p>
          </table:table-cell>
          <table:table-cell table:formula="of:=([.A19] - [.$D$6])^2" office:value-type="float" office:value="3062500">
            <text:p>3062500</text:p>
          </table:table-cell>
          <table:table-cell table:formula="of:=FLOOR((ROW() - 2)/3 ;1)*3 + 2" office:value-type="float" office:value="17">
            <text:p>17</text:p>
          </table:table-cell>
          <table:table-cell table:formula="of:=STDEV(INDIRECT(&quot;B&quot; &amp;[.G19] &amp; &quot;:B&quot; &amp; ([.G19] + 2)))" office:value-type="float" office:value="0.234591844132168">
            <text:p>0.23</text:p>
          </table:table-cell>
          <table:table-cell table:number-columns-repeated="4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03.39">
            <text:p>103.39</text:p>
          </table:table-cell>
          <table:table-cell table:number-columns-repeated="2"/>
          <table:table-cell table:formula="of:=( [.B20] - ([.$D$2]*[.A20] + [.$D$3]) )^2" office:value-type="float" office:value="0.000172466975941465">
            <text:p>1.72E-004</text:p>
          </table:table-cell>
          <table:table-cell table:formula="of:=([.A20] - [.$D$6])^2" office:value-type="float" office:value="1562500">
            <text:p>1562500</text:p>
          </table:table-cell>
          <table:table-cell table:formula="of:=FLOOR((ROW() - 2)/3 ;1)*3 + 2" office:value-type="float" office:value="20">
            <text:p>20</text:p>
          </table:table-cell>
          <table:table-cell table:formula="of:=STDEV(INDIRECT(&quot;B&quot; &amp;[.G20] &amp; &quot;:B&quot; &amp; ([.G20] + 2)))" office:value-type="float" office:value="0.0458257569495601">
            <text:p>0.05</text:p>
          </table:table-cell>
          <table:table-cell table:number-columns-repeated="4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03.36">
            <text:p>103.36</text:p>
          </table:table-cell>
          <table:table-cell table:number-columns-repeated="2"/>
          <table:table-cell table:formula="of:=( [.B21] - ([.$D$2]*[.A21] + [.$D$3]) )^2" office:value-type="float" office:value="0.00186042707225944">
            <text:p>1.86E-003</text:p>
          </table:table-cell>
          <table:table-cell table:formula="of:=([.A21] - [.$D$6])^2" office:value-type="float" office:value="1562500">
            <text:p>1562500</text:p>
          </table:table-cell>
          <table:table-cell table:formula="of:=FLOOR((ROW() - 2)/3 ;1)*3 + 2" office:value-type="float" office:value="20">
            <text:p>20</text:p>
          </table:table-cell>
          <table:table-cell table:formula="of:=STDEV(INDIRECT(&quot;B&quot; &amp;[.G21] &amp; &quot;:B&quot; &amp; ([.G21] + 2)))" office:value-type="float" office:value="0.0458257569495601">
            <text:p>0.05</text:p>
          </table:table-cell>
          <table:table-cell table:number-columns-repeated="4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03.3">
            <text:p>103.3</text:p>
          </table:table-cell>
          <table:table-cell table:number-columns-repeated="2"/>
          <table:table-cell table:formula="of:=( [.B22] - ([.$D$2]*[.A22] + [.$D$3]) )^2" office:value-type="float" office:value="0.0106363472648958">
            <text:p>1.06E-002</text:p>
          </table:table-cell>
          <table:table-cell table:formula="of:=([.A22] - [.$D$6])^2" office:value-type="float" office:value="1562500">
            <text:p>1562500</text:p>
          </table:table-cell>
          <table:table-cell table:formula="of:=FLOOR((ROW() - 2)/3 ;1)*3 + 2" office:value-type="float" office:value="20">
            <text:p>20</text:p>
          </table:table-cell>
          <table:table-cell table:formula="of:=STDEV(INDIRECT(&quot;B&quot; &amp;[.G22] &amp; &quot;:B&quot; &amp; ([.G22] + 2)))" office:value-type="float" office:value="0.0458257569495601">
            <text:p>0.05</text:p>
          </table:table-cell>
          <table:table-cell table:number-columns-repeated="4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14.66">
            <text:p>114.66</text:p>
          </table:table-cell>
          <table:table-cell table:number-columns-repeated="2"/>
          <table:table-cell table:formula="of:=( [.B23] - ([.$D$2]*[.A23] + [.$D$3]) )^2" office:value-type="float" office:value="0.0239303622728911">
            <text:p>2.39E-002</text:p>
          </table:table-cell>
          <table:table-cell table:formula="of:=([.A23] - [.$D$6])^2" office:value-type="float" office:value="562500">
            <text:p>562500</text:p>
          </table:table-cell>
          <table:table-cell table:formula="of:=FLOOR((ROW() - 2)/3 ;1)*3 + 2" office:value-type="float" office:value="23">
            <text:p>23</text:p>
          </table:table-cell>
          <table:table-cell table:formula="of:=STDEV(INDIRECT(&quot;B&quot; &amp;[.G23] &amp; &quot;:B&quot; &amp; ([.G23] + 2)))" office:value-type="float" office:value="0.0721110255092812">
            <text:p>0.07</text:p>
          </table:table-cell>
          <table:table-cell table:number-columns-repeated="4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14.76">
            <text:p>114.76</text:p>
          </table:table-cell>
          <table:table-cell table:number-columns-repeated="2"/>
          <table:table-cell table:formula="of:=( [.B24] - ([.$D$2]*[.A24] + [.$D$3]) )^2" office:value-type="float" office:value="0.00299147911729383">
            <text:p>2.99E-003</text:p>
          </table:table-cell>
          <table:table-cell table:formula="of:=([.A24] - [.$D$6])^2" office:value-type="float" office:value="562500">
            <text:p>562500</text:p>
          </table:table-cell>
          <table:table-cell table:formula="of:=FLOOR((ROW() - 2)/3 ;1)*3 + 2" office:value-type="float" office:value="23">
            <text:p>23</text:p>
          </table:table-cell>
          <table:table-cell table:formula="of:=STDEV(INDIRECT(&quot;B&quot; &amp;[.G24] &amp; &quot;:B&quot; &amp; ([.G24] + 2)))" office:value-type="float" office:value="0.0721110255092812">
            <text:p>0.07</text:p>
          </table:table-cell>
          <table:table-cell table:number-columns-repeated="4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14.62">
            <text:p>114.62</text:p>
          </table:table-cell>
          <table:table-cell table:number-columns-repeated="2"/>
          <table:table-cell table:formula="of:=( [.B25] - ([.$D$2]*[.A25] + [.$D$3]) )^2" office:value-type="float" office:value="0.0379059155351266">
            <text:p>3.79E-002</text:p>
          </table:table-cell>
          <table:table-cell table:formula="of:=([.A25] - [.$D$6])^2" office:value-type="float" office:value="562500">
            <text:p>562500</text:p>
          </table:table-cell>
          <table:table-cell table:formula="of:=FLOOR((ROW() - 2)/3 ;1)*3 + 2" office:value-type="float" office:value="23">
            <text:p>23</text:p>
          </table:table-cell>
          <table:table-cell table:formula="of:=STDEV(INDIRECT(&quot;B&quot; &amp;[.G25] &amp; &quot;:B&quot; &amp; ([.G25] + 2)))" office:value-type="float" office:value="0.0721110255092812">
            <text:p>0.07</text:p>
          </table:table-cell>
          <table:table-cell table:number-columns-repeated="4"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26.23">
            <text:p>126.23</text:p>
          </table:table-cell>
          <table:table-cell table:number-columns-repeated="2"/>
          <table:table-cell table:formula="of:=( [.B26] - ([.$D$2]*[.A26] + [.$D$3]) )^2" office:value-type="float" office:value="0.0000140163133561601">
            <text:p>1.40E-005</text:p>
          </table:table-cell>
          <table:table-cell table:formula="of:=([.A26] - [.$D$6])^2" office:value-type="float" office:value="62500">
            <text:p>62500</text:p>
          </table:table-cell>
          <table:table-cell table:formula="of:=FLOOR((ROW() - 2)/3 ;1)*3 + 2" office:value-type="float" office:value="26">
            <text:p>26</text:p>
          </table:table-cell>
          <table:table-cell table:formula="of:=STDEV(INDIRECT(&quot;B&quot; &amp;[.G26] &amp; &quot;:B&quot; &amp; ([.G26] + 2)))" office:value-type="float" office:value="0.0513160143944734">
            <text:p>0.05</text:p>
          </table:table-cell>
          <table:table-cell table:number-columns-repeated="4"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26.13">
            <text:p>126.13</text:p>
          </table:table-cell>
          <table:table-cell table:number-columns-repeated="2"/>
          <table:table-cell table:formula="of:=( [.B27] - ([.$D$2]*[.A27] + [.$D$3]) )^2" office:value-type="float" office:value="0.00926524897015539">
            <text:p>9.27E-003</text:p>
          </table:table-cell>
          <table:table-cell table:formula="of:=([.A27] - [.$D$6])^2" office:value-type="float" office:value="62500">
            <text:p>62500</text:p>
          </table:table-cell>
          <table:table-cell table:formula="of:=FLOOR((ROW() - 2)/3 ;1)*3 + 2" office:value-type="float" office:value="26">
            <text:p>26</text:p>
          </table:table-cell>
          <table:table-cell table:formula="of:=STDEV(INDIRECT(&quot;B&quot; &amp;[.G27] &amp; &quot;:B&quot; &amp; ([.G27] + 2)))" office:value-type="float" office:value="0.0513160143944734">
            <text:p>0.05</text:p>
          </table:table-cell>
          <table:table-cell office:value-type="string">
            <text:p>Prediction</text:p>
          </table:table-cell>
          <table:table-cell table:number-columns-repeated="3"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26.2">
            <text:p>126.2</text:p>
          </table:table-cell>
          <table:table-cell table:number-columns-repeated="2"/>
          <table:table-cell table:formula="of:=( [.B28] - ([.$D$2]*[.A28] + [.$D$3]) )^2" office:value-type="float" office:value="0.000689386110395495">
            <text:p>6.89E-004</text:p>
          </table:table-cell>
          <table:table-cell table:formula="of:=([.A28] - [.$D$6])^2" office:value-type="float" office:value="62500">
            <text:p>62500</text:p>
          </table:table-cell>
          <table:table-cell table:formula="of:=FLOOR((ROW() - 2)/3 ;1)*3 + 2" office:value-type="float" office:value="26">
            <text:p>26</text:p>
          </table:table-cell>
          <table:table-cell table:formula="of:=STDEV(INDIRECT(&quot;B&quot; &amp;[.G28] &amp; &quot;:B&quot; &amp; ([.G28] + 2)))" office:value-type="float" office:value="0.0513160143944734">
            <text:p>0.05</text:p>
          </table:table-cell>
          <table:table-cell office:value-type="string">
            <text:p>N</text:p>
          </table:table-cell>
          <table:table-cell table:style-name="ce2" office:value-type="float" office:value="800000">
            <text:p>8.00E+005</text:p>
          </table:table-cell>
          <table:table-cell table:number-columns-repeated="2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37.58">
            <text:p>137.58</text:p>
          </table:table-cell>
          <table:table-cell table:number-columns-repeated="2"/>
          <table:table-cell table:formula="of:=( [.B29] - ([.$D$2]*[.A29] + [.$D$3]) )^2" office:value-type="float" office:value="0.00334291080811956">
            <text:p>3.34E-003</text:p>
          </table:table-cell>
          <table:table-cell table:formula="of:=([.A29] - [.$D$6])^2" office:value-type="float" office:value="62500">
            <text:p>62500</text:p>
          </table:table-cell>
          <table:table-cell table:formula="of:=FLOOR((ROW() - 2)/3 ;1)*3 + 2" office:value-type="float" office:value="29">
            <text:p>29</text:p>
          </table:table-cell>
          <table:table-cell table:formula="of:=STDEV(INDIRECT(&quot;B&quot; &amp;[.G29] &amp; &quot;:B&quot; &amp; ([.G29] + 2)))" office:value-type="float" office:value="0.130511813003009">
            <text:p>0.13</text:p>
          </table:table-cell>
          <table:table-cell office:value-type="string">
            <text:p>T (secs)</text:p>
          </table:table-cell>
          <table:table-cell table:formula="of:=[.D2]*[.J28] +[.D3]" office:value-type="float" office:value="18259.1978729503">
            <text:p>18259.2</text:p>
          </table:table-cell>
          <table:table-cell office:value-type="string">
            <text:p>T (hours)</text:p>
          </table:table-cell>
          <table:table-cell table:formula="of:=[.J29]/3600" office:value-type="float" office:value="5.07199940915287">
            <text:p>5.07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37.43">
            <text:p>137.43</text:p>
          </table:table-cell>
          <table:table-cell table:number-columns-repeated="2"/>
          <table:table-cell table:formula="of:=( [.B30] - ([.$D$2]*[.A30] + [.$D$3]) )^2" office:value-type="float" office:value="0.0431882840451198">
            <text:p>4.32E-002</text:p>
          </table:table-cell>
          <table:table-cell table:formula="of:=([.A30] - [.$D$6])^2" office:value-type="float" office:value="62500">
            <text:p>62500</text:p>
          </table:table-cell>
          <table:table-cell table:formula="of:=FLOOR((ROW() - 2)/3 ;1)*3 + 2" office:value-type="float" office:value="29">
            <text:p>29</text:p>
          </table:table-cell>
          <table:table-cell table:formula="of:=STDEV(INDIRECT(&quot;B&quot; &amp;[.G30] &amp; &quot;:B&quot; &amp; ([.G30] + 2)))" office:value-type="float" office:value="0.130511813003009">
            <text:p>0.13</text:p>
          </table:table-cell>
          <table:table-cell office:value-type="string">
            <text:p>∆T</text:p>
          </table:table-cell>
          <table:table-cell table:formula="of:=SQRT(  ([.J28]^2)*([.D4]^2) + [.D5]^2  )" office:value-type="float" office:value="353.07912542452">
            <text:p>353.08</text:p>
          </table:table-cell>
          <table:table-cell office:value-type="string">
            <text:p>∆T (hours)</text:p>
          </table:table-cell>
          <table:table-cell table:formula="of:=[.J30]/3600" office:value-type="float" office:value="0.0980775348401445">
            <text:p>0.1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37.69">
            <text:p>137.69</text:p>
          </table:table-cell>
          <table:table-cell table:number-columns-repeated="2"/>
          <table:table-cell table:formula="of:=( [.B31] - ([.$D$2]*[.A31] + [.$D$3]) )^2" office:value-type="float" office:value="0.00272297043431961">
            <text:p>2.72E-003</text:p>
          </table:table-cell>
          <table:table-cell table:formula="of:=([.A31] - [.$D$6])^2" office:value-type="float" office:value="62500">
            <text:p>62500</text:p>
          </table:table-cell>
          <table:table-cell table:formula="of:=FLOOR((ROW() - 2)/3 ;1)*3 + 2" office:value-type="float" office:value="29">
            <text:p>29</text:p>
          </table:table-cell>
          <table:table-cell table:formula="of:=STDEV(INDIRECT(&quot;B&quot; &amp;[.G31] &amp; &quot;:B&quot; &amp; ([.G31] + 2)))" office:value-type="float" office:value="0.130511813003009">
            <text:p>0.13</text:p>
          </table:table-cell>
          <table:table-cell table:style-name="ce5" office:value-type="string">
            <text:p>∆T/T</text:p>
          </table:table-cell>
          <table:table-cell table:formula="of:=[.J30]/[.J29]" office:value-type="float" office:value="0.0193370556516933">
            <text:p>0.02</text:p>
          </table:table-cell>
          <table:table-cell table:number-columns-repeated="2"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48.93">
            <text:p>148.93</text:p>
          </table:table-cell>
          <table:table-cell table:number-columns-repeated="2"/>
          <table:table-cell table:formula="of:=( [.B32] - ([.$D$2]*[.A32] + [.$D$3]) )^2" office:value-type="float" office:value="0.0142515028148759">
            <text:p>1.43E-002</text:p>
          </table:table-cell>
          <table:table-cell table:formula="of:=([.A32] - [.$D$6])^2" office:value-type="float" office:value="562500">
            <text:p>562500</text:p>
          </table:table-cell>
          <table:table-cell table:formula="of:=FLOOR((ROW() - 2)/3 ;1)*3 + 2" office:value-type="float" office:value="32">
            <text:p>32</text:p>
          </table:table-cell>
          <table:table-cell table:formula="of:=STDEV(INDIRECT(&quot;B&quot; &amp;[.G32] &amp; &quot;:B&quot; &amp; ([.G32] + 2)))" office:value-type="float" office:value="0.0550757054728694">
            <text:p>0.06</text:p>
          </table:table-cell>
          <table:table-cell table:number-columns-repeated="4"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49.02">
            <text:p>149.02</text:p>
          </table:table-cell>
          <table:table-cell table:number-columns-repeated="2"/>
          <table:table-cell table:formula="of:=( [.B33] - ([.$D$2]*[.A33] + [.$D$3]) )^2" office:value-type="float" office:value="0.000863164321591051">
            <text:p>8.63E-004</text:p>
          </table:table-cell>
          <table:table-cell table:formula="of:=([.A33] - [.$D$6])^2" office:value-type="float" office:value="562500">
            <text:p>562500</text:p>
          </table:table-cell>
          <table:table-cell table:formula="of:=FLOOR((ROW() - 2)/3 ;1)*3 + 2" office:value-type="float" office:value="32">
            <text:p>32</text:p>
          </table:table-cell>
          <table:table-cell table:formula="of:=STDEV(INDIRECT(&quot;B&quot; &amp;[.G33] &amp; &quot;:B&quot; &amp; ([.G33] + 2)))" office:value-type="float" office:value="0.0550757054728694">
            <text:p>0.06</text:p>
          </table:table-cell>
          <table:table-cell table:number-columns-repeated="4"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48.92">
            <text:p>148.92</text:p>
          </table:table-cell>
          <table:table-cell table:number-columns-repeated="2"/>
          <table:table-cell table:formula="of:=( [.B34] - ([.$D$2]*[.A34] + [.$D$3]) )^2" office:value-type="float" office:value="0.0167390959808015">
            <text:p>1.67E-002</text:p>
          </table:table-cell>
          <table:table-cell table:formula="of:=([.A34] - [.$D$6])^2" office:value-type="float" office:value="562500">
            <text:p>562500</text:p>
          </table:table-cell>
          <table:table-cell table:formula="of:=FLOOR((ROW() - 2)/3 ;1)*3 + 2" office:value-type="float" office:value="32">
            <text:p>32</text:p>
          </table:table-cell>
          <table:table-cell table:formula="of:=STDEV(INDIRECT(&quot;B&quot; &amp;[.G34] &amp; &quot;:B&quot; &amp; ([.G34] + 2)))" office:value-type="float" office:value="0.0550757054728694">
            <text:p>0.06</text:p>
          </table:table-cell>
          <table:table-cell table:number-columns-repeated="4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60.41">
            <text:p>160.41</text:p>
          </table:table-cell>
          <table:table-cell table:number-columns-repeated="2"/>
          <table:table-cell table:formula="of:=( [.B35] - ([.$D$2]*[.A35] + [.$D$3]) )^2" office:value-type="float" office:value="0.00259502682508765">
            <text:p>2.60E-003</text:p>
          </table:table-cell>
          <table:table-cell table:formula="of:=([.A35] - [.$D$6])^2" office:value-type="float" office:value="1562500">
            <text:p>1562500</text:p>
          </table:table-cell>
          <table:table-cell table:formula="of:=FLOOR((ROW() - 2)/3 ;1)*3 + 2" office:value-type="float" office:value="35">
            <text:p>35</text:p>
          </table:table-cell>
          <table:table-cell table:formula="of:=STDEV(INDIRECT(&quot;B&quot; &amp;[.G35] &amp; &quot;:B&quot; &amp; ([.G35] + 2)))" office:value-type="float" office:value="0.0585946527708289">
            <text:p>0.06</text:p>
          </table:table-cell>
          <table:table-cell table:number-columns-repeated="4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60.52">
            <text:p>160.52</text:p>
          </table:table-cell>
          <table:table-cell table:number-columns-repeated="2"/>
          <table:table-cell table:formula="of:=( [.B36] - ([.$D$2]*[.A36] + [.$D$3]) )^2" office:value-type="float" office:value="0.00348791754864146">
            <text:p>3.49E-003</text:p>
          </table:table-cell>
          <table:table-cell table:formula="of:=([.A36] - [.$D$6])^2" office:value-type="float" office:value="1562500">
            <text:p>1562500</text:p>
          </table:table-cell>
          <table:table-cell table:formula="of:=FLOOR((ROW() - 2)/3 ;1)*3 + 2" office:value-type="float" office:value="35">
            <text:p>35</text:p>
          </table:table-cell>
          <table:table-cell table:formula="of:=STDEV(INDIRECT(&quot;B&quot; &amp;[.G36] &amp; &quot;:B&quot; &amp; ([.G36] + 2)))" office:value-type="float" office:value="0.0585946527708289">
            <text:p>0.06</text:p>
          </table:table-cell>
          <table:table-cell table:number-columns-repeated="4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60.43">
            <text:p>160.43</text:p>
          </table:table-cell>
          <table:table-cell table:number-columns-repeated="2"/>
          <table:table-cell table:formula="of:=( [.B37] - ([.$D$2]*[.A37] + [.$D$3]) )^2" office:value-type="float" office:value="0.000957370593005599">
            <text:p>9.57E-004</text:p>
          </table:table-cell>
          <table:table-cell table:formula="of:=([.A37] - [.$D$6])^2" office:value-type="float" office:value="1562500">
            <text:p>1562500</text:p>
          </table:table-cell>
          <table:table-cell table:formula="of:=FLOOR((ROW() - 2)/3 ;1)*3 + 2" office:value-type="float" office:value="35">
            <text:p>35</text:p>
          </table:table-cell>
          <table:table-cell table:formula="of:=STDEV(INDIRECT(&quot;B&quot; &amp;[.G37] &amp; &quot;:B&quot; &amp; ([.G37] + 2)))" office:value-type="float" office:value="0.0585946527708289">
            <text:p>0.06</text:p>
          </table:table-cell>
          <table:table-cell table:number-columns-repeated="4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71.9">
            <text:p>171.9</text:p>
          </table:table-cell>
          <table:table-cell table:number-columns-repeated="2"/>
          <table:table-cell table:formula="of:=( [.B38] - ([.$D$2]*[.A38] + [.$D$3]) )^2" office:value-type="float" office:value="0.000756076578000386">
            <text:p>7.56E-004</text:p>
          </table:table-cell>
          <table:table-cell table:formula="of:=([.A38] - [.$D$6])^2" office:value-type="float" office:value="3062500">
            <text:p>3062500</text:p>
          </table:table-cell>
          <table:table-cell table:formula="of:=FLOOR((ROW() - 2)/3 ;1)*3 + 2" office:value-type="float" office:value="38">
            <text:p>38</text:p>
          </table:table-cell>
          <table:table-cell table:formula="of:=STDEV(INDIRECT(&quot;B&quot; &amp;[.G38] &amp; &quot;:B&quot; &amp; ([.G38] + 2)))" office:value-type="float" office:value="0.0907377172587637">
            <text:p>0.09</text:p>
          </table:table-cell>
          <table:table-cell table:number-columns-repeated="4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72.01">
            <text:p>172.01</text:p>
          </table:table-cell>
          <table:table-cell table:number-columns-repeated="2"/>
          <table:table-cell table:formula="of:=( [.B39] - ([.$D$2]*[.A39] + [.$D$3]) )^2" office:value-type="float" office:value="0.0189053828502245">
            <text:p>1.89E-002</text:p>
          </table:table-cell>
          <table:table-cell table:formula="of:=([.A39] - [.$D$6])^2" office:value-type="float" office:value="3062500">
            <text:p>3062500</text:p>
          </table:table-cell>
          <table:table-cell table:formula="of:=FLOOR((ROW() - 2)/3 ;1)*3 + 2" office:value-type="float" office:value="38">
            <text:p>38</text:p>
          </table:table-cell>
          <table:table-cell table:formula="of:=STDEV(INDIRECT(&quot;B&quot; &amp;[.G39] &amp; &quot;:B&quot; &amp; ([.G39] + 2)))" office:value-type="float" office:value="0.0907377172587637">
            <text:p>0.09</text:p>
          </table:table-cell>
          <table:table-cell table:number-columns-repeated="4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71.83">
            <text:p>171.83</text:p>
          </table:table-cell>
          <table:table-cell table:number-columns-repeated="2"/>
          <table:table-cell table:formula="of:=( [.B40] - ([.$D$2]*[.A40] + [.$D$3]) )^2" office:value-type="float" office:value="0.00180651804112736">
            <text:p>1.81E-003</text:p>
          </table:table-cell>
          <table:table-cell table:formula="of:=([.A40] - [.$D$6])^2" office:value-type="float" office:value="3062500">
            <text:p>3062500</text:p>
          </table:table-cell>
          <table:table-cell table:formula="of:=FLOOR((ROW() - 2)/3 ;1)*3 + 2" office:value-type="float" office:value="38">
            <text:p>38</text:p>
          </table:table-cell>
          <table:table-cell table:formula="of:=STDEV(INDIRECT(&quot;B&quot; &amp;[.G40] &amp; &quot;:B&quot; &amp; ([.G40] + 2)))" office:value-type="float" office:value="0.0907377172587637">
            <text:p>0.09</text:p>
          </table:table-cell>
          <table:table-cell table:number-columns-repeated="4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83.31">
            <text:p>183.31</text:p>
          </table:table-cell>
          <table:table-cell table:number-columns-repeated="2"/>
          <table:table-cell table:formula="of:=( [.B41] - ([.$D$2]*[.A41] + [.$D$3]) )^2" office:value-type="float" office:value="0.000672629369783253">
            <text:p>6.73E-004</text:p>
          </table:table-cell>
          <table:table-cell table:formula="of:=([.A41] - [.$D$6])^2" office:value-type="float" office:value="5062500">
            <text:p>5062500</text:p>
          </table:table-cell>
          <table:table-cell table:formula="of:=FLOOR((ROW() - 2)/3 ;1)*3 + 2" office:value-type="float" office:value="41">
            <text:p>41</text:p>
          </table:table-cell>
          <table:table-cell table:formula="of:=STDEV(INDIRECT(&quot;B&quot; &amp;[.G41] &amp; &quot;:B&quot; &amp; ([.G41] + 2)))" office:value-type="float" office:value="0.220302821891443">
            <text:p>0.22</text:p>
          </table:table-cell>
          <table:table-cell table:number-columns-repeated="4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83.11">
            <text:p>183.11</text:p>
          </table:table-cell>
          <table:table-cell table:number-columns-repeated="2"/>
          <table:table-cell table:formula="of:=( [.B42] - ([.$D$2]*[.A42] + [.$D$3]) )^2" office:value-type="float" office:value="0.0302985896954133">
            <text:p>3.03E-002</text:p>
          </table:table-cell>
          <table:table-cell table:formula="of:=([.A42] - [.$D$6])^2" office:value-type="float" office:value="5062500">
            <text:p>5062500</text:p>
          </table:table-cell>
          <table:table-cell table:formula="of:=FLOOR((ROW() - 2)/3 ;1)*3 + 2" office:value-type="float" office:value="41">
            <text:p>41</text:p>
          </table:table-cell>
          <table:table-cell table:formula="of:=STDEV(INDIRECT(&quot;B&quot; &amp;[.G42] &amp; &quot;:B&quot; &amp; ([.G42] + 2)))" office:value-type="float" office:value="0.220302821891443">
            <text:p>0.22</text:p>
          </table:table-cell>
          <table:table-cell table:number-columns-repeated="4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83.55">
            <text:p>183.55</text:p>
          </table:table-cell>
          <table:table-cell table:number-columns-repeated="2"/>
          <table:table-cell table:formula="of:=( [.B43] - ([.$D$2]*[.A43] + [.$D$3]) )^2" office:value-type="float" office:value="0.0707214769790273">
            <text:p>7.07E-002</text:p>
          </table:table-cell>
          <table:table-cell table:formula="of:=([.A43] - [.$D$6])^2" office:value-type="float" office:value="5062500">
            <text:p>5062500</text:p>
          </table:table-cell>
          <table:table-cell table:formula="of:=FLOOR((ROW() - 2)/3 ;1)*3 + 2" office:value-type="float" office:value="41">
            <text:p>41</text:p>
          </table:table-cell>
          <table:table-cell table:formula="of:=STDEV(INDIRECT(&quot;B&quot; &amp;[.G43] &amp; &quot;:B&quot; &amp; ([.G43] + 2)))" office:value-type="float" office:value="0.220302821891443">
            <text:p>0.22</text:p>
          </table:table-cell>
          <table:table-cell table:number-columns-repeated="4"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94.73">
            <text:p>194.73</text:p>
          </table:table-cell>
          <table:table-cell table:number-columns-repeated="2"/>
          <table:table-cell table:formula="of:=( [.B44] - ([.$D$2]*[.A44] + [.$D$3]) )^2" office:value-type="float" office:value="0.00118152730571032">
            <text:p>1.18E-003</text:p>
          </table:table-cell>
          <table:table-cell table:formula="of:=([.A44] - [.$D$6])^2" office:value-type="float" office:value="7562500">
            <text:p>7562500</text:p>
          </table:table-cell>
          <table:table-cell table:formula="of:=FLOOR((ROW() - 2)/3 ;1)*3 + 2" office:value-type="float" office:value="44">
            <text:p>44</text:p>
          </table:table-cell>
          <table:table-cell table:formula="of:=STDEV(INDIRECT(&quot;B&quot; &amp;[.G44] &amp; &quot;:B&quot; &amp; ([.G44] + 2)))" office:value-type="float" office:value="0.102632028788931">
            <text:p>0.1</text:p>
          </table:table-cell>
          <table:table-cell table:number-columns-repeated="4"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94.53">
            <text:p>194.53</text:p>
          </table:table-cell>
          <table:table-cell table:number-columns-repeated="2"/>
          <table:table-cell table:formula="of:=( [.B45] - ([.$D$2]*[.A45] + [.$D$3]) )^2" office:value-type="float" office:value="0.0274321866337452">
            <text:p>2.74E-002</text:p>
          </table:table-cell>
          <table:table-cell table:formula="of:=([.A45] - [.$D$6])^2" office:value-type="float" office:value="7562500">
            <text:p>7562500</text:p>
          </table:table-cell>
          <table:table-cell table:formula="of:=FLOOR((ROW() - 2)/3 ;1)*3 + 2" office:value-type="float" office:value="44">
            <text:p>44</text:p>
          </table:table-cell>
          <table:table-cell table:formula="of:=STDEV(INDIRECT(&quot;B&quot; &amp;[.G45] &amp; &quot;:B&quot; &amp; ([.G45] + 2)))" office:value-type="float" office:value="0.102632028788931">
            <text:p>0.1</text:p>
          </table:table-cell>
          <table:table-cell table:number-columns-repeated="4"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94.59">
            <text:p>194.59</text:p>
          </table:table-cell>
          <table:table-cell table:number-columns-repeated="2"/>
          <table:table-cell table:formula="of:=( [.B46] - ([.$D$2]*[.A46] + [.$D$3]) )^2" office:value-type="float" office:value="0.0111569888353345">
            <text:p>1.12E-002</text:p>
          </table:table-cell>
          <table:table-cell table:formula="of:=([.A46] - [.$D$6])^2" office:value-type="float" office:value="7562500">
            <text:p>7562500</text:p>
          </table:table-cell>
          <table:table-cell table:formula="of:=FLOOR((ROW() - 2)/3 ;1)*3 + 2" office:value-type="float" office:value="44">
            <text:p>44</text:p>
          </table:table-cell>
          <table:table-cell table:formula="of:=STDEV(INDIRECT(&quot;B&quot; &amp;[.G46] &amp; &quot;:B&quot; &amp; ([.G46] + 2)))" office:value-type="float" office:value="0.102632028788931">
            <text:p>0.1</text:p>
          </table:table-cell>
          <table:table-cell table:number-columns-repeated="4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06.72">
            <text:p>206.72</text:p>
          </table:table-cell>
          <table:table-cell table:number-columns-repeated="2"/>
          <table:table-cell table:formula="of:=( [.B47] - ([.$D$2]*[.A47] + [.$D$3]) )^2" office:value-type="float" office:value="0.37553806221017">
            <text:p>3.76E-001</text:p>
          </table:table-cell>
          <table:table-cell table:formula="of:=([.A47] - [.$D$6])^2" office:value-type="float" office:value="10562500">
            <text:p>10562500</text:p>
          </table:table-cell>
          <table:table-cell table:formula="of:=FLOOR((ROW() - 2)/3 ;1)*3 + 2" office:value-type="float" office:value="47">
            <text:p>47</text:p>
          </table:table-cell>
          <table:table-cell table:formula="of:=STDEV(INDIRECT(&quot;B&quot; &amp;[.G47] &amp; &quot;:B&quot; &amp; ([.G47] + 2)))" office:value-type="float" office:value="0.32005207909547">
            <text:p>0.32</text:p>
          </table:table-cell>
          <table:table-cell table:number-columns-repeated="4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06.13">
            <text:p>206.13</text:p>
          </table:table-cell>
          <table:table-cell table:number-columns-repeated="2"/>
          <table:table-cell table:formula="of:=( [.B48] - ([.$D$2]*[.A48] + [.$D$3]) )^2" office:value-type="float" office:value="0.000520369284985848">
            <text:p>5.20E-004</text:p>
          </table:table-cell>
          <table:table-cell table:formula="of:=([.A48] - [.$D$6])^2" office:value-type="float" office:value="10562500">
            <text:p>10562500</text:p>
          </table:table-cell>
          <table:table-cell table:formula="of:=FLOOR((ROW() - 2)/3 ;1)*3 + 2" office:value-type="float" office:value="47">
            <text:p>47</text:p>
          </table:table-cell>
          <table:table-cell table:formula="of:=STDEV(INDIRECT(&quot;B&quot; &amp;[.G48] &amp; &quot;:B&quot; &amp; ([.G48] + 2)))" office:value-type="float" office:value="0.32005207909547">
            <text:p>0.32</text:p>
          </table:table-cell>
          <table:table-cell table:number-columns-repeated="4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06.21">
            <text:p>206.21</text:p>
          </table:table-cell>
          <table:table-cell table:number-columns-repeated="2"/>
          <table:table-cell table:formula="of:=( [.B49] - ([.$D$2]*[.A49] + [.$D$3]) )^2" office:value-type="float" office:value="0.0105702259528095">
            <text:p>1.06E-002</text:p>
          </table:table-cell>
          <table:table-cell table:formula="of:=([.A49] - [.$D$6])^2" office:value-type="float" office:value="10562500">
            <text:p>10562500</text:p>
          </table:table-cell>
          <table:table-cell table:formula="of:=FLOOR((ROW() - 2)/3 ;1)*3 + 2" office:value-type="float" office:value="47">
            <text:p>47</text:p>
          </table:table-cell>
          <table:table-cell table:formula="of:=STDEV(INDIRECT(&quot;B&quot; &amp;[.G49] &amp; &quot;:B&quot; &amp; ([.G49] + 2)))" office:value-type="float" office:value="0.32005207909547">
            <text:p>0.32</text:p>
          </table:table-cell>
          <table:table-cell table:number-columns-repeated="4"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17.69">
            <text:p>217.69</text:p>
          </table:table-cell>
          <table:table-cell table:number-columns-repeated="2"/>
          <table:table-cell table:formula="of:=( [.B50] - ([.$D$2]*[.A50] + [.$D$3]) )^2" office:value-type="float" office:value="0.029326513408771">
            <text:p>2.93E-002</text:p>
          </table:table-cell>
          <table:table-cell table:formula="of:=([.A50] - [.$D$6])^2" office:value-type="float" office:value="14062500">
            <text:p>14062500</text:p>
          </table:table-cell>
          <table:table-cell table:formula="of:=FLOOR((ROW() - 2)/3 ;1)*3 + 2" office:value-type="float" office:value="50">
            <text:p>50</text:p>
          </table:table-cell>
          <table:table-cell table:formula="of:=STDEV(INDIRECT(&quot;B&quot; &amp;[.G50] &amp; &quot;:B&quot; &amp; ([.G50] + 2)))" office:value-type="float" office:value="0.17521415467935">
            <text:p>0.18</text:p>
          </table:table-cell>
          <table:table-cell table:number-columns-repeated="4"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17.53">
            <text:p>217.53</text:p>
          </table:table-cell>
          <table:table-cell table:number-columns-repeated="2"/>
          <table:table-cell table:formula="of:=( [.B51] - ([.$D$2]*[.A51] + [.$D$3]) )^2" office:value-type="float" office:value="0.000126559275048025">
            <text:p>1.27E-004</text:p>
          </table:table-cell>
          <table:table-cell table:formula="of:=([.A51] - [.$D$6])^2" office:value-type="float" office:value="14062500">
            <text:p>14062500</text:p>
          </table:table-cell>
          <table:table-cell table:formula="of:=FLOOR((ROW() - 2)/3 ;1)*3 + 2" office:value-type="float" office:value="50">
            <text:p>50</text:p>
          </table:table-cell>
          <table:table-cell table:formula="of:=STDEV(INDIRECT(&quot;B&quot; &amp;[.G51] &amp; &quot;:B&quot; &amp; ([.G51] + 2)))" office:value-type="float" office:value="0.17521415467935">
            <text:p>0.18</text:p>
          </table:table-cell>
          <table:table-cell table:number-columns-repeated="4"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17.34">
            <text:p>217.34</text:p>
          </table:table-cell>
          <table:table-cell table:number-columns-repeated="2"/>
          <table:table-cell table:formula="of:=( [.B52] - ([.$D$2]*[.A52] + [.$D$3]) )^2" office:value-type="float" office:value="0.0319516137412498">
            <text:p>3.20E-002</text:p>
          </table:table-cell>
          <table:table-cell table:formula="of:=([.A52] - [.$D$6])^2" office:value-type="float" office:value="14062500">
            <text:p>14062500</text:p>
          </table:table-cell>
          <table:table-cell table:formula="of:=FLOOR((ROW() - 2)/3 ;1)*3 + 2" office:value-type="float" office:value="50">
            <text:p>50</text:p>
          </table:table-cell>
          <table:table-cell table:formula="of:=STDEV(INDIRECT(&quot;B&quot; &amp;[.G52] &amp; &quot;:B&quot; &amp; ([.G52] + 2)))" office:value-type="float" office:value="0.17521415467935">
            <text:p>0.18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28.75">
            <text:p>228.75</text:p>
          </table:table-cell>
          <table:table-cell table:number-columns-repeated="2"/>
          <table:table-cell table:formula="of:=( [.B53] - ([.$D$2]*[.A53] + [.$D$3]) )^2" office:value-type="float" office:value="0.0325123779776256">
            <text:p>3.25E-002</text:p>
          </table:table-cell>
          <table:table-cell table:formula="of:=([.A53] - [.$D$6])^2" office:value-type="float" office:value="18062500">
            <text:p>18062500</text:p>
          </table:table-cell>
          <table:table-cell table:formula="of:=FLOOR((ROW() - 2)/3 ;1)*3 + 2" office:value-type="float" office:value="53">
            <text:p>53</text:p>
          </table:table-cell>
          <table:table-cell table:formula="of:=STDEV(INDIRECT(&quot;B&quot; &amp;[.G53] &amp; &quot;:B&quot; &amp; ([.G53] + 2)))" office:value-type="float" office:value="0.112694276695842">
            <text:p>0.11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28.94">
            <text:p>228.94</text:p>
          </table:table-cell>
          <table:table-cell table:number-columns-repeated="2"/>
          <table:table-cell table:formula="of:=( [.B54] - ([.$D$2]*[.A54] + [.$D$3]) )^2" office:value-type="float" office:value="0.0000938594591320581">
            <text:p>9.39E-005</text:p>
          </table:table-cell>
          <table:table-cell table:formula="of:=([.A54] - [.$D$6])^2" office:value-type="float" office:value="18062500">
            <text:p>18062500</text:p>
          </table:table-cell>
          <table:table-cell table:formula="of:=FLOOR((ROW() - 2)/3 ;1)*3 + 2" office:value-type="float" office:value="53">
            <text:p>53</text:p>
          </table:table-cell>
          <table:table-cell table:formula="of:=STDEV(INDIRECT(&quot;B&quot; &amp;[.G54] &amp; &quot;:B&quot; &amp; ([.G54] + 2)))" office:value-type="float" office:value="0.112694276695842">
            <text:p>0.11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28.95">
            <text:p>228.95</text:p>
          </table:table-cell>
          <table:table-cell table:number-columns-repeated="2"/>
          <table:table-cell table:formula="of:=( [.B55] - ([.$D$2]*[.A55] + [.$D$3]) )^2" office:value-type="float" office:value="0.000387621642368841">
            <text:p>3.88E-004</text:p>
          </table:table-cell>
          <table:table-cell table:formula="of:=([.A55] - [.$D$6])^2" office:value-type="float" office:value="18062500">
            <text:p>18062500</text:p>
          </table:table-cell>
          <table:table-cell table:formula="of:=FLOOR((ROW() - 2)/3 ;1)*3 + 2" office:value-type="float" office:value="53">
            <text:p>53</text:p>
          </table:table-cell>
          <table:table-cell table:formula="of:=STDEV(INDIRECT(&quot;B&quot; &amp;[.G55] &amp; &quot;:B&quot; &amp; ([.G55] + 2)))" office:value-type="float" office:value="0.112694276695842">
            <text:p>0.11</text:p>
          </table:table-cell>
          <table:table-cell table:number-columns-repeated="4"/>
        </table:table-row>
      </table:table>
      <table:table table:name="155x155" table:style-name="ta1" table:print="false">
        <table:shapes>
          <draw:frame draw:z-index="0" draw:style-name="gr1" svg:width="18.827cm" svg:height="10.398cm" svg:x="13.927cm" svg:y="0.133cm">
            <draw:object draw:notify-on-update-of-ranges="155x155.A2:155x155.A55 155x155.B2:155x155.B55"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1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7.17">
            <text:p>37.17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243599312005504">
            <text:p>2.44E-002</text:p>
          </table:table-cell>
          <table:table-cell table:formula="of:=( [.B2] - ([.$D$2]*[.A2] + [.$D$3]) )^2" office:value-type="float" office:value="0.0262907576500182">
            <text:p>2.63E-002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7.26">
            <text:p>37.26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79224744868705">
            <text:p>7.92E-001</text:p>
          </table:table-cell>
          <table:table-cell table:formula="of:=( [.B3] - ([.$D$2]*[.A3] + [.$D$3]) )^2" office:value-type="float" office:value="0.00520479273774303">
            <text:p>5.20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7.23">
            <text:p>37.23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679533786498511">
            <text:p>6.80E-004</text:p>
          </table:table-cell>
          <table:table-cell table:formula="of:=( [.B4] - ([.$D$2]*[.A4] + [.$D$3]) )^2" office:value-type="float" office:value="0.0104334477085021">
            <text:p>1.04E-002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9.39">
            <text:p>49.3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824335069025646">
            <text:p>8.24E-002</text:p>
          </table:table-cell>
          <table:table-cell table:formula="of:=( [.B5] - ([.$D$2]*[.A5] + [.$D$3]) )^2" office:value-type="float" office:value="0.0149108154152089">
            <text:p>1.49E-002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9.39">
            <text:p>49.39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149108154152089">
            <text:p>1.49E-002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9.56">
            <text:p>49.56</text:p>
          </table:table-cell>
          <table:table-cell office:value-type="string">
            <text:p>sum d_i^2</text:p>
          </table:table-cell>
          <table:table-cell table:formula="of:=SUM([.E2:.E55])" office:value-type="float" office:value="3.22681309482852">
            <text:p>3.23E+000</text:p>
          </table:table-cell>
          <table:table-cell table:formula="of:=( [.B7] - ([.$D$2]*[.A7] + [.$D$3]) )^2" office:value-type="float" office:value="0.0022934664873434">
            <text:p>2.29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1.58">
            <text:p>61.5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125609065068342">
            <text:p>1.26E-002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1.63">
            <text:p>61.6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385336150052912">
            <text:p>3.85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1.56">
            <text:p>61.56</text:p>
          </table:table-cell>
          <table:table-cell table:number-columns-repeated="2"/>
          <table:table-cell table:formula="of:=( [.B10] - ([.$D$2]*[.A10] + [.$D$3]) )^2" office:value-type="float" office:value="0.017443924509355">
            <text:p>1.74E-002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4.3">
            <text:p>74.3</text:p>
          </table:table-cell>
          <table:table-cell table:number-columns-repeated="2"/>
          <table:table-cell table:formula="of:=( [.B11] - ([.$D$2]*[.A11] + [.$D$3]) )^2" office:value-type="float" office:value="0.183148862595595">
            <text:p>1.83E-001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3.84">
            <text:p>73.84</text:p>
          </table:table-cell>
          <table:table-cell table:number-columns-repeated="2"/>
          <table:table-cell table:formula="of:=( [.B12] - ([.$D$2]*[.A12] + [.$D$3]) )^2" office:value-type="float" office:value="0.00102662890677739">
            <text:p>1.03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3.79">
            <text:p>73.79</text:p>
          </table:table-cell>
          <table:table-cell table:number-columns-repeated="2"/>
          <table:table-cell table:formula="of:=( [.B13] - ([.$D$2]*[.A13] + [.$D$3]) )^2" office:value-type="float" office:value="0.00673073394060055">
            <text:p>6.73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5.91">
            <text:p>85.91</text:p>
          </table:table-cell>
          <table:table-cell table:number-columns-repeated="2"/>
          <table:table-cell table:formula="of:=( [.B14] - ([.$D$2]*[.A14] + [.$D$3]) )^2" office:value-type="float" office:value="0.0201658888184473">
            <text:p>2.02E-002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6.13">
            <text:p>86.13</text:p>
          </table:table-cell>
          <table:table-cell table:number-columns-repeated="2"/>
          <table:table-cell table:formula="of:=( [.B15] - ([.$D$2]*[.A15] + [.$D$3]) )^2" office:value-type="float" office:value="0.006082962548534">
            <text:p>6.08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5.86">
            <text:p>85.86</text:p>
          </table:table-cell>
          <table:table-cell table:number-columns-repeated="2"/>
          <table:table-cell table:formula="of:=( [.B16] - ([.$D$2]*[.A16] + [.$D$3]) )^2" office:value-type="float" office:value="0.0368665538797901">
            <text:p>3.69E-002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8.41">
            <text:p>98.41</text:p>
          </table:table-cell>
          <table:table-cell table:number-columns-repeated="2"/>
          <table:table-cell table:formula="of:=( [.B17] - ([.$D$2]*[.A17] + [.$D$3]) )^2" office:value-type="float" office:value="0.0316938794536592">
            <text:p>3.17E-002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8.12">
            <text:p>98.12</text:p>
          </table:table-cell>
          <table:table-cell table:number-columns-repeated="2"/>
          <table:table-cell table:formula="of:=( [.B18] - ([.$D$2]*[.A18] + [.$D$3]) )^2" office:value-type="float" office:value="0.0125377849690656">
            <text:p>1.25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8.33">
            <text:p>98.33</text:p>
          </table:table-cell>
          <table:table-cell table:number-columns-repeated="2"/>
          <table:table-cell table:formula="of:=( [.B19] - ([.$D$2]*[.A19] + [.$D$3]) )^2" office:value-type="float" office:value="0.00960943959584107">
            <text:p>9.61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0.96">
            <text:p>110.96</text:p>
          </table:table-cell>
          <table:table-cell table:number-columns-repeated="2"/>
          <table:table-cell table:formula="of:=( [.B20] - ([.$D$2]*[.A20] + [.$D$3]) )^2" office:value-type="float" office:value="0.300372118986901">
            <text:p>3.00E-001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0.64">
            <text:p>110.64</text:p>
          </table:table-cell>
          <table:table-cell table:number-columns-repeated="2"/>
          <table:table-cell table:formula="of:=( [.B21] - ([.$D$2]*[.A21] + [.$D$3]) )^2" office:value-type="float" office:value="0.0520123437317663">
            <text:p>5.20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0.32">
            <text:p>110.32</text:p>
          </table:table-cell>
          <table:table-cell table:number-columns-repeated="2"/>
          <table:table-cell table:formula="of:=( [.B22] - ([.$D$2]*[.A22] + [.$D$3]) )^2" office:value-type="float" office:value="0.00845256847662595">
            <text:p>8.45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2.52">
            <text:p>122.52</text:p>
          </table:table-cell>
          <table:table-cell table:number-columns-repeated="2"/>
          <table:table-cell table:formula="of:=( [.B23] - ([.$D$2]*[.A23] + [.$D$3]) )^2" office:value-type="float" office:value="0.0051701063288466">
            <text:p>5.17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2.62">
            <text:p>122.62</text:p>
          </table:table-cell>
          <table:table-cell table:number-columns-repeated="2"/>
          <table:table-cell table:formula="of:=( [.B24] - ([.$D$2]*[.A24] + [.$D$3]) )^2" office:value-type="float" office:value="0.000789416041038776">
            <text:p>7.89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2.65">
            <text:p>122.65</text:p>
          </table:table-cell>
          <table:table-cell table:number-columns-repeated="2"/>
          <table:table-cell table:formula="of:=( [.B25] - ([.$D$2]*[.A25] + [.$D$3]) )^2" office:value-type="float" office:value="0.00337520895469693">
            <text:p>3.38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34.81">
            <text:p>134.81</text:p>
          </table:table-cell>
          <table:table-cell table:number-columns-repeated="2"/>
          <table:table-cell table:formula="of:=( [.B26] - ([.$D$2]*[.A26] + [.$D$3]) )^2" office:value-type="float" office:value="0.00145396921717089">
            <text:p>1.45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34.68">
            <text:p>134.68</text:p>
          </table:table-cell>
          <table:table-cell table:number-columns-repeated="2"/>
          <table:table-cell table:formula="of:=( [.B27] - ([.$D$2]*[.A27] + [.$D$3]) )^2" office:value-type="float" office:value="0.00843992266287386">
            <text:p>8.44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34.69">
            <text:p>134.69</text:p>
          </table:table-cell>
          <table:table-cell table:number-columns-repeated="2"/>
          <table:table-cell table:formula="of:=( [.B28] - ([.$D$2]*[.A28] + [.$D$3]) )^2" office:value-type="float" office:value="0.00670254162859053">
            <text:p>6.70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46.85">
            <text:p>146.85</text:p>
          </table:table-cell>
          <table:table-cell table:number-columns-repeated="2"/>
          <table:table-cell table:formula="of:=( [.B29] - ([.$D$2]*[.A29] + [.$D$3]) )^2" office:value-type="float" office:value="0.0103702963458094">
            <text:p>1.04E-002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46.79">
            <text:p>146.79</text:p>
          </table:table-cell>
          <table:table-cell table:number-columns-repeated="2"/>
          <table:table-cell table:formula="of:=( [.B30] - ([.$D$2]*[.A30] + [.$D$3]) )^2" office:value-type="float" office:value="0.0261904545845423">
            <text:p>2.62E-002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47.5">
            <text:p>147.5</text:p>
          </table:table-cell>
          <table:table-cell table:number-columns-repeated="2"/>
          <table:table-cell table:formula="of:=( [.B31] - ([.$D$2]*[.A31] + [.$D$3]) )^2" office:value-type="float" office:value="0.30048524875955">
            <text:p>3.00E-001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58.94">
            <text:p>158.94</text:p>
          </table:table-cell>
          <table:table-cell table:number-columns-repeated="2"/>
          <table:table-cell table:formula="of:=( [.B32] - ([.$D$2]*[.A32] + [.$D$3]) )^2" office:value-type="float" office:value="0.0367873367687802">
            <text:p>3.68E-002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58.96">
            <text:p>158.96</text:p>
          </table:table-cell>
          <table:table-cell table:number-columns-repeated="2"/>
          <table:table-cell table:formula="of:=( [.B33] - ([.$D$2]*[.A33] + [.$D$3]) )^2" office:value-type="float" office:value="0.029515326678191">
            <text:p>2.95E-002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60.38">
            <text:p>160.38</text:p>
          </table:table-cell>
          <table:table-cell table:number-columns-repeated="2"/>
          <table:table-cell table:formula="of:=( [.B34] - ([.$D$2]*[.A34] + [.$D$3]) )^2" office:value-type="float" office:value="1.55800261024661">
            <text:p>1.56E+000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71.29">
            <text:p>171.29</text:p>
          </table:table-cell>
          <table:table-cell table:number-columns-repeated="2"/>
          <table:table-cell table:formula="of:=( [.B35] - ([.$D$2]*[.A35] + [.$D$3]) )^2" office:value-type="float" office:value="0.00047375233678559">
            <text:p>4.74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71.09">
            <text:p>171.09</text:p>
          </table:table-cell>
          <table:table-cell table:number-columns-repeated="2"/>
          <table:table-cell table:formula="of:=( [.B36] - ([.$D$2]*[.A36] + [.$D$3]) )^2" office:value-type="float" office:value="0.0491800933527122">
            <text:p>4.92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71.26">
            <text:p>171.26</text:p>
          </table:table-cell>
          <table:table-cell table:number-columns-repeated="2"/>
          <table:table-cell table:formula="of:=( [.B37] - ([.$D$2]*[.A37] + [.$D$3]) )^2" office:value-type="float" office:value="0.00267970348917546">
            <text:p>2.68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83.37">
            <text:p>183.37</text:p>
          </table:table-cell>
          <table:table-cell table:number-columns-repeated="2"/>
          <table:table-cell table:formula="of:=( [.B38] - ([.$D$2]*[.A38] + [.$D$3]) )^2" office:value-type="float" office:value="0.0148185466044571">
            <text:p>1.48E-002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83.48">
            <text:p>183.48</text:p>
          </table:table-cell>
          <table:table-cell table:number-columns-repeated="2"/>
          <table:table-cell table:formula="of:=( [.B39] - ([.$D$2]*[.A39] + [.$D$3]) )^2" office:value-type="float" office:value="0.000137626985151548">
            <text:p>1.38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83.42">
            <text:p>183.42</text:p>
          </table:table-cell>
          <table:table-cell table:number-columns-repeated="2"/>
          <table:table-cell table:formula="of:=( [.B40] - ([.$D$2]*[.A40] + [.$D$3]) )^2" office:value-type="float" office:value="0.00514540132295687">
            <text:p>5.15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95.6">
            <text:p>195.6</text:p>
          </table:table-cell>
          <table:table-cell table:number-columns-repeated="2"/>
          <table:table-cell table:formula="of:=( [.B41] - ([.$D$2]*[.A41] + [.$D$3]) )^2" office:value-type="float" office:value="0.00514046742182165">
            <text:p>5.14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95.53">
            <text:p>195.53</text:p>
          </table:table-cell>
          <table:table-cell table:number-columns-repeated="2"/>
          <table:table-cell table:formula="of:=( [.B42] - ([.$D$2]*[.A42] + [.$D$3]) )^2" office:value-type="float" office:value="0.0200780548544503">
            <text:p>2.01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95.46">
            <text:p>195.46</text:p>
          </table:table-cell>
          <table:table-cell table:number-columns-repeated="2"/>
          <table:table-cell table:formula="of:=( [.B43] - ([.$D$2]*[.A43] + [.$D$3]) )^2" office:value-type="float" office:value="0.0448156422870771">
            <text:p>4.48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07.8">
            <text:p>207.8</text:p>
          </table:table-cell>
          <table:table-cell table:number-columns-repeated="2"/>
          <table:table-cell table:formula="of:=( [.B44] - ([.$D$2]*[.A44] + [.$D$3]) )^2" office:value-type="float" office:value="0.0026690297527547">
            <text:p>2.67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08.26">
            <text:p>208.26</text:p>
          </table:table-cell>
          <table:table-cell table:number-columns-repeated="2"/>
          <table:table-cell table:formula="of:=( [.B45] - ([.$D$2]*[.A45] + [.$D$3]) )^2" office:value-type="float" office:value="0.166739388656559">
            <text:p>1.67E-001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07.83">
            <text:p>207.83</text:p>
          </table:table-cell>
          <table:table-cell table:number-columns-repeated="2"/>
          <table:table-cell table:formula="of:=( [.B46] - ([.$D$2]*[.A46] + [.$D$3]) )^2" office:value-type="float" office:value="0.000469270550829941">
            <text:p>4.69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20.01">
            <text:p>220.01</text:p>
          </table:table-cell>
          <table:table-cell table:number-columns-repeated="2"/>
          <table:table-cell table:formula="of:=( [.B47] - ([.$D$2]*[.A47] + [.$D$3]) )^2" office:value-type="float" office:value="0.000467781355543964">
            <text:p>4.68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19.88">
            <text:p>219.88</text:p>
          </table:table-cell>
          <table:table-cell table:number-columns-repeated="2"/>
          <table:table-cell table:formula="of:=( [.B48] - ([.$D$2]*[.A48] + [.$D$3]) )^2" office:value-type="float" office:value="0.0229911273021096">
            <text:p>2.30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19.76">
            <text:p>219.76</text:p>
          </table:table-cell>
          <table:table-cell table:number-columns-repeated="2"/>
          <table:table-cell table:formula="of:=( [.B49] - ([.$D$2]*[.A49] + [.$D$3]) )^2" office:value-type="float" office:value="0.0737819081758652">
            <text:p>7.38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32.21">
            <text:p>232.21</text:p>
          </table:table-cell>
          <table:table-cell table:number-columns-repeated="2"/>
          <table:table-cell table:formula="of:=( [.B50] - ([.$D$2]*[.A50] + [.$D$3]) )^2" office:value-type="float" office:value="0.00000254037030493372">
            <text:p>2.54E-006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32.2">
            <text:p>232.2</text:p>
          </table:table-cell>
          <table:table-cell table:number-columns-repeated="2"/>
          <table:table-cell table:formula="of:=( [.B51] - ([.$D$2]*[.A51] + [.$D$3]) )^2" office:value-type="float" office:value="0.000134417448621524">
            <text:p>1.34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32.11">
            <text:p>232.11</text:p>
          </table:table-cell>
          <table:table-cell table:number-columns-repeated="2"/>
          <table:table-cell table:formula="of:=( [.B52] - ([.$D$2]*[.A52] + [.$D$3]) )^2" office:value-type="float" office:value="0.0103213111534652">
            <text:p>1.03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44.34">
            <text:p>244.34</text:p>
          </table:table-cell>
          <table:table-cell table:number-columns-repeated="2"/>
          <table:table-cell table:formula="of:=( [.B53] - ([.$D$2]*[.A53] + [.$D$3]) )^2" office:value-type="float" office:value="0.00265837731647608">
            <text:p>2.66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44.57">
            <text:p>244.57</text:p>
          </table:table-cell>
          <table:table-cell table:number-columns-repeated="2"/>
          <table:table-cell table:formula="of:=( [.B54] - ([.$D$2]*[.A54] + [.$D$3]) )^2" office:value-type="float" office:value="0.0318410283886024">
            <text:p>3.18E-002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44.3">
            <text:p>244.3</text:p>
          </table:table-cell>
          <table:table-cell table:number-columns-repeated="2"/>
          <table:table-cell table:formula="of:=( [.B55] - ([.$D$2]*[.A55] + [.$D$3]) )^2" office:value-type="float" office:value="0.00838313365175637">
            <text:p>8.38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intercepts" table:style-name="ta1" table:print="false">
        <table:table-column table:style-name="co2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4" table:default-cell-style-name="ce2"/>
        <table:table-column table:style-name="co4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width or height</text:p>
          </table:table-cell>
          <table:table-cell office:value-type="string">
            <text:p>Area (A)</text:p>
          </table:table-cell>
          <table:table-cell office:value-type="string">
            <text:p>Intercept ( c )</text:p>
          </table:table-cell>
          <table:table-cell office:value-type="string">
            <text:p>Error in gradient</text:p>
          </table:table-cell>
          <table:table-cell office:value-type="string">
            <text:p>C=FA +G</text:p>
          </table:table-cell>
          <table:table-cell/>
          <table:table-cell office:value-type="string">
            <text:p>d_i^2</text:p>
          </table:table-cell>
          <table:table-cell office:value-type="string">
            <text:p>(A_i – meanA)^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A2]^2" office:value-type="float" office:value="100">
            <text:p>100</text:p>
          </table:table-cell>
          <table:table-cell table:formula="of:=[10x10.$D$3]" office:value-type="float" office:value="0.00112257768604507">
            <text:p>1.12E-003</text:p>
          </table:table-cell>
          <table:table-cell table:formula="of:=[10x10.$D$4]" office:value-type="float" office:value="0.0000117136136085433">
            <text:p>1.17E-005</text:p>
          </table:table-cell>
          <table:table-cell table:style-name="ce1" office:value-type="string">
            <text:p>gradient (F)</text:p>
          </table:table-cell>
          <table:table-cell table:style-name="ce3" table:formula="of:=SLOPE([.C2:.C31];[.B2:.B31])" office:value-type="float" office:value="0.0000286595421988737">
            <text:p>2.87E-005</text:p>
          </table:table-cell>
          <table:table-cell table:style-name="ce2" table:formula="of:=( [.C2] - ([.$F$2]*[.B2] +[.$F$3]) )^2" office:value-type="float" office:value="0.0000559664688457763">
            <text:p>5.60E-005</text:p>
          </table:table-cell>
          <table:table-cell table:formula="of:=([.B2] - [.$F$6])^2" office:value-type="float" office:value="73602100.6944444">
            <text:p>73602100.6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A3]^2" office:value-type="float" office:value="225">
            <text:p>225</text:p>
          </table:table-cell>
          <table:table-cell table:formula="of:=[15x15.$D$3]" office:value-type="float" office:value="0.00563352826510788">
            <text:p>5.63E-003</text:p>
          </table:table-cell>
          <table:table-cell table:formula="of:=[15x15.$D$4]" office:value-type="float" office:value="0.0000127919424296939">
            <text:p>1.28E-005</text:p>
          </table:table-cell>
          <table:table-cell table:style-name="ce1" office:value-type="string">
            <text:p>Intercept (G)</text:p>
          </table:table-cell>
          <table:table-cell table:style-name="ce3" table:formula="of:=INTERCEPT([.C2:.C31];[.B2:.B31])" office:value-type="float" office:value="-0.00922445057743901">
            <text:p>-9.22E-003</text:p>
          </table:table-cell>
          <table:table-cell table:style-name="ce2" table:formula="of:=( [.C3] - ([.$F$2]*[.B3] +[.$F$3]) )^2" office:value-type="float" office:value="0.0000707210668548523">
            <text:p>7.07E-005</text:p>
          </table:table-cell>
          <table:table-cell table:formula="of:=([.B3] - [.$F$6])^2" office:value-type="float" office:value="71472934.0277778">
            <text:p>71472934.03</text:p>
          </table:table-cell>
          <table:table-cell/>
          <table:table-cell>
            <draw:frame table:end-cell-address="intercepts.Q23" table:end-x="1.155cm" table:end-y="0.099cm" draw:z-index="0" draw:style-name="gr1" svg:width="15.999cm" svg:height="9.07cm" svg:x="0.963cm" svg:y="0.027cm">
              <draw:object draw:notify-on-update-of-ranges="intercepts.B2:intercepts.B31 intercepts.C2:intercepts.C31 intercepts.D2:intercepts.D31 intercepts.D2:intercepts.D31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4]^2" office:value-type="float" office:value="400">
            <text:p>400</text:p>
          </table:table-cell>
          <table:table-cell table:formula="of:=[20x20.$D$3]" office:value-type="float" office:value="0.00758055268891145">
            <text:p>7.58E-003</text:p>
          </table:table-cell>
          <table:table-cell table:formula="of:=[20x20.$D$4]" office:value-type="float" office:value="0.0000245310757686809">
            <text:p>2.45E-005</text:p>
          </table:table-cell>
          <table:table-cell table:style-name="ce1" office:value-type="string">
            <text:p>Error in F</text:p>
          </table:table-cell>
          <table:table-cell table:style-name="ce3" table:formula="of:=SQRT( (1/([.F8]*([.F9] -2)))*[.F7] )" office:value-type="float" office:value="0.0000012576515517171">
            <text:p>1.26E-006</text:p>
          </table:table-cell>
          <table:table-cell table:style-name="ce2" table:formula="of:=( [.C4] - ([.$F$2]*[.B4] +[.$F$3]) )^2" office:value-type="float" office:value="0.0000285282720185479">
            <text:p>2.85E-005</text:p>
          </table:table-cell>
          <table:table-cell table:formula="of:=([.B4] - [.$F$6])^2" office:value-type="float" office:value="68544600.6944444">
            <text:p>68544600.6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A5]^2" office:value-type="float" office:value="625">
            <text:p>625</text:p>
          </table:table-cell>
          <table:table-cell table:formula="of:=[25x25.$D$3]" office:value-type="float" office:value="0.0166678133241605">
            <text:p>1.67E-002</text:p>
          </table:table-cell>
          <table:table-cell table:formula="of:=[25x25.$D$4]" office:value-type="float" office:value="0.0000352989676973656">
            <text:p>3.53E-005</text:p>
          </table:table-cell>
          <table:table-cell table:style-name="ce1" office:value-type="string">
            <text:p>Error in G</text:p>
          </table:table-cell>
          <table:table-cell table:style-name="ce3" table:formula="of:=SQRT(  ( 1/[.F9] + ([.F6]^2)/[.F8])*([.F7]/([.F9] -2))  )" office:value-type="float" office:value="0.0142905401925999">
            <text:p>1.43E-002</text:p>
          </table:table-cell>
          <table:table-cell table:style-name="ce2" table:formula="of:=( [.C5] - ([.$F$2]*[.B5] +[.$F$3]) )^2" office:value-type="float" office:value="0.0000636811984382647">
            <text:p>6.37E-005</text:p>
          </table:table-cell>
          <table:table-cell table:formula="of:=([.B5] - [.$F$6])^2" office:value-type="float" office:value="64869600.6944444">
            <text:p>64869600.6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A6]^2" office:value-type="float" office:value="900">
            <text:p>900</text:p>
          </table:table-cell>
          <table:table-cell table:formula="of:=[30x30.$D$3]" office:value-type="float" office:value="0.0246611627106983">
            <text:p>2.47E-002</text:p>
          </table:table-cell>
          <table:table-cell table:formula="of:=[30x30.$D$4]" office:value-type="float" office:value="0.0000293328968708702">
            <text:p>2.93E-005</text:p>
          </table:table-cell>
          <table:table-cell office:value-type="string">
            <text:p>mean A</text:p>
          </table:table-cell>
          <table:table-cell table:formula="of:=AVERAGE([.B2:.B31])" office:value-type="float" office:value="8679.16666666667">
            <text:p>8.68E+003</text:p>
          </table:table-cell>
          <table:table-cell table:style-name="ce2" table:formula="of:=( [.C6] - ([.$F$2]*[.B6] +[.$F$3]) )^2" office:value-type="float" office:value="0.0000654808736039395">
            <text:p>6.55E-005</text:p>
          </table:table-cell>
          <table:table-cell table:formula="of:=([.B6] - [.$F$6])^2" office:value-type="float" office:value="60515434.0277778">
            <text:p>60515434.03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A7]^2" office:value-type="float" office:value="1225">
            <text:p>1225</text:p>
          </table:table-cell>
          <table:table-cell table:formula="of:=[35x35.$D$3]" office:value-type="float" office:value="0.0355739020754502">
            <text:p>3.56E-002</text:p>
          </table:table-cell>
          <table:table-cell table:formula="of:=[35x35.$D$4]" office:value-type="float" office:value="0.0000511987390083422">
            <text:p>5.12E-005</text:p>
          </table:table-cell>
          <table:table-cell office:value-type="string">
            <text:p>sum d_i^2</text:p>
          </table:table-cell>
          <table:table-cell table:formula="of:=SUM([.G2:.G31])" office:value-type="float" office:value="0.0714624060804698">
            <text:p>7.15E-002</text:p>
          </table:table-cell>
          <table:table-cell table:style-name="ce2" table:formula="of:=( [.C7] - ([.$F$2]*[.B7] +[.$F$3]) )^2" office:value-type="float" office:value="0.0000939041130115795">
            <text:p>9.39E-005</text:p>
          </table:table-cell>
          <table:table-cell table:formula="of:=([.B7] - [.$F$6])^2" office:value-type="float" office:value="55564600.6944444">
            <text:p>55564600.6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A8]^2" office:value-type="float" office:value="1600">
            <text:p>1600</text:p>
          </table:table-cell>
          <table:table-cell table:formula="of:=[40x40.$D$3]" office:value-type="float" office:value="0.0291216603600493">
            <text:p>2.91E-002</text:p>
          </table:table-cell>
          <table:table-cell table:formula="of:=[40x40.$D$4]" office:value-type="float" office:value="0.0000707437965105486">
            <text:p>7.07E-005</text:p>
          </table:table-cell>
          <table:table-cell office:value-type="string">
            <text:p>sum (A_i – meanA)^2</text:p>
          </table:table-cell>
          <table:table-cell table:formula="of:=SUM([.H2:.H31])" office:value-type="float" office:value="1613611354.16667">
            <text:p>1.61E+009</text:p>
          </table:table-cell>
          <table:table-cell table:style-name="ce2" table:formula="of:=( [.C8] - ([.$F$2]*[.B8] +[.$F$3]) )^2" office:value-type="float" office:value="0.0000563874325536157">
            <text:p>5.64E-005</text:p>
          </table:table-cell>
          <table:table-cell table:formula="of:=([.B8] - [.$F$6])^2" office:value-type="float" office:value="50114600.6944444">
            <text:p>50114600.6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A9]^2" office:value-type="float" office:value="2025">
            <text:p>2025</text:p>
          </table:table-cell>
          <table:table-cell table:formula="of:=[45x45.$D$3]" office:value-type="float" office:value="0.0585987845430633">
            <text:p>5.86E-002</text:p>
          </table:table-cell>
          <table:table-cell table:formula="of:=[45x45.$D$4]" office:value-type="float" office:value="0.0000832844084795213">
            <text:p>8.33E-005</text:p>
          </table:table-cell>
          <table:table-cell office:value-type="string">
            <text:p>Number of Measurements</text:p>
          </table:table-cell>
          <table:table-cell table:formula="of:=COUNT([.C2:.C31])" office:value-type="float" office:value="30">
            <text:p>3.00E+001</text:p>
          </table:table-cell>
          <table:table-cell table:style-name="ce2" table:formula="of:=( [.C9] - ([.$F$2]*[.B9] +[.$F$3]) )^2" office:value-type="float" office:value="0.0000957983307106514">
            <text:p>9.58E-005</text:p>
          </table:table-cell>
          <table:table-cell table:formula="of:=([.B9] - [.$F$6])^2" office:value-type="float" office:value="44277934.0277778">
            <text:p>44277934.0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A10]^2" office:value-type="float" office:value="2500">
            <text:p>2500</text:p>
          </table:table-cell>
          <table:table-cell table:formula="of:=[50x50.$D$3]" office:value-type="float" office:value="0.0570221304896172">
            <text:p>5.70E-002</text:p>
          </table:table-cell>
          <table:table-cell table:formula="of:=[50x50.$D$4]" office:value-type="float" office:value="0.0000454237065586785">
            <text:p>4.54E-005</text:p>
          </table:table-cell>
          <table:table-cell table:number-columns-repeated="2"/>
          <table:table-cell table:style-name="ce2" table:formula="of:=( [.C10] - ([.$F$2]*[.B10] +[.$F$3]) )^2" office:value-type="float" office:value="0.0000291845690184156">
            <text:p>2.92E-005</text:p>
          </table:table-cell>
          <table:table-cell table:formula="of:=([.B10] - [.$F$6])^2" office:value-type="float" office:value="38182100.6944444">
            <text:p>38182100.69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A11]^2" office:value-type="float" office:value="3025">
            <text:p>3025</text:p>
          </table:table-cell>
          <table:table-cell table:formula="of:=[55x55.$D$3]" office:value-type="float" office:value="0.0737346634560296">
            <text:p>7.37E-002</text:p>
          </table:table-cell>
          <table:table-cell table:formula="of:=[55x55.$D$4]" office:value-type="float" office:value="0.0000975845663118223">
            <text:p>9.76E-005</text:p>
          </table:table-cell>
          <table:table-cell table:number-columns-repeated="2"/>
          <table:table-cell table:style-name="ce2" table:formula="of:=( [.C11] - ([.$F$2]*[.B11] +[.$F$3]) )^2" office:value-type="float" office:value="0.0000139577043546267">
            <text:p>1.40E-005</text:p>
          </table:table-cell>
          <table:table-cell table:formula="of:=([.B11] - [.$F$6])^2" office:value-type="float" office:value="31969600.6944444">
            <text:p>31969600.6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A12]^2" office:value-type="float" office:value="3600">
            <text:p>3600</text:p>
          </table:table-cell>
          <table:table-cell table:formula="of:=[60x60.$D$3]" office:value-type="float" office:value="0.0918713450292472">
            <text:p>9.19E-002</text:p>
          </table:table-cell>
          <table:table-cell table:formula="of:=[60x60.$D$4]" office:value-type="float" office:value="0.000121913000532888">
            <text:p>1.22E-004</text:p>
          </table:table-cell>
          <table:table-cell table:number-columns-repeated="2"/>
          <table:table-cell table:style-name="ce2" table:formula="of:=( [.C12] - ([.$F$2]*[.B12] +[.$F$3]) )^2" office:value-type="float" office:value="0.00000432039633076121">
            <text:p>4.32E-006</text:p>
          </table:table-cell>
          <table:table-cell table:formula="of:=([.B12] - [.$F$6])^2" office:value-type="float" office:value="25797934.0277778">
            <text:p>25797934.03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A13]^2" office:value-type="float" office:value="4225">
            <text:p>4225</text:p>
          </table:table-cell>
          <table:table-cell table:formula="of:=[65x65.$D$3]" office:value-type="float" office:value="0.0968249054007622">
            <text:p>9.68E-002</text:p>
          </table:table-cell>
          <table:table-cell table:formula="of:=[65x65.$D$4]" office:value-type="float" office:value="0.000163702032051892">
            <text:p>1.64E-004</text:p>
          </table:table-cell>
          <table:table-cell table:number-columns-repeated="2"/>
          <table:table-cell table:style-name="ce2" table:formula="of:=( [.C13] - ([.$F$2]*[.B13] +[.$F$3]) )^2" office:value-type="float" office:value="0.000226117678931322">
            <text:p>2.26E-004</text:p>
          </table:table-cell>
          <table:table-cell table:formula="of:=([.B13] - [.$F$6])^2" office:value-type="float" office:value="19839600.6944444">
            <text:p>19839600.6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A14]^2" office:value-type="float" office:value="4900">
            <text:p>4900</text:p>
          </table:table-cell>
          <table:table-cell table:formula="of:=[70x70.$D$3]" office:value-type="float" office:value="0.103413599357864">
            <text:p>1.03E-001</text:p>
          </table:table-cell>
          <table:table-cell table:formula="of:=[70x70.$D$4]" office:value-type="float" office:value="0.000136431248906694">
            <text:p>1.36E-004</text:p>
          </table:table-cell>
          <table:table-cell table:number-columns-repeated="2"/>
          <table:table-cell table:style-name="ce2" table:formula="of:=( [.C14] - ([.$F$2]*[.B14] +[.$F$3]) )^2" office:value-type="float" office:value="0.000772490139862161">
            <text:p>7.72E-004</text:p>
          </table:table-cell>
          <table:table-cell table:formula="of:=([.B14] - [.$F$6])^2" office:value-type="float" office:value="14282100.6944444">
            <text:p>14282100.6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A15]^2" office:value-type="float" office:value="5625">
            <text:p>5625</text:p>
          </table:table-cell>
          <table:table-cell table:formula="of:=[75x75.$D$3]" office:value-type="float" office:value="0.155982112143107">
            <text:p>1.56E-001</text:p>
          </table:table-cell>
          <table:table-cell table:formula="of:=[75x75.$D$4]" office:value-type="float" office:value="0.00023635382583229">
            <text:p>2.36E-004</text:p>
          </table:table-cell>
          <table:table-cell table:number-columns-repeated="2"/>
          <table:table-cell table:style-name="ce2" table:formula="of:=( [.C15] - ([.$F$2]*[.B15] +[.$F$3]) )^2" office:value-type="float" office:value="0.0000159731141190909">
            <text:p>1.60E-005</text:p>
          </table:table-cell>
          <table:table-cell table:formula="of:=([.B15] - [.$F$6])^2" office:value-type="float" office:value="9327934.02777777">
            <text:p>9327934.0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A16]^2" office:value-type="float" office:value="6400">
            <text:p>6400</text:p>
          </table:table-cell>
          <table:table-cell table:formula="of:=[80x80.$D$3]" office:value-type="float" office:value="0.154230019493177">
            <text:p>1.54E-001</text:p>
          </table:table-cell>
          <table:table-cell table:formula="of:=[80x80.$D$4]" office:value-type="float" office:value="0.000243146050066601">
            <text:p>2.43E-004</text:p>
          </table:table-cell>
          <table:table-cell table:number-columns-repeated="2"/>
          <table:table-cell table:style-name="ce2" table:formula="of:=( [.C16] - ([.$F$2]*[.B16] +[.$F$3]) )^2" office:value-type="float" office:value="0.000398665115646891">
            <text:p>3.99E-004</text:p>
          </table:table-cell>
          <table:table-cell table:formula="of:=([.B16] - [.$F$6])^2" office:value-type="float" office:value="5194600.69444444">
            <text:p>5194600.69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A17]^2" office:value-type="float" office:value="7225">
            <text:p>7225</text:p>
          </table:table-cell>
          <table:table-cell table:formula="of:=[85x85.$D$3]" office:value-type="float" office:value="0.220107785804394">
            <text:p>2.20E-001</text:p>
          </table:table-cell>
          <table:table-cell table:formula="of:=[85x85.$D$4]" office:value-type="float" office:value="0.00018423438094292">
            <text:p>1.84E-004</text:p>
          </table:table-cell>
          <table:table-cell table:number-columns-repeated="2"/>
          <table:table-cell table:style-name="ce2" table:formula="of:=( [.C17] - ([.$F$2]*[.B17] +[.$F$3]) )^2" office:value-type="float" office:value="0.000495821248273966">
            <text:p>4.96E-004</text:p>
          </table:table-cell>
          <table:table-cell table:formula="of:=([.B17] - [.$F$6])^2" office:value-type="float" office:value="2114600.69444444">
            <text:p>2114600.69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A18]^2" office:value-type="float" office:value="8100">
            <text:p>8100</text:p>
          </table:table-cell>
          <table:table-cell table:formula="of:=[90x90.$D$3]" office:value-type="float" office:value="0.264037381034271">
            <text:p>2.64E-001</text:p>
          </table:table-cell>
          <table:table-cell table:formula="of:=[90x90.$D$4]" office:value-type="float" office:value="0.000240564687659074">
            <text:p>2.41E-004</text:p>
          </table:table-cell>
          <table:table-cell table:number-columns-repeated="2"/>
          <table:table-cell table:style-name="ce2" table:formula="of:=( [.C18] - ([.$F$2]*[.B18] +[.$F$3]) )^2" office:value-type="float" office:value="0.00169081655343226">
            <text:p>1.69E-003</text:p>
          </table:table-cell>
          <table:table-cell table:formula="of:=([.B18] - [.$F$6])^2" office:value-type="float" office:value="335434.027777777">
            <text:p>335434.03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A19]^2" office:value-type="float" office:value="9025">
            <text:p>9025</text:p>
          </table:table-cell>
          <table:table-cell table:formula="of:=[95x95.$D$3]" office:value-type="float" office:value="0.245134732255472">
            <text:p>2.45E-001</text:p>
          </table:table-cell>
          <table:table-cell table:formula="of:=[95x95.$D$4]" office:value-type="float" office:value="0.000242783054429834">
            <text:p>2.43E-004</text:p>
          </table:table-cell>
          <table:table-cell table:number-columns-repeated="2"/>
          <table:table-cell table:style-name="ce2" table:formula="of:=( [.C19] - ([.$F$2]*[.B19] +[.$F$3]) )^2" office:value-type="float" office:value="0.0000184314418397937">
            <text:p>1.84E-005</text:p>
          </table:table-cell>
          <table:table-cell table:formula="of:=([.B19] - [.$F$6])^2" office:value-type="float" office:value="119600.694444445">
            <text:p>119600.6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A20]^2" office:value-type="float" office:value="10000">
            <text:p>10000</text:p>
          </table:table-cell>
          <table:table-cell table:formula="of:=[100x100.$D$3]" office:value-type="float" office:value="0.267749111340457">
            <text:p>2.68E-001</text:p>
          </table:table-cell>
          <table:table-cell table:formula="of:=[100x100.$D$4]" office:value-type="float" office:value="0.000344330695859498">
            <text:p>3.44E-004</text:p>
          </table:table-cell>
          <table:table-cell table:number-columns-repeated="2"/>
          <table:table-cell table:style-name="ce2" table:formula="of:=( [.C20] - ([.$F$2]*[.B20] +[.$F$3]) )^2" office:value-type="float" office:value="0.0000925801912228483">
            <text:p>9.26E-005</text:p>
          </table:table-cell>
          <table:table-cell table:formula="of:=([.B20] - [.$F$6])^2" office:value-type="float" office:value="1744600.69444445">
            <text:p>1744600.69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A21]^2" office:value-type="float" office:value="11025">
            <text:p>11025</text:p>
          </table:table-cell>
          <table:table-cell table:formula="of:=[105x105.$D$3]" office:value-type="float" office:value="0.297852310514898">
            <text:p>2.98E-001</text:p>
          </table:table-cell>
          <table:table-cell table:formula="of:=[105x105.$D$4]" office:value-type="float" office:value="0.000286595320182087">
            <text:p>2.87E-004</text:p>
          </table:table-cell>
          <table:table-cell table:number-columns-repeated="2"/>
          <table:table-cell table:style-name="ce2" table:formula="of:=( [.C21] - ([.$F$2]*[.B21] +[.$F$3]) )^2" office:value-type="float" office:value="0.0000791155395529526">
            <text:p>7.91E-005</text:p>
          </table:table-cell>
          <table:table-cell table:formula="of:=([.B21] - [.$F$6])^2" office:value-type="float" office:value="5502934.02777778">
            <text:p>5502934.0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A22]^2" office:value-type="float" office:value="12100">
            <text:p>12100</text:p>
          </table:table-cell>
          <table:table-cell table:formula="of:=[110x110.$D$3]" office:value-type="float" office:value="0.319842907923416">
            <text:p>3.20E-001</text:p>
          </table:table-cell>
          <table:table-cell table:formula="of:=[110x110.$D$4]" office:value-type="float" office:value="0.000500607979581504">
            <text:p>5.01E-004</text:p>
          </table:table-cell>
          <table:table-cell table:number-columns-repeated="2"/>
          <table:table-cell table:style-name="ce2" table:formula="of:=( [.C22] - ([.$F$2]*[.B22] +[.$F$3]) )^2" office:value-type="float" office:value="0.000313753986200475">
            <text:p>3.14E-004</text:p>
          </table:table-cell>
          <table:table-cell table:formula="of:=([.B22] - [.$F$6])^2" office:value-type="float" office:value="11702100.6944444">
            <text:p>11702100.69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A23]^2" office:value-type="float" office:value="13225">
            <text:p>13225</text:p>
          </table:table-cell>
          <table:table-cell table:formula="of:=[115x115.$D$3]" office:value-type="float" office:value="0.360373810342864">
            <text:p>3.60E-001</text:p>
          </table:table-cell>
          <table:table-cell table:formula="of:=[115x115.$D$4]" office:value-type="float" office:value="0.000492984136989666">
            <text:p>4.93E-004</text:p>
          </table:table-cell>
          <table:table-cell table:number-columns-repeated="2"/>
          <table:table-cell table:style-name="ce2" table:formula="of:=( [.C23] - ([.$F$2]*[.B23] +[.$F$3]) )^2" office:value-type="float" office:value="0.0000888152565020493">
            <text:p>8.88E-005</text:p>
          </table:table-cell>
          <table:table-cell table:formula="of:=([.B23] - [.$F$6])^2" office:value-type="float" office:value="20664600.6944444">
            <text:p>20664600.6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A24]^2" office:value-type="float" office:value="14400">
            <text:p>14400</text:p>
          </table:table-cell>
          <table:table-cell table:style-name="ce1" table:formula="of:=[120x120.$D$3]" office:value-type="float" office:value="0.557092076596746">
            <text:p>5.57E-001</text:p>
          </table:table-cell>
          <table:table-cell table:formula="of:=[120x120.$D$4]" office:value-type="float" office:value="0.000346080564117004">
            <text:p>3.46E-004</text:p>
          </table:table-cell>
          <table:table-cell table:number-columns-repeated="2"/>
          <table:table-cell table:style-name="ce2" table:formula="of:=( [.C24] - ([.$F$2]*[.B24] +[.$F$3]) )^2" office:value-type="float" office:value="0.0235988338791515">
            <text:p>2.36E-002</text:p>
          </table:table-cell>
          <table:table-cell table:formula="of:=([.B24] - [.$F$6])^2" office:value-type="float" office:value="32727934.0277778">
            <text:p>32727934.0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A25]^2" office:value-type="float" office:value="15625">
            <text:p>15625</text:p>
          </table:table-cell>
          <table:table-cell table:formula="of:=[125x125.$D$3]" office:value-type="float" office:value="0.369555096892554">
            <text:p>3.70E-001</text:p>
          </table:table-cell>
          <table:table-cell table:formula="of:=[125x125.$D$4]" office:value-type="float" office:value="0.000548841824960992">
            <text:p>5.49E-004</text:p>
          </table:table-cell>
          <table:table-cell table:number-columns-repeated="2"/>
          <table:table-cell table:style-name="ce2" table:formula="of:=( [.C25] - ([.$F$2]*[.B25] +[.$F$3]) )^2" office:value-type="float" office:value="0.00476456098107076">
            <text:p>4.76E-003</text:p>
          </table:table-cell>
          <table:table-cell table:formula="of:=([.B25] - [.$F$6])^2" office:value-type="float" office:value="48244600.6944445">
            <text:p>48244600.69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A26]^2" office:value-type="float" office:value="16900">
            <text:p>16900</text:p>
          </table:table-cell>
          <table:table-cell table:formula="of:=[130x130.$D$3]" office:value-type="float" office:value="0.423267973856198">
            <text:p>4.23E-001</text:p>
          </table:table-cell>
          <table:table-cell table:formula="of:=[130x130.$D$4]" office:value-type="float" office:value="0.000420209490578534">
            <text:p>4.20E-004</text:p>
          </table:table-cell>
          <table:table-cell table:number-columns-repeated="2"/>
          <table:table-cell table:style-name="ce2" table:formula="of:=( [.C26] - ([.$F$2]*[.B26] +[.$F$3]) )^2" office:value-type="float" office:value="0.00268882059075981">
            <text:p>2.69E-003</text:p>
          </table:table-cell>
          <table:table-cell table:formula="of:=([.B26] - [.$F$6])^2" office:value-type="float" office:value="67582100.6944445">
            <text:p>67582100.69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A27]^2" office:value-type="float" office:value="18225">
            <text:p>18225</text:p>
          </table:table-cell>
          <table:table-cell table:formula="of:=[135x135.$D$3]" office:value-type="float" office:value="0.494695562435538">
            <text:p>4.95E-001</text:p>
          </table:table-cell>
          <table:table-cell table:formula="of:=[135x135.$D$4]" office:value-type="float" office:value="0.000253069679408502">
            <text:p>2.53E-004</text:p>
          </table:table-cell>
          <table:table-cell table:number-columns-repeated="2"/>
          <table:table-cell table:style-name="ce2" table:formula="of:=( [.C27] - ([.$F$2]*[.B27] +[.$F$3]) )^2" office:value-type="float" office:value="0.000338565283083679">
            <text:p>3.39E-004</text:p>
          </table:table-cell>
          <table:table-cell table:formula="of:=([.B27] - [.$F$6])^2" office:value-type="float" office:value="91122934.0277778">
            <text:p>91122934.03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A28]^2" office:value-type="float" office:value="19600">
            <text:p>19600</text:p>
          </table:table-cell>
          <table:table-cell table:formula="of:=[140x140.$D$3]" office:value-type="float" office:value="0.431640866873096">
            <text:p>4.32E-001</text:p>
          </table:table-cell>
          <table:table-cell table:formula="of:=[140x140.$D$4]" office:value-type="float" office:value="0.000644230422566017">
            <text:p>6.44E-004</text:p>
          </table:table-cell>
          <table:table-cell table:number-columns-repeated="2"/>
          <table:table-cell table:style-name="ce2" table:formula="of:=( [.C28] - ([.$F$2]*[.B28] +[.$F$3]) )^2" office:value-type="float" office:value="0.0146075528588901">
            <text:p>1.46E-002</text:p>
          </table:table-cell>
          <table:table-cell table:formula="of:=([.B28] - [.$F$6])^2" office:value-type="float" office:value="119264600.694444">
            <text:p>119264600.6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A29]^2" office:value-type="float" office:value="21025">
            <text:p>21025</text:p>
          </table:table-cell>
          <table:table-cell table:formula="of:=[145x145.$D$3]" office:value-type="float" office:value="0.530782020410513">
            <text:p>5.31E-001</text:p>
          </table:table-cell>
          <table:table-cell table:formula="of:=[145x145.$D$4]" office:value-type="float" office:value="0.000595347008694232">
            <text:p>5.95E-004</text:p>
          </table:table-cell>
          <table:table-cell table:number-columns-repeated="2"/>
          <table:table-cell table:style-name="ce2" table:formula="of:=( [.C29] - ([.$F$2]*[.B29] +[.$F$3]) )^2" office:value-type="float" office:value="0.00391380411653326">
            <text:p>3.91E-003</text:p>
          </table:table-cell>
          <table:table-cell table:formula="of:=([.B29] - [.$F$6])^2" office:value-type="float" office:value="152419600.694444">
            <text:p>152419600.6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A30]^2" office:value-type="float" office:value="22500">
            <text:p>22500</text:p>
          </table:table-cell>
          <table:table-cell table:formula="of:=[150x150.$D$3]" office:value-type="float" office:value="0.699076940717816">
            <text:p>6.99E-001</text:p>
          </table:table-cell>
          <table:table-cell table:formula="of:=[150x150.$D$4]" office:value-type="float" office:value="0.000441348901706568">
            <text:p>4.41E-004</text:p>
          </table:table-cell>
          <table:table-cell table:number-columns-repeated="2"/>
          <table:table-cell table:style-name="ce2" table:formula="of:=( [.C30] - ([.$F$2]*[.B30] +[.$F$3]) )^2" office:value-type="float" office:value="0.00402738632873236">
            <text:p>4.03E-003</text:p>
          </table:table-cell>
          <table:table-cell table:formula="of:=([.B30] - [.$F$6])^2" office:value-type="float" office:value="191015434.027778">
            <text:p>191015434.03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A31]^2" office:value-type="float" office:value="24025">
            <text:p>24025</text:p>
          </table:table-cell>
          <table:table-cell table:formula="of:=[155x155.$D$3]" office:value-type="float" office:value="0.79224744868705">
            <text:p>7.92E-001</text:p>
          </table:table-cell>
          <table:table-cell table:formula="of:=[125x125.$D$4]" office:value-type="float" office:value="0.000548841824960992">
            <text:p>5.49E-004</text:p>
          </table:table-cell>
          <table:table-cell table:number-columns-repeated="2"/>
          <table:table-cell table:style-name="ce2" table:formula="of:=( [.C31] - ([.$F$2]*[.B31] +[.$F$3]) )^2" office:value-type="float" office:value="0.0127523713509235">
            <text:p>1.28E-002</text:p>
          </table:table-cell>
          <table:table-cell table:formula="of:=([.B31] - [.$F$6])^2" office:value-type="float" office:value="235494600.694444">
            <text:p>235494600.69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A32]^2" office:value-type="float" office:value="25600">
            <text:p>25600</text:p>
          </table:table-cell>
          <table:table-cell table:number-columns-repeated="8"/>
        </table:table-row>
        <table:table-row table:style-name="ro1">
          <table:table-cell office:value-type="float" office:value="165">
            <text:p>165</text:p>
          </table:table-cell>
          <table:table-cell table:formula="of:=[.A33]^2" office:value-type="float" office:value="27225">
            <text:p>27225</text:p>
          </table:table-cell>
          <table:table-cell table:number-columns-repeated="8"/>
        </table:table-row>
        <table:table-row table:style-name="ro1">
          <table:table-cell office:value-type="float" office:value="170">
            <text:p>170</text:p>
          </table:table-cell>
          <table:table-cell table:formula="of:=[.A34]^2" office:value-type="float" office:value="28900">
            <text:p>28900</text:p>
          </table:table-cell>
          <table:table-cell table:number-columns-repeated="8"/>
        </table:table-row>
        <table:table-row table:style-name="ro1">
          <table:table-cell office:value-type="float" office:value="175">
            <text:p>175</text:p>
          </table:table-cell>
          <table:table-cell table:formula="of:=[.A35]^2" office:value-type="float" office:value="30625">
            <text:p>30625</text:p>
          </table:table-cell>
          <table:table-cell table:number-columns-repeated="8"/>
        </table:table-row>
        <table:table-row table:style-name="ro1">
          <table:table-cell office:value-type="float" office:value="180">
            <text:p>180</text:p>
          </table:table-cell>
          <table:table-cell table:formula="of:=[.A36]^2" office:value-type="float" office:value="32400">
            <text:p>32400</text:p>
          </table:table-cell>
          <table:table-cell table:number-columns-repeated="8"/>
        </table:table-row>
        <table:table-row table:style-name="ro1" table:number-rows-repeated="6549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gradients" table:style-name="ta1" table:print="false">
        <table:table-column table:style-name="co2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4" table:default-cell-style-name="ce2"/>
        <table:table-column table:style-name="co4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width or height</text:p>
          </table:table-cell>
          <table:table-cell office:value-type="string">
            <text:p>Area (A)</text:p>
          </table:table-cell>
          <table:table-cell office:value-type="string">
            <text:p>gradient m</text:p>
          </table:table-cell>
          <table:table-cell office:value-type="string">
            <text:p>Error in gradient</text:p>
          </table:table-cell>
          <table:table-cell office:value-type="string">
            <text:p>m=DA + E</text:p>
          </table:table-cell>
          <table:table-cell/>
          <table:table-cell office:value-type="string">
            <text:p>d_i^2</text:p>
          </table:table-cell>
          <table:table-cell office:value-type="string">
            <text:p>(A_i – meanA)^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A2]^2" office:value-type="float" office:value="100">
            <text:p>100</text:p>
          </table:table-cell>
          <table:table-cell table:formula="of:=[15x15.$D$2]" office:value-type="float" office:value="0.00024140350877193">
            <text:p>2.41E-004</text:p>
          </table:table-cell>
          <table:table-cell table:formula="of:=[15x15.$D$4]" office:value-type="float" office:value="0.0000127919424296939">
            <text:p>1.28E-005</text:p>
          </table:table-cell>
          <table:table-cell table:style-name="ce1" office:value-type="string">
            <text:p>gradient (D)</text:p>
          </table:table-cell>
          <table:table-cell table:style-name="ce3" table:formula="of:=SLOPE([.C2:.C31];[.B2:.B31])" office:value-type="float" office:value="0.000000825024693629542">
            <text:p>8.25E-007</text:p>
          </table:table-cell>
          <table:table-cell table:style-name="ce2" table:formula="of:=( [.C2] - ([.$F$2]*[.B2] +[.$F$3]) )^2" office:value-type="float" office:value="0.00000229739692131176">
            <text:p>2.30E-006</text:p>
          </table:table-cell>
          <table:table-cell table:formula="of:=([.B2] - [.$F$6])^2" office:value-type="float" office:value="73602100.6944444">
            <text:p>73602100.6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A3]^2" office:value-type="float" office:value="225">
            <text:p>225</text:p>
          </table:table-cell>
          <table:table-cell table:formula="of:=[20x20.$D$2]" office:value-type="float" office:value="0.000423770209838321">
            <text:p>4.24E-004</text:p>
          </table:table-cell>
          <table:table-cell table:formula="of:=[20x20.$D$4]" office:value-type="float" office:value="0.0000245310757686809">
            <text:p>2.45E-005</text:p>
          </table:table-cell>
          <table:table-cell table:style-name="ce1" office:value-type="string">
            <text:p>Intercept (E)</text:p>
          </table:table-cell>
          <table:table-cell table:style-name="ce3" table:formula="of:=INTERCEPT([.C2:.C31];[.B2:.B31])" office:value-type="float" office:value="0.00167461767562821">
            <text:p>1.67E-003</text:p>
          </table:table-cell>
          <table:table-cell table:style-name="ce2" table:formula="of:=( [.C3] - ([.$F$2]*[.B3] +[.$F$3]) )^2" office:value-type="float" office:value="0.00000206346910727688">
            <text:p>2.06E-006</text:p>
          </table:table-cell>
          <table:table-cell table:formula="of:=([.B3] - [.$F$6])^2" office:value-type="float" office:value="71472934.0277778">
            <text:p>71472934.03</text:p>
          </table:table-cell>
          <table:table-cell/>
          <table:table-cell>
            <draw:frame table:end-cell-address="gradients.Q23" table:end-x="1.155cm" table:end-y="0.099cm" draw:z-index="0" draw:style-name="gr1" svg:width="15.999cm" svg:height="9.07cm" svg:x="0.963cm" svg:y="0.027cm">
              <draw:object draw:notify-on-update-of-ranges="gradients.B2:gradients.B31 gradients.C2:gradients.C31 intercepts.D2:intercepts.D31 intercepts.D2:intercepts.D31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4]^2" office:value-type="float" office:value="400">
            <text:p>400</text:p>
          </table:table-cell>
          <table:table-cell table:formula="of:=[25x25.$D$2]" office:value-type="float" office:value="0.000656360509115927">
            <text:p>6.56E-004</text:p>
          </table:table-cell>
          <table:table-cell table:formula="of:=[25x25.$D$4]" office:value-type="float" office:value="0.0000352989676973656">
            <text:p>3.53E-005</text:p>
          </table:table-cell>
          <table:table-cell table:style-name="ce1" office:value-type="string">
            <text:p>Error in D</text:p>
          </table:table-cell>
          <table:table-cell table:style-name="ce3" table:formula="of:=SQRT( (1/([.F8]*([.F9] -2)))*[.F7] )" office:value-type="float" office:value="0.00000011160240534291">
            <text:p>1.12E-007</text:p>
          </table:table-cell>
          <table:table-cell table:style-name="ce2" table:formula="of:=( [.C4] - ([.$F$2]*[.B4] +[.$F$3]) )^2" office:value-type="float" office:value="0.00000181782402183971">
            <text:p>1.82E-006</text:p>
          </table:table-cell>
          <table:table-cell table:formula="of:=([.B4] - [.$F$6])^2" office:value-type="float" office:value="68544600.6944444">
            <text:p>68544600.6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A5]^2" office:value-type="float" office:value="625">
            <text:p>625</text:p>
          </table:table-cell>
          <table:table-cell table:formula="of:=[30x30.$D$2]" office:value-type="float" office:value="0.000938802889576883">
            <text:p>9.39E-004</text:p>
          </table:table-cell>
          <table:table-cell table:formula="of:=[30x30.$D$4]" office:value-type="float" office:value="0.0000293328968708702">
            <text:p>2.93E-005</text:p>
          </table:table-cell>
          <table:table-cell table:style-name="ce1" office:value-type="string">
            <text:p>Error in E</text:p>
          </table:table-cell>
          <table:table-cell table:style-name="ce3" table:formula="of:=SQRT(  ( 1/[.F9] + ([.F6]^2)/[.F8])*([.F7]/([.F9] -2))  )" office:value-type="float" office:value="0.00126812443157741">
            <text:p>1.27E-003</text:p>
          </table:table-cell>
          <table:table-cell table:style-name="ce2" table:formula="of:=( [.C5] - ([.$F$2]*[.B5] +[.$F$3]) )^2" office:value-type="float" office:value="0.00000156614016658848">
            <text:p>1.57E-006</text:p>
          </table:table-cell>
          <table:table-cell table:formula="of:=([.B5] - [.$F$6])^2" office:value-type="float" office:value="64869600.6944444">
            <text:p>64869600.6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A6]^2" office:value-type="float" office:value="900">
            <text:p>900</text:p>
          </table:table-cell>
          <table:table-cell table:formula="of:=[35x35.$D$2]" office:value-type="float" office:value="0.00127287925696594">
            <text:p>1.27E-003</text:p>
          </table:table-cell>
          <table:table-cell table:formula="of:=[35x35.$D$4]" office:value-type="float" office:value="0.0000511987390083422">
            <text:p>5.12E-005</text:p>
          </table:table-cell>
          <table:table-cell office:value-type="string">
            <text:p>mean A</text:p>
          </table:table-cell>
          <table:table-cell table:formula="of:=AVERAGE([.B2:.B31])" office:value-type="float" office:value="8679.16666666667">
            <text:p>8.68E+003</text:p>
          </table:table-cell>
          <table:table-cell table:style-name="ce2" table:formula="of:=( [.C6] - ([.$F$2]*[.B6] +[.$F$3]) )^2" office:value-type="float" office:value="0.00000130933241895596">
            <text:p>1.31E-006</text:p>
          </table:table-cell>
          <table:table-cell table:formula="of:=([.B6] - [.$F$6])^2" office:value-type="float" office:value="60515434.0277778">
            <text:p>60515434.03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A7]^2" office:value-type="float" office:value="1225">
            <text:p>1225</text:p>
          </table:table-cell>
          <table:table-cell table:formula="of:=[40x40.$D$2]" office:value-type="float" office:value="0.00165896112831097">
            <text:p>1.66E-003</text:p>
          </table:table-cell>
          <table:table-cell table:formula="of:=[40x40.$D$4]" office:value-type="float" office:value="0.0000707437965105486">
            <text:p>7.07E-005</text:p>
          </table:table-cell>
          <table:table-cell office:value-type="string">
            <text:p>sum d_i^2</text:p>
          </table:table-cell>
          <table:table-cell table:formula="of:=SUM([.G2:.G31])" office:value-type="float" office:value="0.00056273520072303">
            <text:p>5.63E-004</text:p>
          </table:table-cell>
          <table:table-cell table:style-name="ce2" table:formula="of:=( [.C7] - ([.$F$2]*[.B7] +[.$F$3]) )^2" office:value-type="float" office:value="0.00000105331590468894">
            <text:p>1.05E-006</text:p>
          </table:table-cell>
          <table:table-cell table:formula="of:=([.B7] - [.$F$6])^2" office:value-type="float" office:value="55564600.6944444">
            <text:p>55564600.6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A8]^2" office:value-type="float" office:value="1600">
            <text:p>1600</text:p>
          </table:table-cell>
          <table:table-cell table:formula="of:=[45x45.$D$2]" office:value-type="float" office:value="0.00208968008255934">
            <text:p>2.09E-003</text:p>
          </table:table-cell>
          <table:table-cell table:formula="of:=[45x45.$D$4]" office:value-type="float" office:value="0.0000832844084795213">
            <text:p>8.33E-005</text:p>
          </table:table-cell>
          <table:table-cell office:value-type="string">
            <text:p>sum (A_i – meanA)^2</text:p>
          </table:table-cell>
          <table:table-cell table:formula="of:=SUM([.H2:.H31])" office:value-type="float" office:value="1613611354.16667">
            <text:p>1.61E+009</text:p>
          </table:table-cell>
          <table:table-cell table:style-name="ce2" table:formula="of:=( [.C8] - ([.$F$2]*[.B8] +[.$F$3]) )^2" office:value-type="float" office:value="0.000000818983556730096">
            <text:p>8.19E-007</text:p>
          </table:table-cell>
          <table:table-cell table:formula="of:=([.B8] - [.$F$6])^2" office:value-type="float" office:value="50114600.6944444">
            <text:p>50114600.6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A9]^2" office:value-type="float" office:value="2025">
            <text:p>2025</text:p>
          </table:table-cell>
          <table:table-cell table:formula="of:=[50x50.$D$2]" office:value-type="float" office:value="0.00257398004815962">
            <text:p>2.57E-003</text:p>
          </table:table-cell>
          <table:table-cell table:formula="of:=[50x50.$D$4]" office:value-type="float" office:value="0.0000454237065586785">
            <text:p>4.54E-005</text:p>
          </table:table-cell>
          <table:table-cell office:value-type="string">
            <text:p>Number of Measurements</text:p>
          </table:table-cell>
          <table:table-cell table:formula="of:=COUNT([.C2:.C31])" office:value-type="float" office:value="30">
            <text:p>3.00E+001</text:p>
          </table:table-cell>
          <table:table-cell table:style-name="ce2" table:formula="of:=( [.C9] - ([.$F$2]*[.B9] +[.$F$3]) )^2" office:value-type="float" office:value="0.000000594923176388317">
            <text:p>5.95E-007</text:p>
          </table:table-cell>
          <table:table-cell table:formula="of:=([.B9] - [.$F$6])^2" office:value-type="float" office:value="44277934.0277778">
            <text:p>44277934.0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A10]^2" office:value-type="float" office:value="2500">
            <text:p>2500</text:p>
          </table:table-cell>
          <table:table-cell table:formula="of:=[55x55.$D$2]" office:value-type="float" office:value="0.00311062263501892">
            <text:p>3.11E-003</text:p>
          </table:table-cell>
          <table:table-cell table:formula="of:=[55x55.$D$4]" office:value-type="float" office:value="0.0000975845663118223">
            <text:p>9.76E-005</text:p>
          </table:table-cell>
          <table:table-cell table:number-columns-repeated="2"/>
          <table:table-cell table:style-name="ce2" table:formula="of:=( [.C10] - ([.$F$2]*[.B10] +[.$F$3]) )^2" office:value-type="float" office:value="0.000000392573391901352">
            <text:p>3.93E-007</text:p>
          </table:table-cell>
          <table:table-cell table:formula="of:=([.B10] - [.$F$6])^2" office:value-type="float" office:value="38182100.6944444">
            <text:p>38182100.69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A11]^2" office:value-type="float" office:value="3025">
            <text:p>3025</text:p>
          </table:table-cell>
          <table:table-cell table:formula="of:=[60x60.$D$2]" office:value-type="float" office:value="0.00369590643274854">
            <text:p>3.70E-003</text:p>
          </table:table-cell>
          <table:table-cell table:formula="of:=[60x60.$D$4]" office:value-type="float" office:value="0.000121913000532888">
            <text:p>1.22E-004</text:p>
          </table:table-cell>
          <table:table-cell table:number-columns-repeated="2"/>
          <table:table-cell table:style-name="ce2" table:formula="of:=( [.C11] - ([.$F$2]*[.B11] +[.$F$3]) )^2" office:value-type="float" office:value="0.000000225065741043967">
            <text:p>2.25E-007</text:p>
          </table:table-cell>
          <table:table-cell table:formula="of:=([.B11] - [.$F$6])^2" office:value-type="float" office:value="31969600.6944444">
            <text:p>31969600.6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A12]^2" office:value-type="float" office:value="3600">
            <text:p>3600</text:p>
          </table:table-cell>
          <table:table-cell table:formula="of:=[65x65.$D$2]" office:value-type="float" office:value="0.00433330581355349">
            <text:p>4.33E-003</text:p>
          </table:table-cell>
          <table:table-cell table:formula="of:=[65x65.$D$4]" office:value-type="float" office:value="0.000163702032051892">
            <text:p>1.64E-004</text:p>
          </table:table-cell>
          <table:table-cell table:number-columns-repeated="2"/>
          <table:table-cell table:style-name="ce2" table:formula="of:=( [.C12] - ([.$F$2]*[.B12] +[.$F$3]) )^2" office:value-type="float" office:value="0.000000096970432793637">
            <text:p>9.70E-008</text:p>
          </table:table-cell>
          <table:table-cell table:formula="of:=([.B12] - [.$F$6])^2" office:value-type="float" office:value="25797934.0277778">
            <text:p>25797934.03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A13]^2" office:value-type="float" office:value="4225">
            <text:p>4225</text:p>
          </table:table-cell>
          <table:table-cell table:formula="of:=[70x70.$D$2]" office:value-type="float" office:value="0.0050252356381149">
            <text:p>5.03E-003</text:p>
          </table:table-cell>
          <table:table-cell table:formula="of:=[70x70.$D$4]" office:value-type="float" office:value="0.000136431248906694">
            <text:p>1.36E-004</text:p>
          </table:table-cell>
          <table:table-cell table:number-columns-repeated="2"/>
          <table:table-cell table:style-name="ce2" table:formula="of:=( [.C13] - ([.$F$2]*[.B13] +[.$F$3]) )^2" office:value-type="float" office:value="0.0000000182550817893494">
            <text:p>1.83E-008</text:p>
          </table:table-cell>
          <table:table-cell table:formula="of:=([.B13] - [.$F$6])^2" office:value-type="float" office:value="19839600.6944444">
            <text:p>19839600.6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A14]^2" office:value-type="float" office:value="4900">
            <text:p>4900</text:p>
          </table:table-cell>
          <table:table-cell table:formula="of:=[75x75.$D$2]" office:value-type="float" office:value="0.00575277605779154">
            <text:p>5.75E-003</text:p>
          </table:table-cell>
          <table:table-cell table:formula="of:=[75x75.$D$4]" office:value-type="float" office:value="0.00023635382583229">
            <text:p>2.36E-004</text:p>
          </table:table-cell>
          <table:table-cell table:number-columns-repeated="2"/>
          <table:table-cell table:style-name="ce2" table:formula="of:=( [.C14] - ([.$F$2]*[.B14] +[.$F$3]) )^2" office:value-type="float" office:value="0.00000000126290561739526">
            <text:p>1.26E-009</text:p>
          </table:table-cell>
          <table:table-cell table:formula="of:=([.B14] - [.$F$6])^2" office:value-type="float" office:value="14282100.6944444">
            <text:p>14282100.6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A15]^2" office:value-type="float" office:value="5625">
            <text:p>5625</text:p>
          </table:table-cell>
          <table:table-cell table:formula="of:=[80x80.$D$2]" office:value-type="float" office:value="0.00654280701754386">
            <text:p>6.54E-003</text:p>
          </table:table-cell>
          <table:table-cell table:formula="of:=[80x80.$D$4]" office:value-type="float" office:value="0.000243146050066601">
            <text:p>2.43E-004</text:p>
          </table:table-cell>
          <table:table-cell table:number-columns-repeated="2"/>
          <table:table-cell table:style-name="ce2" table:formula="of:=( [.C15] - ([.$F$2]*[.B15] +[.$F$3]) )^2" office:value-type="float" office:value="0.0000000517223308726658">
            <text:p>5.17E-008</text:p>
          </table:table-cell>
          <table:table-cell table:formula="of:=([.B15] - [.$F$6])^2" office:value-type="float" office:value="9327934.02777777">
            <text:p>9327934.0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A16]^2" office:value-type="float" office:value="6400">
            <text:p>6400</text:p>
          </table:table-cell>
          <table:table-cell table:formula="of:=[85x85.$D$2]" office:value-type="float" office:value="0.00736899896800826">
            <text:p>7.37E-003</text:p>
          </table:table-cell>
          <table:table-cell table:formula="of:=[85x85.$D$4]" office:value-type="float" office:value="0.00018423438094292">
            <text:p>1.84E-004</text:p>
          </table:table-cell>
          <table:table-cell table:number-columns-repeated="2"/>
          <table:table-cell table:style-name="ce2" table:formula="of:=( [.C16] - ([.$F$2]*[.B16] +[.$F$3]) )^2" office:value-type="float" office:value="0.000000171580903450975">
            <text:p>1.72E-007</text:p>
          </table:table-cell>
          <table:table-cell table:formula="of:=([.B16] - [.$F$6])^2" office:value-type="float" office:value="5194600.69444444">
            <text:p>5194600.69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A17]^2" office:value-type="float" office:value="7225">
            <text:p>7225</text:p>
          </table:table-cell>
          <table:table-cell table:formula="of:=[90x90.$D$2]" office:value-type="float" office:value="0.00825424148606811">
            <text:p>8.25E-003</text:p>
          </table:table-cell>
          <table:table-cell table:formula="of:=[90x90.$D$4]" office:value-type="float" office:value="0.000240564687659074">
            <text:p>2.41E-004</text:p>
          </table:table-cell>
          <table:table-cell table:number-columns-repeated="2"/>
          <table:table-cell table:style-name="ce2" table:formula="of:=( [.C17] - ([.$F$2]*[.B17] +[.$F$3]) )^2" office:value-type="float" office:value="0.000000382938686177006">
            <text:p>3.83E-007</text:p>
          </table:table-cell>
          <table:table-cell table:formula="of:=([.B17] - [.$F$6])^2" office:value-type="float" office:value="2114600.69444444">
            <text:p>2114600.69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A18]^2" office:value-type="float" office:value="8100">
            <text:p>8100</text:p>
          </table:table-cell>
          <table:table-cell table:formula="of:=[95x95.$D$2]" office:value-type="float" office:value="0.00920013759889921">
            <text:p>9.20E-003</text:p>
          </table:table-cell>
          <table:table-cell table:formula="of:=[95x95.$D$4]" office:value-type="float" office:value="0.000242783054429834">
            <text:p>2.43E-004</text:p>
          </table:table-cell>
          <table:table-cell table:number-columns-repeated="2"/>
          <table:table-cell table:style-name="ce2" table:formula="of:=( [.C18] - ([.$F$2]*[.B18] +[.$F$3]) )^2" office:value-type="float" office:value="0.000000710345392047947">
            <text:p>7.10E-007</text:p>
          </table:table-cell>
          <table:table-cell table:formula="of:=([.B18] - [.$F$6])^2" office:value-type="float" office:value="335434.027777777">
            <text:p>335434.03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A19]^2" office:value-type="float" office:value="9025">
            <text:p>9025</text:p>
          </table:table-cell>
          <table:table-cell table:formula="of:=[100x100.$D$2]" office:value-type="float" office:value="0.0101998761609907">
            <text:p>1.02E-002</text:p>
          </table:table-cell>
          <table:table-cell table:formula="of:=[100x100.$D$4]" office:value-type="float" office:value="0.000344330695859498">
            <text:p>3.44E-004</text:p>
          </table:table-cell>
          <table:table-cell table:number-columns-repeated="2"/>
          <table:table-cell table:style-name="ce2" table:formula="of:=( [.C19] - ([.$F$2]*[.B19] +[.$F$3]) )^2" office:value-type="float" office:value="0.00000116512729813117">
            <text:p>1.17E-006</text:p>
          </table:table-cell>
          <table:table-cell table:formula="of:=([.B19] - [.$F$6])^2" office:value-type="float" office:value="119600.694444445">
            <text:p>119600.6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A20]^2" office:value-type="float" office:value="10000">
            <text:p>10000</text:p>
          </table:table-cell>
          <table:table-cell table:formula="of:=[105x105.$D$2]" office:value-type="float" office:value="0.0112256553147575">
            <text:p>1.12E-002</text:p>
          </table:table-cell>
          <table:table-cell table:formula="of:=[105x105.$D$4]" office:value-type="float" office:value="0.000286595320182087">
            <text:p>2.87E-004</text:p>
          </table:table-cell>
          <table:table-cell table:number-columns-repeated="2"/>
          <table:table-cell table:style-name="ce2" table:formula="of:=( [.C20] - ([.$F$2]*[.B20] +[.$F$3]) )^2" office:value-type="float" office:value="0.00000169205645257894">
            <text:p>1.69E-006</text:p>
          </table:table-cell>
          <table:table-cell table:formula="of:=([.B20] - [.$F$6])^2" office:value-type="float" office:value="1744600.69444445">
            <text:p>1744600.69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A21]^2" office:value-type="float" office:value="11025">
            <text:p>11025</text:p>
          </table:table-cell>
          <table:table-cell table:formula="of:=[110x110.$D$2]" office:value-type="float" office:value="0.0123230546955624">
            <text:p>1.23E-002</text:p>
          </table:table-cell>
          <table:table-cell table:formula="of:=[110x110.$D$4]" office:value-type="float" office:value="0.000500607979581504">
            <text:p>5.01E-004</text:p>
          </table:table-cell>
          <table:table-cell table:number-columns-repeated="2"/>
          <table:table-cell table:style-name="ce2" table:formula="of:=( [.C21] - ([.$F$2]*[.B21] +[.$F$3]) )^2" office:value-type="float" office:value="0.00000241037974571762">
            <text:p>2.41E-006</text:p>
          </table:table-cell>
          <table:table-cell table:formula="of:=([.B21] - [.$F$6])^2" office:value-type="float" office:value="5502934.02777778">
            <text:p>5502934.0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A22]^2" office:value-type="float" office:value="12100">
            <text:p>12100</text:p>
          </table:table-cell>
          <table:table-cell table:formula="of:=[115x115.$D$2]" office:value-type="float" office:value="0.0134579704162367">
            <text:p>1.35E-002</text:p>
          </table:table-cell>
          <table:table-cell table:formula="of:=[115x115.$D$4]" office:value-type="float" office:value="0.000492984136989666">
            <text:p>4.93E-004</text:p>
          </table:table-cell>
          <table:table-cell table:number-columns-repeated="2"/>
          <table:table-cell table:style-name="ce2" table:formula="of:=( [.C22] - ([.$F$2]*[.B22] +[.$F$3]) )^2" office:value-type="float" office:value="0.00000324199451854563">
            <text:p>3.24E-006</text:p>
          </table:table-cell>
          <table:table-cell table:formula="of:=([.B22] - [.$F$6])^2" office:value-type="float" office:value="11702100.6944444">
            <text:p>11702100.69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A23]^2" office:value-type="float" office:value="13225">
            <text:p>13225</text:p>
          </table:table-cell>
          <table:table-cell table:formula="of:=[120x120.$D$2]" office:value-type="float" office:value="0.0146164155486756">
            <text:p>1.46E-002</text:p>
          </table:table-cell>
          <table:table-cell table:formula="of:=[120x120.$D$4]" office:value-type="float" office:value="0.000346080564117004">
            <text:p>3.46E-004</text:p>
          </table:table-cell>
          <table:table-cell table:number-columns-repeated="2"/>
          <table:table-cell table:style-name="ce2" table:formula="of:=( [.C23] - ([.$F$2]*[.B23] +[.$F$3]) )^2" office:value-type="float" office:value="0.00000412433669339794">
            <text:p>4.12E-006</text:p>
          </table:table-cell>
          <table:table-cell table:formula="of:=([.B23] - [.$F$6])^2" office:value-type="float" office:value="20664600.6944444">
            <text:p>20664600.6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A24]^2" office:value-type="float" office:value="14400">
            <text:p>14400</text:p>
          </table:table-cell>
          <table:table-cell table:formula="of:=[125x125.$D$2]" office:value-type="float" office:value="0.0158921224630203">
            <text:p>1.59E-002</text:p>
          </table:table-cell>
          <table:table-cell table:formula="of:=[125x125.$D$4]" office:value-type="float" office:value="0.000548841824960992">
            <text:p>5.49E-004</text:p>
          </table:table-cell>
          <table:table-cell table:number-columns-repeated="2"/>
          <table:table-cell table:style-name="ce2" table:formula="of:=( [.C24] - ([.$F$2]*[.B24] +[.$F$3]) )^2" office:value-type="float" office:value="0.00000546226637897847">
            <text:p>5.46E-006</text:p>
          </table:table-cell>
          <table:table-cell table:formula="of:=([.B24] - [.$F$6])^2" office:value-type="float" office:value="32727934.0277778">
            <text:p>32727934.0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A25]^2" office:value-type="float" office:value="15625">
            <text:p>15625</text:p>
          </table:table-cell>
          <table:table-cell table:formula="of:=[130x130.$D$2]" office:value-type="float" office:value="0.0172007843137255">
            <text:p>1.72E-002</text:p>
          </table:table-cell>
          <table:table-cell table:formula="of:=[130x130.$D$4]" office:value-type="float" office:value="0.000420209490578534">
            <text:p>4.20E-004</text:p>
          </table:table-cell>
          <table:table-cell table:number-columns-repeated="2"/>
          <table:table-cell table:style-name="ce2" table:formula="of:=( [.C25] - ([.$F$2]*[.B25] +[.$F$3]) )^2" office:value-type="float" office:value="0.00000694404609098871">
            <text:p>6.94E-006</text:p>
          </table:table-cell>
          <table:table-cell table:formula="of:=([.B25] - [.$F$6])^2" office:value-type="float" office:value="48244600.6944445">
            <text:p>48244600.69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A26]^2" office:value-type="float" office:value="16900">
            <text:p>16900</text:p>
          </table:table-cell>
          <table:table-cell table:formula="of:=[135x135.$D$2]" office:value-type="float" office:value="0.0185118403852769">
            <text:p>1.85E-002</text:p>
          </table:table-cell>
          <table:table-cell table:formula="of:=[135x135.$D$4]" office:value-type="float" office:value="0.000253069679408502">
            <text:p>2.53E-004</text:p>
          </table:table-cell>
          <table:table-cell table:number-columns-repeated="2"/>
          <table:table-cell table:style-name="ce2" table:formula="of:=( [.C26] - ([.$F$2]*[.B26] +[.$F$3]) )^2" office:value-type="float" office:value="0.00000837700367500841">
            <text:p>8.38E-006</text:p>
          </table:table-cell>
          <table:table-cell table:formula="of:=([.B26] - [.$F$6])^2" office:value-type="float" office:value="67582100.6944445">
            <text:p>67582100.69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A27]^2" office:value-type="float" office:value="18225">
            <text:p>18225</text:p>
          </table:table-cell>
          <table:table-cell table:formula="of:=[140x140.$D$2]" office:value-type="float" office:value="0.0199385552115583">
            <text:p>1.99E-002</text:p>
          </table:table-cell>
          <table:table-cell table:formula="of:=[140x140.$D$4]" office:value-type="float" office:value="0.000644230422566017">
            <text:p>6.44E-004</text:p>
          </table:table-cell>
          <table:table-cell table:number-columns-repeated="2"/>
          <table:table-cell table:style-name="ce2" table:formula="of:=( [.C27] - ([.$F$2]*[.B27] +[.$F$3]) )^2" office:value-type="float" office:value="0.0000104190962836043">
            <text:p>1.04E-005</text:p>
          </table:table-cell>
          <table:table-cell table:formula="of:=([.B27] - [.$F$6])^2" office:value-type="float" office:value="91122934.0277778">
            <text:p>91122934.03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A28]^2" office:value-type="float" office:value="19600">
            <text:p>19600</text:p>
          </table:table-cell>
          <table:table-cell table:formula="of:=[145x145.$D$2]" office:value-type="float" office:value="0.0213534227726178">
            <text:p>2.14E-002</text:p>
          </table:table-cell>
          <table:table-cell table:formula="of:=[145x145.$D$4]" office:value-type="float" office:value="0.000595347008694232">
            <text:p>5.95E-004</text:p>
          </table:table-cell>
          <table:table-cell table:number-columns-repeated="2"/>
          <table:table-cell table:style-name="ce2" table:formula="of:=( [.C28] - ([.$F$2]*[.B28] +[.$F$3]) )^2" office:value-type="float" office:value="0.0000123083169536901">
            <text:p>1.23E-005</text:p>
          </table:table-cell>
          <table:table-cell table:formula="of:=([.B28] - [.$F$6])^2" office:value-type="float" office:value="119264600.694444">
            <text:p>119264600.6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A29]^2" office:value-type="float" office:value="21025">
            <text:p>21025</text:p>
          </table:table-cell>
          <table:table-cell table:formula="of:=[150x150.$D$2]" office:value-type="float" office:value="0.022823123495012">
            <text:p>2.28E-002</text:p>
          </table:table-cell>
          <table:table-cell table:formula="of:=[150x150.$D$4]" office:value-type="float" office:value="0.000441348901706568">
            <text:p>4.41E-004</text:p>
          </table:table-cell>
          <table:table-cell table:number-columns-repeated="2"/>
          <table:table-cell table:style-name="ce2" table:formula="of:=( [.C29] - ([.$F$2]*[.B29] +[.$F$3]) )^2" office:value-type="float" office:value="0.0000144579540095763">
            <text:p>1.45E-005</text:p>
          </table:table-cell>
          <table:table-cell table:formula="of:=([.B29] - [.$F$6])^2" office:value-type="float" office:value="152419600.694444">
            <text:p>152419600.6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A30]^2" office:value-type="float" office:value="22500">
            <text:p>22500</text:p>
          </table:table-cell>
          <table:table-cell table:formula="of:=[155x155.$D$2]" office:value-type="float" office:value="0.0243599312005504">
            <text:p>2.44E-002</text:p>
          </table:table-cell>
          <table:table-cell table:formula="of:=[155x155.$D$4]" office:value-type="float" office:value="0.000679533786498511">
            <text:p>6.80E-004</text:p>
          </table:table-cell>
          <table:table-cell table:number-columns-repeated="2"/>
          <table:table-cell table:style-name="ce2" table:formula="of:=( [.C30] - ([.$F$2]*[.B30] +[.$F$3]) )^2" office:value-type="float" office:value="0.0000169930103446366">
            <text:p>1.70E-005</text:p>
          </table:table-cell>
          <table:table-cell table:formula="of:=([.B30] - [.$F$6])^2" office:value-type="float" office:value="191015434.027778">
            <text:p>191015434.03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A31]^2" office:value-type="float" office:value="24025">
            <text:p>24025</text:p>
          </table:table-cell>
          <table:table-cell table:formula="of:=[intercepts.$D$2]" office:value-type="float" office:value="0.0000117136136085433">
            <text:p>1.17E-005</text:p>
          </table:table-cell>
          <table:table-cell table:formula="of:=[130x130.$D$4]" office:value-type="float" office:value="0.000420209490578534">
            <text:p>4.20E-004</text:p>
          </table:table-cell>
          <table:table-cell table:number-columns-repeated="2"/>
          <table:table-cell table:style-name="ce2" table:formula="of:=( [.C31] - ([.$F$2]*[.B31] +[.$F$3]) )^2" office:value-type="float" office:value="0.000461567512138702">
            <text:p>4.62E-004</text:p>
          </table:table-cell>
          <table:table-cell table:formula="of:=([.B31] - [.$F$6])^2" office:value-type="float" office:value="235494600.694444">
            <text:p>235494600.69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A32]^2" office:value-type="float" office:value="25600">
            <text:p>25600</text:p>
          </table:table-cell>
          <table:table-cell table:number-columns-repeated="8"/>
        </table:table-row>
        <table:table-row table:style-name="ro1">
          <table:table-cell office:value-type="float" office:value="165">
            <text:p>165</text:p>
          </table:table-cell>
          <table:table-cell table:formula="of:=[.A33]^2" office:value-type="float" office:value="27225">
            <text:p>27225</text:p>
          </table:table-cell>
          <table:table-cell table:number-columns-repeated="8"/>
        </table:table-row>
        <table:table-row table:style-name="ro1">
          <table:table-cell office:value-type="float" office:value="170">
            <text:p>170</text:p>
          </table:table-cell>
          <table:table-cell table:formula="of:=[.A34]^2" office:value-type="float" office:value="28900">
            <text:p>28900</text:p>
          </table:table-cell>
          <table:table-cell table:number-columns-repeated="8"/>
        </table:table-row>
        <table:table-row table:style-name="ro1">
          <table:table-cell office:value-type="float" office:value="175">
            <text:p>175</text:p>
          </table:table-cell>
          <table:table-cell table:formula="of:=[.A35]^2" office:value-type="float" office:value="30625">
            <text:p>30625</text:p>
          </table:table-cell>
          <table:table-cell table:number-columns-repeated="8"/>
        </table:table-row>
        <table:table-row table:style-name="ro1">
          <table:table-cell office:value-type="float" office:value="180">
            <text:p>180</text:p>
          </table:table-cell>
          <table:table-cell table:formula="of:=[.A36]^2" office:value-type="float" office:value="32400">
            <text:p>32400</text:p>
          </table:table-cell>
          <table:table-cell table:number-columns-repeated="8"/>
        </table:table-row>
        <table:table-row table:style-name="ro1" table:number-rows-repeated="6549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ediction" table:style-name="ta1" table:print="false">
        <table:table-column table:style-name="co22" table:default-cell-style-name="Default"/>
        <table:table-column table:style-name="co4" table:default-cell-style-name="ce2"/>
        <table:table-column table:style-name="co4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row table:style-name="ro1">
          <table:table-cell/>
          <table:table-cell table:style-name="Default"/>
          <table:table-cell office:value-type="string">
            <text:p>width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T=A(F + DN) + EN + G</text:p>
          </table:table-cell>
          <table:table-cell table:style-name="Default"/>
          <table:table-cell office:value-type="string">
            <text:p>height</text:p>
          </table:table-cell>
          <table:table-cell table:formula="of:=[.D1]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float" office:value="0.0000008">
            <text:p>8.00E-007</text:p>
          </table:table-cell>
          <table:table-cell table:style-name="ce1" office:value-type="string">
            <text:p>Area</text:p>
          </table:table-cell>
          <table:table-cell table:style-name="ce1" table:formula="of:=[.D1]*[.D2]" office:value-type="float" office:value="22500">
            <text:p>22500</text:p>
          </table:table-cell>
          <table:table-cell table:number-columns-repeated="2"/>
        </table:table-row>
        <table:table-row table:style-name="ro1">
          <table:table-cell office:value-type="string">
            <text:p>E</text:p>
          </table:table-cell>
          <table:table-cell office:value-type="float" office:value="0.0017">
            <text:p>1.70E-003</text:p>
          </table:table-cell>
          <table:table-cell table:style-name="ce1" office:value-type="string">
            <text:p>N (mcs)</text:p>
          </table:table-cell>
          <table:table-cell table:style-name="ce3" office:value-type="float" office:value="800000">
            <text:p>8.00E+005</text:p>
          </table:table-cell>
          <table:table-cell table:number-columns-repeated="2"/>
        </table:table-row>
        <table:table-row table:style-name="ro1">
          <table:table-cell office:value-type="string">
            <text:p>F</text:p>
          </table:table-cell>
          <table:table-cell office:value-type="float" office:value="0.000029">
            <text:p>2.90E-005</text:p>
          </table:table-cell>
          <table:table-cell table:style-name="ce1" office:value-type="string">
            <text:p>T (secs)</text:p>
          </table:table-cell>
          <table:table-cell table:style-name="ce1" table:formula="of:=[.D3]*([.B5] +[.B3]*[.D4]) + [.B4]*[.D4]+[.B6]" office:value-type="float" office:value="15760.64328">
            <text:p>15760.64</text:p>
          </table:table-cell>
          <table:table-cell office:value-type="string">
            <text:p>T (hours)</text:p>
          </table:table-cell>
          <table:table-cell table:style-name="ce6" table:formula="of:=[.D5]/3600" office:value-type="float" office:value="4.37795646666667">
            <text:p>4.3780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-0.00922">
            <text:p>-9.22E-003</text:p>
          </table:table-cell>
          <table:table-cell table:style-name="ce5" office:value-type="string">
            <text:p>∆T</text:p>
          </table:table-cell>
          <table:table-cell table:style-name="ce1" table:formula="of:=SQRT( ([.B7]^2)*([.D3]*[.D4])^2 + ([.B4]^2)*([.D4]^2) + ([.B9]^2)*([.D2]^2) + ([.B10]^2) )" office:value-type="float" office:value="2256.0141843979">
            <text:p>2256.01</text:p>
          </table:table-cell>
          <table:table-cell table:style-name="ce5" office:value-type="string">
            <text:p>∆T (hours)</text:p>
          </table:table-cell>
          <table:table-cell table:style-name="ce6" table:formula="of:=[.D6]/3600" office:value-type="float" office:value="0.626670606777194">
            <text:p>0.6267</text:p>
          </table:table-cell>
        </table:table-row>
        <table:table-row table:style-name="ro1">
          <table:table-cell office:value-type="string">
            <text:p><text:span text:style-name="T1">∆</text:span>D</text:p>
          </table:table-cell>
          <table:table-cell office:value-type="float" office:value="0.0000001">
            <text:p>1.00E-007</text:p>
          </table:table-cell>
          <table:table-cell table:style-name="ce5" office:value-type="string">
            <text:p>∆T/T</text:p>
          </table:table-cell>
          <table:table-cell table:formula="of:=[.D6]/[.D5]" office:value-type="float" office:value="0.143142265472168">
            <text:p>0.14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∆</text:span>E</text:p>
          </table:table-cell>
          <table:table-cell office:value-type="float" office:value="0.001">
            <text:p>1.00E-003</text:p>
          </table:table-cell>
          <table:table-cell table:number-columns-repeated="4"/>
        </table:table-row>
        <table:table-row table:style-name="ro1">
          <table:table-cell office:value-type="string">
            <text:p><text:span text:style-name="T1">∆</text:span>F</text:p>
          </table:table-cell>
          <table:table-cell office:value-type="float" office:value="0.000001">
            <text:p>1.00E-006</text:p>
          </table:table-cell>
          <table:table-cell table:number-columns-repeated="4"/>
        </table:table-row>
        <table:table-row table:style-name="ro1">
          <table:table-cell office:value-type="string">
            <text:p><text:span text:style-name="T1">∆</text:span>G</text:p>
          </table:table-cell>
          <table:table-cell office:value-type="float" office:value="0.0143">
            <text:p>1.43E-002</text:p>
          </table:table-cell>
          <table:table-cell table:number-columns-repeated="4"/>
        </table:table-row>
      </table:table>
      <table:table table:name="150x150KIM" table:style-name="ta1" table:print="false">
        <table:shapes>
          <draw:frame draw:z-index="0" draw:style-name="gr1" svg:width="18.827cm" svg:height="10.398cm" svg:x="27.302cm" svg:y="1.405cm">
            <draw:object draw:notify-on-update-of-ranges="150x150KIM.A2:150x150KIM.A55 150x150KIM.B2:150x150KIM.B55 150x150KIM.H2:150x150KIM.H55 150x150KIM.H2:150x150KIM.H55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" draw:style-name="gr1" svg:width="23.292cm" svg:height="10.532cm" svg:x="25.8cm" svg:y="17.492cm">
            <draw:object draw:notify-on-update-of-ranges="150x150KIM.A2:150x150KIM.A55 150x150KIM.P1:150x150KIM.P1 150x150KIM.B2:150x150KIM.B55 150x150.A2:150x150.A55 150x150KIM.P2:150x150KIM.P2 150x150.B2:150x150.B55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7" table:default-cell-style-name="Default"/>
        <table:table-column table:style-name="co4" table:number-columns-repeated="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  <table:table-cell office:value-type="string">
            <text:p>row to read</text:p>
          </table:table-cell>
          <table:table-cell table:number-columns-repeated="8"/>
          <table:table-cell office:value-type="string">
            <text:p>Kimmet and young code timing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1.42">
            <text:p>61.4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387764774681803">
            <text:p>3.88E-002</text:p>
          </table:table-cell>
          <table:table-cell table:formula="of:=( [.B2] - ([.$D$2]*[.A2] + [.$D$3]) )^2" office:value-type="float" office:value="26.5431843431403">
            <text:p>2.65E+001</text:p>
          </table:table-cell>
          <table:table-cell table:formula="of:=([.A2] - [.$D$6])^2" office:value-type="float" office:value="18062500">
            <text:p>18062500</text:p>
          </table:table-cell>
          <table:table-cell table:formula="of:=FLOOR((ROW() - 2)/3 ;1)*3 + 2" office:value-type="float" office:value="2">
            <text:p>2</text:p>
          </table:table-cell>
          <table:table-cell table:formula="of:=STDEV(INDIRECT(&quot;B&quot; &amp;[.G2] &amp; &quot;:B&quot; &amp; ([.G2] + 2)))" office:value-type="float" office:value="0.144337567297406">
            <text:p>0.14</text:p>
          </table:table-cell>
          <table:table-cell table:number-columns-repeated="7"/>
          <table:table-cell office:value-type="string">
            <text:p>New code timing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1.17">
            <text:p>61.1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8.40729159500052">
            <text:p>8.41E+000</text:p>
          </table:table-cell>
          <table:table-cell table:formula="of:=( [.B3] - ([.$D$2]*[.A3] + [.$D$3]) )^2" office:value-type="float" office:value="29.1816882417757">
            <text:p>2.92E+001</text:p>
          </table:table-cell>
          <table:table-cell table:formula="of:=([.A3] - [.$D$6])^2" office:value-type="float" office:value="18062500">
            <text:p>18062500</text:p>
          </table:table-cell>
          <table:table-cell table:formula="of:=FLOOR((ROW() - 2)/3 ;1)*3 + 2" office:value-type="float" office:value="2">
            <text:p>2</text:p>
          </table:table-cell>
          <table:table-cell table:formula="of:=STDEV(INDIRECT(&quot;B&quot; &amp;[.G3] &amp; &quot;:B&quot; &amp; ([.G3] + 2)))" office:value-type="float" office:value="0.144337567297406">
            <text:p>0.14</text:p>
          </table:table-cell>
          <table:table-cell table:number-columns-repeated="8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1.42">
            <text:p>61.4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848916952829697">
            <text:p>8.49E-003</text:p>
          </table:table-cell>
          <table:table-cell table:formula="of:=( [.B4] - ([.$D$2]*[.A4] + [.$D$3]) )^2" office:value-type="float" office:value="26.5431843431403">
            <text:p>2.65E+001</text:p>
          </table:table-cell>
          <table:table-cell table:formula="of:=([.A4] - [.$D$6])^2" office:value-type="float" office:value="18062500">
            <text:p>18062500</text:p>
          </table:table-cell>
          <table:table-cell table:formula="of:=FLOOR((ROW() - 2)/3 ;1)*3 + 2" office:value-type="float" office:value="2">
            <text:p>2</text:p>
          </table:table-cell>
          <table:table-cell table:formula="of:=STDEV(INDIRECT(&quot;B&quot; &amp;[.G4] &amp; &quot;:B&quot; &amp; ([.G4] + 2)))" office:value-type="float" office:value="0.144337567297406">
            <text:p>0.14</text:p>
          </table:table-cell>
          <table:table-cell table:number-columns-repeated="8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1.83">
            <text:p>81.83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1.02981195168203">
            <text:p>1.03E+000</text:p>
          </table:table-cell>
          <table:table-cell table:formula="of:=( [.B5] - ([.$D$2]*[.A5] + [.$D$3]) )^2" office:value-type="float" office:value="17.0589364098199">
            <text:p>1.71E+001</text:p>
          </table:table-cell>
          <table:table-cell table:formula="of:=([.A5] - [.$D$6])^2" office:value-type="float" office:value="14062500">
            <text:p>14062500</text:p>
          </table:table-cell>
          <table:table-cell table:formula="of:=FLOOR((ROW() - 2)/3 ;1)*3 + 2" office:value-type="float" office:value="5">
            <text:p>5</text:p>
          </table:table-cell>
          <table:table-cell table:formula="of:=STDEV(INDIRECT(&quot;B&quot; &amp;[.G5] &amp; &quot;:B&quot; &amp; ([.G5] + 2)))" office:value-type="float" office:value="0.245831920899895">
            <text:p>0.25</text:p>
          </table:table-cell>
          <table:table-cell table:number-columns-repeated="8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1.62">
            <text:p>81.62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18.8377399529915">
            <text:p>1.88E+001</text:p>
          </table:table-cell>
          <table:table-cell table:formula="of:=([.A6] - [.$D$6])^2" office:value-type="float" office:value="14062500">
            <text:p>14062500</text:p>
          </table:table-cell>
          <table:table-cell table:formula="of:=FLOOR((ROW() - 2)/3 ;1)*3 + 2" office:value-type="float" office:value="5">
            <text:p>5</text:p>
          </table:table-cell>
          <table:table-cell table:formula="of:=STDEV(INDIRECT(&quot;B&quot; &amp;[.G6] &amp; &quot;:B&quot; &amp; ([.G6] + 2)))" office:value-type="float" office:value="0.245831920899895">
            <text:p>0.25</text:p>
          </table:table-cell>
          <table:table-cell table:number-columns-repeated="8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1.34">
            <text:p>81.34</text:p>
          </table:table-cell>
          <table:table-cell office:value-type="string">
            <text:p>sum d_i^2</text:p>
          </table:table-cell>
          <table:table-cell table:formula="of:=SUM([.E2:.E55])" office:value-type="float" office:value="503.595817085198">
            <text:p>5.04E+002</text:p>
          </table:table-cell>
          <table:table-cell table:formula="of:=( [.B7] - ([.$D$2]*[.A7] + [.$D$3]) )^2" office:value-type="float" office:value="21.3466780105537">
            <text:p>2.13E+001</text:p>
          </table:table-cell>
          <table:table-cell table:formula="of:=([.A7] - [.$D$6])^2" office:value-type="float" office:value="14062500">
            <text:p>14062500</text:p>
          </table:table-cell>
          <table:table-cell table:formula="of:=FLOOR((ROW() - 2)/3 ;1)*3 + 2" office:value-type="float" office:value="5">
            <text:p>5</text:p>
          </table:table-cell>
          <table:table-cell table:formula="of:=STDEV(INDIRECT(&quot;B&quot; &amp;[.G7] &amp; &quot;:B&quot; &amp; ([.G7] + 2)))" office:value-type="float" office:value="0.245831920899895">
            <text:p>0.25</text:p>
          </table:table-cell>
          <table:table-cell table:number-columns-repeated="8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1.57">
            <text:p>101.5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14.2769509012317">
            <text:p>1.43E+001</text:p>
          </table:table-cell>
          <table:table-cell table:formula="of:=([.A8] - [.$D$6])^2" office:value-type="float" office:value="10562500">
            <text:p>10562500</text:p>
          </table:table-cell>
          <table:table-cell table:formula="of:=FLOOR((ROW() - 2)/3 ;1)*3 + 2" office:value-type="float" office:value="8">
            <text:p>8</text:p>
          </table:table-cell>
          <table:table-cell table:formula="of:=STDEV(INDIRECT(&quot;B&quot; &amp;[.G8] &amp; &quot;:B&quot; &amp; ([.G8] + 2)))" office:value-type="float" office:value="1.37172640615151">
            <text:p>1.37</text:p>
          </table:table-cell>
          <table:table-cell table:number-columns-repeated="8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3.24">
            <text:p>103.24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4.44571011462473">
            <text:p>4.45E+000</text:p>
          </table:table-cell>
          <table:table-cell table:formula="of:=([.A9] - [.$D$6])^2" office:value-type="float" office:value="10562500">
            <text:p>10562500</text:p>
          </table:table-cell>
          <table:table-cell table:formula="of:=FLOOR((ROW() - 2)/3 ;1)*3 + 2" office:value-type="float" office:value="8">
            <text:p>8</text:p>
          </table:table-cell>
          <table:table-cell table:formula="of:=STDEV(INDIRECT(&quot;B&quot; &amp;[.G9] &amp; &quot;:B&quot; &amp; ([.G9] + 2)))" office:value-type="float" office:value="1.37172640615151">
            <text:p>1.37</text:p>
          </table:table-cell>
          <table:table-cell table:number-columns-repeated="8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4.29">
            <text:p>104.29</text:p>
          </table:table-cell>
          <table:table-cell table:number-columns-repeated="2"/>
          <table:table-cell table:formula="of:=( [.B10] - ([.$D$2]*[.A10] + [.$D$3]) )^2" office:value-type="float" office:value="1.12039105717723">
            <text:p>1.12E+000</text:p>
          </table:table-cell>
          <table:table-cell table:formula="of:=([.A10] - [.$D$6])^2" office:value-type="float" office:value="10562500">
            <text:p>10562500</text:p>
          </table:table-cell>
          <table:table-cell table:formula="of:=FLOOR((ROW() - 2)/3 ;1)*3 + 2" office:value-type="float" office:value="8">
            <text:p>8</text:p>
          </table:table-cell>
          <table:table-cell table:formula="of:=STDEV(INDIRECT(&quot;B&quot; &amp;[.G10] &amp; &quot;:B&quot; &amp; ([.G10] + 2)))" office:value-type="float" office:value="1.37172640615151">
            <text:p>1.37</text:p>
          </table:table-cell>
          <table:table-cell table:number-columns-repeated="8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24.56">
            <text:p>124.56</text:p>
          </table:table-cell>
          <table:table-cell table:number-columns-repeated="2"/>
          <table:table-cell table:formula="of:=( [.B11] - ([.$D$2]*[.A11] + [.$D$3]) )^2" office:value-type="float" office:value="0.0312313720138716">
            <text:p>3.12E-002</text:p>
          </table:table-cell>
          <table:table-cell table:formula="of:=([.A11] - [.$D$6])^2" office:value-type="float" office:value="7562500">
            <text:p>7562500</text:p>
          </table:table-cell>
          <table:table-cell table:formula="of:=FLOOR((ROW() - 2)/3 ;1)*3 + 2" office:value-type="float" office:value="11">
            <text:p>11</text:p>
          </table:table-cell>
          <table:table-cell table:formula="of:=STDEV(INDIRECT(&quot;B&quot; &amp;[.G11] &amp; &quot;:B&quot; &amp; ([.G11] + 2)))" office:value-type="float" office:value="1.2927619012538">
            <text:p>1.29</text:p>
          </table:table-cell>
          <table:table-cell table:number-columns-repeated="8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24.85">
            <text:p>124.85</text:p>
          </table:table-cell>
          <table:table-cell table:number-columns-repeated="2"/>
          <table:table-cell table:formula="of:=( [.B12] - ([.$D$2]*[.A12] + [.$D$3]) )^2" office:value-type="float" office:value="0.0128314522799187">
            <text:p>1.28E-002</text:p>
          </table:table-cell>
          <table:table-cell table:formula="of:=([.A12] - [.$D$6])^2" office:value-type="float" office:value="7562500">
            <text:p>7562500</text:p>
          </table:table-cell>
          <table:table-cell table:formula="of:=FLOOR((ROW() - 2)/3 ;1)*3 + 2" office:value-type="float" office:value="11">
            <text:p>11</text:p>
          </table:table-cell>
          <table:table-cell table:formula="of:=STDEV(INDIRECT(&quot;B&quot; &amp;[.G12] &amp; &quot;:B&quot; &amp; ([.G12] + 2)))" office:value-type="float" office:value="1.2927619012538">
            <text:p>1.29</text:p>
          </table:table-cell>
          <table:table-cell table:number-columns-repeated="8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26.93">
            <text:p>126.93</text:p>
          </table:table-cell>
          <table:table-cell table:number-columns-repeated="2"/>
          <table:table-cell table:formula="of:=( [.B13] - ([.$D$2]*[.A13] + [.$D$3]) )^2" office:value-type="float" office:value="4.81045961418815">
            <text:p>4.81E+000</text:p>
          </table:table-cell>
          <table:table-cell table:formula="of:=([.A13] - [.$D$6])^2" office:value-type="float" office:value="7562500">
            <text:p>7562500</text:p>
          </table:table-cell>
          <table:table-cell table:formula="of:=FLOOR((ROW() - 2)/3 ;1)*3 + 2" office:value-type="float" office:value="11">
            <text:p>11</text:p>
          </table:table-cell>
          <table:table-cell table:formula="of:=STDEV(INDIRECT(&quot;B&quot; &amp;[.G13] &amp; &quot;:B&quot; &amp; ([.G13] + 2)))" office:value-type="float" office:value="1.2927619012538">
            <text:p>1.29</text:p>
          </table:table-cell>
          <table:table-cell table:number-columns-repeated="8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45.12">
            <text:p>145.12</text:p>
          </table:table-cell>
          <table:table-cell table:number-columns-repeated="2"/>
          <table:table-cell table:formula="of:=( [.B14] - ([.$D$2]*[.A14] + [.$D$3]) )^2" office:value-type="float" office:value="0.990099161462236">
            <text:p>9.90E-001</text:p>
          </table:table-cell>
          <table:table-cell table:formula="of:=([.A14] - [.$D$6])^2" office:value-type="float" office:value="5062500">
            <text:p>5062500</text:p>
          </table:table-cell>
          <table:table-cell table:formula="of:=FLOOR((ROW() - 2)/3 ;1)*3 + 2" office:value-type="float" office:value="14">
            <text:p>14</text:p>
          </table:table-cell>
          <table:table-cell table:formula="of:=STDEV(INDIRECT(&quot;B&quot; &amp;[.G14] &amp; &quot;:B&quot; &amp; ([.G14] + 2)))" office:value-type="float" office:value="0.561515805654653">
            <text:p>0.56</text:p>
          </table:table-cell>
          <table:table-cell table:number-columns-repeated="8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46.17">
            <text:p>146.17</text:p>
          </table:table-cell>
          <table:table-cell table:number-columns-repeated="2"/>
          <table:table-cell table:formula="of:=( [.B15] - ([.$D$2]*[.A15] + [.$D$3]) )^2" office:value-type="float" office:value="4.18217742083616">
            <text:p>4.18E+000</text:p>
          </table:table-cell>
          <table:table-cell table:formula="of:=([.A15] - [.$D$6])^2" office:value-type="float" office:value="5062500">
            <text:p>5062500</text:p>
          </table:table-cell>
          <table:table-cell table:formula="of:=FLOOR((ROW() - 2)/3 ;1)*3 + 2" office:value-type="float" office:value="14">
            <text:p>14</text:p>
          </table:table-cell>
          <table:table-cell table:formula="of:=STDEV(INDIRECT(&quot;B&quot; &amp;[.G15] &amp; &quot;:B&quot; &amp; ([.G15] + 2)))" office:value-type="float" office:value="0.561515805654653">
            <text:p>0.56</text:p>
          </table:table-cell>
          <table:table-cell table:number-columns-repeated="8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45.99">
            <text:p>145.99</text:p>
          </table:table-cell>
          <table:table-cell table:number-columns-repeated="2"/>
          <table:table-cell table:formula="of:=( [.B16] - ([.$D$2]*[.A16] + [.$D$3]) )^2" office:value-type="float" office:value="3.47836400494356">
            <text:p>3.48E+000</text:p>
          </table:table-cell>
          <table:table-cell table:formula="of:=([.A16] - [.$D$6])^2" office:value-type="float" office:value="5062500">
            <text:p>5062500</text:p>
          </table:table-cell>
          <table:table-cell table:formula="of:=FLOOR((ROW() - 2)/3 ;1)*3 + 2" office:value-type="float" office:value="14">
            <text:p>14</text:p>
          </table:table-cell>
          <table:table-cell table:formula="of:=STDEV(INDIRECT(&quot;B&quot; &amp;[.G16] &amp; &quot;:B&quot; &amp; ([.G16] + 2)))" office:value-type="float" office:value="0.561515805654653">
            <text:p>0.56</text:p>
          </table:table-cell>
          <table:table-cell table:number-columns-repeated="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65.63">
            <text:p>165.63</text:p>
          </table:table-cell>
          <table:table-cell table:number-columns-repeated="2"/>
          <table:table-cell table:formula="of:=( [.B17] - ([.$D$2]*[.A17] + [.$D$3]) )^2" office:value-type="float" office:value="4.48083602625615">
            <text:p>4.48E+000</text:p>
          </table:table-cell>
          <table:table-cell table:formula="of:=([.A17] - [.$D$6])^2" office:value-type="float" office:value="3062500">
            <text:p>3062500</text:p>
          </table:table-cell>
          <table:table-cell table:formula="of:=FLOOR((ROW() - 2)/3 ;1)*3 + 2" office:value-type="float" office:value="17">
            <text:p>17</text:p>
          </table:table-cell>
          <table:table-cell table:formula="of:=STDEV(INDIRECT(&quot;B&quot; &amp;[.G17] &amp; &quot;:B&quot; &amp; ([.G17] + 2)))" office:value-type="float" office:value="0.63540013639701">
            <text:p>0.64</text:p>
          </table:table-cell>
          <table:table-cell table:number-columns-repeated="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66.71">
            <text:p>166.71</text:p>
          </table:table-cell>
          <table:table-cell table:number-columns-repeated="2"/>
          <table:table-cell table:formula="of:=( [.B18] - ([.$D$2]*[.A18] + [.$D$3]) )^2" office:value-type="float" office:value="10.2195208559777">
            <text:p>1.02E+001</text:p>
          </table:table-cell>
          <table:table-cell table:formula="of:=([.A18] - [.$D$6])^2" office:value-type="float" office:value="3062500">
            <text:p>3062500</text:p>
          </table:table-cell>
          <table:table-cell table:formula="of:=FLOOR((ROW() - 2)/3 ;1)*3 + 2" office:value-type="float" office:value="17">
            <text:p>17</text:p>
          </table:table-cell>
          <table:table-cell table:formula="of:=STDEV(INDIRECT(&quot;B&quot; &amp;[.G18] &amp; &quot;:B&quot; &amp; ([.G18] + 2)))" office:value-type="float" office:value="0.63540013639701">
            <text:p>0.64</text:p>
          </table:table-cell>
          <table:table-cell table:number-columns-repeated="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66.75">
            <text:p>166.75</text:p>
          </table:table-cell>
          <table:table-cell table:number-columns-repeated="2"/>
          <table:table-cell table:formula="of:=( [.B19] - ([.$D$2]*[.A19] + [.$D$3]) )^2" office:value-type="float" office:value="10.4768647385599">
            <text:p>1.05E+001</text:p>
          </table:table-cell>
          <table:table-cell table:formula="of:=([.A19] - [.$D$6])^2" office:value-type="float" office:value="3062500">
            <text:p>3062500</text:p>
          </table:table-cell>
          <table:table-cell table:formula="of:=FLOOR((ROW() - 2)/3 ;1)*3 + 2" office:value-type="float" office:value="17">
            <text:p>17</text:p>
          </table:table-cell>
          <table:table-cell table:formula="of:=STDEV(INDIRECT(&quot;B&quot; &amp;[.G19] &amp; &quot;:B&quot; &amp; ([.G19] + 2)))" office:value-type="float" office:value="0.63540013639701">
            <text:p>0.64</text:p>
          </table:table-cell>
          <table:table-cell table:number-columns-repeated="8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85.8">
            <text:p>185.8</text:p>
          </table:table-cell>
          <table:table-cell table:number-columns-repeated="2"/>
          <table:table-cell table:formula="of:=( [.B20] - ([.$D$2]*[.A20] + [.$D$3]) )^2" office:value-type="float" office:value="8.40164890367357">
            <text:p>8.40E+000</text:p>
          </table:table-cell>
          <table:table-cell table:formula="of:=([.A20] - [.$D$6])^2" office:value-type="float" office:value="1562500">
            <text:p>1562500</text:p>
          </table:table-cell>
          <table:table-cell table:formula="of:=FLOOR((ROW() - 2)/3 ;1)*3 + 2" office:value-type="float" office:value="20">
            <text:p>20</text:p>
          </table:table-cell>
          <table:table-cell table:formula="of:=STDEV(INDIRECT(&quot;B&quot; &amp;[.G20] &amp; &quot;:B&quot; &amp; ([.G20] + 2)))" office:value-type="float" office:value="0.459238500128203">
            <text:p>0.46</text:p>
          </table:table-cell>
          <table:table-cell table:number-columns-repeated="8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84.93">
            <text:p>184.93</text:p>
          </table:table-cell>
          <table:table-cell table:number-columns-repeated="2"/>
          <table:table-cell table:formula="of:=( [.B21] - ([.$D$2]*[.A21] + [.$D$3]) )^2" office:value-type="float" office:value="4.11505485482586">
            <text:p>4.12E+000</text:p>
          </table:table-cell>
          <table:table-cell table:formula="of:=([.A21] - [.$D$6])^2" office:value-type="float" office:value="1562500">
            <text:p>1562500</text:p>
          </table:table-cell>
          <table:table-cell table:formula="of:=FLOOR((ROW() - 2)/3 ;1)*3 + 2" office:value-type="float" office:value="20">
            <text:p>20</text:p>
          </table:table-cell>
          <table:table-cell table:formula="of:=STDEV(INDIRECT(&quot;B&quot; &amp;[.G21] &amp; &quot;:B&quot; &amp; ([.G21] + 2)))" office:value-type="float" office:value="0.459238500128203">
            <text:p>0.46</text:p>
          </table:table-cell>
          <table:table-cell table:number-columns-repeated="8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85.62">
            <text:p>185.62</text:p>
          </table:table-cell>
          <table:table-cell table:number-columns-repeated="2"/>
          <table:table-cell table:formula="of:=( [.B22] - ([.$D$2]*[.A22] + [.$D$3]) )^2" office:value-type="float" office:value="7.39056737632574">
            <text:p>7.39E+000</text:p>
          </table:table-cell>
          <table:table-cell table:formula="of:=([.A22] - [.$D$6])^2" office:value-type="float" office:value="1562500">
            <text:p>1562500</text:p>
          </table:table-cell>
          <table:table-cell table:formula="of:=FLOOR((ROW() - 2)/3 ;1)*3 + 2" office:value-type="float" office:value="20">
            <text:p>20</text:p>
          </table:table-cell>
          <table:table-cell table:formula="of:=STDEV(INDIRECT(&quot;B&quot; &amp;[.G22] &amp; &quot;:B&quot; &amp; ([.G22] + 2)))" office:value-type="float" office:value="0.459238500128203">
            <text:p>0.46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05.36">
            <text:p>205.36</text:p>
          </table:table-cell>
          <table:table-cell table:number-columns-repeated="2"/>
          <table:table-cell table:formula="of:=( [.B23] - ([.$D$2]*[.A23] + [.$D$3]) )^2" office:value-type="float" office:value="9.42687143664499">
            <text:p>9.43E+000</text:p>
          </table:table-cell>
          <table:table-cell table:formula="of:=([.A23] - [.$D$6])^2" office:value-type="float" office:value="562500">
            <text:p>562500</text:p>
          </table:table-cell>
          <table:table-cell table:formula="of:=FLOOR((ROW() - 2)/3 ;1)*3 + 2" office:value-type="float" office:value="23">
            <text:p>23</text:p>
          </table:table-cell>
          <table:table-cell table:formula="of:=STDEV(INDIRECT(&quot;B&quot; &amp;[.G23] &amp; &quot;:B&quot; &amp; ([.G23] + 2)))" office:value-type="float" office:value="0.122202018532162">
            <text:p>0.12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05.2">
            <text:p>205.2</text:p>
          </table:table-cell>
          <table:table-cell table:number-columns-repeated="2"/>
          <table:table-cell table:formula="of:=( [.B24] - ([.$D$2]*[.A24] + [.$D$3]) )^2" office:value-type="float" office:value="8.46996869613342">
            <text:p>8.47E+000</text:p>
          </table:table-cell>
          <table:table-cell table:formula="of:=([.A24] - [.$D$6])^2" office:value-type="float" office:value="562500">
            <text:p>562500</text:p>
          </table:table-cell>
          <table:table-cell table:formula="of:=FLOOR((ROW() - 2)/3 ;1)*3 + 2" office:value-type="float" office:value="23">
            <text:p>23</text:p>
          </table:table-cell>
          <table:table-cell table:formula="of:=STDEV(INDIRECT(&quot;B&quot; &amp;[.G24] &amp; &quot;:B&quot; &amp; ([.G24] + 2)))" office:value-type="float" office:value="0.122202018532162">
            <text:p>0.12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05.44">
            <text:p>205.44</text:p>
          </table:table-cell>
          <table:table-cell table:number-columns-repeated="2"/>
          <table:table-cell table:formula="of:=( [.B25] - ([.$D$2]*[.A25] + [.$D$3]) )^2" office:value-type="float" office:value="9.92452280690059">
            <text:p>9.92E+000</text:p>
          </table:table-cell>
          <table:table-cell table:formula="of:=([.A25] - [.$D$6])^2" office:value-type="float" office:value="562500">
            <text:p>562500</text:p>
          </table:table-cell>
          <table:table-cell table:formula="of:=FLOOR((ROW() - 2)/3 ;1)*3 + 2" office:value-type="float" office:value="23">
            <text:p>23</text:p>
          </table:table-cell>
          <table:table-cell table:formula="of:=STDEV(INDIRECT(&quot;B&quot; &amp;[.G25] &amp; &quot;:B&quot; &amp; ([.G25] + 2)))" office:value-type="float" office:value="0.122202018532162">
            <text:p>0.12</text:p>
          </table:table-cell>
          <table:table-cell table:number-columns-repeated="8"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24.74">
            <text:p>224.74</text:p>
          </table:table-cell>
          <table:table-cell table:number-columns-repeated="2"/>
          <table:table-cell table:formula="of:=( [.B26] - ([.$D$2]*[.A26] + [.$D$3]) )^2" office:value-type="float" office:value="9.37634819574755">
            <text:p>9.38E+000</text:p>
          </table:table-cell>
          <table:table-cell table:formula="of:=([.A26] - [.$D$6])^2" office:value-type="float" office:value="62500">
            <text:p>62500</text:p>
          </table:table-cell>
          <table:table-cell table:formula="of:=FLOOR((ROW() - 2)/3 ;1)*3 + 2" office:value-type="float" office:value="26">
            <text:p>26</text:p>
          </table:table-cell>
          <table:table-cell table:formula="of:=STDEV(INDIRECT(&quot;B&quot; &amp;[.G26] &amp; &quot;:B&quot; &amp; ([.G26] + 2)))" office:value-type="float" office:value="0.361155552820841">
            <text:p>0.36</text:p>
          </table:table-cell>
          <table:table-cell table:number-columns-repeated="8"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24.77">
            <text:p>224.77</text:p>
          </table:table-cell>
          <table:table-cell table:number-columns-repeated="2"/>
          <table:table-cell table:formula="of:=( [.B27] - ([.$D$2]*[.A27] + [.$D$3]) )^2" office:value-type="float" office:value="9.56097313554804">
            <text:p>9.56E+000</text:p>
          </table:table-cell>
          <table:table-cell table:formula="of:=([.A27] - [.$D$6])^2" office:value-type="float" office:value="62500">
            <text:p>62500</text:p>
          </table:table-cell>
          <table:table-cell table:formula="of:=FLOOR((ROW() - 2)/3 ;1)*3 + 2" office:value-type="float" office:value="26">
            <text:p>26</text:p>
          </table:table-cell>
          <table:table-cell table:formula="of:=STDEV(INDIRECT(&quot;B&quot; &amp;[.G27] &amp; &quot;:B&quot; &amp; ([.G27] + 2)))" office:value-type="float" office:value="0.361155552820841">
            <text:p>0.36</text:p>
          </table:table-cell>
          <table:table-cell office:value-type="string">
            <text:p>Prediction</text:p>
          </table:table-cell>
          <table:table-cell table:number-columns-repeated="7"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25.38">
            <text:p>225.38</text:p>
          </table:table-cell>
          <table:table-cell table:number-columns-repeated="2"/>
          <table:table-cell table:formula="of:=( [.B28] - ([.$D$2]*[.A28] + [.$D$3]) )^2" office:value-type="float" office:value="13.7054135781578">
            <text:p>1.37E+001</text:p>
          </table:table-cell>
          <table:table-cell table:formula="of:=([.A28] - [.$D$6])^2" office:value-type="float" office:value="62500">
            <text:p>62500</text:p>
          </table:table-cell>
          <table:table-cell table:formula="of:=FLOOR((ROW() - 2)/3 ;1)*3 + 2" office:value-type="float" office:value="26">
            <text:p>26</text:p>
          </table:table-cell>
          <table:table-cell table:formula="of:=STDEV(INDIRECT(&quot;B&quot; &amp;[.G28] &amp; &quot;:B&quot; &amp; ([.G28] + 2)))" office:value-type="float" office:value="0.361155552820841">
            <text:p>0.36</text:p>
          </table:table-cell>
          <table:table-cell office:value-type="string">
            <text:p>N</text:p>
          </table:table-cell>
          <table:table-cell table:style-name="ce2" office:value-type="float" office:value="800000">
            <text:p>8.00E+005</text:p>
          </table:table-cell>
          <table:table-cell table:number-columns-repeated="6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47.02">
            <text:p>247.02</text:p>
          </table:table-cell>
          <table:table-cell table:number-columns-repeated="2"/>
          <table:table-cell table:formula="of:=( [.B29] - ([.$D$2]*[.A29] + [.$D$3]) )^2" office:value-type="float" office:value="35.448253564653">
            <text:p>3.54E+001</text:p>
          </table:table-cell>
          <table:table-cell table:formula="of:=([.A29] - [.$D$6])^2" office:value-type="float" office:value="62500">
            <text:p>62500</text:p>
          </table:table-cell>
          <table:table-cell table:formula="of:=FLOOR((ROW() - 2)/3 ;1)*3 + 2" office:value-type="float" office:value="29">
            <text:p>29</text:p>
          </table:table-cell>
          <table:table-cell table:formula="of:=STDEV(INDIRECT(&quot;B&quot; &amp;[.G29] &amp; &quot;:B&quot; &amp; ([.G29] + 2)))" office:value-type="float" office:value="1.19872154119852">
            <text:p>1.2</text:p>
          </table:table-cell>
          <table:table-cell office:value-type="string">
            <text:p>T (secs)</text:p>
          </table:table-cell>
          <table:table-cell table:formula="of:=[.D2]*[.J28] +[.D3]" office:value-type="float" office:value="31029.5892661392">
            <text:p>31029.59</text:p>
          </table:table-cell>
          <table:table-cell office:value-type="string">
            <text:p>T (hours)</text:p>
          </table:table-cell>
          <table:table-cell table:formula="of:=[.J29]/3600" office:value-type="float" office:value="8.61933035170534">
            <text:p>8.62</text:p>
          </table:table-cell>
          <table:table-cell table:number-columns-repeated="4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44.64">
            <text:p>244.64</text:p>
          </table:table-cell>
          <table:table-cell table:number-columns-repeated="2"/>
          <table:table-cell table:formula="of:=( [.B30] - ([.$D$2]*[.A30] + [.$D$3]) )^2" office:value-type="float" office:value="12.7723580480834">
            <text:p>1.28E+001</text:p>
          </table:table-cell>
          <table:table-cell table:formula="of:=([.A30] - [.$D$6])^2" office:value-type="float" office:value="62500">
            <text:p>62500</text:p>
          </table:table-cell>
          <table:table-cell table:formula="of:=FLOOR((ROW() - 2)/3 ;1)*3 + 2" office:value-type="float" office:value="29">
            <text:p>29</text:p>
          </table:table-cell>
          <table:table-cell table:formula="of:=STDEV(INDIRECT(&quot;B&quot; &amp;[.G30] &amp; &quot;:B&quot; &amp; ([.G30] + 2)))" office:value-type="float" office:value="1.19872154119852">
            <text:p>1.2</text:p>
          </table:table-cell>
          <table:table-cell office:value-type="string">
            <text:p>∆T</text:p>
          </table:table-cell>
          <table:table-cell table:formula="of:=SQRT(  ([.J28]^2)*([.D4]^2) + [.D5]^2  )" office:value-type="float" office:value="6791.33570071594">
            <text:p>6791.34</text:p>
          </table:table-cell>
          <table:table-cell office:value-type="string">
            <text:p>∆T (hours)</text:p>
          </table:table-cell>
          <table:table-cell table:formula="of:=[.J30]/3600" office:value-type="float" office:value="1.88648213908776">
            <text:p>1.89</text:p>
          </table:table-cell>
          <table:table-cell table:number-columns-repeated="4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46.08">
            <text:p>246.08</text:p>
          </table:table-cell>
          <table:table-cell table:number-columns-repeated="2"/>
          <table:table-cell table:formula="of:=( [.B31] - ([.$D$2]*[.A31] + [.$D$3]) )^2" office:value-type="float" office:value="25.1386276043273">
            <text:p>2.51E+001</text:p>
          </table:table-cell>
          <table:table-cell table:formula="of:=([.A31] - [.$D$6])^2" office:value-type="float" office:value="62500">
            <text:p>62500</text:p>
          </table:table-cell>
          <table:table-cell table:formula="of:=FLOOR((ROW() - 2)/3 ;1)*3 + 2" office:value-type="float" office:value="29">
            <text:p>29</text:p>
          </table:table-cell>
          <table:table-cell table:formula="of:=STDEV(INDIRECT(&quot;B&quot; &amp;[.G31] &amp; &quot;:B&quot; &amp; ([.G31] + 2)))" office:value-type="float" office:value="1.19872154119852">
            <text:p>1.2</text:p>
          </table:table-cell>
          <table:table-cell table:style-name="ce5" office:value-type="string">
            <text:p>∆T/T</text:p>
          </table:table-cell>
          <table:table-cell table:formula="of:=[.J30]/[.J29]" office:value-type="float" office:value="0.218866438819637">
            <text:p>0.22</text:p>
          </table:table-cell>
          <table:table-cell table:number-columns-repeated="6"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63.98">
            <text:p>263.98</text:p>
          </table:table-cell>
          <table:table-cell table:number-columns-repeated="2"/>
          <table:table-cell table:formula="of:=( [.B32] - ([.$D$2]*[.A32] + [.$D$3]) )^2" office:value-type="float" office:value="12.4298896417437">
            <text:p>1.24E+001</text:p>
          </table:table-cell>
          <table:table-cell table:formula="of:=([.A32] - [.$D$6])^2" office:value-type="float" office:value="562500">
            <text:p>562500</text:p>
          </table:table-cell>
          <table:table-cell table:formula="of:=FLOOR((ROW() - 2)/3 ;1)*3 + 2" office:value-type="float" office:value="32">
            <text:p>32</text:p>
          </table:table-cell>
          <table:table-cell table:formula="of:=STDEV(INDIRECT(&quot;B&quot; &amp;[.G32] &amp; &quot;:B&quot; &amp; ([.G32] + 2)))" office:value-type="float" office:value="1.6611542172036">
            <text:p>1.66</text:p>
          </table:table-cell>
          <table:table-cell table:number-columns-repeated="8"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67.12">
            <text:p>267.12</text:p>
          </table:table-cell>
          <table:table-cell table:number-columns-repeated="2"/>
          <table:table-cell table:formula="of:=( [.B33] - ([.$D$2]*[.A33] + [.$D$3]) )^2" office:value-type="float" office:value="44.4302881740221">
            <text:p>4.44E+001</text:p>
          </table:table-cell>
          <table:table-cell table:formula="of:=([.A33] - [.$D$6])^2" office:value-type="float" office:value="562500">
            <text:p>562500</text:p>
          </table:table-cell>
          <table:table-cell table:formula="of:=FLOOR((ROW() - 2)/3 ;1)*3 + 2" office:value-type="float" office:value="32">
            <text:p>32</text:p>
          </table:table-cell>
          <table:table-cell table:formula="of:=STDEV(INDIRECT(&quot;B&quot; &amp;[.G33] &amp; &quot;:B&quot; &amp; ([.G33] + 2)))" office:value-type="float" office:value="1.6611542172036">
            <text:p>1.66</text:p>
          </table:table-cell>
          <table:table-cell table:number-columns-repeated="8"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64.61">
            <text:p>264.61</text:p>
          </table:table-cell>
          <table:table-cell table:number-columns-repeated="2"/>
          <table:table-cell table:formula="of:=( [.B34] - ([.$D$2]*[.A34] + [.$D$3]) )^2" office:value-type="float" office:value="17.2690517676467">
            <text:p>1.73E+001</text:p>
          </table:table-cell>
          <table:table-cell table:formula="of:=([.A34] - [.$D$6])^2" office:value-type="float" office:value="562500">
            <text:p>562500</text:p>
          </table:table-cell>
          <table:table-cell table:formula="of:=FLOOR((ROW() - 2)/3 ;1)*3 + 2" office:value-type="float" office:value="32">
            <text:p>32</text:p>
          </table:table-cell>
          <table:table-cell table:formula="of:=STDEV(INDIRECT(&quot;B&quot; &amp;[.G34] &amp; &quot;:B&quot; &amp; ([.G34] + 2)))" office:value-type="float" office:value="1.6611542172036">
            <text:p>1.66</text:p>
          </table:table-cell>
          <table:table-cell table:number-columns-repeated="8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78.51">
            <text:p>278.51</text:p>
          </table:table-cell>
          <table:table-cell table:number-columns-repeated="2"/>
          <table:table-cell table:formula="of:=( [.B35] - ([.$D$2]*[.A35] + [.$D$3]) )^2" office:value-type="float" office:value="1.77591303750098">
            <text:p>1.78E+000</text:p>
          </table:table-cell>
          <table:table-cell table:formula="of:=([.A35] - [.$D$6])^2" office:value-type="float" office:value="1562500">
            <text:p>1562500</text:p>
          </table:table-cell>
          <table:table-cell table:formula="of:=FLOOR((ROW() - 2)/3 ;1)*3 + 2" office:value-type="float" office:value="35">
            <text:p>35</text:p>
          </table:table-cell>
          <table:table-cell table:formula="of:=STDEV(INDIRECT(&quot;B&quot; &amp;[.G35] &amp; &quot;:B&quot; &amp; ([.G35] + 2)))" office:value-type="float" office:value="0.207926268983336">
            <text:p>0.21</text:p>
          </table:table-cell>
          <table:table-cell table:number-columns-repeated="8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78.9">
            <text:p>278.9</text:p>
          </table:table-cell>
          <table:table-cell table:number-columns-repeated="2"/>
          <table:table-cell table:formula="of:=( [.B36] - ([.$D$2]*[.A36] + [.$D$3]) )^2" office:value-type="float" office:value="0.888558617136363">
            <text:p>8.89E-001</text:p>
          </table:table-cell>
          <table:table-cell table:formula="of:=([.A36] - [.$D$6])^2" office:value-type="float" office:value="1562500">
            <text:p>1562500</text:p>
          </table:table-cell>
          <table:table-cell table:formula="of:=FLOOR((ROW() - 2)/3 ;1)*3 + 2" office:value-type="float" office:value="35">
            <text:p>35</text:p>
          </table:table-cell>
          <table:table-cell table:formula="of:=STDEV(INDIRECT(&quot;B&quot; &amp;[.G36] &amp; &quot;:B&quot; &amp; ([.G36] + 2)))" office:value-type="float" office:value="0.207926268983336">
            <text:p>0.21</text:p>
          </table:table-cell>
          <table:table-cell table:number-columns-repeated="8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78.83">
            <text:p>278.83</text:p>
          </table:table-cell>
          <table:table-cell table:number-columns-repeated="2"/>
          <table:table-cell table:formula="of:=( [.B37] - ([.$D$2]*[.A37] + [.$D$3]) )^2" office:value-type="float" office:value="1.02542735925308">
            <text:p>1.03E+000</text:p>
          </table:table-cell>
          <table:table-cell table:formula="of:=([.A37] - [.$D$6])^2" office:value-type="float" office:value="1562500">
            <text:p>1562500</text:p>
          </table:table-cell>
          <table:table-cell table:formula="of:=FLOOR((ROW() - 2)/3 ;1)*3 + 2" office:value-type="float" office:value="35">
            <text:p>35</text:p>
          </table:table-cell>
          <table:table-cell table:formula="of:=STDEV(INDIRECT(&quot;B&quot; &amp;[.G37] &amp; &quot;:B&quot; &amp; ([.G37] + 2)))" office:value-type="float" office:value="0.207926268983336">
            <text:p>0.21</text:p>
          </table:table-cell>
          <table:table-cell table:number-columns-repeated="8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96.79">
            <text:p>296.79</text:p>
          </table:table-cell>
          <table:table-cell table:number-columns-repeated="2"/>
          <table:table-cell table:formula="of:=( [.B38] - ([.$D$2]*[.A38] + [.$D$3]) )^2" office:value-type="float" office:value="5.95785908044184">
            <text:p>5.96E+000</text:p>
          </table:table-cell>
          <table:table-cell table:formula="of:=([.A38] - [.$D$6])^2" office:value-type="float" office:value="3062500">
            <text:p>3062500</text:p>
          </table:table-cell>
          <table:table-cell table:formula="of:=FLOOR((ROW() - 2)/3 ;1)*3 + 2" office:value-type="float" office:value="38">
            <text:p>38</text:p>
          </table:table-cell>
          <table:table-cell table:formula="of:=STDEV(INDIRECT(&quot;B&quot; &amp;[.G38] &amp; &quot;:B&quot; &amp; ([.G38] + 2)))" office:value-type="float" office:value="0.379868398264439">
            <text:p>0.38</text:p>
          </table:table-cell>
          <table:table-cell table:number-columns-repeated="8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97.51">
            <text:p>297.51</text:p>
          </table:table-cell>
          <table:table-cell table:number-columns-repeated="2"/>
          <table:table-cell table:formula="of:=( [.B39] - ([.$D$2]*[.A39] + [.$D$3]) )^2" office:value-type="float" office:value="2.9614025272944">
            <text:p>2.96E+000</text:p>
          </table:table-cell>
          <table:table-cell table:formula="of:=([.A39] - [.$D$6])^2" office:value-type="float" office:value="3062500">
            <text:p>3062500</text:p>
          </table:table-cell>
          <table:table-cell table:formula="of:=FLOOR((ROW() - 2)/3 ;1)*3 + 2" office:value-type="float" office:value="38">
            <text:p>38</text:p>
          </table:table-cell>
          <table:table-cell table:formula="of:=STDEV(INDIRECT(&quot;B&quot; &amp;[.G39] &amp; &quot;:B&quot; &amp; ([.G39] + 2)))" office:value-type="float" office:value="0.379868398264439">
            <text:p>0.38</text:p>
          </table:table-cell>
          <table:table-cell table:number-columns-repeated="8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97.36">
            <text:p>297.36</text:p>
          </table:table-cell>
          <table:table-cell table:number-columns-repeated="2"/>
          <table:table-cell table:formula="of:=( [.B40] - ([.$D$2]*[.A40] + [.$D$3]) )^2" office:value-type="float" office:value="3.50016430920006">
            <text:p>3.50E+000</text:p>
          </table:table-cell>
          <table:table-cell table:formula="of:=([.A40] - [.$D$6])^2" office:value-type="float" office:value="3062500">
            <text:p>3062500</text:p>
          </table:table-cell>
          <table:table-cell table:formula="of:=FLOOR((ROW() - 2)/3 ;1)*3 + 2" office:value-type="float" office:value="38">
            <text:p>38</text:p>
          </table:table-cell>
          <table:table-cell table:formula="of:=STDEV(INDIRECT(&quot;B&quot; &amp;[.G40] &amp; &quot;:B&quot; &amp; ([.G40] + 2)))" office:value-type="float" office:value="0.379868398264439">
            <text:p>0.38</text:p>
          </table:table-cell>
          <table:table-cell table:number-columns-repeated="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16.23">
            <text:p>316.23</text:p>
          </table:table-cell>
          <table:table-cell table:number-columns-repeated="2"/>
          <table:table-cell table:formula="of:=( [.B41] - ([.$D$2]*[.A41] + [.$D$3]) )^2" office:value-type="float" office:value="5.70785299703135">
            <text:p>5.71E+000</text:p>
          </table:table-cell>
          <table:table-cell table:formula="of:=([.A41] - [.$D$6])^2" office:value-type="float" office:value="5062500">
            <text:p>5062500</text:p>
          </table:table-cell>
          <table:table-cell table:formula="of:=FLOOR((ROW() - 2)/3 ;1)*3 + 2" office:value-type="float" office:value="41">
            <text:p>41</text:p>
          </table:table-cell>
          <table:table-cell table:formula="of:=STDEV(INDIRECT(&quot;B&quot; &amp;[.G41] &amp; &quot;:B&quot; &amp; ([.G41] + 2)))" office:value-type="float" office:value="0.525959440768306">
            <text:p>0.53</text:p>
          </table:table-cell>
          <table:table-cell table:number-columns-repeated="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17.28">
            <text:p>317.28</text:p>
          </table:table-cell>
          <table:table-cell table:number-columns-repeated="2"/>
          <table:table-cell table:formula="of:=( [.B42] - ([.$D$2]*[.A42] + [.$D$3]) )^2" office:value-type="float" office:value="1.79321918210205">
            <text:p>1.79E+000</text:p>
          </table:table-cell>
          <table:table-cell table:formula="of:=([.A42] - [.$D$6])^2" office:value-type="float" office:value="5062500">
            <text:p>5062500</text:p>
          </table:table-cell>
          <table:table-cell table:formula="of:=FLOOR((ROW() - 2)/3 ;1)*3 + 2" office:value-type="float" office:value="41">
            <text:p>41</text:p>
          </table:table-cell>
          <table:table-cell table:formula="of:=STDEV(INDIRECT(&quot;B&quot; &amp;[.G42] &amp; &quot;:B&quot; &amp; ([.G42] + 2)))" office:value-type="float" office:value="0.525959440768306">
            <text:p>0.53</text:p>
          </table:table-cell>
          <table:table-cell table:number-columns-repeated="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16.81">
            <text:p>316.81</text:p>
          </table:table-cell>
          <table:table-cell table:number-columns-repeated="2"/>
          <table:table-cell table:formula="of:=( [.B43] - ([.$D$2]*[.A43] + [.$D$3]) )^2" office:value-type="float" office:value="3.27288384211801">
            <text:p>3.27E+000</text:p>
          </table:table-cell>
          <table:table-cell table:formula="of:=([.A43] - [.$D$6])^2" office:value-type="float" office:value="5062500">
            <text:p>5062500</text:p>
          </table:table-cell>
          <table:table-cell table:formula="of:=FLOOR((ROW() - 2)/3 ;1)*3 + 2" office:value-type="float" office:value="41">
            <text:p>41</text:p>
          </table:table-cell>
          <table:table-cell table:formula="of:=STDEV(INDIRECT(&quot;B&quot; &amp;[.G43] &amp; &quot;:B&quot; &amp; ([.G43] + 2)))" office:value-type="float" office:value="0.525959440768306">
            <text:p>0.53</text:p>
          </table:table-cell>
          <table:table-cell table:number-columns-repeated="8"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37.04">
            <text:p>337.04</text:p>
          </table:table-cell>
          <table:table-cell table:number-columns-repeated="2"/>
          <table:table-cell table:formula="of:=( [.B44] - ([.$D$2]*[.A44] + [.$D$3]) )^2" office:value-type="float" office:value="0.935766166698427">
            <text:p>9.36E-001</text:p>
          </table:table-cell>
          <table:table-cell table:formula="of:=([.A44] - [.$D$6])^2" office:value-type="float" office:value="7562500">
            <text:p>7562500</text:p>
          </table:table-cell>
          <table:table-cell table:formula="of:=FLOOR((ROW() - 2)/3 ;1)*3 + 2" office:value-type="float" office:value="44">
            <text:p>44</text:p>
          </table:table-cell>
          <table:table-cell table:formula="of:=STDEV(INDIRECT(&quot;B&quot; &amp;[.G44] &amp; &quot;:B&quot; &amp; ([.G44] + 2)))" office:value-type="float" office:value="1.46324980779086">
            <text:p>1.46</text:p>
          </table:table-cell>
          <table:table-cell table:number-columns-repeated="8"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38.93">
            <text:p>338.93</text:p>
          </table:table-cell>
          <table:table-cell table:number-columns-repeated="2"/>
          <table:table-cell table:formula="of:=( [.B45] - ([.$D$2]*[.A45] + [.$D$3]) )^2" office:value-type="float" office:value="0.851282884964783">
            <text:p>8.51E-001</text:p>
          </table:table-cell>
          <table:table-cell table:formula="of:=([.A45] - [.$D$6])^2" office:value-type="float" office:value="7562500">
            <text:p>7562500</text:p>
          </table:table-cell>
          <table:table-cell table:formula="of:=FLOOR((ROW() - 2)/3 ;1)*3 + 2" office:value-type="float" office:value="44">
            <text:p>44</text:p>
          </table:table-cell>
          <table:table-cell table:formula="of:=STDEV(INDIRECT(&quot;B&quot; &amp;[.G45] &amp; &quot;:B&quot; &amp; ([.G45] + 2)))" office:value-type="float" office:value="1.46324980779086">
            <text:p>1.46</text:p>
          </table:table-cell>
          <table:table-cell table:number-columns-repeated="8"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36.05">
            <text:p>336.05</text:p>
          </table:table-cell>
          <table:table-cell table:number-columns-repeated="2"/>
          <table:table-cell table:formula="of:=( [.B46] - ([.$D$2]*[.A46] + [.$D$3]) )^2" office:value-type="float" office:value="3.83121931427321">
            <text:p>3.83E+000</text:p>
          </table:table-cell>
          <table:table-cell table:formula="of:=([.A46] - [.$D$6])^2" office:value-type="float" office:value="7562500">
            <text:p>7562500</text:p>
          </table:table-cell>
          <table:table-cell table:formula="of:=FLOOR((ROW() - 2)/3 ;1)*3 + 2" office:value-type="float" office:value="44">
            <text:p>44</text:p>
          </table:table-cell>
          <table:table-cell table:formula="of:=STDEV(INDIRECT(&quot;B&quot; &amp;[.G46] &amp; &quot;:B&quot; &amp; ([.G46] + 2)))" office:value-type="float" office:value="1.46324980779086">
            <text:p>1.46</text:p>
          </table:table-cell>
          <table:table-cell table:number-columns-repeated="8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55.02">
            <text:p>355.02</text:p>
          </table:table-cell>
          <table:table-cell table:number-columns-repeated="2"/>
          <table:table-cell table:formula="of:=( [.B47] - ([.$D$2]*[.A47] + [.$D$3]) )^2" office:value-type="float" office:value="5.6434221876542">
            <text:p>5.64E+000</text:p>
          </table:table-cell>
          <table:table-cell table:formula="of:=([.A47] - [.$D$6])^2" office:value-type="float" office:value="10562500">
            <text:p>10562500</text:p>
          </table:table-cell>
          <table:table-cell table:formula="of:=FLOOR((ROW() - 2)/3 ;1)*3 + 2" office:value-type="float" office:value="47">
            <text:p>47</text:p>
          </table:table-cell>
          <table:table-cell table:formula="of:=STDEV(INDIRECT(&quot;B&quot; &amp;[.G47] &amp; &quot;:B&quot; &amp; ([.G47] + 2)))" office:value-type="float" office:value="0.120968315410813">
            <text:p>0.12</text:p>
          </table:table-cell>
          <table:table-cell table:number-columns-repeated="8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54.97">
            <text:p>354.97</text:p>
          </table:table-cell>
          <table:table-cell table:number-columns-repeated="2"/>
          <table:table-cell table:formula="of:=( [.B48] - ([.$D$2]*[.A48] + [.$D$3]) )^2" office:value-type="float" office:value="5.88348106851627">
            <text:p>5.88E+000</text:p>
          </table:table-cell>
          <table:table-cell table:formula="of:=([.A48] - [.$D$6])^2" office:value-type="float" office:value="10562500">
            <text:p>10562500</text:p>
          </table:table-cell>
          <table:table-cell table:formula="of:=FLOOR((ROW() - 2)/3 ;1)*3 + 2" office:value-type="float" office:value="47">
            <text:p>47</text:p>
          </table:table-cell>
          <table:table-cell table:formula="of:=STDEV(INDIRECT(&quot;B&quot; &amp;[.G48] &amp; &quot;:B&quot; &amp; ([.G48] + 2)))" office:value-type="float" office:value="0.120968315410813">
            <text:p>0.12</text:p>
          </table:table-cell>
          <table:table-cell table:number-columns-repeated="8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55.2">
            <text:p>355.2</text:p>
          </table:table-cell>
          <table:table-cell table:number-columns-repeated="2"/>
          <table:table-cell table:formula="of:=( [.B49] - ([.$D$2]*[.A49] + [.$D$3]) )^2" office:value-type="float" office:value="4.82061021654994">
            <text:p>4.82E+000</text:p>
          </table:table-cell>
          <table:table-cell table:formula="of:=([.A49] - [.$D$6])^2" office:value-type="float" office:value="10562500">
            <text:p>10562500</text:p>
          </table:table-cell>
          <table:table-cell table:formula="of:=FLOOR((ROW() - 2)/3 ;1)*3 + 2" office:value-type="float" office:value="47">
            <text:p>47</text:p>
          </table:table-cell>
          <table:table-cell table:formula="of:=STDEV(INDIRECT(&quot;B&quot; &amp;[.G49] &amp; &quot;:B&quot; &amp; ([.G49] + 2)))" office:value-type="float" office:value="0.120968315410813">
            <text:p>0.12</text:p>
          </table:table-cell>
          <table:table-cell table:number-columns-repeated="8"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76.83">
            <text:p>376.83</text:p>
          </table:table-cell>
          <table:table-cell table:number-columns-repeated="2"/>
          <table:table-cell table:formula="of:=( [.B50] - ([.$D$2]*[.A50] + [.$D$3]) )^2" office:value-type="float" office:value="0.00213189581191587">
            <text:p>2.13E-003</text:p>
          </table:table-cell>
          <table:table-cell table:formula="of:=([.A50] - [.$D$6])^2" office:value-type="float" office:value="14062500">
            <text:p>14062500</text:p>
          </table:table-cell>
          <table:table-cell table:formula="of:=FLOOR((ROW() - 2)/3 ;1)*3 + 2" office:value-type="float" office:value="50">
            <text:p>50</text:p>
          </table:table-cell>
          <table:table-cell table:formula="of:=STDEV(INDIRECT(&quot;B&quot; &amp;[.G50] &amp; &quot;:B&quot; &amp; ([.G50] + 2)))" office:value-type="float" office:value="1.39824890488067">
            <text:p>1.4</text:p>
          </table:table-cell>
          <table:table-cell table:number-columns-repeated="8"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75.06">
            <text:p>375.06</text:p>
          </table:table-cell>
          <table:table-cell table:number-columns-repeated="2"/>
          <table:table-cell table:formula="of:=( [.B51] - ([.$D$2]*[.A51] + [.$D$3]) )^2" office:value-type="float" office:value="2.97158139701602">
            <text:p>2.97E+000</text:p>
          </table:table-cell>
          <table:table-cell table:formula="of:=([.A51] - [.$D$6])^2" office:value-type="float" office:value="14062500">
            <text:p>14062500</text:p>
          </table:table-cell>
          <table:table-cell table:formula="of:=FLOOR((ROW() - 2)/3 ;1)*3 + 2" office:value-type="float" office:value="50">
            <text:p>50</text:p>
          </table:table-cell>
          <table:table-cell table:formula="of:=STDEV(INDIRECT(&quot;B&quot; &amp;[.G51] &amp; &quot;:B&quot; &amp; ([.G51] + 2)))" office:value-type="float" office:value="1.39824890488067">
            <text:p>1.4</text:p>
          </table:table-cell>
          <table:table-cell table:number-columns-repeated="8"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74.07">
            <text:p>374.07</text:p>
          </table:table-cell>
          <table:table-cell table:number-columns-repeated="2"/>
          <table:table-cell table:formula="of:=( [.B52] - ([.$D$2]*[.A52] + [.$D$3]) )^2" office:value-type="float" office:value="7.36485993158786">
            <text:p>7.36E+000</text:p>
          </table:table-cell>
          <table:table-cell table:formula="of:=([.A52] - [.$D$6])^2" office:value-type="float" office:value="14062500">
            <text:p>14062500</text:p>
          </table:table-cell>
          <table:table-cell table:formula="of:=FLOOR((ROW() - 2)/3 ;1)*3 + 2" office:value-type="float" office:value="50">
            <text:p>50</text:p>
          </table:table-cell>
          <table:table-cell table:formula="of:=STDEV(INDIRECT(&quot;B&quot; &amp;[.G52] &amp; &quot;:B&quot; &amp; ([.G52] + 2)))" office:value-type="float" office:value="1.39824890488067">
            <text:p>1.4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93.07">
            <text:p>393.07</text:p>
          </table:table-cell>
          <table:table-cell table:number-columns-repeated="2"/>
          <table:table-cell table:formula="of:=( [.B53] - ([.$D$2]*[.A53] + [.$D$3]) )^2" office:value-type="float" office:value="9.6228151856794">
            <text:p>9.62E+000</text:p>
          </table:table-cell>
          <table:table-cell table:formula="of:=([.A53] - [.$D$6])^2" office:value-type="float" office:value="18062500">
            <text:p>18062500</text:p>
          </table:table-cell>
          <table:table-cell table:formula="of:=FLOOR((ROW() - 2)/3 ;1)*3 + 2" office:value-type="float" office:value="53">
            <text:p>53</text:p>
          </table:table-cell>
          <table:table-cell table:formula="of:=STDEV(INDIRECT(&quot;B&quot; &amp;[.G53] &amp; &quot;:B&quot; &amp; ([.G53] + 2)))" office:value-type="float" office:value="0.903161115194854">
            <text:p>0.9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93.52">
            <text:p>393.52</text:p>
          </table:table-cell>
          <table:table-cell table:number-columns-repeated="2"/>
          <table:table-cell table:formula="of:=( [.B54] - ([.$D$2]*[.A54] + [.$D$3]) )^2" office:value-type="float" office:value="7.03345553655662">
            <text:p>7.03E+000</text:p>
          </table:table-cell>
          <table:table-cell table:formula="of:=([.A54] - [.$D$6])^2" office:value-type="float" office:value="18062500">
            <text:p>18062500</text:p>
          </table:table-cell>
          <table:table-cell table:formula="of:=FLOOR((ROW() - 2)/3 ;1)*3 + 2" office:value-type="float" office:value="53">
            <text:p>53</text:p>
          </table:table-cell>
          <table:table-cell table:formula="of:=STDEV(INDIRECT(&quot;B&quot; &amp;[.G54] &amp; &quot;:B&quot; &amp; ([.G54] + 2)))" office:value-type="float" office:value="0.903161115194854">
            <text:p>0.9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94.81">
            <text:p>394.81</text:p>
          </table:table-cell>
          <table:table-cell table:number-columns-repeated="2"/>
          <table:table-cell table:formula="of:=( [.B55] - ([.$D$2]*[.A55] + [.$D$3]) )^2" office:value-type="float" office:value="1.85522454240439">
            <text:p>1.86E+000</text:p>
          </table:table-cell>
          <table:table-cell table:formula="of:=([.A55] - [.$D$6])^2" office:value-type="float" office:value="18062500">
            <text:p>18062500</text:p>
          </table:table-cell>
          <table:table-cell table:formula="of:=FLOOR((ROW() - 2)/3 ;1)*3 + 2" office:value-type="float" office:value="53">
            <text:p>53</text:p>
          </table:table-cell>
          <table:table-cell table:formula="of:=STDEV(INDIRECT(&quot;B&quot; &amp;[.G55] &amp; &quot;:B&quot; &amp; ([.G55] + 2)))" office:value-type="float" office:value="0.903161115194854">
            <text:p>0.9</text:p>
          </table:table-cell>
          <table:table-cell table:number-columns-repeated="8"/>
        </table:table-row>
      </table:table>
      <table:table table:name="Sheet1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>
            <text:p>[mcs]</text:p>
          </table:table-cell>
          <table:table-cell office:value-type="string">
            <text:p>[run]</text:p>
          </table:table-cell>
          <table:table-cell office:value-type="string">
            <text:p>[real_time]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61.42">
            <text:p>61.4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61.17">
            <text:p>61.17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float" office:value="61.42">
            <text:p>61.4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81.83">
            <text:p>81.8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81.62">
            <text:p>81.6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81.34">
            <text:p>81.34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101.57">
            <text:p>101.57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office:value-type="float" office:value="103.24">
            <text:p>103.24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">
            <text:p>2</text:p>
          </table:table-cell>
          <table:table-cell office:value-type="float" office:value="104.29">
            <text:p>104.29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124.56">
            <text:p>124.56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124.85">
            <text:p>124.8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 office:value-type="float" office:value="126.93">
            <text:p>126.93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145.12">
            <text:p>145.12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">
            <text:p>1</text:p>
          </table:table-cell>
          <table:table-cell office:value-type="float" office:value="146.17">
            <text:p>146.17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">
            <text:p>2</text:p>
          </table:table-cell>
          <table:table-cell office:value-type="float" office:value="145.99">
            <text:p>145.99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165.63">
            <text:p>165.6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166.71">
            <text:p>166.71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office:value-type="float" office:value="166.75">
            <text:p>166.75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185.8">
            <text:p>185.8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">
            <text:p>1</text:p>
          </table:table-cell>
          <table:table-cell office:value-type="float" office:value="184.93">
            <text:p>184.93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">
            <text:p>2</text:p>
          </table:table-cell>
          <table:table-cell office:value-type="float" office:value="185.62">
            <text:p>185.62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5.36">
            <text:p>205.36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205.2">
            <text:p>205.2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office:value-type="float" office:value="205.44">
            <text:p>205.44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224.74">
            <text:p>224.74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">
            <text:p>1</text:p>
          </table:table-cell>
          <table:table-cell office:value-type="float" office:value="224.77">
            <text:p>224.77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">
            <text:p>2</text:p>
          </table:table-cell>
          <table:table-cell office:value-type="float" office:value="225.38">
            <text:p>225.38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247.02">
            <text:p>247.02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">
            <text:p>1</text:p>
          </table:table-cell>
          <table:table-cell office:value-type="float" office:value="244.64">
            <text:p>244.64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">
            <text:p>2</text:p>
          </table:table-cell>
          <table:table-cell office:value-type="float" office:value="246.08">
            <text:p>246.08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263.98">
            <text:p>263.98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">
            <text:p>1</text:p>
          </table:table-cell>
          <table:table-cell office:value-type="float" office:value="267.12">
            <text:p>267.12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">
            <text:p>2</text:p>
          </table:table-cell>
          <table:table-cell office:value-type="float" office:value="264.61">
            <text:p>264.61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78.51">
            <text:p>278.51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">
            <text:p>1</text:p>
          </table:table-cell>
          <table:table-cell office:value-type="float" office:value="278.9">
            <text:p>278.9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">
            <text:p>2</text:p>
          </table:table-cell>
          <table:table-cell office:value-type="float" office:value="278.83">
            <text:p>278.83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96.79">
            <text:p>296.79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">
            <text:p>1</text:p>
          </table:table-cell>
          <table:table-cell office:value-type="float" office:value="297.51">
            <text:p>297.51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">
            <text:p>2</text:p>
          </table:table-cell>
          <table:table-cell office:value-type="float" office:value="297.36">
            <text:p>297.36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316.23">
            <text:p>316.23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office:value-type="float" office:value="317.28">
            <text:p>317.28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">
            <text:p>2</text:p>
          </table:table-cell>
          <table:table-cell office:value-type="float" office:value="316.81">
            <text:p>316.81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337.04">
            <text:p>337.04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">
            <text:p>1</text:p>
          </table:table-cell>
          <table:table-cell office:value-type="float" office:value="338.93">
            <text:p>338.93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">
            <text:p>2</text:p>
          </table:table-cell>
          <table:table-cell office:value-type="float" office:value="336.05">
            <text:p>336.05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355.02">
            <text:p>355.02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float" office:value="354.97">
            <text:p>354.97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">
            <text:p>2</text:p>
          </table:table-cell>
          <table:table-cell office:value-type="float" office:value="355.2">
            <text:p>355.2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376.83">
            <text:p>376.83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">
            <text:p>1</text:p>
          </table:table-cell>
          <table:table-cell office:value-type="float" office:value="375.06">
            <text:p>375.06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">
            <text:p>2</text:p>
          </table:table-cell>
          <table:table-cell office:value-type="float" office:value="374.07">
            <text:p>374.07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393.07">
            <text:p>393.07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393.52">
            <text:p>393.52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office:value-type="float" office:value="394.81">
            <text:p>394.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18-4 34-13 50s-21 27-37 37-32 13-50 13-34-4-50-13-27-21-37-37-13-32-13-50 4-34 13-50 21-27 37-37 32-13 50-13c18 0 34 4 50 13s27 21 37 37 13 32 13 50z"/>
    <draw:marker draw:name="Arrowheads_20_2" draw:display-name="Arrowheads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4/05/2011</text:date>, <text:time>09:3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4T11:35:44</meta:creation-date>
    <dc:date>2011-05-04T09:37:40</dc:date>
    <meta:editing-duration>PT16H24M50S</meta:editing-duration>
    <meta:editing-cycles>140</meta:editing-cycles>
    <meta:generator>LibreOffice/3.3$Unix LibreOffice_project/330m19$Build-202</meta:generator>
    <meta:document-statistic meta:table-count="35" meta:cell-count="8220" meta:object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11cm" svg:height="10.403cm" xlink:href=".." xlink:type="simple" chart:class="chart:scatter" chart:style-name="ch1">
        <chart:title svg:x="8.753cm" svg:y="0.344cm" chart:style-name="ch2">
          <text:p>10x10</text:p>
        </chart:title>
        <chart:plot-area chart:style-name="ch3" table:cell-range-address="10x10.A2:10x10.B55" svg:x="1.387cm" svg:y="1.747cm" svg:width="16.672cm" svg:height="7.467cm">
          <chartooo:coordinate-region svg:x="2.035cm" svg:y="1.908cm" svg:width="15.625cm" svg:height="6.738cm"/>
          <chart:axis chart:dimension="x" chart:name="primary-x" chart:style-name="ch4">
            <chart:title svg:x="9.269cm" svg:y="9.422cm" chart:style-name="ch5">
              <text:p>m.c.s</text:p>
            </chart:title>
          </chart:axis>
          <chart:axis chart:dimension="y" chart:name="primary-y" chart:style-name="ch6">
            <chart:title svg:x="0.451cm" svg:y="7.376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0x10.B2:10x10.B55" chart:class="chart:scatter">
            <chart:domain table:cell-range-address="10x10.A2:10x1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0x10.A2:10x10.A55</svg:desc>
                </draw:g>
              </table:table-cell>
              <table:table-cell office:value-type="float" office:value="0.16">
                <text:p>0.16</text:p>
                <draw:g>
                  <svg:desc>10x10.B2:10x1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.11">
                <text:p>1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55x55</text:p>
        </chart:title>
        <chart:plot-area chart:style-name="ch3" table:cell-range-address="55x55.A2:55x55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55x55.B2:55x55.B55" chart:class="chart:scatter">
            <chart:domain table:cell-range-address="55x55.A2:55x5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55x55.A2:55x55.A55</svg:desc>
                </draw:g>
              </table:table-cell>
              <table:table-cell office:value-type="float" office:value="4.74">
                <text:p>4.74</text:p>
                <draw:g>
                  <svg:desc>55x55.B2:55x5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7.16">
                <text:p>17.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7.17">
                <text:p>17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0.36">
                <text:p>20.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0.26">
                <text:p>20.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21.85">
                <text:p>21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21.84">
                <text:p>21.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21.81">
                <text:p>21.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23.42">
                <text:p>23.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24.97">
                <text:p>24.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24.98">
                <text:p>24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26.49">
                <text:p>26.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8.03">
                <text:p>28.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8.24">
                <text:p>28.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9.59">
                <text:p>29.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9.59">
                <text:p>29.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9.61">
                <text:p>29.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31.17">
                <text:p>31.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31.16">
                <text:p>31.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31.24">
                <text:p>31.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60x60</text:p>
        </chart:title>
        <chart:plot-area chart:style-name="ch3" table:cell-range-address="60x60.A2:60x60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60x60.B2:60x60.B55" chart:class="chart:scatter">
            <chart:domain table:cell-range-address="60x60.A2:60x6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60x60.A2:60x60.A55</svg:desc>
                </draw:g>
              </table:table-cell>
              <table:table-cell office:value-type="float" office:value="5.66">
                <text:p>5.66</text:p>
                <draw:g>
                  <svg:desc>60x60.B2:60x6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6.71">
                <text:p>16.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8.57">
                <text:p>18.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0.48">
                <text:p>20.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0.39">
                <text:p>20.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22.26">
                <text:p>22.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22.28">
                <text:p>22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22.23">
                <text:p>22.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4.11">
                <text:p>24.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29.66">
                <text:p>29.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29.71">
                <text:p>29.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29.62">
                <text:p>29.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33.61">
                <text:p>33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33.39">
                <text:p>33.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35.16">
                <text:p>35.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35.19">
                <text:p>35.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35.14">
                <text:p>35.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37.13">
                <text:p>37.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65x65</text:p>
        </chart:title>
        <chart:plot-area chart:style-name="ch3" table:cell-range-address="65x65.A2:65x65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65x65.B2:65x65.B55" chart:class="chart:scatter">
            <chart:domain table:cell-range-address="65x65.A2:65x6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65x65.A2:65x65.A55</svg:desc>
                </draw:g>
              </table:table-cell>
              <table:table-cell office:value-type="float" office:value="6.6">
                <text:p>6.6</text:p>
                <draw:g>
                  <svg:desc>65x65.B2:65x6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7.41">
                <text:p>17.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7.43">
                <text:p>17.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26.07">
                <text:p>26.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8.24">
                <text:p>28.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8.22">
                <text:p>28.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8.22">
                <text:p>28.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30.38">
                <text:p>30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30.53">
                <text:p>30.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32.54">
                <text:p>32.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32.82">
                <text:p>32.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32.57">
                <text:p>32.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36.85">
                <text:p>36.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36.94">
                <text:p>36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36.87">
                <text:p>36.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39.39">
                <text:p>39.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39.05">
                <text:p>39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41.22">
                <text:p>41.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41.21">
                <text:p>41.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43.46">
                <text:p>43.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43.46">
                <text:p>43.4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70x70</text:p>
        </chart:title>
        <chart:plot-area chart:style-name="ch3" table:cell-range-address="70x70.A2:70x70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70x70.B2:70x70.B55" chart:class="chart:scatter">
            <chart:domain table:cell-range-address="70x70.A2:70x7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70x70.A2:70x70.A55</svg:desc>
                </draw:g>
              </table:table-cell>
              <table:table-cell office:value-type="float" office:value="7.65">
                <text:p>7.65</text:p>
                <draw:g>
                  <svg:desc>70x70.B2:70x7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0.18">
                <text:p>20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7.76">
                <text:p>27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32.72">
                <text:p>32.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35.28">
                <text:p>35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37.77">
                <text:p>37.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37.85">
                <text:p>37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40.53">
                <text:p>40.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40.28">
                <text:p>40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40.36">
                <text:p>40.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42.82">
                <text:p>42.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42.81">
                <text:p>42.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45.31">
                <text:p>45.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47.88">
                <text:p>47.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47.85">
                <text:p>47.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47.76">
                <text:p>47.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50.38">
                <text:p>50.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50.31">
                <text:p>50.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50.36">
                <text:p>50.3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75x75</text:p>
        </chart:title>
        <chart:plot-area chart:style-name="ch3" table:cell-range-address="75x75.A2:75x75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75x75.B2:75x75.B55" chart:class="chart:scatter">
            <chart:domain table:cell-range-address="75x75.A2:75x7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75x75.A2:75x75.A55</svg:desc>
                </draw:g>
              </table:table-cell>
              <table:table-cell office:value-type="float" office:value="8.77">
                <text:p>8.77</text:p>
                <draw:g>
                  <svg:desc>75x75.B2:75x7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7.39">
                <text:p>17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3.16">
                <text:p>23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8.87">
                <text:p>28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31.78">
                <text:p>31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31.76">
                <text:p>31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34.61">
                <text:p>34.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34.61">
                <text:p>34.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37.55">
                <text:p>37.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40.38">
                <text:p>40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40.73">
                <text:p>40.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43.27">
                <text:p>43.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43.23">
                <text:p>43.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43.23">
                <text:p>43.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46.33">
                <text:p>46.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46.22">
                <text:p>46.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46.27">
                <text:p>46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48.98">
                <text:p>48.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49.42">
                <text:p>49.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52.02">
                <text:p>52.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51.88">
                <text:p>51.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54.76">
                <text:p>54.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54.74">
                <text:p>54.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57.61">
                <text:p>57.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57.69">
                <text:p>57.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57.61">
                <text:p>57.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80x80</text:p>
        </chart:title>
        <chart:plot-area chart:style-name="ch3" table:cell-range-address="80x80.A2:80x80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80x80.B2:80x80.B55" chart:class="chart:scatter">
            <chart:domain table:cell-range-address="80x80.A2:80x8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80x80.A2:80x80.A55</svg:desc>
                </draw:g>
              </table:table-cell>
              <table:table-cell office:value-type="float" office:value="9.99">
                <text:p>9.99</text:p>
                <draw:g>
                  <svg:desc>80x80.B2:80x8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6.53">
                <text:p>16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6.53">
                <text:p>16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3.04">
                <text:p>23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6.34">
                <text:p>26.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6.47">
                <text:p>26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29.67">
                <text:p>29.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32.96">
                <text:p>32.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36.11">
                <text:p>36.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36.16">
                <text:p>36.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39.42">
                <text:p>39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39.36">
                <text:p>39.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39.36">
                <text:p>39.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42.71">
                <text:p>42.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42.68">
                <text:p>42.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45.94">
                <text:p>45.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45.92">
                <text:p>45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45.91">
                <text:p>45.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49.15">
                <text:p>49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52.81">
                <text:p>52.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52.54">
                <text:p>52.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52.41">
                <text:p>52.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55.78">
                <text:p>55.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55.66">
                <text:p>55.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55.71">
                <text:p>55.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59.02">
                <text:p>59.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62.67">
                <text:p>62.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62.21">
                <text:p>62.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62.55">
                <text:p>62.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65.52">
                <text:p>65.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65.5">
                <text:p>65.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7cm" svg:y="0.497cm" chart:style-name="ch2">
          <text:p>85x85</text:p>
        </chart:title>
        <chart:plot-area chart:style-name="ch3" table:cell-range-address="85x85.A2:85x85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85x85.B2:85x85.B55" chart:class="chart:scatter">
            <chart:domain table:cell-range-address="85x85.A2:85x8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85x85.A2:85x85.A55</svg:desc>
                </draw:g>
              </table:table-cell>
              <table:table-cell office:value-type="float" office:value="11.31">
                <text:p>11.31</text:p>
                <draw:g>
                  <svg:desc>85x85.B2:85x8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9.68">
                <text:p>29.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9.66">
                <text:p>29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9.66">
                <text:p>29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33.35">
                <text:p>33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33.31">
                <text:p>33.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37.03">
                <text:p>37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37.04">
                <text:p>37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37.06">
                <text:p>37.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40.73">
                <text:p>40.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40.69">
                <text:p>40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40.73">
                <text:p>40.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44.42">
                <text:p>44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44.38">
                <text:p>44.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44.41">
                <text:p>44.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48.12">
                <text:p>48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48.14">
                <text:p>48.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48.13">
                <text:p>48.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51.83">
                <text:p>51.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55.47">
                <text:p>55.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55.47">
                <text:p>55.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59.15">
                <text:p>59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59.13">
                <text:p>59.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59.14">
                <text:p>59.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62.87">
                <text:p>62.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62.88">
                <text:p>62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62.88">
                <text:p>62.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66.51">
                <text:p>66.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66.52">
                <text:p>66.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70.17">
                <text:p>70.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70.46">
                <text:p>70.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73.9">
                <text:p>73.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7cm" svg:y="0.497cm" chart:style-name="ch2">
          <text:p>90x90</text:p>
        </chart:title>
        <chart:plot-area chart:style-name="ch3" table:cell-range-address="90x90.A2:90x90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90x90.B2:90x90.B55" chart:class="chart:scatter">
            <chart:domain table:cell-range-address="90x90.A2:90x9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90x90.A2:90x90.A55</svg:desc>
                </draw:g>
              </table:table-cell>
              <table:table-cell office:value-type="float" office:value="12.59">
                <text:p>12.59</text:p>
                <draw:g>
                  <svg:desc>90x90.B2:90x9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6.73">
                <text:p>16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0.86">
                <text:p>20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9.08">
                <text:p>29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33.23">
                <text:p>33.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33.38">
                <text:p>33.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37.38">
                <text:p>37.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37.61">
                <text:p>37.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37.39">
                <text:p>37.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41.49">
                <text:p>41.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41.74">
                <text:p>41.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41.76">
                <text:p>41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45.61">
                <text:p>45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45.66">
                <text:p>45.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45.64">
                <text:p>45.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49.76">
                <text:p>49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49.71">
                <text:p>49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53.88">
                <text:p>53.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53.88">
                <text:p>53.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53.86">
                <text:p>53.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57.99">
                <text:p>57.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58.26">
                <text:p>58.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57.97">
                <text:p>57.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62.12">
                <text:p>62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62.08">
                <text:p>62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66.51">
                <text:p>66.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66.21">
                <text:p>66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70.38">
                <text:p>70.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70.43">
                <text:p>70.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70.38">
                <text:p>70.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74.56">
                <text:p>74.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74.46">
                <text:p>74.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78.62">
                <text:p>78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82.86">
                <text:p>82.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82.81">
                <text:p>82.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82.74">
                <text:p>82.7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9cm" svg:y="0.497cm" chart:style-name="ch2">
          <text:p>95x95</text:p>
        </chart:title>
        <chart:plot-area chart:style-name="ch3" table:cell-range-address="95x95.A2:95x95.B55" svg:x="1.387cm" svg:y="1.743cm" svg:width="16.683cm" svg:height="7.468cm">
          <chartooo:coordinate-region svg:x="2.114cm" svg:y="1.903cm" svg:width="15.557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95x95.B2:95x95.B55" chart:class="chart:scatter">
            <chart:domain table:cell-range-address="95x95.A2:95x9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95x95.A2:95x95.A55</svg:desc>
                </draw:g>
              </table:table-cell>
              <table:table-cell office:value-type="float" office:value="14.03">
                <text:p>14.03</text:p>
                <draw:g>
                  <svg:desc>95x95.B2:95x9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8.63">
                <text:p>18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8.61">
                <text:p>18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3.24">
                <text:p>23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7.83">
                <text:p>27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2.41">
                <text:p>32.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32.59">
                <text:p>32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32.42">
                <text:p>32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37.03">
                <text:p>37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37.04">
                <text:p>37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41.95">
                <text:p>41.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41.91">
                <text:p>41.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46.24">
                <text:p>46.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46.21">
                <text:p>46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50.82">
                <text:p>50.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55.41">
                <text:p>55.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55.43">
                <text:p>55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60.05">
                <text:p>60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59.96">
                <text:p>59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60.01">
                <text:p>60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64.59">
                <text:p>64.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64.57">
                <text:p>64.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64.56">
                <text:p>64.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69.51">
                <text:p>69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69.34">
                <text:p>69.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73.82">
                <text:p>73.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73.94">
                <text:p>73.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73.82">
                <text:p>73.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78.41">
                <text:p>78.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78.38">
                <text:p>78.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78.39">
                <text:p>78.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83.05">
                <text:p>83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82.98">
                <text:p>82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83.02">
                <text:p>83.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87.58">
                <text:p>87.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87.67">
                <text:p>87.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87.62">
                <text:p>87.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92.49">
                <text:p>92.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92.25">
                <text:p>92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92.23">
                <text:p>92.2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9cm" svg:y="0.497cm" chart:style-name="ch2">
          <text:p>100x100</text:p>
        </chart:title>
        <chart:plot-area chart:style-name="ch3" table:cell-range-address="100x100.A2:100x100.B55" svg:x="1.387cm" svg:y="1.743cm" svg:width="16.683cm" svg:height="7.468cm">
          <chartooo:coordinate-region svg:x="2.114cm" svg:y="1.903cm" svg:width="15.557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00x100.B2:100x100.B55" chart:class="chart:scatter">
            <chart:domain table:cell-range-address="100x100.A2:100x10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00x100.A2:100x100.A55</svg:desc>
                </draw:g>
              </table:table-cell>
              <table:table-cell office:value-type="float" office:value="15.55">
                <text:p>15.55</text:p>
                <draw:g>
                  <svg:desc>100x100.B2:100x10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0.62">
                <text:p>20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0.65">
                <text:p>20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5.77">
                <text:p>25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30.91">
                <text:p>30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0.97">
                <text:p>30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0.85">
                <text:p>30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6.26">
                <text:p>36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35.95">
                <text:p>35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41.09">
                <text:p>41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41.14">
                <text:p>41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40.97">
                <text:p>40.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46.19">
                <text:p>46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46.11">
                <text:p>46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51.22">
                <text:p>51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56.27">
                <text:p>56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56.33">
                <text:p>56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56.27">
                <text:p>56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61.39">
                <text:p>61.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61.43">
                <text:p>61.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61.39">
                <text:p>61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66.52">
                <text:p>66.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66.53">
                <text:p>66.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66.54">
                <text:p>66.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72.32">
                <text:p>72.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71.66">
                <text:p>71.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76.73">
                <text:p>76.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76.74">
                <text:p>76.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77.13">
                <text:p>77.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81.81">
                <text:p>81.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81.88">
                <text:p>81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81.76">
                <text:p>81.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87.06">
                <text:p>87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86.92">
                <text:p>86.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92.11">
                <text:p>92.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91.96">
                <text:p>91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91.98">
                <text:p>91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97.05">
                <text:p>97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97.15">
                <text:p>97.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97.19">
                <text:p>97.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02.23">
                <text:p>102.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02.22">
                <text:p>102.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02.3">
                <text:p>102.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15x15</text:p>
        </chart:title>
        <chart:plot-area chart:style-name="ch3" table:cell-range-address="15x15.A2:15x15.B55" svg:x="1.387cm" svg:y="1.743cm" svg:width="16.683cm" svg:height="7.468cm">
          <chartooo:coordinate-region svg:x="2.035cm" svg:y="1.903cm" svg:width="15.636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5x15.B2:15x15.B55" chart:class="chart:scatter">
            <chart:domain table:cell-range-address="15x15.A2:15x1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5x15.A2:15x15.A55</svg:desc>
                </draw:g>
              </table:table-cell>
              <table:table-cell office:value-type="float" office:value="0.37">
                <text:p>0.37</text:p>
                <draw:g>
                  <svg:desc>15x15.B2:15x1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.43">
                <text:p>2.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7cm" svg:y="0.497cm" chart:style-name="ch2">
          <text:p>105x105</text:p>
        </chart:title>
        <chart:plot-area chart:style-name="ch3" table:cell-range-address="105x105.A2:105x105.B55" svg:x="1.387cm" svg:y="1.743cm" svg:width="16.683cm" svg:height="7.468cm">
          <chartooo:coordinate-region svg:x="2.114cm" svg:y="1.903cm" svg:width="15.557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05x105.B2:105x105.B55" chart:class="chart:scatter">
            <chart:domain table:cell-range-address="105x105.A2:105x10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05x105.A2:105x105.A55</svg:desc>
                </draw:g>
              </table:table-cell>
              <table:table-cell office:value-type="float" office:value="17.12">
                <text:p>17.12</text:p>
                <draw:g>
                  <svg:desc>105x105.B2:105x10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7.13">
                <text:p>17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2.72">
                <text:p>22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2.74">
                <text:p>22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2.73">
                <text:p>22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8.36">
                <text:p>28.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33.94">
                <text:p>33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3.97">
                <text:p>33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3.95">
                <text:p>33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9.53">
                <text:p>39.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39.53">
                <text:p>39.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39.55">
                <text:p>39.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45.14">
                <text:p>45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45.17">
                <text:p>45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45.21">
                <text:p>45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51.03">
                <text:p>51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50.79">
                <text:p>50.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50.78">
                <text:p>50.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56.35">
                <text:p>56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56.69">
                <text:p>56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56.42">
                <text:p>56.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62.04">
                <text:p>62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62.03">
                <text:p>62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62.24">
                <text:p>62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67.62">
                <text:p>67.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73.18">
                <text:p>73.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73.21">
                <text:p>73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73.24">
                <text:p>73.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78.99">
                <text:p>78.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78.87">
                <text:p>78.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79.24">
                <text:p>79.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84.46">
                <text:p>84.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90.04">
                <text:p>90.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90.15">
                <text:p>90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90.27">
                <text:p>90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95.64">
                <text:p>95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95.64">
                <text:p>95.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01.27">
                <text:p>101.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01.21">
                <text:p>101.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01.17">
                <text:p>101.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06.89">
                <text:p>106.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06.85">
                <text:p>106.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06.91">
                <text:p>106.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12.56">
                <text:p>112.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12.48">
                <text:p>112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12.89">
                <text:p>112.8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7cm" svg:y="0.497cm" chart:style-name="ch2">
          <text:p>110x110</text:p>
        </chart:title>
        <chart:plot-area chart:style-name="ch3" table:cell-range-address="110x110.A2:110x110.B55" svg:x="1.387cm" svg:y="1.743cm" svg:width="16.683cm" svg:height="7.468cm">
          <chartooo:coordinate-region svg:x="2.114cm" svg:y="1.903cm" svg:width="15.557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10x110.B2:110x110.B55" chart:class="chart:scatter">
            <chart:domain table:cell-range-address="110x110.A2:110x11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10x110.A2:110x110.A55</svg:desc>
                </draw:g>
              </table:table-cell>
              <table:table-cell office:value-type="float" office:value="18.82">
                <text:p>18.82</text:p>
                <draw:g>
                  <svg:desc>110x110.B2:110x11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4.97">
                <text:p>24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31.13">
                <text:p>31.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31.18">
                <text:p>31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1.07">
                <text:p>31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37.45">
                <text:p>37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7.25">
                <text:p>37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49.51">
                <text:p>49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49.76">
                <text:p>49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50.07">
                <text:p>50.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55.67">
                <text:p>55.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55.81">
                <text:p>55.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55.74">
                <text:p>55.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61.84">
                <text:p>61.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68.16">
                <text:p>68.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68.52">
                <text:p>68.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74.14">
                <text:p>74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74.19">
                <text:p>74.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80.34">
                <text:p>80.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80.35">
                <text:p>80.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86.47">
                <text:p>86.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86.39">
                <text:p>86.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86.48">
                <text:p>86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92.57">
                <text:p>92.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92.66">
                <text:p>92.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98.81">
                <text:p>98.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98.77">
                <text:p>98.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98.79">
                <text:p>98.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05.01">
                <text:p>105.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05.12">
                <text:p>105.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05.39">
                <text:p>105.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11.59">
                <text:p>111.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11.54">
                <text:p>111.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11.11">
                <text:p>111.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17.19">
                <text:p>117.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18.12">
                <text:p>118.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17.23">
                <text:p>117.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23.39">
                <text:p>123.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23.55">
                <text:p>123.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23.36">
                <text:p>123.3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9cm" svg:y="0.497cm" chart:style-name="ch2">
          <text:p>115x115</text:p>
        </chart:title>
        <chart:plot-area chart:style-name="ch3" table:cell-range-address="115x115.A2:115x115.B55" svg:x="1.387cm" svg:y="1.743cm" svg:width="16.683cm" svg:height="7.468cm">
          <chartooo:coordinate-region svg:x="2.114cm" svg:y="1.903cm" svg:width="15.557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15x115.B2:115x115.B55" chart:class="chart:scatter">
            <chart:domain table:cell-range-address="115x115.A2:115x11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15x115.A2:115x115.A55</svg:desc>
                </draw:g>
              </table:table-cell>
              <table:table-cell office:value-type="float" office:value="20.51">
                <text:p>20.51</text:p>
                <draw:g>
                  <svg:desc>115x115.B2:115x11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7.34">
                <text:p>27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33.99">
                <text:p>33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34.01">
                <text:p>34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4.06">
                <text:p>34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40.71">
                <text:p>40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40.68">
                <text:p>40.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47.43">
                <text:p>47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47.43">
                <text:p>47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54.19">
                <text:p>54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60.83">
                <text:p>60.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60.97">
                <text:p>60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67.53">
                <text:p>67.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67.59">
                <text:p>67.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74.28">
                <text:p>74.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74.27">
                <text:p>74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74.32">
                <text:p>74.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81.09">
                <text:p>81.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81.12">
                <text:p>81.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87.78">
                <text:p>87.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87.77">
                <text:p>87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94.53">
                <text:p>94.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94.41">
                <text:p>94.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01.25">
                <text:p>101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01.38">
                <text:p>101.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01.13">
                <text:p>101.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07.96">
                <text:p>107.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07.88">
                <text:p>107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07.96">
                <text:p>107.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14.66">
                <text:p>114.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14.65">
                <text:p>114.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14.69">
                <text:p>114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21.37">
                <text:p>121.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22.05">
                <text:p>122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21.34">
                <text:p>121.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28.03">
                <text:p>128.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28.04">
                <text:p>128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28.23">
                <text:p>128.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34.75">
                <text:p>134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34.95">
                <text:p>134.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35.6">
                <text:p>135.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9cm" svg:y="0.497cm" chart:style-name="ch2">
          <text:p>120x120</text:p>
        </chart:title>
        <chart:plot-area chart:style-name="ch3" table:cell-range-address="120x120.A2:120x120.B55" svg:x="1.387cm" svg:y="1.743cm" svg:width="16.683cm" svg:height="7.468cm">
          <chartooo:coordinate-region svg:x="2.114cm" svg:y="1.903cm" svg:width="15.557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20x120.B2:120x120.B55" chart:class="chart:scatter">
            <chart:domain table:cell-range-address="120x120.A2:120x12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20x120.A2:120x120.A55</svg:desc>
                </draw:g>
              </table:table-cell>
              <table:table-cell office:value-type="float" office:value="22.63">
                <text:p>22.63</text:p>
                <draw:g>
                  <svg:desc>120x120.B2:120x12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2.47">
                <text:p>22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9.91">
                <text:p>29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9.78">
                <text:p>29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37.08">
                <text:p>37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37.23">
                <text:p>37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7.08">
                <text:p>37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44.44">
                <text:p>44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44.48">
                <text:p>44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44.32">
                <text:p>44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51.62">
                <text:p>51.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51.65">
                <text:p>51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51.72">
                <text:p>51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58.94">
                <text:p>58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66.29">
                <text:p>66.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73.64">
                <text:p>73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73.57">
                <text:p>73.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73.53">
                <text:p>73.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80.86">
                <text:p>80.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80.88">
                <text:p>80.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80.92">
                <text:p>80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88.17">
                <text:p>88.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95.48">
                <text:p>95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95.52">
                <text:p>95.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96.06">
                <text:p>96.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02.87">
                <text:p>102.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02.71">
                <text:p>102.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10.12">
                <text:p>110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10.08">
                <text:p>110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10.22">
                <text:p>110.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17.47">
                <text:p>117.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17.45">
                <text:p>117.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17.41">
                <text:p>117.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24.83">
                <text:p>124.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24.89">
                <text:p>124.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24.85">
                <text:p>124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32.49">
                <text:p>132.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32.11">
                <text:p>132.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39.37">
                <text:p>139.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46.75">
                <text:p>146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46.64">
                <text:p>146.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46.63">
                <text:p>146.6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7cm" svg:y="0.497cm" chart:style-name="ch2">
          <text:p>125x125</text:p>
        </chart:title>
        <chart:plot-area chart:style-name="ch3" table:cell-range-address="125x125.A2:125x125.B55" svg:x="1.387cm" svg:y="1.743cm" svg:width="16.683cm" svg:height="7.468cm">
          <chartooo:coordinate-region svg:x="2.114cm" svg:y="1.903cm" svg:width="15.557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25x125.B2:125x125.B55" chart:class="chart:scatter">
            <chart:domain table:cell-range-address="125x125.A2:125x12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25x125.A2:125x125.A55</svg:desc>
                </draw:g>
              </table:table-cell>
              <table:table-cell office:value-type="float" office:value="24.22">
                <text:p>24.22</text:p>
                <draw:g>
                  <svg:desc>125x125.B2:125x12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4.27">
                <text:p>24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4.42">
                <text:p>24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2.22">
                <text:p>32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2.15">
                <text:p>32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40.07">
                <text:p>40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40.13">
                <text:p>40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40.09">
                <text:p>40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48.01">
                <text:p>48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55.98">
                <text:p>55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56.01">
                <text:p>56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63.87">
                <text:p>63.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63.94">
                <text:p>63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63.88">
                <text:p>63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72.09">
                <text:p>72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71.89">
                <text:p>71.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71.81">
                <text:p>71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79.78">
                <text:p>79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79.93">
                <text:p>79.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87.67">
                <text:p>87.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87.71">
                <text:p>87.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95.64">
                <text:p>95.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95.71">
                <text:p>95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95.71">
                <text:p>95.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03.59">
                <text:p>103.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03.62">
                <text:p>103.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03.75">
                <text:p>103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11.44">
                <text:p>111.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11.55">
                <text:p>111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11.66">
                <text:p>111.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19.41">
                <text:p>119.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19.54">
                <text:p>119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27.48">
                <text:p>127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27.36">
                <text:p>127.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28.27">
                <text:p>128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35.31">
                <text:p>135.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35.42">
                <text:p>135.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35.48">
                <text:p>135.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43.35">
                <text:p>143.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43.16">
                <text:p>143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43.26">
                <text:p>143.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51.31">
                <text:p>151.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51.23">
                <text:p>151.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51.28">
                <text:p>151.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59.14">
                <text:p>159.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59.12">
                <text:p>159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60.33">
                <text:p>160.3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intercepts.D2:intercepts.D31" chart:error-lower-range="intercepts.D2:intercepts.D31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intercepts.D2:intercepts.D31" chart:error-lower-range="intercepts.D2:intercepts.D31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chart-properties chart:error-category="cell-rang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87cm" svg:y="0.316cm" chart:style-name="ch2">
          <text:p>Intercept against Area</text:p>
        </chart:title>
        <chart:plot-area chart:style-name="ch3" table:cell-range-address="intercepts.B2:intercepts.C31" svg:x="1.331cm" svg:y="1.635cm" svg:width="14.029cm" svg:height="6.204cm">
          <chartooo:coordinate-region svg:x="2.429cm" svg:y="1.834cm" svg:width="12.466cm" svg:height="5.358cm"/>
          <chart:axis chart:dimension="x" chart:name="primary-x" chart:style-name="ch4">
            <chart:title svg:x="7.957cm" svg:y="8.019cm" chart:style-name="ch5">
              <text:p>Area</text:p>
            </chart:title>
          </chart:axis>
          <chart:axis chart:dimension="y" chart:name="primary-y" chart:style-name="ch6">
            <chart:title svg:x="0.451cm" svg:y="5.681cm" chart:style-name="ch7">
              <text:p>Intercept ( c)</text:p>
            </chart:title>
            <chart:grid chart:style-name="ch8" chart:class="major"/>
          </chart:axis>
          <chart:series chart:style-name="ch9" chart:values-cell-range-address="intercepts.C2:intercepts.C31" chart:class="chart:scatter">
            <chart:domain table:cell-range-address="intercepts.B2:intercepts.B31"/>
            <chart:regression-curve chart:style-name="ch10">
              <chart:equation/>
            </chart:regression-curve>
            <chart:error-indicator chart:style-name="ch11" chart:dimension="y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intercepts.B2:intercepts.B31</svg:desc>
                </draw:g>
              </table:table-cell>
              <table:table-cell office:value-type="float" office:value="0.00112257768604507">
                <text:p>0.00112257768604507</text:p>
                <draw:g>
                  <svg:desc>intercepts.C2:intercepts.C31</svg:desc>
                </draw:g>
              </table:table-cell>
              <table:table-cell office:value-type="float" office:value="0.0000117136136085433">
                <text:p>0.0000117136136085433</text:p>
                <draw:g>
                  <svg:desc>intercepts.D2:intercepts.D31</svg:desc>
                </draw:g>
              </table:table-cell>
              <table:table-cell office:value-type="float" office:value="0.0000117136136085433">
                <text:p>0.0000117136136085433</text:p>
                <draw:g>
                  <svg:desc>intercepts.D2:intercepts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0.00563352826510788">
                <text:p>0.00563352826510788</text:p>
              </table:table-cell>
              <table:table-cell office:value-type="float" office:value="0.0000127919424296939">
                <text:p>0.0000127919424296939</text:p>
              </table:table-cell>
              <table:table-cell office:value-type="float" office:value="0.0000127919424296939">
                <text:p>0.0000127919424296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758055268891145">
                <text:p>0.00758055268891145</text:p>
              </table:table-cell>
              <table:table-cell office:value-type="float" office:value="0.0000245310757686809">
                <text:p>0.0000245310757686809</text:p>
              </table:table-cell>
              <table:table-cell office:value-type="float" office:value="0.0000245310757686809">
                <text:p>0.0000245310757686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5">
                <text:p>625</text:p>
              </table:table-cell>
              <table:table-cell office:value-type="float" office:value="0.0166678133241605">
                <text:p>0.0166678133241605</text:p>
              </table:table-cell>
              <table:table-cell office:value-type="float" office:value="0.0000352989676973656">
                <text:p>0.0000352989676973656</text:p>
              </table:table-cell>
              <table:table-cell office:value-type="float" office:value="0.0000352989676973656">
                <text:p>0.0000352989676973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0.0246611627106983">
                <text:p>0.0246611627106983</text:p>
              </table:table-cell>
              <table:table-cell office:value-type="float" office:value="0.0000293328968708702">
                <text:p>0.0000293328968708702</text:p>
              </table:table-cell>
              <table:table-cell office:value-type="float" office:value="0.0000293328968708702">
                <text:p>0.0000293328968708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5">
                <text:p>1225</text:p>
              </table:table-cell>
              <table:table-cell office:value-type="float" office:value="0.0355739020754502">
                <text:p>0.0355739020754502</text:p>
              </table:table-cell>
              <table:table-cell office:value-type="float" office:value="0.0000511987390083422">
                <text:p>0.0000511987390083422</text:p>
              </table:table-cell>
              <table:table-cell office:value-type="float" office:value="0.0000511987390083422">
                <text:p>0.0000511987390083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0.0291216603600493">
                <text:p>0.0291216603600493</text:p>
              </table:table-cell>
              <table:table-cell office:value-type="float" office:value="0.0000707437965105486">
                <text:p>0.0000707437965105486</text:p>
              </table:table-cell>
              <table:table-cell office:value-type="float" office:value="0.0000707437965105486">
                <text:p>0.0000707437965105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5">
                <text:p>2025</text:p>
              </table:table-cell>
              <table:table-cell office:value-type="float" office:value="0.0585987845430633">
                <text:p>0.0585987845430633</text:p>
              </table:table-cell>
              <table:table-cell office:value-type="float" office:value="0.0000832844084795213">
                <text:p>0.0000832844084795213</text:p>
              </table:table-cell>
              <table:table-cell office:value-type="float" office:value="0.0000832844084795213">
                <text:p>0.0000832844084795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0.0570221304896172">
                <text:p>0.0570221304896172</text:p>
              </table:table-cell>
              <table:table-cell office:value-type="float" office:value="0.0000454237065586785">
                <text:p>0.0000454237065586785</text:p>
              </table:table-cell>
              <table:table-cell office:value-type="float" office:value="0.0000454237065586785">
                <text:p>0.0000454237065586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5">
                <text:p>3025</text:p>
              </table:table-cell>
              <table:table-cell office:value-type="float" office:value="0.0737346634560296">
                <text:p>0.0737346634560296</text:p>
              </table:table-cell>
              <table:table-cell office:value-type="float" office:value="0.0000975845663118223">
                <text:p>0.0000975845663118223</text:p>
              </table:table-cell>
              <table:table-cell office:value-type="float" office:value="0.0000975845663118223">
                <text:p>0.0000975845663118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0">
                <text:p>3600</text:p>
              </table:table-cell>
              <table:table-cell office:value-type="float" office:value="0.0918713450292472">
                <text:p>0.0918713450292472</text:p>
              </table:table-cell>
              <table:table-cell office:value-type="float" office:value="0.000121913000532888">
                <text:p>0.000121913000532888</text:p>
              </table:table-cell>
              <table:table-cell office:value-type="float" office:value="0.000121913000532888">
                <text:p>0.000121913000532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25">
                <text:p>4225</text:p>
              </table:table-cell>
              <table:table-cell office:value-type="float" office:value="0.0968249054007622">
                <text:p>0.0968249054007622</text:p>
              </table:table-cell>
              <table:table-cell office:value-type="float" office:value="0.000163702032051892">
                <text:p>0.000163702032051892</text:p>
              </table:table-cell>
              <table:table-cell office:value-type="float" office:value="0.000163702032051892">
                <text:p>0.000163702032051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00">
                <text:p>4900</text:p>
              </table:table-cell>
              <table:table-cell office:value-type="float" office:value="0.103413599357864">
                <text:p>0.103413599357864</text:p>
              </table:table-cell>
              <table:table-cell office:value-type="float" office:value="0.000136431248906694">
                <text:p>0.000136431248906694</text:p>
              </table:table-cell>
              <table:table-cell office:value-type="float" office:value="0.000136431248906694">
                <text:p>0.000136431248906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25">
                <text:p>5625</text:p>
              </table:table-cell>
              <table:table-cell office:value-type="float" office:value="0.155982112143107">
                <text:p>0.155982112143107</text:p>
              </table:table-cell>
              <table:table-cell office:value-type="float" office:value="0.00023635382583229">
                <text:p>0.00023635382583229</text:p>
              </table:table-cell>
              <table:table-cell office:value-type="float" office:value="0.00023635382583229">
                <text:p>0.000236353825832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00">
                <text:p>6400</text:p>
              </table:table-cell>
              <table:table-cell office:value-type="float" office:value="0.154230019493177">
                <text:p>0.154230019493177</text:p>
              </table:table-cell>
              <table:table-cell office:value-type="float" office:value="0.000243146050066601">
                <text:p>0.000243146050066601</text:p>
              </table:table-cell>
              <table:table-cell office:value-type="float" office:value="0.000243146050066601">
                <text:p>0.000243146050066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25">
                <text:p>7225</text:p>
              </table:table-cell>
              <table:table-cell office:value-type="float" office:value="0.220107785804394">
                <text:p>0.220107785804394</text:p>
              </table:table-cell>
              <table:table-cell office:value-type="float" office:value="0.00018423438094292">
                <text:p>0.00018423438094292</text:p>
              </table:table-cell>
              <table:table-cell office:value-type="float" office:value="0.00018423438094292">
                <text:p>0.00018423438094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00">
                <text:p>8100</text:p>
              </table:table-cell>
              <table:table-cell office:value-type="float" office:value="0.264037381034271">
                <text:p>0.264037381034271</text:p>
              </table:table-cell>
              <table:table-cell office:value-type="float" office:value="0.000240564687659074">
                <text:p>0.000240564687659074</text:p>
              </table:table-cell>
              <table:table-cell office:value-type="float" office:value="0.000240564687659074">
                <text:p>0.000240564687659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25">
                <text:p>9025</text:p>
              </table:table-cell>
              <table:table-cell office:value-type="float" office:value="0.245134732255472">
                <text:p>0.245134732255472</text:p>
              </table:table-cell>
              <table:table-cell office:value-type="float" office:value="0.000242783054429834">
                <text:p>0.000242783054429834</text:p>
              </table:table-cell>
              <table:table-cell office:value-type="float" office:value="0.000242783054429834">
                <text:p>0.000242783054429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0.267749111340457">
                <text:p>0.267749111340457</text:p>
              </table:table-cell>
              <table:table-cell office:value-type="float" office:value="0.000344330695859498">
                <text:p>0.000344330695859498</text:p>
              </table:table-cell>
              <table:table-cell office:value-type="float" office:value="0.000344330695859498">
                <text:p>0.0003443306958594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25">
                <text:p>11025</text:p>
              </table:table-cell>
              <table:table-cell office:value-type="float" office:value="0.297852310514898">
                <text:p>0.297852310514898</text:p>
              </table:table-cell>
              <table:table-cell office:value-type="float" office:value="0.000286595320182087">
                <text:p>0.000286595320182087</text:p>
              </table:table-cell>
              <table:table-cell office:value-type="float" office:value="0.000286595320182087">
                <text:p>0.000286595320182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00">
                <text:p>12100</text:p>
              </table:table-cell>
              <table:table-cell office:value-type="float" office:value="0.319842907923416">
                <text:p>0.319842907923416</text:p>
              </table:table-cell>
              <table:table-cell office:value-type="float" office:value="0.000500607979581504">
                <text:p>0.000500607979581504</text:p>
              </table:table-cell>
              <table:table-cell office:value-type="float" office:value="0.000500607979581504">
                <text:p>0.0005006079795815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25">
                <text:p>13225</text:p>
              </table:table-cell>
              <table:table-cell office:value-type="float" office:value="0.360373810342864">
                <text:p>0.360373810342864</text:p>
              </table:table-cell>
              <table:table-cell office:value-type="float" office:value="0.000492984136989666">
                <text:p>0.000492984136989666</text:p>
              </table:table-cell>
              <table:table-cell office:value-type="float" office:value="0.000492984136989666">
                <text:p>0.000492984136989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00">
                <text:p>14400</text:p>
              </table:table-cell>
              <table:table-cell office:value-type="float" office:value="0.557092076596746">
                <text:p>0.557092076596746</text:p>
              </table:table-cell>
              <table:table-cell office:value-type="float" office:value="0.000346080564117004">
                <text:p>0.000346080564117004</text:p>
              </table:table-cell>
              <table:table-cell office:value-type="float" office:value="0.000346080564117004">
                <text:p>0.0003460805641170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25">
                <text:p>15625</text:p>
              </table:table-cell>
              <table:table-cell office:value-type="float" office:value="0.369555096892554">
                <text:p>0.369555096892554</text:p>
              </table:table-cell>
              <table:table-cell office:value-type="float" office:value="0.000548841824960992">
                <text:p>0.000548841824960992</text:p>
              </table:table-cell>
              <table:table-cell office:value-type="float" office:value="0.000548841824960992">
                <text:p>0.000548841824960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00">
                <text:p>16900</text:p>
              </table:table-cell>
              <table:table-cell office:value-type="float" office:value="0.423267973856198">
                <text:p>0.423267973856198</text:p>
              </table:table-cell>
              <table:table-cell office:value-type="float" office:value="0.000420209490578534">
                <text:p>0.000420209490578534</text:p>
              </table:table-cell>
              <table:table-cell office:value-type="float" office:value="0.000420209490578534">
                <text:p>0.0004202094905785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25">
                <text:p>18225</text:p>
              </table:table-cell>
              <table:table-cell office:value-type="float" office:value="0.494695562435538">
                <text:p>0.494695562435538</text:p>
              </table:table-cell>
              <table:table-cell office:value-type="float" office:value="0.000253069679408502">
                <text:p>0.000253069679408502</text:p>
              </table:table-cell>
              <table:table-cell office:value-type="float" office:value="0.000253069679408502">
                <text:p>0.0002530696794085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600">
                <text:p>19600</text:p>
              </table:table-cell>
              <table:table-cell office:value-type="float" office:value="0.431640866873096">
                <text:p>0.431640866873096</text:p>
              </table:table-cell>
              <table:table-cell office:value-type="float" office:value="0.000644230422566017">
                <text:p>0.000644230422566017</text:p>
              </table:table-cell>
              <table:table-cell office:value-type="float" office:value="0.000644230422566017">
                <text:p>0.000644230422566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025">
                <text:p>21025</text:p>
              </table:table-cell>
              <table:table-cell office:value-type="float" office:value="0.530782020410513">
                <text:p>0.530782020410513</text:p>
              </table:table-cell>
              <table:table-cell office:value-type="float" office:value="0.000595347008694232">
                <text:p>0.000595347008694232</text:p>
              </table:table-cell>
              <table:table-cell office:value-type="float" office:value="0.000595347008694232">
                <text:p>0.000595347008694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00">
                <text:p>22500</text:p>
              </table:table-cell>
              <table:table-cell office:value-type="float" office:value="0.699076940717816">
                <text:p>0.699076940717816</text:p>
              </table:table-cell>
              <table:table-cell office:value-type="float" office:value="0.000441348901706568">
                <text:p>0.000441348901706568</text:p>
              </table:table-cell>
              <table:table-cell office:value-type="float" office:value="0.000441348901706568">
                <text:p>0.000441348901706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25">
                <text:p>24025</text:p>
              </table:table-cell>
              <table:table-cell office:value-type="float" office:value="0.79224744868705">
                <text:p>0.79224744868705</text:p>
              </table:table-cell>
              <table:table-cell office:value-type="float" office:value="0.000548841824960992">
                <text:p>0.000548841824960992</text:p>
              </table:table-cell>
              <table:table-cell office:value-type="float" office:value="0.000548841824960992">
                <text:p>0.00054884182496099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xlink:href=".." xlink:type="simple" chart:class="chart:scatter" chart:style-name="ch1">
        <chart:title svg:x="8.689cm" svg:y="0.497cm" chart:style-name="ch2">
          <text:p>130x130</text:p>
        </chart:title>
        <chart:plot-area chart:style-name="ch3" table:cell-range-address="130x130.A2:130x130.B55" svg:x="1.387cm" svg:y="1.743cm" svg:width="16.689cm" svg:height="7.468cm">
          <chartooo:coordinate-region svg:x="2.114cm" svg:y="1.903cm" svg:width="15.563cm" svg:height="6.74cm"/>
          <chart:axis chart:dimension="x" chart:name="primary-x" chart:style-name="ch4">
            <chart:title svg:x="9.277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30x130.B2:130x130.B55" chart:class="chart:scatter">
            <chart:domain table:cell-range-address="130x130.A2:130x13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30x130.A2:130x130.A55</svg:desc>
                </draw:g>
              </table:table-cell>
              <table:table-cell office:value-type="float" office:value="26.2">
                <text:p>26.2</text:p>
                <draw:g>
                  <svg:desc>130x130.B2:130x13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6.26">
                <text:p>26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4.79">
                <text:p>34.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4.81">
                <text:p>34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4.81">
                <text:p>34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43.38">
                <text:p>43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52.01">
                <text:p>52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52.02">
                <text:p>52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60.49">
                <text:p>60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60.57">
                <text:p>60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60.54">
                <text:p>60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69.18">
                <text:p>69.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69.81">
                <text:p>69.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77.93">
                <text:p>77.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78.07">
                <text:p>78.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86.45">
                <text:p>86.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86.34">
                <text:p>86.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86.32">
                <text:p>86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95.12">
                <text:p>95.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94.94">
                <text:p>94.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95.02">
                <text:p>95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03.62">
                <text:p>103.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03.55">
                <text:p>103.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03.56">
                <text:p>103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12.19">
                <text:p>112.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12.23">
                <text:p>112.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12.18">
                <text:p>112.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20.79">
                <text:p>120.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20.83">
                <text:p>120.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20.79">
                <text:p>120.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29.27">
                <text:p>129.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29.26">
                <text:p>129.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29.74">
                <text:p>129.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38.08">
                <text:p>138.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38.05">
                <text:p>138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46.63">
                <text:p>146.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46.56">
                <text:p>146.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46.58">
                <text:p>146.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55.1">
                <text:p>155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55.37">
                <text:p>155.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55.05">
                <text:p>155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63.63">
                <text:p>163.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63.73">
                <text:p>163.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63.86">
                <text:p>163.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72.47">
                <text:p>172.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72.42">
                <text:p>172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72.47">
                <text:p>172.4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xlink:href=".." xlink:type="simple" chart:class="chart:scatter" chart:style-name="ch1">
        <chart:title svg:x="8.692cm" svg:y="0.497cm" chart:style-name="ch2">
          <text:p>135x135</text:p>
        </chart:title>
        <chart:plot-area chart:style-name="ch3" table:cell-range-address="135x135.A2:135x135.B55" svg:x="1.387cm" svg:y="1.743cm" svg:width="16.689cm" svg:height="7.468cm">
          <chartooo:coordinate-region svg:x="2.114cm" svg:y="1.903cm" svg:width="15.563cm" svg:height="6.74cm"/>
          <chart:axis chart:dimension="x" chart:name="primary-x" chart:style-name="ch4">
            <chart:title svg:x="9.277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35x135.B2:135x135.B55" chart:class="chart:scatter">
            <chart:domain table:cell-range-address="135x135.A2:135x13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35x135.A2:135x135.A55</svg:desc>
                </draw:g>
              </table:table-cell>
              <table:table-cell office:value-type="float" office:value="28.23">
                <text:p>28.23</text:p>
                <draw:g>
                  <svg:desc>135x135.B2:135x13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8.27">
                <text:p>28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8.27">
                <text:p>28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7.51">
                <text:p>37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7.51">
                <text:p>37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46.76">
                <text:p>46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46.73">
                <text:p>46.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56.03">
                <text:p>56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56.05">
                <text:p>56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56.04">
                <text:p>56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65.31">
                <text:p>65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65.24">
                <text:p>65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65.37">
                <text:p>65.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74.53">
                <text:p>74.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74.47">
                <text:p>74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74.49">
                <text:p>74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83.84">
                <text:p>83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84.25">
                <text:p>84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93.08">
                <text:p>93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93.09">
                <text:p>93.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93.04">
                <text:p>93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02.28">
                <text:p>102.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02.36">
                <text:p>102.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11.51">
                <text:p>111.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11.65">
                <text:p>111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20.71">
                <text:p>120.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20.84">
                <text:p>120.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20.71">
                <text:p>120.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29.97">
                <text:p>129.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30.07">
                <text:p>130.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30.03">
                <text:p>130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39.26">
                <text:p>139.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39.25">
                <text:p>139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39.41">
                <text:p>139.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48.45">
                <text:p>148.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48.63">
                <text:p>148.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48.49">
                <text:p>148.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57.82">
                <text:p>157.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57.68">
                <text:p>157.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57.76">
                <text:p>157.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67.17">
                <text:p>167.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67.19">
                <text:p>167.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76.42">
                <text:p>176.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76.44">
                <text:p>176.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76.42">
                <text:p>176.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85.6">
                <text:p>185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85.76">
                <text:p>185.7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xlink:href=".." xlink:type="simple" chart:class="chart:scatter" chart:style-name="ch1">
        <chart:title svg:x="8.692cm" svg:y="0.497cm" chart:style-name="ch2">
          <text:p>140x140</text:p>
        </chart:title>
        <chart:plot-area chart:style-name="ch3" table:cell-range-address="140x140.A2:140x140.B55" svg:x="1.387cm" svg:y="1.743cm" svg:width="16.689cm" svg:height="7.468cm">
          <chartooo:coordinate-region svg:x="2.114cm" svg:y="1.903cm" svg:width="15.563cm" svg:height="6.74cm"/>
          <chart:axis chart:dimension="x" chart:name="primary-x" chart:style-name="ch4">
            <chart:title svg:x="9.277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40x140.B2:140x140.B55" chart:class="chart:scatter">
            <chart:domain table:cell-range-address="140x140.A2:140x14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40x140.A2:140x140.A55</svg:desc>
                </draw:g>
              </table:table-cell>
              <table:table-cell office:value-type="float" office:value="30.48">
                <text:p>30.48</text:p>
                <draw:g>
                  <svg:desc>140x140.B2:140x14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0.39">
                <text:p>30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0.39">
                <text:p>30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0.33">
                <text:p>40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0.36">
                <text:p>40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50.27">
                <text:p>5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50.23">
                <text:p>50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50.28">
                <text:p>5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60.23">
                <text:p>60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60.78">
                <text:p>60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60.27">
                <text:p>6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70.19">
                <text:p>70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70.22">
                <text:p>70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70.22">
                <text:p>70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80.07">
                <text:p>80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80.33">
                <text:p>80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80.16">
                <text:p>80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90.04">
                <text:p>90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90.07">
                <text:p>90.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90.12">
                <text:p>90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00.06">
                <text:p>100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00.21">
                <text:p>100.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10.26">
                <text:p>110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10.03">
                <text:p>110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09.95">
                <text:p>109.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19.89">
                <text:p>119.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19.94">
                <text:p>119.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29.92">
                <text:p>129.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29.87">
                <text:p>129.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29.96">
                <text:p>129.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39.86">
                <text:p>139.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39.89">
                <text:p>139.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39.81">
                <text:p>139.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49.89">
                <text:p>149.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49.68">
                <text:p>149.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49.87">
                <text:p>149.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59.7">
                <text:p>159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59.69">
                <text:p>159.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59.8">
                <text:p>159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69.75">
                <text:p>169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69.68">
                <text:p>169.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70.68">
                <text:p>170.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79.78">
                <text:p>179.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80.16">
                <text:p>180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80.59">
                <text:p>180.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90.14">
                <text:p>190.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89.89">
                <text:p>189.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99.65">
                <text:p>199.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99.61">
                <text:p>199.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99.63">
                <text:p>199.6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xlink:href=".." xlink:type="simple" chart:class="chart:scatter" chart:style-name="ch1">
        <chart:title svg:x="8.692cm" svg:y="0.497cm" chart:style-name="ch2">
          <text:p>145x145</text:p>
        </chart:title>
        <chart:plot-area chart:style-name="ch3" table:cell-range-address="145x145.A2:145x145.B55" svg:x="1.387cm" svg:y="1.743cm" svg:width="16.689cm" svg:height="7.468cm">
          <chartooo:coordinate-region svg:x="2.114cm" svg:y="1.903cm" svg:width="15.563cm" svg:height="6.74cm"/>
          <chart:axis chart:dimension="x" chart:name="primary-x" chart:style-name="ch4">
            <chart:title svg:x="9.277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45x145.B2:145x145.B55" chart:class="chart:scatter">
            <chart:domain table:cell-range-address="145x145.A2:145x14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45x145.A2:145x145.A55</svg:desc>
                </draw:g>
              </table:table-cell>
              <table:table-cell office:value-type="float" office:value="32.57">
                <text:p>32.57</text:p>
                <draw:g>
                  <svg:desc>145x145.B2:145x14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2.56">
                <text:p>32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2.57">
                <text:p>32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3.24">
                <text:p>43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53.93">
                <text:p>53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64.89">
                <text:p>64.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64.53">
                <text:p>64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64.51">
                <text:p>64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75.22">
                <text:p>75.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75.26">
                <text:p>75.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75.22">
                <text:p>75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85.85">
                <text:p>85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85.99">
                <text:p>85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85.99">
                <text:p>85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96.52">
                <text:p>96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96.54">
                <text:p>96.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96.66">
                <text:p>96.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07.28">
                <text:p>107.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07.88">
                <text:p>107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07.16">
                <text:p>107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17.79">
                <text:p>117.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17.92">
                <text:p>117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17.93">
                <text:p>117.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28.89">
                <text:p>128.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28.7">
                <text:p>128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28.64">
                <text:p>128.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39.28">
                <text:p>139.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39.32">
                <text:p>139.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39.28">
                <text:p>139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49.95">
                <text:p>149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49.95">
                <text:p>149.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60.58">
                <text:p>160.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60.62">
                <text:p>160.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60.65">
                <text:p>160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71.16">
                <text:p>171.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71.26">
                <text:p>171.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71.3">
                <text:p>171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81.92">
                <text:p>181.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81.89">
                <text:p>181.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81.91">
                <text:p>181.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92.57">
                <text:p>192.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93.59">
                <text:p>193.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92.42">
                <text:p>192.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03.22">
                <text:p>203.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04.23">
                <text:p>204.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03.1">
                <text:p>20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14.25">
                <text:p>214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13.94">
                <text:p>213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13.97">
                <text:p>213.9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20x20</text:p>
        </chart:title>
        <chart:plot-area chart:style-name="ch3" table:cell-range-address="20x20.A2:20x20.B55" svg:x="1.387cm" svg:y="1.743cm" svg:width="16.683cm" svg:height="7.468cm">
          <chartooo:coordinate-region svg:x="2.035cm" svg:y="1.903cm" svg:width="15.636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20x20.B2:20x20.B55" chart:class="chart:scatter">
            <chart:domain table:cell-range-address="20x20.A2:20x2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20x20.A2:20x20.A55</svg:desc>
                </draw:g>
              </table:table-cell>
              <table:table-cell office:value-type="float" office:value="0.64">
                <text:p>0.64</text:p>
                <draw:g>
                  <svg:desc>20x20.B2:20x2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4.24">
                <text:p>4.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xlink:href=".." xlink:type="simple" chart:class="chart:scatter" chart:style-name="ch1">
        <chart:title svg:x="8.69cm" svg:y="0.497cm" chart:style-name="ch2">
          <text:p>150x150</text:p>
        </chart:title>
        <chart:plot-area chart:style-name="ch3" table:cell-range-address="150x150.A2:150x150.B55" svg:x="1.387cm" svg:y="1.743cm" svg:width="16.689cm" svg:height="7.468cm">
          <chartooo:coordinate-region svg:x="2.114cm" svg:y="1.903cm" svg:width="15.563cm" svg:height="6.74cm"/>
          <chart:axis chart:dimension="x" chart:name="primary-x" chart:style-name="ch4">
            <chart:title svg:x="9.277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50x150.B2:150x150.B55" chart:class="chart:scatter">
            <chart:domain table:cell-range-address="150x150.A2:150x15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50x150.A2:150x150.A55</svg:desc>
                </draw:g>
              </table:table-cell>
              <table:table-cell office:value-type="float" office:value="34.85">
                <text:p>34.85</text:p>
                <draw:g>
                  <svg:desc>150x150.B2:150x15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4.84">
                <text:p>34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4.85">
                <text:p>34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6.86">
                <text:p>46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6.47">
                <text:p>46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6.34">
                <text:p>46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57.68">
                <text:p>57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57.69">
                <text:p>57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57.94">
                <text:p>57.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69.26">
                <text:p>69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69.34">
                <text:p>69.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80.51">
                <text:p>80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80.43">
                <text:p>80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80.52">
                <text:p>80.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91.86">
                <text:p>91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92.32">
                <text:p>92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92.01">
                <text:p>92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03.39">
                <text:p>103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03.36">
                <text:p>103.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03.3">
                <text:p>103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14.66">
                <text:p>114.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14.76">
                <text:p>114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14.62">
                <text:p>114.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26.23">
                <text:p>126.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26.13">
                <text:p>126.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37.58">
                <text:p>137.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37.43">
                <text:p>137.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37.69">
                <text:p>137.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48.93">
                <text:p>148.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49.02">
                <text:p>149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48.92">
                <text:p>148.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60.41">
                <text:p>160.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60.52">
                <text:p>160.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60.43">
                <text:p>160.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71.9">
                <text:p>171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72.01">
                <text:p>172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71.83">
                <text:p>171.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83.31">
                <text:p>183.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83.11">
                <text:p>183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83.55">
                <text:p>183.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94.73">
                <text:p>194.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94.53">
                <text:p>194.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94.59">
                <text:p>194.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06.72">
                <text:p>206.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06.13">
                <text:p>206.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06.21">
                <text:p>206.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17.69">
                <text:p>217.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17.53">
                <text:p>217.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17.34">
                <text:p>217.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28.75">
                <text:p>228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28.94">
                <text:p>228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28.95">
                <text:p>228.9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xlink:href=".." xlink:type="simple" chart:class="chart:scatter" chart:style-name="ch1">
        <chart:title svg:x="8.693cm" svg:y="0.497cm" chart:style-name="ch2">
          <text:p>155x155</text:p>
        </chart:title>
        <chart:plot-area chart:style-name="ch3" table:cell-range-address="155x155.A2:155x155.B55" svg:x="1.387cm" svg:y="1.743cm" svg:width="16.689cm" svg:height="7.468cm">
          <chartooo:coordinate-region svg:x="2.114cm" svg:y="1.904cm" svg:width="15.563cm" svg:height="6.739cm"/>
          <chart:axis chart:dimension="x" chart:name="primary-x" chart:style-name="ch4">
            <chart:title svg:x="9.277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55x155.B2:155x155.B55" chart:class="chart:scatter">
            <chart:domain table:cell-range-address="155x155.A2:155x15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55x155.A2:155x155.A55</svg:desc>
                </draw:g>
              </table:table-cell>
              <table:table-cell office:value-type="float" office:value="37.17">
                <text:p>37.17</text:p>
                <draw:g>
                  <svg:desc>155x155.B2:155x15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7.23">
                <text:p>37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61.58">
                <text:p>61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61.63">
                <text:p>61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61.56">
                <text:p>61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73.84">
                <text:p>73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73.79">
                <text:p>73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85.91">
                <text:p>85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86.13">
                <text:p>86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85.86">
                <text:p>85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98.41">
                <text:p>98.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98.12">
                <text:p>98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98.33">
                <text:p>98.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10.96">
                <text:p>110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10.64">
                <text:p>110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10.32">
                <text:p>110.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22.52">
                <text:p>122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22.62">
                <text:p>122.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22.65">
                <text:p>122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34.81">
                <text:p>134.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34.68">
                <text:p>134.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34.69">
                <text:p>134.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46.85">
                <text:p>146.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46.79">
                <text:p>146.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47.5">
                <text:p>147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58.94">
                <text:p>158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58.96">
                <text:p>158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60.38">
                <text:p>160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71.29">
                <text:p>171.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71.09">
                <text:p>171.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71.26">
                <text:p>171.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83.37">
                <text:p>183.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83.48">
                <text:p>183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83.42">
                <text:p>183.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95.53">
                <text:p>195.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95.46">
                <text:p>195.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207.8">
                <text:p>207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208.26">
                <text:p>208.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207.83">
                <text:p>207.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20.01">
                <text:p>220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19.88">
                <text:p>219.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19.76">
                <text:p>219.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32.21">
                <text:p>232.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32.2">
                <text:p>232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32.11">
                <text:p>232.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44.34">
                <text:p>244.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44.57">
                <text:p>244.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44.3">
                <text:p>244.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error-upper-indicator="true" chart:error-lower-indicator="true" chart:error-category="cell-range" chart:error-upper-range="intercepts.D2:intercepts.D31" chart:error-lower-range="intercepts.D2:intercepts.D31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square" chart:symbol-width="0.05cm" chart:symbol-height="0.05cm" chart:error-upper-indicator="true" chart:error-lower-indicator="true" chart:error-category="cell-range" chart:error-upper-range="intercepts.D2:intercepts.D31" chart:error-lower-range="intercepts.D2:intercepts.D31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13cm" svg:y="0.316cm" chart:style-name="ch2">
          <text:p>Gradient against Area</text:p>
        </chart:title>
        <chart:plot-area chart:style-name="ch3" table:cell-range-address="gradients.B2:gradients.C31" svg:x="1.331cm" svg:y="1.635cm" svg:width="14.029cm" svg:height="6.204cm">
          <chartooo:coordinate-region svg:x="2.429cm" svg:y="1.834cm" svg:width="12.466cm" svg:height="5.358cm"/>
          <chart:axis chart:dimension="x" chart:name="primary-x" chart:style-name="ch4">
            <chart:title svg:x="7.957cm" svg:y="8.019cm" chart:style-name="ch5">
              <text:p>Area</text:p>
            </chart:title>
          </chart:axis>
          <chart:axis chart:dimension="y" chart:name="primary-y" chart:style-name="ch6">
            <chart:title svg:x="0.451cm" svg:y="5.416cm" chart:style-name="ch7">
              <text:p>Gradient</text:p>
            </chart:title>
            <chart:grid chart:style-name="ch8" chart:class="major"/>
          </chart:axis>
          <chart:series chart:style-name="ch9" chart:values-cell-range-address="gradients.C2:gradients.C31" chart:class="chart:scatter">
            <chart:domain table:cell-range-address="gradients.B2:gradients.B31"/>
            <chart:error-indicator chart:style-name="ch10" chart:dimension="y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gradients.B2:gradients.B31</svg:desc>
                </draw:g>
              </table:table-cell>
              <table:table-cell office:value-type="float" office:value="0.00024140350877193">
                <text:p>0.00024140350877193</text:p>
                <draw:g>
                  <svg:desc>gradients.C2:gradients.C31</svg:desc>
                </draw:g>
              </table:table-cell>
              <table:table-cell office:value-type="float" office:value="0.0000117136136085433">
                <text:p>0.0000117136136085433</text:p>
                <draw:g>
                  <svg:desc>intercepts.D2:intercepts.D31</svg:desc>
                </draw:g>
              </table:table-cell>
              <table:table-cell office:value-type="float" office:value="0.0000117136136085433">
                <text:p>0.0000117136136085433</text:p>
                <draw:g>
                  <svg:desc>intercepts.D2:intercepts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0.000423770209838321">
                <text:p>0.000423770209838321</text:p>
              </table:table-cell>
              <table:table-cell office:value-type="float" office:value="0.0000127919424296939">
                <text:p>0.0000127919424296939</text:p>
              </table:table-cell>
              <table:table-cell office:value-type="float" office:value="0.0000127919424296939">
                <text:p>0.0000127919424296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0656360509115927">
                <text:p>0.000656360509115927</text:p>
              </table:table-cell>
              <table:table-cell office:value-type="float" office:value="0.0000245310757686809">
                <text:p>0.0000245310757686809</text:p>
              </table:table-cell>
              <table:table-cell office:value-type="float" office:value="0.0000245310757686809">
                <text:p>0.0000245310757686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5">
                <text:p>625</text:p>
              </table:table-cell>
              <table:table-cell office:value-type="float" office:value="0.000938802889576883">
                <text:p>0.000938802889576883</text:p>
              </table:table-cell>
              <table:table-cell office:value-type="float" office:value="0.0000352989676973656">
                <text:p>0.0000352989676973656</text:p>
              </table:table-cell>
              <table:table-cell office:value-type="float" office:value="0.0000352989676973656">
                <text:p>0.0000352989676973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0.00127287925696594">
                <text:p>0.00127287925696594</text:p>
              </table:table-cell>
              <table:table-cell office:value-type="float" office:value="0.0000293328968708702">
                <text:p>0.0000293328968708702</text:p>
              </table:table-cell>
              <table:table-cell office:value-type="float" office:value="0.0000293328968708702">
                <text:p>0.0000293328968708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5">
                <text:p>1225</text:p>
              </table:table-cell>
              <table:table-cell office:value-type="float" office:value="0.00165896112831097">
                <text:p>0.00165896112831097</text:p>
              </table:table-cell>
              <table:table-cell office:value-type="float" office:value="0.0000511987390083422">
                <text:p>0.0000511987390083422</text:p>
              </table:table-cell>
              <table:table-cell office:value-type="float" office:value="0.0000511987390083422">
                <text:p>0.0000511987390083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0.00208968008255934">
                <text:p>0.00208968008255934</text:p>
              </table:table-cell>
              <table:table-cell office:value-type="float" office:value="0.0000707437965105486">
                <text:p>0.0000707437965105486</text:p>
              </table:table-cell>
              <table:table-cell office:value-type="float" office:value="0.0000707437965105486">
                <text:p>0.0000707437965105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5">
                <text:p>2025</text:p>
              </table:table-cell>
              <table:table-cell office:value-type="float" office:value="0.00257398004815962">
                <text:p>0.00257398004815962</text:p>
              </table:table-cell>
              <table:table-cell office:value-type="float" office:value="0.0000832844084795213">
                <text:p>0.0000832844084795213</text:p>
              </table:table-cell>
              <table:table-cell office:value-type="float" office:value="0.0000832844084795213">
                <text:p>0.0000832844084795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0.00311062263501892">
                <text:p>0.00311062263501892</text:p>
              </table:table-cell>
              <table:table-cell office:value-type="float" office:value="0.0000454237065586785">
                <text:p>0.0000454237065586785</text:p>
              </table:table-cell>
              <table:table-cell office:value-type="float" office:value="0.0000454237065586785">
                <text:p>0.0000454237065586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5">
                <text:p>3025</text:p>
              </table:table-cell>
              <table:table-cell office:value-type="float" office:value="0.00369590643274854">
                <text:p>0.00369590643274854</text:p>
              </table:table-cell>
              <table:table-cell office:value-type="float" office:value="0.0000975845663118223">
                <text:p>0.0000975845663118223</text:p>
              </table:table-cell>
              <table:table-cell office:value-type="float" office:value="0.0000975845663118223">
                <text:p>0.0000975845663118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0">
                <text:p>3600</text:p>
              </table:table-cell>
              <table:table-cell office:value-type="float" office:value="0.00433330581355349">
                <text:p>0.00433330581355349</text:p>
              </table:table-cell>
              <table:table-cell office:value-type="float" office:value="0.000121913000532888">
                <text:p>0.000121913000532888</text:p>
              </table:table-cell>
              <table:table-cell office:value-type="float" office:value="0.000121913000532888">
                <text:p>0.000121913000532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25">
                <text:p>4225</text:p>
              </table:table-cell>
              <table:table-cell office:value-type="float" office:value="0.0050252356381149">
                <text:p>0.0050252356381149</text:p>
              </table:table-cell>
              <table:table-cell office:value-type="float" office:value="0.000163702032051892">
                <text:p>0.000163702032051892</text:p>
              </table:table-cell>
              <table:table-cell office:value-type="float" office:value="0.000163702032051892">
                <text:p>0.000163702032051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00">
                <text:p>4900</text:p>
              </table:table-cell>
              <table:table-cell office:value-type="float" office:value="0.00575277605779154">
                <text:p>0.00575277605779154</text:p>
              </table:table-cell>
              <table:table-cell office:value-type="float" office:value="0.000136431248906694">
                <text:p>0.000136431248906694</text:p>
              </table:table-cell>
              <table:table-cell office:value-type="float" office:value="0.000136431248906694">
                <text:p>0.000136431248906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25">
                <text:p>5625</text:p>
              </table:table-cell>
              <table:table-cell office:value-type="float" office:value="0.00654280701754386">
                <text:p>0.00654280701754386</text:p>
              </table:table-cell>
              <table:table-cell office:value-type="float" office:value="0.00023635382583229">
                <text:p>0.00023635382583229</text:p>
              </table:table-cell>
              <table:table-cell office:value-type="float" office:value="0.00023635382583229">
                <text:p>0.000236353825832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00">
                <text:p>6400</text:p>
              </table:table-cell>
              <table:table-cell office:value-type="float" office:value="0.00736899896800826">
                <text:p>0.00736899896800826</text:p>
              </table:table-cell>
              <table:table-cell office:value-type="float" office:value="0.000243146050066601">
                <text:p>0.000243146050066601</text:p>
              </table:table-cell>
              <table:table-cell office:value-type="float" office:value="0.000243146050066601">
                <text:p>0.000243146050066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25">
                <text:p>7225</text:p>
              </table:table-cell>
              <table:table-cell office:value-type="float" office:value="0.00825424148606811">
                <text:p>0.00825424148606811</text:p>
              </table:table-cell>
              <table:table-cell office:value-type="float" office:value="0.00018423438094292">
                <text:p>0.00018423438094292</text:p>
              </table:table-cell>
              <table:table-cell office:value-type="float" office:value="0.00018423438094292">
                <text:p>0.00018423438094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00">
                <text:p>8100</text:p>
              </table:table-cell>
              <table:table-cell office:value-type="float" office:value="0.00920013759889921">
                <text:p>0.00920013759889921</text:p>
              </table:table-cell>
              <table:table-cell office:value-type="float" office:value="0.000240564687659074">
                <text:p>0.000240564687659074</text:p>
              </table:table-cell>
              <table:table-cell office:value-type="float" office:value="0.000240564687659074">
                <text:p>0.000240564687659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25">
                <text:p>9025</text:p>
              </table:table-cell>
              <table:table-cell office:value-type="float" office:value="0.0101998761609907">
                <text:p>0.0101998761609907</text:p>
              </table:table-cell>
              <table:table-cell office:value-type="float" office:value="0.000242783054429834">
                <text:p>0.000242783054429834</text:p>
              </table:table-cell>
              <table:table-cell office:value-type="float" office:value="0.000242783054429834">
                <text:p>0.000242783054429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0.0112256553147575">
                <text:p>0.0112256553147575</text:p>
              </table:table-cell>
              <table:table-cell office:value-type="float" office:value="0.000344330695859498">
                <text:p>0.000344330695859498</text:p>
              </table:table-cell>
              <table:table-cell office:value-type="float" office:value="0.000344330695859498">
                <text:p>0.0003443306958594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25">
                <text:p>11025</text:p>
              </table:table-cell>
              <table:table-cell office:value-type="float" office:value="0.0123230546955624">
                <text:p>0.0123230546955624</text:p>
              </table:table-cell>
              <table:table-cell office:value-type="float" office:value="0.000286595320182087">
                <text:p>0.000286595320182087</text:p>
              </table:table-cell>
              <table:table-cell office:value-type="float" office:value="0.000286595320182087">
                <text:p>0.000286595320182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00">
                <text:p>12100</text:p>
              </table:table-cell>
              <table:table-cell office:value-type="float" office:value="0.0134579704162367">
                <text:p>0.0134579704162367</text:p>
              </table:table-cell>
              <table:table-cell office:value-type="float" office:value="0.000500607979581504">
                <text:p>0.000500607979581504</text:p>
              </table:table-cell>
              <table:table-cell office:value-type="float" office:value="0.000500607979581504">
                <text:p>0.0005006079795815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25">
                <text:p>13225</text:p>
              </table:table-cell>
              <table:table-cell office:value-type="float" office:value="0.0146164155486756">
                <text:p>0.0146164155486756</text:p>
              </table:table-cell>
              <table:table-cell office:value-type="float" office:value="0.000492984136989666">
                <text:p>0.000492984136989666</text:p>
              </table:table-cell>
              <table:table-cell office:value-type="float" office:value="0.000492984136989666">
                <text:p>0.000492984136989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00">
                <text:p>14400</text:p>
              </table:table-cell>
              <table:table-cell office:value-type="float" office:value="0.0158921224630203">
                <text:p>0.0158921224630203</text:p>
              </table:table-cell>
              <table:table-cell office:value-type="float" office:value="0.000346080564117004">
                <text:p>0.000346080564117004</text:p>
              </table:table-cell>
              <table:table-cell office:value-type="float" office:value="0.000346080564117004">
                <text:p>0.0003460805641170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25">
                <text:p>15625</text:p>
              </table:table-cell>
              <table:table-cell office:value-type="float" office:value="0.0172007843137255">
                <text:p>0.0172007843137255</text:p>
              </table:table-cell>
              <table:table-cell office:value-type="float" office:value="0.000548841824960992">
                <text:p>0.000548841824960992</text:p>
              </table:table-cell>
              <table:table-cell office:value-type="float" office:value="0.000548841824960992">
                <text:p>0.000548841824960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00">
                <text:p>16900</text:p>
              </table:table-cell>
              <table:table-cell office:value-type="float" office:value="0.0185118403852769">
                <text:p>0.0185118403852769</text:p>
              </table:table-cell>
              <table:table-cell office:value-type="float" office:value="0.000420209490578534">
                <text:p>0.000420209490578534</text:p>
              </table:table-cell>
              <table:table-cell office:value-type="float" office:value="0.000420209490578534">
                <text:p>0.0004202094905785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25">
                <text:p>18225</text:p>
              </table:table-cell>
              <table:table-cell office:value-type="float" office:value="0.0199385552115583">
                <text:p>0.0199385552115583</text:p>
              </table:table-cell>
              <table:table-cell office:value-type="float" office:value="0.000253069679408502">
                <text:p>0.000253069679408502</text:p>
              </table:table-cell>
              <table:table-cell office:value-type="float" office:value="0.000253069679408502">
                <text:p>0.0002530696794085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600">
                <text:p>19600</text:p>
              </table:table-cell>
              <table:table-cell office:value-type="float" office:value="0.0213534227726178">
                <text:p>0.0213534227726178</text:p>
              </table:table-cell>
              <table:table-cell office:value-type="float" office:value="0.000644230422566017">
                <text:p>0.000644230422566017</text:p>
              </table:table-cell>
              <table:table-cell office:value-type="float" office:value="0.000644230422566017">
                <text:p>0.000644230422566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025">
                <text:p>21025</text:p>
              </table:table-cell>
              <table:table-cell office:value-type="float" office:value="0.022823123495012">
                <text:p>0.022823123495012</text:p>
              </table:table-cell>
              <table:table-cell office:value-type="float" office:value="0.000595347008694232">
                <text:p>0.000595347008694232</text:p>
              </table:table-cell>
              <table:table-cell office:value-type="float" office:value="0.000595347008694232">
                <text:p>0.000595347008694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00">
                <text:p>22500</text:p>
              </table:table-cell>
              <table:table-cell office:value-type="float" office:value="0.0243599312005504">
                <text:p>0.0243599312005504</text:p>
              </table:table-cell>
              <table:table-cell office:value-type="float" office:value="0.000441348901706568">
                <text:p>0.000441348901706568</text:p>
              </table:table-cell>
              <table:table-cell office:value-type="float" office:value="0.000441348901706568">
                <text:p>0.000441348901706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25">
                <text:p>24025</text:p>
              </table:table-cell>
              <table:table-cell office:value-type="float" office:value="0.0000117136136085433">
                <text:p>0.0000117136136085433</text:p>
              </table:table-cell>
              <table:table-cell office:value-type="float" office:value="0.000548841824960992">
                <text:p>0.000548841824960992</text:p>
              </table:table-cell>
              <table:table-cell office:value-type="float" office:value="0.000548841824960992">
                <text:p>0.00054884182496099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150x150KIM.H2:150x150KIM.H55" chart:error-lower-range="150x150KIM.H2:150x150KIM.H55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150x150KIM.H2:150x150KIM.H55" chart:error-lower-range="150x150KIM.H2:150x150KIM.H55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chart-properties chart:error-category="cell-rang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28cm" svg:height="10.399cm" xlink:href=".." xlink:type="simple" chart:class="chart:scatter" chart:style-name="ch1">
        <chart:title svg:x="8.689cm" svg:y="0.497cm" chart:style-name="ch2">
          <text:p>150x150</text:p>
        </chart:title>
        <chart:plot-area chart:style-name="ch3" table:cell-range-address="150x150KIM.A2:150x150KIM.B55" svg:x="1.387cm" svg:y="1.743cm" svg:width="16.689cm" svg:height="7.468cm">
          <chartooo:coordinate-region svg:x="2.114cm" svg:y="1.903cm" svg:width="15.563cm" svg:height="6.74cm"/>
          <chart:axis chart:dimension="x" chart:name="primary-x" chart:style-name="ch4">
            <chart:title svg:x="9.277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50x150KIM.B2:150x150KIM.B55" chart:class="chart:scatter">
            <chart:domain table:cell-range-address="150x150KIM.A2:150x150KIM.A55"/>
            <chart:regression-curve chart:style-name="ch10"/>
            <chart:error-indicator chart:style-name="ch11" chart:dimension="y"/>
            <chart:data-point chart:repeated="5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50x150KIM.A2:150x150KIM.A55</svg:desc>
                </draw:g>
              </table:table-cell>
              <table:table-cell office:value-type="float" office:value="61.42">
                <text:p>61.42</text:p>
                <draw:g>
                  <svg:desc>150x150KIM.B2:150x150KIM.B55</svg:desc>
                </draw:g>
              </table:table-cell>
              <table:table-cell office:value-type="float" office:value="0.144337567297406">
                <text:p>0.144337567297406</text:p>
                <draw:g>
                  <svg:desc>150x150KIM.H2:150x150KIM.H55</svg:desc>
                </draw:g>
              </table:table-cell>
              <table:table-cell office:value-type="float" office:value="0.144337567297406">
                <text:p>0.144337567297406</text:p>
                <draw:g>
                  <svg:desc>150x150KIM.H2:150x150KIM.H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61.17">
                <text:p>61.17</text:p>
              </table:table-cell>
              <table:table-cell office:value-type="float" office:value="0.144337567297406">
                <text:p>0.144337567297406</text:p>
              </table:table-cell>
              <table:table-cell office:value-type="float" office:value="0.144337567297406">
                <text:p>0.144337567297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1.42">
                <text:p>61.42</text:p>
              </table:table-cell>
              <table:table-cell office:value-type="float" office:value="0.144337567297406">
                <text:p>0.144337567297406</text:p>
              </table:table-cell>
              <table:table-cell office:value-type="float" office:value="0.144337567297406">
                <text:p>0.144337567297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81.83">
                <text:p>81.83</text:p>
              </table:table-cell>
              <table:table-cell office:value-type="float" office:value="0.245831920899895">
                <text:p>0.245831920899895</text:p>
              </table:table-cell>
              <table:table-cell office:value-type="float" office:value="0.245831920899895">
                <text:p>0.245831920899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81.62">
                <text:p>81.62</text:p>
              </table:table-cell>
              <table:table-cell office:value-type="float" office:value="0.245831920899895">
                <text:p>0.245831920899895</text:p>
              </table:table-cell>
              <table:table-cell office:value-type="float" office:value="0.245831920899895">
                <text:p>0.245831920899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81.34">
                <text:p>81.34</text:p>
              </table:table-cell>
              <table:table-cell office:value-type="float" office:value="0.245831920899895">
                <text:p>0.245831920899895</text:p>
              </table:table-cell>
              <table:table-cell office:value-type="float" office:value="0.245831920899895">
                <text:p>0.24583192089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01.57">
                <text:p>101.57</text:p>
              </table:table-cell>
              <table:table-cell office:value-type="float" office:value="1.37172640615151">
                <text:p>1.37172640615151</text:p>
              </table:table-cell>
              <table:table-cell office:value-type="float" office:value="1.37172640615151">
                <text:p>1.371726406151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03.24">
                <text:p>103.24</text:p>
              </table:table-cell>
              <table:table-cell office:value-type="float" office:value="1.37172640615151">
                <text:p>1.37172640615151</text:p>
              </table:table-cell>
              <table:table-cell office:value-type="float" office:value="1.37172640615151">
                <text:p>1.37172640615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04.29">
                <text:p>104.29</text:p>
              </table:table-cell>
              <table:table-cell office:value-type="float" office:value="1.37172640615151">
                <text:p>1.37172640615151</text:p>
              </table:table-cell>
              <table:table-cell office:value-type="float" office:value="1.37172640615151">
                <text:p>1.37172640615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24.56">
                <text:p>124.56</text:p>
              </table:table-cell>
              <table:table-cell office:value-type="float" office:value="1.2927619012538">
                <text:p>1.2927619012538</text:p>
              </table:table-cell>
              <table:table-cell office:value-type="float" office:value="1.2927619012538">
                <text:p>1.2927619012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24.85">
                <text:p>124.85</text:p>
              </table:table-cell>
              <table:table-cell office:value-type="float" office:value="1.2927619012538">
                <text:p>1.2927619012538</text:p>
              </table:table-cell>
              <table:table-cell office:value-type="float" office:value="1.2927619012538">
                <text:p>1.2927619012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26.93">
                <text:p>126.93</text:p>
              </table:table-cell>
              <table:table-cell office:value-type="float" office:value="1.2927619012538">
                <text:p>1.2927619012538</text:p>
              </table:table-cell>
              <table:table-cell office:value-type="float" office:value="1.2927619012538">
                <text:p>1.2927619012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45.12">
                <text:p>145.12</text:p>
              </table:table-cell>
              <table:table-cell office:value-type="float" office:value="0.561515805654653">
                <text:p>0.561515805654653</text:p>
              </table:table-cell>
              <table:table-cell office:value-type="float" office:value="0.561515805654653">
                <text:p>0.5615158056546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46.17">
                <text:p>146.17</text:p>
              </table:table-cell>
              <table:table-cell office:value-type="float" office:value="0.561515805654653">
                <text:p>0.561515805654653</text:p>
              </table:table-cell>
              <table:table-cell office:value-type="float" office:value="0.561515805654653">
                <text:p>0.5615158056546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45.99">
                <text:p>145.99</text:p>
              </table:table-cell>
              <table:table-cell office:value-type="float" office:value="0.561515805654653">
                <text:p>0.561515805654653</text:p>
              </table:table-cell>
              <table:table-cell office:value-type="float" office:value="0.561515805654653">
                <text:p>0.5615158056546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65.63">
                <text:p>165.63</text:p>
              </table:table-cell>
              <table:table-cell office:value-type="float" office:value="0.63540013639701">
                <text:p>0.63540013639701</text:p>
              </table:table-cell>
              <table:table-cell office:value-type="float" office:value="0.63540013639701">
                <text:p>0.635400136397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66.71">
                <text:p>166.71</text:p>
              </table:table-cell>
              <table:table-cell office:value-type="float" office:value="0.63540013639701">
                <text:p>0.63540013639701</text:p>
              </table:table-cell>
              <table:table-cell office:value-type="float" office:value="0.63540013639701">
                <text:p>0.63540013639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66.75">
                <text:p>166.75</text:p>
              </table:table-cell>
              <table:table-cell office:value-type="float" office:value="0.63540013639701">
                <text:p>0.63540013639701</text:p>
              </table:table-cell>
              <table:table-cell office:value-type="float" office:value="0.63540013639701">
                <text:p>0.635400136397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85.8">
                <text:p>185.8</text:p>
              </table:table-cell>
              <table:table-cell office:value-type="float" office:value="0.459238500128203">
                <text:p>0.459238500128203</text:p>
              </table:table-cell>
              <table:table-cell office:value-type="float" office:value="0.459238500128203">
                <text:p>0.459238500128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84.93">
                <text:p>184.93</text:p>
              </table:table-cell>
              <table:table-cell office:value-type="float" office:value="0.459238500128203">
                <text:p>0.459238500128203</text:p>
              </table:table-cell>
              <table:table-cell office:value-type="float" office:value="0.459238500128203">
                <text:p>0.4592385001282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85.62">
                <text:p>185.62</text:p>
              </table:table-cell>
              <table:table-cell office:value-type="float" office:value="0.459238500128203">
                <text:p>0.459238500128203</text:p>
              </table:table-cell>
              <table:table-cell office:value-type="float" office:value="0.459238500128203">
                <text:p>0.4592385001282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05.36">
                <text:p>205.36</text:p>
              </table:table-cell>
              <table:table-cell office:value-type="float" office:value="0.122202018532162">
                <text:p>0.122202018532162</text:p>
              </table:table-cell>
              <table:table-cell office:value-type="float" office:value="0.122202018532162">
                <text:p>0.1222020185321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05.2">
                <text:p>205.2</text:p>
              </table:table-cell>
              <table:table-cell office:value-type="float" office:value="0.122202018532162">
                <text:p>0.122202018532162</text:p>
              </table:table-cell>
              <table:table-cell office:value-type="float" office:value="0.122202018532162">
                <text:p>0.1222020185321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05.44">
                <text:p>205.44</text:p>
              </table:table-cell>
              <table:table-cell office:value-type="float" office:value="0.122202018532162">
                <text:p>0.122202018532162</text:p>
              </table:table-cell>
              <table:table-cell office:value-type="float" office:value="0.122202018532162">
                <text:p>0.122202018532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24.74">
                <text:p>224.74</text:p>
              </table:table-cell>
              <table:table-cell office:value-type="float" office:value="0.361155552820841">
                <text:p>0.361155552820841</text:p>
              </table:table-cell>
              <table:table-cell office:value-type="float" office:value="0.361155552820841">
                <text:p>0.3611555528208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24.77">
                <text:p>224.77</text:p>
              </table:table-cell>
              <table:table-cell office:value-type="float" office:value="0.361155552820841">
                <text:p>0.361155552820841</text:p>
              </table:table-cell>
              <table:table-cell office:value-type="float" office:value="0.361155552820841">
                <text:p>0.3611555528208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25.38">
                <text:p>225.38</text:p>
              </table:table-cell>
              <table:table-cell office:value-type="float" office:value="0.361155552820841">
                <text:p>0.361155552820841</text:p>
              </table:table-cell>
              <table:table-cell office:value-type="float" office:value="0.361155552820841">
                <text:p>0.3611555528208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247.02">
                <text:p>247.02</text:p>
              </table:table-cell>
              <table:table-cell office:value-type="float" office:value="1.19872154119852">
                <text:p>1.19872154119852</text:p>
              </table:table-cell>
              <table:table-cell office:value-type="float" office:value="1.19872154119852">
                <text:p>1.19872154119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244.64">
                <text:p>244.64</text:p>
              </table:table-cell>
              <table:table-cell office:value-type="float" office:value="1.19872154119852">
                <text:p>1.19872154119852</text:p>
              </table:table-cell>
              <table:table-cell office:value-type="float" office:value="1.19872154119852">
                <text:p>1.198721541198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246.08">
                <text:p>246.08</text:p>
              </table:table-cell>
              <table:table-cell office:value-type="float" office:value="1.19872154119852">
                <text:p>1.19872154119852</text:p>
              </table:table-cell>
              <table:table-cell office:value-type="float" office:value="1.19872154119852">
                <text:p>1.198721541198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63.98">
                <text:p>263.98</text:p>
              </table:table-cell>
              <table:table-cell office:value-type="float" office:value="1.6611542172036">
                <text:p>1.6611542172036</text:p>
              </table:table-cell>
              <table:table-cell office:value-type="float" office:value="1.6611542172036">
                <text:p>1.66115421720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67.12">
                <text:p>267.12</text:p>
              </table:table-cell>
              <table:table-cell office:value-type="float" office:value="1.6611542172036">
                <text:p>1.6611542172036</text:p>
              </table:table-cell>
              <table:table-cell office:value-type="float" office:value="1.6611542172036">
                <text:p>1.66115421720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64.61">
                <text:p>264.61</text:p>
              </table:table-cell>
              <table:table-cell office:value-type="float" office:value="1.6611542172036">
                <text:p>1.6611542172036</text:p>
              </table:table-cell>
              <table:table-cell office:value-type="float" office:value="1.6611542172036">
                <text:p>1.66115421720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278.51">
                <text:p>278.51</text:p>
              </table:table-cell>
              <table:table-cell office:value-type="float" office:value="0.207926268983336">
                <text:p>0.207926268983336</text:p>
              </table:table-cell>
              <table:table-cell office:value-type="float" office:value="0.207926268983336">
                <text:p>0.2079262689833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278.9">
                <text:p>278.9</text:p>
              </table:table-cell>
              <table:table-cell office:value-type="float" office:value="0.207926268983336">
                <text:p>0.207926268983336</text:p>
              </table:table-cell>
              <table:table-cell office:value-type="float" office:value="0.207926268983336">
                <text:p>0.2079262689833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278.83">
                <text:p>278.83</text:p>
              </table:table-cell>
              <table:table-cell office:value-type="float" office:value="0.207926268983336">
                <text:p>0.207926268983336</text:p>
              </table:table-cell>
              <table:table-cell office:value-type="float" office:value="0.207926268983336">
                <text:p>0.2079262689833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296.79">
                <text:p>296.79</text:p>
              </table:table-cell>
              <table:table-cell office:value-type="float" office:value="0.379868398264439">
                <text:p>0.379868398264439</text:p>
              </table:table-cell>
              <table:table-cell office:value-type="float" office:value="0.379868398264439">
                <text:p>0.3798683982644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297.51">
                <text:p>297.51</text:p>
              </table:table-cell>
              <table:table-cell office:value-type="float" office:value="0.379868398264439">
                <text:p>0.379868398264439</text:p>
              </table:table-cell>
              <table:table-cell office:value-type="float" office:value="0.379868398264439">
                <text:p>0.3798683982644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297.36">
                <text:p>297.36</text:p>
              </table:table-cell>
              <table:table-cell office:value-type="float" office:value="0.379868398264439">
                <text:p>0.379868398264439</text:p>
              </table:table-cell>
              <table:table-cell office:value-type="float" office:value="0.379868398264439">
                <text:p>0.3798683982644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316.23">
                <text:p>316.23</text:p>
              </table:table-cell>
              <table:table-cell office:value-type="float" office:value="0.525959440768306">
                <text:p>0.525959440768306</text:p>
              </table:table-cell>
              <table:table-cell office:value-type="float" office:value="0.525959440768306">
                <text:p>0.525959440768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317.28">
                <text:p>317.28</text:p>
              </table:table-cell>
              <table:table-cell office:value-type="float" office:value="0.525959440768306">
                <text:p>0.525959440768306</text:p>
              </table:table-cell>
              <table:table-cell office:value-type="float" office:value="0.525959440768306">
                <text:p>0.525959440768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316.81">
                <text:p>316.81</text:p>
              </table:table-cell>
              <table:table-cell office:value-type="float" office:value="0.525959440768306">
                <text:p>0.525959440768306</text:p>
              </table:table-cell>
              <table:table-cell office:value-type="float" office:value="0.525959440768306">
                <text:p>0.525959440768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337.04">
                <text:p>337.04</text:p>
              </table:table-cell>
              <table:table-cell office:value-type="float" office:value="1.46324980779086">
                <text:p>1.46324980779086</text:p>
              </table:table-cell>
              <table:table-cell office:value-type="float" office:value="1.46324980779086">
                <text:p>1.463249807790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338.93">
                <text:p>338.93</text:p>
              </table:table-cell>
              <table:table-cell office:value-type="float" office:value="1.46324980779086">
                <text:p>1.46324980779086</text:p>
              </table:table-cell>
              <table:table-cell office:value-type="float" office:value="1.46324980779086">
                <text:p>1.463249807790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336.05">
                <text:p>336.05</text:p>
              </table:table-cell>
              <table:table-cell office:value-type="float" office:value="1.46324980779086">
                <text:p>1.46324980779086</text:p>
              </table:table-cell>
              <table:table-cell office:value-type="float" office:value="1.46324980779086">
                <text:p>1.463249807790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355.02">
                <text:p>355.02</text:p>
              </table:table-cell>
              <table:table-cell office:value-type="float" office:value="0.120968315410813">
                <text:p>0.120968315410813</text:p>
              </table:table-cell>
              <table:table-cell office:value-type="float" office:value="0.120968315410813">
                <text:p>0.1209683154108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354.97">
                <text:p>354.97</text:p>
              </table:table-cell>
              <table:table-cell office:value-type="float" office:value="0.120968315410813">
                <text:p>0.120968315410813</text:p>
              </table:table-cell>
              <table:table-cell office:value-type="float" office:value="0.120968315410813">
                <text:p>0.1209683154108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355.2">
                <text:p>355.2</text:p>
              </table:table-cell>
              <table:table-cell office:value-type="float" office:value="0.120968315410813">
                <text:p>0.120968315410813</text:p>
              </table:table-cell>
              <table:table-cell office:value-type="float" office:value="0.120968315410813">
                <text:p>0.1209683154108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376.83">
                <text:p>376.83</text:p>
              </table:table-cell>
              <table:table-cell office:value-type="float" office:value="1.39824890488067">
                <text:p>1.39824890488067</text:p>
              </table:table-cell>
              <table:table-cell office:value-type="float" office:value="1.39824890488067">
                <text:p>1.398248904880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375.06">
                <text:p>375.06</text:p>
              </table:table-cell>
              <table:table-cell office:value-type="float" office:value="1.39824890488067">
                <text:p>1.39824890488067</text:p>
              </table:table-cell>
              <table:table-cell office:value-type="float" office:value="1.39824890488067">
                <text:p>1.398248904880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374.07">
                <text:p>374.07</text:p>
              </table:table-cell>
              <table:table-cell office:value-type="float" office:value="1.39824890488067">
                <text:p>1.39824890488067</text:p>
              </table:table-cell>
              <table:table-cell office:value-type="float" office:value="1.39824890488067">
                <text:p>1.398248904880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393.07">
                <text:p>393.07</text:p>
              </table:table-cell>
              <table:table-cell office:value-type="float" office:value="0.903161115194854">
                <text:p>0.903161115194854</text:p>
              </table:table-cell>
              <table:table-cell office:value-type="float" office:value="0.903161115194854">
                <text:p>0.9031611151948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393.52">
                <text:p>393.52</text:p>
              </table:table-cell>
              <table:table-cell office:value-type="float" office:value="0.903161115194854">
                <text:p>0.903161115194854</text:p>
              </table:table-cell>
              <table:table-cell office:value-type="float" office:value="0.903161115194854">
                <text:p>0.9031611151948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394.81">
                <text:p>394.81</text:p>
              </table:table-cell>
              <table:table-cell office:value-type="float" office:value="0.903161115194854">
                <text:p>0.903161115194854</text:p>
              </table:table-cell>
              <table:table-cell office:value-type="float" office:value="0.903161115194854">
                <text:p>0.90316111519485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svg:stroke-color="#004586"/>
    </style:style>
    <style:style style:name="ch12" style:family="chart" style:data-style-name="N0">
      <style:chart-properties chart:symbol-type="named-symbol" chart:symbol-name="diamond" chart:symbol-width="0.1cm" chart:symbol-height="0.1cm" chart:regression-type="linear">
        <chart:symbol-image xlink:href="Pictures/2000000D000000DD000000DD07B12F7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93cm" svg:height="10.533cm" xlink:href=".." xlink:type="simple" chart:class="chart:scatter" chart:style-name="ch1">
        <chart:title svg:x="7.31cm" svg:y="0.509cm" chart:style-name="ch2">
          <text:p>Comparison of code timings for a 150x150 lattice</text:p>
        </chart:title>
        <chart:legend chart:legend-position="end" svg:x="16.266cm" svg:y="4.097cm" chart:style-name="ch3"/>
        <chart:plot-area chart:style-name="ch4" table:cell-range-address="150x150KIM.A2:150x150KIM.B55 150x150KIM.P1:150x150KIM.P2 150x150.B2:150x150.B55" chart:data-source-has-labels="row" svg:x="1.476cm" svg:y="1.755cm" svg:width="13.86cm" svg:height="7.587cm">
          <chartooo:coordinate-region svg:x="2.203cm" svg:y="1.915cm" svg:width="12.734cm" svg:height="6.859cm"/>
          <chart:axis chart:dimension="x" chart:name="primary-x" chart:style-name="ch5">
            <chart:title svg:x="6.232cm" svg:y="9.552cm" chart:style-name="ch6">
              <text:p>Number of monte carlo steps</text:p>
            </chart:title>
            <chart:grid chart:style-name="ch7" chart:class="major"/>
          </chart:axis>
          <chart:axis chart:dimension="y" chart:name="primary-y" chart:style-name="ch8">
            <chart:title svg:x="0.451cm" svg:y="7.444cm" chart:style-name="ch9">
              <text:p>Execution time (seconds)</text:p>
            </chart:title>
            <chart:grid chart:style-name="ch7" chart:class="major"/>
          </chart:axis>
          <chart:series chart:style-name="ch10" chart:values-cell-range-address="150x150KIM.B2:150x150KIM.B55" chart:label-cell-address="150x150KIM.P1:150x150KIM.P1" chart:class="chart:scatter">
            <chart:domain table:cell-range-address="150x150KIM.A2:150x150KIM.A55"/>
            <chart:regression-curve chart:style-name="ch11"/>
            <chart:data-point chart:repeated="54"/>
          </chart:series>
          <chart:series chart:style-name="ch12" chart:values-cell-range-address="150x150.B2:150x150.B55" chart:label-cell-address="150x150KIM.P2:150x150KIM.P2" chart:class="chart:scatter">
            <chart:domain table:cell-range-address="150x150.A2:150x150.A55"/>
            <chart:regression-curve chart:style-name="ch13"/>
            <chart:data-point chart:repeated="5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mmet and young code timing</text:p>
                <draw:g>
                  <svg:desc>150x150KIM.P1:150x150KIM.P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ew code timing</text:p>
                <draw:g>
                  <svg:desc>150x150KIM.P2:150x150KIM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50x150KIM.A2:150x150KIM.A55</svg:desc>
                </draw:g>
              </table:table-cell>
              <table:table-cell office:value-type="float" office:value="61.42">
                <text:p>61.42</text:p>
                <draw:g>
                  <svg:desc>150x150KIM.B2:150x150KIM.B55</svg:desc>
                </draw:g>
              </table:table-cell>
              <table:table-cell office:value-type="float" office:value="1500">
                <text:p>1500</text:p>
                <draw:g>
                  <svg:desc>150x150.A2:150x150.A55</svg:desc>
                </draw:g>
              </table:table-cell>
              <table:table-cell office:value-type="float" office:value="34.85">
                <text:p>34.85</text:p>
                <draw:g>
                  <svg:desc>150x150.B2:150x15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61.17">
                <text:p>61.17</text:p>
              </table:table-cell>
              <table:table-cell office:value-type="float" office:value="1500">
                <text:p>1500</text:p>
              </table:table-cell>
              <table:table-cell office:value-type="float" office:value="34.84">
                <text:p>34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1.42">
                <text:p>61.42</text:p>
              </table:table-cell>
              <table:table-cell office:value-type="float" office:value="1500">
                <text:p>1500</text:p>
              </table:table-cell>
              <table:table-cell office:value-type="float" office:value="34.85">
                <text:p>34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81.83">
                <text:p>81.83</text:p>
              </table:table-cell>
              <table:table-cell office:value-type="float" office:value="2000">
                <text:p>2000</text:p>
              </table:table-cell>
              <table:table-cell office:value-type="float" office:value="46.86">
                <text:p>46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81.62">
                <text:p>81.62</text:p>
              </table:table-cell>
              <table:table-cell office:value-type="float" office:value="2000">
                <text:p>2000</text:p>
              </table:table-cell>
              <table:table-cell office:value-type="float" office:value="46.47">
                <text:p>46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81.34">
                <text:p>81.34</text:p>
              </table:table-cell>
              <table:table-cell office:value-type="float" office:value="2000">
                <text:p>2000</text:p>
              </table:table-cell>
              <table:table-cell office:value-type="float" office:value="46.34">
                <text:p>46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01.57">
                <text:p>101.57</text:p>
              </table:table-cell>
              <table:table-cell office:value-type="float" office:value="2500">
                <text:p>2500</text:p>
              </table:table-cell>
              <table:table-cell office:value-type="float" office:value="57.68">
                <text:p>57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03.24">
                <text:p>103.24</text:p>
              </table:table-cell>
              <table:table-cell office:value-type="float" office:value="2500">
                <text:p>2500</text:p>
              </table:table-cell>
              <table:table-cell office:value-type="float" office:value="57.69">
                <text:p>57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04.29">
                <text:p>104.29</text:p>
              </table:table-cell>
              <table:table-cell office:value-type="float" office:value="2500">
                <text:p>2500</text:p>
              </table:table-cell>
              <table:table-cell office:value-type="float" office:value="57.94">
                <text:p>57.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24.56">
                <text:p>124.56</text:p>
              </table:table-cell>
              <table:table-cell office:value-type="float" office:value="3000">
                <text:p>3000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24.85">
                <text:p>124.85</text:p>
              </table:table-cell>
              <table:table-cell office:value-type="float" office:value="3000">
                <text:p>3000</text:p>
              </table:table-cell>
              <table:table-cell office:value-type="float" office:value="69.26">
                <text:p>69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26.93">
                <text:p>126.93</text:p>
              </table:table-cell>
              <table:table-cell office:value-type="float" office:value="3000">
                <text:p>3000</text:p>
              </table:table-cell>
              <table:table-cell office:value-type="float" office:value="69.34">
                <text:p>69.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45.12">
                <text:p>145.12</text:p>
              </table:table-cell>
              <table:table-cell office:value-type="float" office:value="3500">
                <text:p>3500</text:p>
              </table:table-cell>
              <table:table-cell office:value-type="float" office:value="80.51">
                <text:p>80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46.17">
                <text:p>146.17</text:p>
              </table:table-cell>
              <table:table-cell office:value-type="float" office:value="3500">
                <text:p>3500</text:p>
              </table:table-cell>
              <table:table-cell office:value-type="float" office:value="80.43">
                <text:p>80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45.99">
                <text:p>145.99</text:p>
              </table:table-cell>
              <table:table-cell office:value-type="float" office:value="3500">
                <text:p>3500</text:p>
              </table:table-cell>
              <table:table-cell office:value-type="float" office:value="80.52">
                <text:p>80.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65.63">
                <text:p>165.63</text:p>
              </table:table-cell>
              <table:table-cell office:value-type="float" office:value="4000">
                <text:p>4000</text:p>
              </table:table-cell>
              <table:table-cell office:value-type="float" office:value="91.86">
                <text:p>91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66.71">
                <text:p>166.71</text:p>
              </table:table-cell>
              <table:table-cell office:value-type="float" office:value="4000">
                <text:p>4000</text:p>
              </table:table-cell>
              <table:table-cell office:value-type="float" office:value="92.32">
                <text:p>92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66.75">
                <text:p>166.75</text:p>
              </table:table-cell>
              <table:table-cell office:value-type="float" office:value="4000">
                <text:p>4000</text:p>
              </table:table-cell>
              <table:table-cell office:value-type="float" office:value="92.01">
                <text:p>92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85.8">
                <text:p>185.8</text:p>
              </table:table-cell>
              <table:table-cell office:value-type="float" office:value="4500">
                <text:p>4500</text:p>
              </table:table-cell>
              <table:table-cell office:value-type="float" office:value="103.39">
                <text:p>103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84.93">
                <text:p>184.93</text:p>
              </table:table-cell>
              <table:table-cell office:value-type="float" office:value="4500">
                <text:p>4500</text:p>
              </table:table-cell>
              <table:table-cell office:value-type="float" office:value="103.36">
                <text:p>103.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85.62">
                <text:p>185.62</text:p>
              </table:table-cell>
              <table:table-cell office:value-type="float" office:value="4500">
                <text:p>4500</text:p>
              </table:table-cell>
              <table:table-cell office:value-type="float" office:value="103.3">
                <text:p>103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05.36">
                <text:p>205.36</text:p>
              </table:table-cell>
              <table:table-cell office:value-type="float" office:value="5000">
                <text:p>5000</text:p>
              </table:table-cell>
              <table:table-cell office:value-type="float" office:value="114.66">
                <text:p>114.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05.2">
                <text:p>205.2</text:p>
              </table:table-cell>
              <table:table-cell office:value-type="float" office:value="5000">
                <text:p>5000</text:p>
              </table:table-cell>
              <table:table-cell office:value-type="float" office:value="114.76">
                <text:p>114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05.44">
                <text:p>205.44</text:p>
              </table:table-cell>
              <table:table-cell office:value-type="float" office:value="5000">
                <text:p>5000</text:p>
              </table:table-cell>
              <table:table-cell office:value-type="float" office:value="114.62">
                <text:p>114.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24.74">
                <text:p>224.74</text:p>
              </table:table-cell>
              <table:table-cell office:value-type="float" office:value="5500">
                <text:p>5500</text:p>
              </table:table-cell>
              <table:table-cell office:value-type="float" office:value="126.23">
                <text:p>126.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24.77">
                <text:p>224.77</text:p>
              </table:table-cell>
              <table:table-cell office:value-type="float" office:value="5500">
                <text:p>5500</text:p>
              </table:table-cell>
              <table:table-cell office:value-type="float" office:value="126.13">
                <text:p>126.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25.38">
                <text:p>225.38</text:p>
              </table:table-cell>
              <table:table-cell office:value-type="float" office:value="5500">
                <text:p>5500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247.02">
                <text:p>247.02</text:p>
              </table:table-cell>
              <table:table-cell office:value-type="float" office:value="6000">
                <text:p>6000</text:p>
              </table:table-cell>
              <table:table-cell office:value-type="float" office:value="137.58">
                <text:p>137.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244.64">
                <text:p>244.64</text:p>
              </table:table-cell>
              <table:table-cell office:value-type="float" office:value="6000">
                <text:p>6000</text:p>
              </table:table-cell>
              <table:table-cell office:value-type="float" office:value="137.43">
                <text:p>137.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246.08">
                <text:p>246.08</text:p>
              </table:table-cell>
              <table:table-cell office:value-type="float" office:value="6000">
                <text:p>6000</text:p>
              </table:table-cell>
              <table:table-cell office:value-type="float" office:value="137.69">
                <text:p>137.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63.98">
                <text:p>263.98</text:p>
              </table:table-cell>
              <table:table-cell office:value-type="float" office:value="6500">
                <text:p>6500</text:p>
              </table:table-cell>
              <table:table-cell office:value-type="float" office:value="148.93">
                <text:p>148.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67.12">
                <text:p>267.12</text:p>
              </table:table-cell>
              <table:table-cell office:value-type="float" office:value="6500">
                <text:p>6500</text:p>
              </table:table-cell>
              <table:table-cell office:value-type="float" office:value="149.02">
                <text:p>149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64.61">
                <text:p>264.61</text:p>
              </table:table-cell>
              <table:table-cell office:value-type="float" office:value="6500">
                <text:p>6500</text:p>
              </table:table-cell>
              <table:table-cell office:value-type="float" office:value="148.92">
                <text:p>148.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278.51">
                <text:p>278.51</text:p>
              </table:table-cell>
              <table:table-cell office:value-type="float" office:value="7000">
                <text:p>7000</text:p>
              </table:table-cell>
              <table:table-cell office:value-type="float" office:value="160.41">
                <text:p>160.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278.9">
                <text:p>278.9</text:p>
              </table:table-cell>
              <table:table-cell office:value-type="float" office:value="7000">
                <text:p>7000</text:p>
              </table:table-cell>
              <table:table-cell office:value-type="float" office:value="160.52">
                <text:p>160.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278.83">
                <text:p>278.83</text:p>
              </table:table-cell>
              <table:table-cell office:value-type="float" office:value="7000">
                <text:p>7000</text:p>
              </table:table-cell>
              <table:table-cell office:value-type="float" office:value="160.43">
                <text:p>160.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296.79">
                <text:p>296.79</text:p>
              </table:table-cell>
              <table:table-cell office:value-type="float" office:value="7500">
                <text:p>7500</text:p>
              </table:table-cell>
              <table:table-cell office:value-type="float" office:value="171.9">
                <text:p>171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297.51">
                <text:p>297.51</text:p>
              </table:table-cell>
              <table:table-cell office:value-type="float" office:value="7500">
                <text:p>7500</text:p>
              </table:table-cell>
              <table:table-cell office:value-type="float" office:value="172.01">
                <text:p>172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297.36">
                <text:p>297.36</text:p>
              </table:table-cell>
              <table:table-cell office:value-type="float" office:value="7500">
                <text:p>7500</text:p>
              </table:table-cell>
              <table:table-cell office:value-type="float" office:value="171.83">
                <text:p>171.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316.23">
                <text:p>316.23</text:p>
              </table:table-cell>
              <table:table-cell office:value-type="float" office:value="8000">
                <text:p>8000</text:p>
              </table:table-cell>
              <table:table-cell office:value-type="float" office:value="183.31">
                <text:p>183.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317.28">
                <text:p>317.28</text:p>
              </table:table-cell>
              <table:table-cell office:value-type="float" office:value="8000">
                <text:p>8000</text:p>
              </table:table-cell>
              <table:table-cell office:value-type="float" office:value="183.11">
                <text:p>183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316.81">
                <text:p>316.81</text:p>
              </table:table-cell>
              <table:table-cell office:value-type="float" office:value="8000">
                <text:p>8000</text:p>
              </table:table-cell>
              <table:table-cell office:value-type="float" office:value="183.55">
                <text:p>183.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337.04">
                <text:p>337.04</text:p>
              </table:table-cell>
              <table:table-cell office:value-type="float" office:value="8500">
                <text:p>8500</text:p>
              </table:table-cell>
              <table:table-cell office:value-type="float" office:value="194.73">
                <text:p>194.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338.93">
                <text:p>338.93</text:p>
              </table:table-cell>
              <table:table-cell office:value-type="float" office:value="8500">
                <text:p>8500</text:p>
              </table:table-cell>
              <table:table-cell office:value-type="float" office:value="194.53">
                <text:p>194.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336.05">
                <text:p>336.05</text:p>
              </table:table-cell>
              <table:table-cell office:value-type="float" office:value="8500">
                <text:p>8500</text:p>
              </table:table-cell>
              <table:table-cell office:value-type="float" office:value="194.59">
                <text:p>194.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355.02">
                <text:p>355.02</text:p>
              </table:table-cell>
              <table:table-cell office:value-type="float" office:value="9000">
                <text:p>9000</text:p>
              </table:table-cell>
              <table:table-cell office:value-type="float" office:value="206.72">
                <text:p>206.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354.97">
                <text:p>354.97</text:p>
              </table:table-cell>
              <table:table-cell office:value-type="float" office:value="9000">
                <text:p>9000</text:p>
              </table:table-cell>
              <table:table-cell office:value-type="float" office:value="206.13">
                <text:p>206.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355.2">
                <text:p>355.2</text:p>
              </table:table-cell>
              <table:table-cell office:value-type="float" office:value="9000">
                <text:p>9000</text:p>
              </table:table-cell>
              <table:table-cell office:value-type="float" office:value="206.21">
                <text:p>206.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376.83">
                <text:p>376.83</text:p>
              </table:table-cell>
              <table:table-cell office:value-type="float" office:value="9500">
                <text:p>9500</text:p>
              </table:table-cell>
              <table:table-cell office:value-type="float" office:value="217.69">
                <text:p>217.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375.06">
                <text:p>375.06</text:p>
              </table:table-cell>
              <table:table-cell office:value-type="float" office:value="9500">
                <text:p>9500</text:p>
              </table:table-cell>
              <table:table-cell office:value-type="float" office:value="217.53">
                <text:p>217.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374.07">
                <text:p>374.07</text:p>
              </table:table-cell>
              <table:table-cell office:value-type="float" office:value="9500">
                <text:p>9500</text:p>
              </table:table-cell>
              <table:table-cell office:value-type="float" office:value="217.34">
                <text:p>217.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393.07">
                <text:p>393.07</text:p>
              </table:table-cell>
              <table:table-cell office:value-type="float" office:value="10000">
                <text:p>10000</text:p>
              </table:table-cell>
              <table:table-cell office:value-type="float" office:value="228.75">
                <text:p>228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393.52">
                <text:p>393.52</text:p>
              </table:table-cell>
              <table:table-cell office:value-type="float" office:value="10000">
                <text:p>10000</text:p>
              </table:table-cell>
              <table:table-cell office:value-type="float" office:value="228.94">
                <text:p>228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394.81">
                <text:p>394.81</text:p>
              </table:table-cell>
              <table:table-cell office:value-type="float" office:value="10000">
                <text:p>10000</text:p>
              </table:table-cell>
              <table:table-cell office:value-type="float" office:value="228.95">
                <text:p>228.95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25x25</text:p>
        </chart:title>
        <chart:plot-area chart:style-name="ch3" table:cell-range-address="25x25.A2:25x25.B55" svg:x="1.387cm" svg:y="1.743cm" svg:width="16.683cm" svg:height="7.468cm">
          <chartooo:coordinate-region svg:x="1.797cm" svg:y="1.903cm" svg:width="15.874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25x25.B2:25x25.B55" chart:class="chart:scatter">
            <chart:domain table:cell-range-address="25x25.A2:25x2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25x25.A2:25x25.A55</svg:desc>
                </draw:g>
              </table:table-cell>
              <table:table-cell office:value-type="float" office:value="1">
                <text:p>1</text:p>
                <draw:g>
                  <svg:desc>25x25.B2:25x2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30x30</text:p>
        </chart:title>
        <chart:plot-area chart:style-name="ch3" table:cell-range-address="30x30.A2:30x30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30x30.B2:30x30.B55" chart:class="chart:scatter">
            <chart:domain table:cell-range-address="30x30.A2:30x3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30x30.A2:30x30.A55</svg:desc>
                </draw:g>
              </table:table-cell>
              <table:table-cell office:value-type="float" office:value="1.43">
                <text:p>1.43</text:p>
                <draw:g>
                  <svg:desc>30x30.B2:30x3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35x35</text:p>
        </chart:title>
        <chart:plot-area chart:style-name="ch3" table:cell-range-address="35x35.A2:35x35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35x35.B2:35x35.B55" chart:class="chart:scatter">
            <chart:domain table:cell-range-address="35x35.A2:35x3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35x35.A2:35x35.A55</svg:desc>
                </draw:g>
              </table:table-cell>
              <table:table-cell office:value-type="float" office:value="1.94">
                <text:p>1.94</text:p>
                <draw:g>
                  <svg:desc>35x35.B2:35x3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2.74">
                <text:p>12.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40x40</text:p>
        </chart:title>
        <chart:plot-area chart:style-name="ch3" table:cell-range-address="40x40.A2:40x40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40x40.B2:40x40.B55" chart:class="chart:scatter">
            <chart:domain table:cell-range-address="40x40.A2:40x4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40x40.A2:40x40.A55</svg:desc>
                </draw:g>
              </table:table-cell>
              <table:table-cell office:value-type="float" office:value="2.52">
                <text:p>2.52</text:p>
                <draw:g>
                  <svg:desc>40x40.B2:40x4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2.44">
                <text:p>12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3.34">
                <text:p>13.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4.19">
                <text:p>14.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4.23">
                <text:p>14.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6.57">
                <text:p>16.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6.59">
                <text:p>16.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45x45</text:p>
        </chart:title>
        <chart:plot-area chart:style-name="ch3" table:cell-range-address="45x45.A2:45x45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45x45.B2:45x45.B55" chart:class="chart:scatter">
            <chart:domain table:cell-range-address="45x45.A2:45x4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45x45.A2:45x45.A55</svg:desc>
                </draw:g>
              </table:table-cell>
              <table:table-cell office:value-type="float" office:value="3.19">
                <text:p>3.19</text:p>
                <draw:g>
                  <svg:desc>45x45.B2:45x4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9.46">
                <text:p>9.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6.89">
                <text:p>16.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8.85">
                <text:p>18.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9.88">
                <text:p>19.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0.94">
                <text:p>20.9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50x50</text:p>
        </chart:title>
        <chart:plot-area chart:style-name="ch3" table:cell-range-address="50x50.A2:50x50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50x50.B2:50x50.B55" chart:class="chart:scatter">
            <chart:domain table:cell-range-address="50x50.A2:50x5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50x50.A2:50x50.A55</svg:desc>
                </draw:g>
              </table:table-cell>
              <table:table-cell office:value-type="float" office:value="3.92">
                <text:p>3.92</text:p>
                <draw:g>
                  <svg:desc>50x50.B2:50x5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9.07">
                <text:p>9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6.79">
                <text:p>16.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20.66">
                <text:p>20.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21.97">
                <text:p>21.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21.93">
                <text:p>21.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21.92">
                <text:p>21.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4.51">
                <text:p>24.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4.51">
                <text:p>24.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5.83">
                <text:p>25.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5.79">
                <text:p>25.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